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17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avings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2" table:number-columns-repeated="7" table:default-cell-style-name="ce1"/>
        <table:table-row table:style-name="ro1" table:number-rows-repeated="2">
          <table:table-cell/>
          <table:table-cell table:style-name="Default" table:number-columns-repeated="9"/>
        </table:table-row>
        <table:table-row table:style-name="ro2">
          <table:table-cell table:number-columns-repeated="2"/>
          <table:table-cell table:style-name="ce1"/>
          <table:table-cell/>
          <table:table-cell table:style-name="ce4" office:value-type="string">
            <text:p>Savings Accoun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/>
          <table:table-cell table:style-name="ce5" office:value-type="currency" office:currency="USD" office:value="24">
            <text:p>$24.00</text:p>
          </table:table-cell>
          <table:table-cell office:value-type="string">
            <text:p><text:s/>= Initial Balance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string">
            <text:p>Percentag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ars</text:p>
          </table:table-cell>
          <table:table-cell table:style-name="ce1" office:value-type="string">
            <text:p>Date</text:p>
          </table:table-cell>
          <table:table-cell table:style-name="ce3" office:value-type="percentage" office:value="0.03">
            <text:p>3.00%</text:p>
          </table:table-cell>
          <table:table-cell table:style-name="ce3" office:value-type="percentage" office:value="0.05">
            <text:p>5.00%</text:p>
          </table:table-cell>
          <table:table-cell table:style-name="ce3" office:value-type="percentage" office:value="0.07">
            <text:p>7.00%</text:p>
          </table:table-cell>
          <table:table-cell table:style-name="ce3" office:value-type="percentage" office:value="0.09">
            <text:p>9.00%</text:p>
          </table:table-cell>
          <table:table-cell table:style-name="ce3" office:value-type="percentage" office:value="0.11">
            <text:p>11.00%</text:p>
          </table:table-cell>
          <table:table-cell table:style-name="ce3" office:value-type="percentage" office:value="0.13">
            <text:p>13.00%</text:p>
          </table:table-cell>
          <table:table-cell table:style-name="ce3" office:value-type="percentage" office:value="0.15">
            <text:p>15.00%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date" office:date-value="1626-01-01">
            <text:p>01/01/1626</text:p>
          </table:table-cell>
          <table:table-cell table:formula="of:=[.$E5]" office:value-type="currency" office:currency="USD" office:value="24">
            <text:p>$24.00</text:p>
          </table:table-cell>
          <table:table-cell table:formula="of:=[.$E5]" office:value-type="currency" office:currency="USD" office:value="24">
            <text:p>$24.00</text:p>
          </table:table-cell>
          <table:table-cell table:formula="of:=[.$E5]" office:value-type="currency" office:currency="USD" office:value="24">
            <text:p>$24.00</text:p>
          </table:table-cell>
          <table:table-cell table:formula="of:=[.$E5]" office:value-type="currency" office:currency="USD" office:value="24">
            <text:p>$24.00</text:p>
          </table:table-cell>
          <table:table-cell table:formula="of:=[.$E5]" office:value-type="currency" office:currency="USD" office:value="24">
            <text:p>$24.00</text:p>
          </table:table-cell>
          <table:table-cell table:formula="of:=[.$E5]" office:value-type="currency" office:currency="USD" office:value="24">
            <text:p>$24.00</text:p>
          </table:table-cell>
          <table:table-cell table:formula="of:=[.$E5]" office:value-type="currency" office:currency="USD" office:value="24">
            <text:p>$24.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date" office:date-value="1627-01-01">
            <text:p>01/01/1627</text:p>
          </table:table-cell>
          <table:table-cell table:formula="of:=[.D10]*(1+[.D$9])" office:value-type="currency" office:currency="USD" office:value="24.72">
            <text:p>$24.72</text:p>
          </table:table-cell>
          <table:table-cell table:formula="of:=[.E10]*(1+[.E$9])" office:value-type="currency" office:currency="USD" office:value="25.2">
            <text:p>$25.20</text:p>
          </table:table-cell>
          <table:table-cell table:formula="of:=[.F10]*(1+[.F$9])" office:value-type="currency" office:currency="USD" office:value="25.68">
            <text:p>$25.68</text:p>
          </table:table-cell>
          <table:table-cell table:formula="of:=[.G10]*(1+[.G$9])" office:value-type="currency" office:currency="USD" office:value="26.16">
            <text:p>$26.16</text:p>
          </table:table-cell>
          <table:table-cell table:formula="of:=[.H10]*(1+[.H$9])" office:value-type="currency" office:currency="USD" office:value="26.64">
            <text:p>$26.64</text:p>
          </table:table-cell>
          <table:table-cell table:formula="of:=[.I10]*(1+[.I$9])" office:value-type="currency" office:currency="USD" office:value="27.12">
            <text:p>$27.12</text:p>
          </table:table-cell>
          <table:table-cell table:formula="of:=[.J10]*(1+[.J$9])" office:value-type="currency" office:currency="USD" office:value="27.6">
            <text:p>$27.6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date" office:date-value="1628-01-01">
            <text:p>01/01/1628</text:p>
          </table:table-cell>
          <table:table-cell table:formula="of:=[.D11]*(1+[.D$9])" office:value-type="currency" office:currency="USD" office:value="25.4616">
            <text:p>$25.46</text:p>
          </table:table-cell>
          <table:table-cell table:formula="of:=[.E11]*(1+[.E$9])" office:value-type="currency" office:currency="USD" office:value="26.46">
            <text:p>$26.46</text:p>
          </table:table-cell>
          <table:table-cell table:formula="of:=[.F11]*(1+[.F$9])" office:value-type="currency" office:currency="USD" office:value="27.4776">
            <text:p>$27.48</text:p>
          </table:table-cell>
          <table:table-cell table:formula="of:=[.G11]*(1+[.G$9])" office:value-type="currency" office:currency="USD" office:value="28.5144">
            <text:p>$28.51</text:p>
          </table:table-cell>
          <table:table-cell table:formula="of:=[.H11]*(1+[.H$9])" office:value-type="currency" office:currency="USD" office:value="29.5704">
            <text:p>$29.57</text:p>
          </table:table-cell>
          <table:table-cell table:formula="of:=[.I11]*(1+[.I$9])" office:value-type="currency" office:currency="USD" office:value="30.6456">
            <text:p>$30.65</text:p>
          </table:table-cell>
          <table:table-cell table:formula="of:=[.J11]*(1+[.J$9])" office:value-type="currency" office:currency="USD" office:value="31.74">
            <text:p>$31.74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date" office:date-value="1629-01-01">
            <text:p>01/01/1629</text:p>
          </table:table-cell>
          <table:table-cell table:formula="of:=[.D12]*(1+[.D$9])" office:value-type="currency" office:currency="USD" office:value="26.225448">
            <text:p>$26.23</text:p>
          </table:table-cell>
          <table:table-cell table:formula="of:=[.E12]*(1+[.E$9])" office:value-type="currency" office:currency="USD" office:value="27.783">
            <text:p>$27.78</text:p>
          </table:table-cell>
          <table:table-cell table:formula="of:=[.F12]*(1+[.F$9])" office:value-type="currency" office:currency="USD" office:value="29.401032">
            <text:p>$29.40</text:p>
          </table:table-cell>
          <table:table-cell table:formula="of:=[.G12]*(1+[.G$9])" office:value-type="currency" office:currency="USD" office:value="31.080696">
            <text:p>$31.08</text:p>
          </table:table-cell>
          <table:table-cell table:formula="of:=[.H12]*(1+[.H$9])" office:value-type="currency" office:currency="USD" office:value="32.823144">
            <text:p>$32.82</text:p>
          </table:table-cell>
          <table:table-cell table:formula="of:=[.I12]*(1+[.I$9])" office:value-type="currency" office:currency="USD" office:value="34.629528">
            <text:p>$34.63</text:p>
          </table:table-cell>
          <table:table-cell table:formula="of:=[.J12]*(1+[.J$9])" office:value-type="currency" office:currency="USD" office:value="36.501">
            <text:p>$36.5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date" office:date-value="1630-01-01">
            <text:p>01/01/1630</text:p>
          </table:table-cell>
          <table:table-cell table:formula="of:=[.D13]*(1+[.D$9])" office:value-type="currency" office:currency="USD" office:value="27.01221144">
            <text:p>$27.01</text:p>
          </table:table-cell>
          <table:table-cell table:formula="of:=[.E13]*(1+[.E$9])" office:value-type="currency" office:currency="USD" office:value="29.17215">
            <text:p>$29.17</text:p>
          </table:table-cell>
          <table:table-cell table:formula="of:=[.F13]*(1+[.F$9])" office:value-type="currency" office:currency="USD" office:value="31.45910424">
            <text:p>$31.46</text:p>
          </table:table-cell>
          <table:table-cell table:formula="of:=[.G13]*(1+[.G$9])" office:value-type="currency" office:currency="USD" office:value="33.87795864">
            <text:p>$33.88</text:p>
          </table:table-cell>
          <table:table-cell table:formula="of:=[.H13]*(1+[.H$9])" office:value-type="currency" office:currency="USD" office:value="36.43368984">
            <text:p>$36.43</text:p>
          </table:table-cell>
          <table:table-cell table:formula="of:=[.I13]*(1+[.I$9])" office:value-type="currency" office:currency="USD" office:value="39.13136664">
            <text:p>$39.13</text:p>
          </table:table-cell>
          <table:table-cell table:formula="of:=[.J13]*(1+[.J$9])" office:value-type="currency" office:currency="USD" office:value="41.97615">
            <text:p>$41.9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date" office:date-value="1631-01-01">
            <text:p>01/01/1631</text:p>
          </table:table-cell>
          <table:table-cell table:formula="of:=[.D14]*(1+[.D$9])" office:value-type="currency" office:currency="USD" office:value="27.8225777832">
            <text:p>$27.82</text:p>
          </table:table-cell>
          <table:table-cell table:formula="of:=[.E14]*(1+[.E$9])" office:value-type="currency" office:currency="USD" office:value="30.6307575">
            <text:p>$30.63</text:p>
          </table:table-cell>
          <table:table-cell table:formula="of:=[.F14]*(1+[.F$9])" office:value-type="currency" office:currency="USD" office:value="33.6612415368">
            <text:p>$33.66</text:p>
          </table:table-cell>
          <table:table-cell table:formula="of:=[.G14]*(1+[.G$9])" office:value-type="currency" office:currency="USD" office:value="36.9269749176">
            <text:p>$36.93</text:p>
          </table:table-cell>
          <table:table-cell table:formula="of:=[.H14]*(1+[.H$9])" office:value-type="currency" office:currency="USD" office:value="40.4413957224">
            <text:p>$40.44</text:p>
          </table:table-cell>
          <table:table-cell table:formula="of:=[.I14]*(1+[.I$9])" office:value-type="currency" office:currency="USD" office:value="44.2184443032">
            <text:p>$44.22</text:p>
          </table:table-cell>
          <table:table-cell table:formula="of:=[.J14]*(1+[.J$9])" office:value-type="currency" office:currency="USD" office:value="48.2725725">
            <text:p>$48.27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date" office:date-value="1632-01-01">
            <text:p>01/01/1632</text:p>
          </table:table-cell>
          <table:table-cell table:formula="of:=[.D15]*(1+[.D$9])" office:value-type="currency" office:currency="USD" office:value="28.657255116696">
            <text:p>$28.66</text:p>
          </table:table-cell>
          <table:table-cell table:formula="of:=[.E15]*(1+[.E$9])" office:value-type="currency" office:currency="USD" office:value="32.162295375">
            <text:p>$32.16</text:p>
          </table:table-cell>
          <table:table-cell table:formula="of:=[.F15]*(1+[.F$9])" office:value-type="currency" office:currency="USD" office:value="36.017528444376">
            <text:p>$36.02</text:p>
          </table:table-cell>
          <table:table-cell table:formula="of:=[.G15]*(1+[.G$9])" office:value-type="currency" office:currency="USD" office:value="40.250402660184">
            <text:p>$40.25</text:p>
          </table:table-cell>
          <table:table-cell table:formula="of:=[.H15]*(1+[.H$9])" office:value-type="currency" office:currency="USD" office:value="44.889949251864">
            <text:p>$44.89</text:p>
          </table:table-cell>
          <table:table-cell table:formula="of:=[.I15]*(1+[.I$9])" office:value-type="currency" office:currency="USD" office:value="49.966842062616">
            <text:p>$49.97</text:p>
          </table:table-cell>
          <table:table-cell table:formula="of:=[.J15]*(1+[.J$9])" office:value-type="currency" office:currency="USD" office:value="55.513458375">
            <text:p>$55.5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date" office:date-value="1633-01-01">
            <text:p>01/01/1633</text:p>
          </table:table-cell>
          <table:table-cell table:formula="of:=[.D16]*(1+[.D$9])" office:value-type="currency" office:currency="USD" office:value="29.5169727701969">
            <text:p>$29.52</text:p>
          </table:table-cell>
          <table:table-cell table:formula="of:=[.E16]*(1+[.E$9])" office:value-type="currency" office:currency="USD" office:value="33.77041014375">
            <text:p>$33.77</text:p>
          </table:table-cell>
          <table:table-cell table:formula="of:=[.F16]*(1+[.F$9])" office:value-type="currency" office:currency="USD" office:value="38.5387554354823">
            <text:p>$38.54</text:p>
          </table:table-cell>
          <table:table-cell table:formula="of:=[.G16]*(1+[.G$9])" office:value-type="currency" office:currency="USD" office:value="43.8729388996006">
            <text:p>$43.87</text:p>
          </table:table-cell>
          <table:table-cell table:formula="of:=[.H16]*(1+[.H$9])" office:value-type="currency" office:currency="USD" office:value="49.8278436695691">
            <text:p>$49.83</text:p>
          </table:table-cell>
          <table:table-cell table:formula="of:=[.I16]*(1+[.I$9])" office:value-type="currency" office:currency="USD" office:value="56.462531530756">
            <text:p>$56.46</text:p>
          </table:table-cell>
          <table:table-cell table:formula="of:=[.J16]*(1+[.J$9])" office:value-type="currency" office:currency="USD" office:value="63.84047713125">
            <text:p>$63.84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date" office:date-value="1634-01-01">
            <text:p>01/01/1634</text:p>
          </table:table-cell>
          <table:table-cell table:formula="of:=[.D17]*(1+[.D$9])" office:value-type="currency" office:currency="USD" office:value="30.4024819533028">
            <text:p>$30.40</text:p>
          </table:table-cell>
          <table:table-cell table:formula="of:=[.E17]*(1+[.E$9])" office:value-type="currency" office:currency="USD" office:value="35.4589306509375">
            <text:p>$35.46</text:p>
          </table:table-cell>
          <table:table-cell table:formula="of:=[.F17]*(1+[.F$9])" office:value-type="currency" office:currency="USD" office:value="41.2364683159661">
            <text:p>$41.24</text:p>
          </table:table-cell>
          <table:table-cell table:formula="of:=[.G17]*(1+[.G$9])" office:value-type="currency" office:currency="USD" office:value="47.8215034005646">
            <text:p>$47.82</text:p>
          </table:table-cell>
          <table:table-cell table:formula="of:=[.H17]*(1+[.H$9])" office:value-type="currency" office:currency="USD" office:value="55.3089064732217">
            <text:p>$55.31</text:p>
          </table:table-cell>
          <table:table-cell table:formula="of:=[.I17]*(1+[.I$9])" office:value-type="currency" office:currency="USD" office:value="63.8026606297543">
            <text:p>$63.80</text:p>
          </table:table-cell>
          <table:table-cell table:formula="of:=[.J17]*(1+[.J$9])" office:value-type="currency" office:currency="USD" office:value="73.4165487009374">
            <text:p>$73.4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date" office:date-value="1635-01-01">
            <text:p>01/01/1635</text:p>
          </table:table-cell>
          <table:table-cell table:formula="of:=[.D18]*(1+[.D$9])" office:value-type="currency" office:currency="USD" office:value="31.3145564119019">
            <text:p>$31.31</text:p>
          </table:table-cell>
          <table:table-cell table:formula="of:=[.E18]*(1+[.E$9])" office:value-type="currency" office:currency="USD" office:value="37.2318771834844">
            <text:p>$37.23</text:p>
          </table:table-cell>
          <table:table-cell table:formula="of:=[.F18]*(1+[.F$9])" office:value-type="currency" office:currency="USD" office:value="44.1230210980837">
            <text:p>$44.12</text:p>
          </table:table-cell>
          <table:table-cell table:formula="of:=[.G18]*(1+[.G$9])" office:value-type="currency" office:currency="USD" office:value="52.1254387066155">
            <text:p>$52.13</text:p>
          </table:table-cell>
          <table:table-cell table:formula="of:=[.H18]*(1+[.H$9])" office:value-type="currency" office:currency="USD" office:value="61.3928861852761">
            <text:p>$61.39</text:p>
          </table:table-cell>
          <table:table-cell table:formula="of:=[.I18]*(1+[.I$9])" office:value-type="currency" office:currency="USD" office:value="72.0970065116224">
            <text:p>$72.10</text:p>
          </table:table-cell>
          <table:table-cell table:formula="of:=[.J18]*(1+[.J$9])" office:value-type="currency" office:currency="USD" office:value="84.429031006078">
            <text:p>$84.4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date" office:date-value="1636-01-01">
            <text:p>01/01/1636</text:p>
          </table:table-cell>
          <table:table-cell table:formula="of:=[.D19]*(1+[.D$9])" office:value-type="currency" office:currency="USD" office:value="32.2539931042589">
            <text:p>$32.25</text:p>
          </table:table-cell>
          <table:table-cell table:formula="of:=[.E19]*(1+[.E$9])" office:value-type="currency" office:currency="USD" office:value="39.0934710426586">
            <text:p>$39.09</text:p>
          </table:table-cell>
          <table:table-cell table:formula="of:=[.F19]*(1+[.F$9])" office:value-type="currency" office:currency="USD" office:value="47.2116325749496">
            <text:p>$47.21</text:p>
          </table:table-cell>
          <table:table-cell table:formula="of:=[.G19]*(1+[.G$9])" office:value-type="currency" office:currency="USD" office:value="56.8167281902108">
            <text:p>$56.82</text:p>
          </table:table-cell>
          <table:table-cell table:formula="of:=[.H19]*(1+[.H$9])" office:value-type="currency" office:currency="USD" office:value="68.1461036656564">
            <text:p>$68.15</text:p>
          </table:table-cell>
          <table:table-cell table:formula="of:=[.I19]*(1+[.I$9])" office:value-type="currency" office:currency="USD" office:value="81.4696173581333">
            <text:p>$81.47</text:p>
          </table:table-cell>
          <table:table-cell table:formula="of:=[.J19]*(1+[.J$9])" office:value-type="currency" office:currency="USD" office:value="97.0933856569897">
            <text:p>$97.09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date" office:date-value="1637-01-01">
            <text:p>01/01/1637</text:p>
          </table:table-cell>
          <table:table-cell table:formula="of:=[.D20]*(1+[.D$9])" office:value-type="currency" office:currency="USD" office:value="33.2216128973867">
            <text:p>$33.22</text:p>
          </table:table-cell>
          <table:table-cell table:formula="of:=[.E20]*(1+[.E$9])" office:value-type="currency" office:currency="USD" office:value="41.0481445947915">
            <text:p>$41.05</text:p>
          </table:table-cell>
          <table:table-cell table:formula="of:=[.F20]*(1+[.F$9])" office:value-type="currency" office:currency="USD" office:value="50.5164468551961">
            <text:p>$50.52</text:p>
          </table:table-cell>
          <table:table-cell table:formula="of:=[.G20]*(1+[.G$9])" office:value-type="currency" office:currency="USD" office:value="61.9302337273298">
            <text:p>$61.93</text:p>
          </table:table-cell>
          <table:table-cell table:formula="of:=[.H20]*(1+[.H$9])" office:value-type="currency" office:currency="USD" office:value="75.6421750688787">
            <text:p>$75.64</text:p>
          </table:table-cell>
          <table:table-cell table:formula="of:=[.I20]*(1+[.I$9])" office:value-type="currency" office:currency="USD" office:value="92.0606676146906">
            <text:p>$92.06</text:p>
          </table:table-cell>
          <table:table-cell table:formula="of:=[.J20]*(1+[.J$9])" office:value-type="currency" office:currency="USD" office:value="111.657393505538">
            <text:p>$111.66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date" office:date-value="1638-01-01">
            <text:p>01/01/1638</text:p>
          </table:table-cell>
          <table:table-cell table:formula="of:=[.D21]*(1+[.D$9])" office:value-type="currency" office:currency="USD" office:value="34.2182612843083">
            <text:p>$34.22</text:p>
          </table:table-cell>
          <table:table-cell table:formula="of:=[.E21]*(1+[.E$9])" office:value-type="currency" office:currency="USD" office:value="43.1005518245311">
            <text:p>$43.10</text:p>
          </table:table-cell>
          <table:table-cell table:formula="of:=[.F21]*(1+[.F$9])" office:value-type="currency" office:currency="USD" office:value="54.0525981350598">
            <text:p>$54.05</text:p>
          </table:table-cell>
          <table:table-cell table:formula="of:=[.G21]*(1+[.G$9])" office:value-type="currency" office:currency="USD" office:value="67.5039547627895">
            <text:p>$67.50</text:p>
          </table:table-cell>
          <table:table-cell table:formula="of:=[.H21]*(1+[.H$9])" office:value-type="currency" office:currency="USD" office:value="83.9628143264553">
            <text:p>$83.96</text:p>
          </table:table-cell>
          <table:table-cell table:formula="of:=[.I21]*(1+[.I$9])" office:value-type="currency" office:currency="USD" office:value="104.0285544046">
            <text:p>$104.03</text:p>
          </table:table-cell>
          <table:table-cell table:formula="of:=[.J21]*(1+[.J$9])" office:value-type="currency" office:currency="USD" office:value="128.406002531369">
            <text:p>$128.4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date" office:date-value="1639-01-01">
            <text:p>01/01/1639</text:p>
          </table:table-cell>
          <table:table-cell table:formula="of:=[.D22]*(1+[.D$9])" office:value-type="currency" office:currency="USD" office:value="35.2448091228375">
            <text:p>$35.24</text:p>
          </table:table-cell>
          <table:table-cell table:formula="of:=[.E22]*(1+[.E$9])" office:value-type="currency" office:currency="USD" office:value="45.2555794157577">
            <text:p>$45.26</text:p>
          </table:table-cell>
          <table:table-cell table:formula="of:=[.F22]*(1+[.F$9])" office:value-type="currency" office:currency="USD" office:value="57.836280004514">
            <text:p>$57.84</text:p>
          </table:table-cell>
          <table:table-cell table:formula="of:=[.G22]*(1+[.G$9])" office:value-type="currency" office:currency="USD" office:value="73.5793106914406">
            <text:p>$73.58</text:p>
          </table:table-cell>
          <table:table-cell table:formula="of:=[.H22]*(1+[.H$9])" office:value-type="currency" office:currency="USD" office:value="93.1987239023654">
            <text:p>$93.20</text:p>
          </table:table-cell>
          <table:table-cell table:formula="of:=[.I22]*(1+[.I$9])" office:value-type="currency" office:currency="USD" office:value="117.552266477198">
            <text:p>$117.55</text:p>
          </table:table-cell>
          <table:table-cell table:formula="of:=[.J22]*(1+[.J$9])" office:value-type="currency" office:currency="USD" office:value="147.666902911074">
            <text:p>$147.67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date" office:date-value="1640-01-01">
            <text:p>01/01/1640</text:p>
          </table:table-cell>
          <table:table-cell table:formula="of:=[.D23]*(1+[.D$9])" office:value-type="currency" office:currency="USD" office:value="36.3021533965227">
            <text:p>$36.30</text:p>
          </table:table-cell>
          <table:table-cell table:formula="of:=[.E23]*(1+[.E$9])" office:value-type="currency" office:currency="USD" office:value="47.5183583865456">
            <text:p>$47.52</text:p>
          </table:table-cell>
          <table:table-cell table:formula="of:=[.F23]*(1+[.F$9])" office:value-type="currency" office:currency="USD" office:value="61.88481960483">
            <text:p>$61.88</text:p>
          </table:table-cell>
          <table:table-cell table:formula="of:=[.G23]*(1+[.G$9])" office:value-type="currency" office:currency="USD" office:value="80.2014486536702">
            <text:p>$80.20</text:p>
          </table:table-cell>
          <table:table-cell table:formula="of:=[.H23]*(1+[.H$9])" office:value-type="currency" office:currency="USD" office:value="103.450583531626">
            <text:p>$103.45</text:p>
          </table:table-cell>
          <table:table-cell table:formula="of:=[.I23]*(1+[.I$9])" office:value-type="currency" office:currency="USD" office:value="132.834061119234">
            <text:p>$132.83</text:p>
          </table:table-cell>
          <table:table-cell table:formula="of:=[.J23]*(1+[.J$9])" office:value-type="currency" office:currency="USD" office:value="169.816938347735">
            <text:p>$169.82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date" office:date-value="1641-01-01">
            <text:p>01/01/1641</text:p>
          </table:table-cell>
          <table:table-cell table:formula="of:=[.D24]*(1+[.D$9])" office:value-type="currency" office:currency="USD" office:value="37.3912179984183">
            <text:p>$37.39</text:p>
          </table:table-cell>
          <table:table-cell table:formula="of:=[.E24]*(1+[.E$9])" office:value-type="currency" office:currency="USD" office:value="49.8942763058728">
            <text:p>$49.89</text:p>
          </table:table-cell>
          <table:table-cell table:formula="of:=[.F24]*(1+[.F$9])" office:value-type="currency" office:currency="USD" office:value="66.2167569771681">
            <text:p>$66.22</text:p>
          </table:table-cell>
          <table:table-cell table:formula="of:=[.G24]*(1+[.G$9])" office:value-type="currency" office:currency="USD" office:value="87.4195790325006">
            <text:p>$87.42</text:p>
          </table:table-cell>
          <table:table-cell table:formula="of:=[.H24]*(1+[.H$9])" office:value-type="currency" office:currency="USD" office:value="114.830147720104">
            <text:p>$114.83</text:p>
          </table:table-cell>
          <table:table-cell table:formula="of:=[.I24]*(1+[.I$9])" office:value-type="currency" office:currency="USD" office:value="150.102489064735">
            <text:p>$150.10</text:p>
          </table:table-cell>
          <table:table-cell table:formula="of:=[.J24]*(1+[.J$9])" office:value-type="currency" office:currency="USD" office:value="195.289479099896">
            <text:p>$195.29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date" office:date-value="1642-01-01">
            <text:p>01/01/1642</text:p>
          </table:table-cell>
          <table:table-cell table:formula="of:=[.D25]*(1+[.D$9])" office:value-type="currency" office:currency="USD" office:value="38.5129545383709">
            <text:p>$38.51</text:p>
          </table:table-cell>
          <table:table-cell table:formula="of:=[.E25]*(1+[.E$9])" office:value-type="currency" office:currency="USD" office:value="52.3889901211665">
            <text:p>$52.39</text:p>
          </table:table-cell>
          <table:table-cell table:formula="of:=[.F25]*(1+[.F$9])" office:value-type="currency" office:currency="USD" office:value="70.8519299655698">
            <text:p>$70.85</text:p>
          </table:table-cell>
          <table:table-cell table:formula="of:=[.G25]*(1+[.G$9])" office:value-type="currency" office:currency="USD" office:value="95.2873411454256">
            <text:p>$95.29</text:p>
          </table:table-cell>
          <table:table-cell table:formula="of:=[.H25]*(1+[.H$9])" office:value-type="currency" office:currency="USD" office:value="127.461463969316">
            <text:p>$127.46</text:p>
          </table:table-cell>
          <table:table-cell table:formula="of:=[.I25]*(1+[.I$9])" office:value-type="currency" office:currency="USD" office:value="169.61581264315">
            <text:p>$169.62</text:p>
          </table:table-cell>
          <table:table-cell table:formula="of:=[.J25]*(1+[.J$9])" office:value-type="currency" office:currency="USD" office:value="224.58290096488">
            <text:p>$224.58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date" office:date-value="1643-01-01">
            <text:p>01/01/1643</text:p>
          </table:table-cell>
          <table:table-cell table:formula="of:=[.D26]*(1+[.D$9])" office:value-type="currency" office:currency="USD" office:value="39.668343174522">
            <text:p>$39.67</text:p>
          </table:table-cell>
          <table:table-cell table:formula="of:=[.E26]*(1+[.E$9])" office:value-type="currency" office:currency="USD" office:value="55.0084396272248">
            <text:p>$55.01</text:p>
          </table:table-cell>
          <table:table-cell table:formula="of:=[.F26]*(1+[.F$9])" office:value-type="currency" office:currency="USD" office:value="75.8115650631597">
            <text:p>$75.81</text:p>
          </table:table-cell>
          <table:table-cell table:formula="of:=[.G26]*(1+[.G$9])" office:value-type="currency" office:currency="USD" office:value="103.863201848514">
            <text:p>$103.86</text:p>
          </table:table-cell>
          <table:table-cell table:formula="of:=[.H26]*(1+[.H$9])" office:value-type="currency" office:currency="USD" office:value="141.482225005941">
            <text:p>$141.48</text:p>
          </table:table-cell>
          <table:table-cell table:formula="of:=[.I26]*(1+[.I$9])" office:value-type="currency" office:currency="USD" office:value="191.66586828676">
            <text:p>$191.67</text:p>
          </table:table-cell>
          <table:table-cell table:formula="of:=[.J26]*(1+[.J$9])" office:value-type="currency" office:currency="USD" office:value="258.270336109612">
            <text:p>$258.27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date" office:date-value="1644-01-01">
            <text:p>01/01/1644</text:p>
          </table:table-cell>
          <table:table-cell table:formula="of:=[.D27]*(1+[.D$9])" office:value-type="currency" office:currency="USD" office:value="40.8583934697577">
            <text:p>$40.86</text:p>
          </table:table-cell>
          <table:table-cell table:formula="of:=[.E27]*(1+[.E$9])" office:value-type="currency" office:currency="USD" office:value="57.7588616085861">
            <text:p>$57.76</text:p>
          </table:table-cell>
          <table:table-cell table:formula="of:=[.F27]*(1+[.F$9])" office:value-type="currency" office:currency="USD" office:value="81.1183746175809">
            <text:p>$81.12</text:p>
          </table:table-cell>
          <table:table-cell table:formula="of:=[.G27]*(1+[.G$9])" office:value-type="currency" office:currency="USD" office:value="113.21089001488">
            <text:p>$113.21</text:p>
          </table:table-cell>
          <table:table-cell table:formula="of:=[.H27]*(1+[.H$9])" office:value-type="currency" office:currency="USD" office:value="157.045269756594">
            <text:p>$157.05</text:p>
          </table:table-cell>
          <table:table-cell table:formula="of:=[.I27]*(1+[.I$9])" office:value-type="currency" office:currency="USD" office:value="216.582431164038">
            <text:p>$216.58</text:p>
          </table:table-cell>
          <table:table-cell table:formula="of:=[.J27]*(1+[.J$9])" office:value-type="currency" office:currency="USD" office:value="297.010886526054">
            <text:p>$297.0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date" office:date-value="1645-01-01">
            <text:p>01/01/1645</text:p>
          </table:table-cell>
          <table:table-cell table:formula="of:=[.D28]*(1+[.D$9])" office:value-type="currency" office:currency="USD" office:value="42.0841452738504">
            <text:p>$42.08</text:p>
          </table:table-cell>
          <table:table-cell table:formula="of:=[.E28]*(1+[.E$9])" office:value-type="currency" office:currency="USD" office:value="60.6468046890154">
            <text:p>$60.65</text:p>
          </table:table-cell>
          <table:table-cell table:formula="of:=[.F28]*(1+[.F$9])" office:value-type="currency" office:currency="USD" office:value="86.7966608408116">
            <text:p>$86.80</text:p>
          </table:table-cell>
          <table:table-cell table:formula="of:=[.G28]*(1+[.G$9])" office:value-type="currency" office:currency="USD" office:value="123.399870116219">
            <text:p>$123.40</text:p>
          </table:table-cell>
          <table:table-cell table:formula="of:=[.H28]*(1+[.H$9])" office:value-type="currency" office:currency="USD" office:value="174.32024942982">
            <text:p>$174.32</text:p>
          </table:table-cell>
          <table:table-cell table:formula="of:=[.I28]*(1+[.I$9])" office:value-type="currency" office:currency="USD" office:value="244.738147215363">
            <text:p>$244.74</text:p>
          </table:table-cell>
          <table:table-cell table:formula="of:=[.J28]*(1+[.J$9])" office:value-type="currency" office:currency="USD" office:value="341.562519504962">
            <text:p>$341.56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date" office:date-value="1646-01-01">
            <text:p>01/01/1646</text:p>
          </table:table-cell>
          <table:table-cell table:formula="of:=[.D29]*(1+[.D$9])" office:value-type="currency" office:currency="USD" office:value="43.3466696320659">
            <text:p>$43.35</text:p>
          </table:table-cell>
          <table:table-cell table:formula="of:=[.E29]*(1+[.E$9])" office:value-type="currency" office:currency="USD" office:value="63.6791449234661">
            <text:p>$63.68</text:p>
          </table:table-cell>
          <table:table-cell table:formula="of:=[.F29]*(1+[.F$9])" office:value-type="currency" office:currency="USD" office:value="92.8724270996684">
            <text:p>$92.87</text:p>
          </table:table-cell>
          <table:table-cell table:formula="of:=[.G29]*(1+[.G$9])" office:value-type="currency" office:currency="USD" office:value="134.505858426679">
            <text:p>$134.51</text:p>
          </table:table-cell>
          <table:table-cell table:formula="of:=[.H29]*(1+[.H$9])" office:value-type="currency" office:currency="USD" office:value="193.4954768671">
            <text:p>$193.50</text:p>
          </table:table-cell>
          <table:table-cell table:formula="of:=[.I29]*(1+[.I$9])" office:value-type="currency" office:currency="USD" office:value="276.55410635336">
            <text:p>$276.55</text:p>
          </table:table-cell>
          <table:table-cell table:formula="of:=[.J29]*(1+[.J$9])" office:value-type="currency" office:currency="USD" office:value="392.796897430706">
            <text:p>$392.8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date" office:date-value="1647-01-01">
            <text:p>01/01/1647</text:p>
          </table:table-cell>
          <table:table-cell table:formula="of:=[.D30]*(1+[.D$9])" office:value-type="currency" office:currency="USD" office:value="44.6470697210279">
            <text:p>$44.65</text:p>
          </table:table-cell>
          <table:table-cell table:formula="of:=[.E30]*(1+[.E$9])" office:value-type="currency" office:currency="USD" office:value="66.8631021696394">
            <text:p>$66.86</text:p>
          </table:table-cell>
          <table:table-cell table:formula="of:=[.F30]*(1+[.F$9])" office:value-type="currency" office:currency="USD" office:value="99.3734969966452">
            <text:p>$99.37</text:p>
          </table:table-cell>
          <table:table-cell table:formula="of:=[.G30]*(1+[.G$9])" office:value-type="currency" office:currency="USD" office:value="146.61138568508">
            <text:p>$146.61</text:p>
          </table:table-cell>
          <table:table-cell table:formula="of:=[.H30]*(1+[.H$9])" office:value-type="currency" office:currency="USD" office:value="214.779979322481">
            <text:p>$214.78</text:p>
          </table:table-cell>
          <table:table-cell table:formula="of:=[.I30]*(1+[.I$9])" office:value-type="currency" office:currency="USD" office:value="312.506140179297">
            <text:p>$312.51</text:p>
          </table:table-cell>
          <table:table-cell table:formula="of:=[.J30]*(1+[.J$9])" office:value-type="currency" office:currency="USD" office:value="451.716432045312">
            <text:p>$451.72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date" office:date-value="1648-01-01">
            <text:p>01/01/1648</text:p>
          </table:table-cell>
          <table:table-cell table:formula="of:=[.D31]*(1+[.D$9])" office:value-type="currency" office:currency="USD" office:value="45.9864818126588">
            <text:p>$45.99</text:p>
          </table:table-cell>
          <table:table-cell table:formula="of:=[.E31]*(1+[.E$9])" office:value-type="currency" office:currency="USD" office:value="70.2062572781214">
            <text:p>$70.21</text:p>
          </table:table-cell>
          <table:table-cell table:formula="of:=[.F31]*(1+[.F$9])" office:value-type="currency" office:currency="USD" office:value="106.32964178641">
            <text:p>$106.33</text:p>
          </table:table-cell>
          <table:table-cell table:formula="of:=[.G31]*(1+[.G$9])" office:value-type="currency" office:currency="USD" office:value="159.806410396738">
            <text:p>$159.81</text:p>
          </table:table-cell>
          <table:table-cell table:formula="of:=[.H31]*(1+[.H$9])" office:value-type="currency" office:currency="USD" office:value="238.405777047954">
            <text:p>$238.41</text:p>
          </table:table-cell>
          <table:table-cell table:formula="of:=[.I31]*(1+[.I$9])" office:value-type="currency" office:currency="USD" office:value="353.131938402606">
            <text:p>$353.13</text:p>
          </table:table-cell>
          <table:table-cell table:formula="of:=[.J31]*(1+[.J$9])" office:value-type="currency" office:currency="USD" office:value="519.473896852109">
            <text:p>$519.47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date" office:date-value="1649-01-01">
            <text:p>01/01/1649</text:p>
          </table:table-cell>
          <table:table-cell table:formula="of:=[.D32]*(1+[.D$9])" office:value-type="currency" office:currency="USD" office:value="47.3660762670385">
            <text:p>$47.37</text:p>
          </table:table-cell>
          <table:table-cell table:formula="of:=[.E32]*(1+[.E$9])" office:value-type="currency" office:currency="USD" office:value="73.7165701420275">
            <text:p>$73.72</text:p>
          </table:table-cell>
          <table:table-cell table:formula="of:=[.F32]*(1+[.F$9])" office:value-type="currency" office:currency="USD" office:value="113.772716711459">
            <text:p>$113.77</text:p>
          </table:table-cell>
          <table:table-cell table:formula="of:=[.G32]*(1+[.G$9])" office:value-type="currency" office:currency="USD" office:value="174.188987332444">
            <text:p>$174.19</text:p>
          </table:table-cell>
          <table:table-cell table:formula="of:=[.H32]*(1+[.H$9])" office:value-type="currency" office:currency="USD" office:value="264.630412523229">
            <text:p>$264.63</text:p>
          </table:table-cell>
          <table:table-cell table:formula="of:=[.I32]*(1+[.I$9])" office:value-type="currency" office:currency="USD" office:value="399.039090394945">
            <text:p>$399.04</text:p>
          </table:table-cell>
          <table:table-cell table:formula="of:=[.J32]*(1+[.J$9])" office:value-type="currency" office:currency="USD" office:value="597.394981379925">
            <text:p>$597.39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date" office:date-value="1650-01-01">
            <text:p>01/01/1650</text:p>
          </table:table-cell>
          <table:table-cell table:formula="of:=[.D33]*(1+[.D$9])" office:value-type="currency" office:currency="USD" office:value="48.7870585550497">
            <text:p>$48.79</text:p>
          </table:table-cell>
          <table:table-cell table:formula="of:=[.E33]*(1+[.E$9])" office:value-type="currency" office:currency="USD" office:value="77.4023986491289">
            <text:p>$77.40</text:p>
          </table:table-cell>
          <table:table-cell table:formula="of:=[.F33]*(1+[.F$9])" office:value-type="currency" office:currency="USD" office:value="121.736806881261">
            <text:p>$121.74</text:p>
          </table:table-cell>
          <table:table-cell table:formula="of:=[.G33]*(1+[.G$9])" office:value-type="currency" office:currency="USD" office:value="189.865996192364">
            <text:p>$189.87</text:p>
          </table:table-cell>
          <table:table-cell table:formula="of:=[.H33]*(1+[.H$9])" office:value-type="currency" office:currency="USD" office:value="293.739757900784">
            <text:p>$293.74</text:p>
          </table:table-cell>
          <table:table-cell table:formula="of:=[.I33]*(1+[.I$9])" office:value-type="currency" office:currency="USD" office:value="450.914172146287">
            <text:p>$450.91</text:p>
          </table:table-cell>
          <table:table-cell table:formula="of:=[.J33]*(1+[.J$9])" office:value-type="currency" office:currency="USD" office:value="687.004228586914">
            <text:p>$687.0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date" office:date-value="1651-01-01">
            <text:p>01/01/1651</text:p>
          </table:table-cell>
          <table:table-cell table:formula="of:=[.D34]*(1+[.D$9])" office:value-type="currency" office:currency="USD" office:value="50.2506703117012">
            <text:p>$50.25</text:p>
          </table:table-cell>
          <table:table-cell table:formula="of:=[.E34]*(1+[.E$9])" office:value-type="currency" office:currency="USD" office:value="81.2725185815853">
            <text:p>$81.27</text:p>
          </table:table-cell>
          <table:table-cell table:formula="of:=[.F34]*(1+[.F$9])" office:value-type="currency" office:currency="USD" office:value="130.25838336295">
            <text:p>$130.26</text:p>
          </table:table-cell>
          <table:table-cell table:formula="of:=[.G34]*(1+[.G$9])" office:value-type="currency" office:currency="USD" office:value="206.953935849677">
            <text:p>$206.95</text:p>
          </table:table-cell>
          <table:table-cell table:formula="of:=[.H34]*(1+[.H$9])" office:value-type="currency" office:currency="USD" office:value="326.05113126987">
            <text:p>$326.05</text:p>
          </table:table-cell>
          <table:table-cell table:formula="of:=[.I34]*(1+[.I$9])" office:value-type="currency" office:currency="USD" office:value="509.533014525305">
            <text:p>$509.53</text:p>
          </table:table-cell>
          <table:table-cell table:formula="of:=[.J34]*(1+[.J$9])" office:value-type="currency" office:currency="USD" office:value="790.054862874951">
            <text:p>$790.05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date" office:date-value="1652-01-01">
            <text:p>01/01/1652</text:p>
          </table:table-cell>
          <table:table-cell table:formula="of:=[.D35]*(1+[.D$9])" office:value-type="currency" office:currency="USD" office:value="51.7581904210522">
            <text:p>$51.76</text:p>
          </table:table-cell>
          <table:table-cell table:formula="of:=[.E35]*(1+[.E$9])" office:value-type="currency" office:currency="USD" office:value="85.3361445106646">
            <text:p>$85.34</text:p>
          </table:table-cell>
          <table:table-cell table:formula="of:=[.F35]*(1+[.F$9])" office:value-type="currency" office:currency="USD" office:value="139.376470198356">
            <text:p>$139.38</text:p>
          </table:table-cell>
          <table:table-cell table:formula="of:=[.G35]*(1+[.G$9])" office:value-type="currency" office:currency="USD" office:value="225.579790076148">
            <text:p>$225.58</text:p>
          </table:table-cell>
          <table:table-cell table:formula="of:=[.H35]*(1+[.H$9])" office:value-type="currency" office:currency="USD" office:value="361.916755709556">
            <text:p>$361.92</text:p>
          </table:table-cell>
          <table:table-cell table:formula="of:=[.I35]*(1+[.I$9])" office:value-type="currency" office:currency="USD" office:value="575.772306413594">
            <text:p>$575.77</text:p>
          </table:table-cell>
          <table:table-cell table:formula="of:=[.J35]*(1+[.J$9])" office:value-type="currency" office:currency="USD" office:value="908.563092306193">
            <text:p>$908.56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date" office:date-value="1653-01-01">
            <text:p>01/01/1653</text:p>
          </table:table-cell>
          <table:table-cell table:formula="of:=[.D36]*(1+[.D$9])" office:value-type="currency" office:currency="USD" office:value="53.3109361336838">
            <text:p>$53.31</text:p>
          </table:table-cell>
          <table:table-cell table:formula="of:=[.E36]*(1+[.E$9])" office:value-type="currency" office:currency="USD" office:value="89.6029517361978">
            <text:p>$89.60</text:p>
          </table:table-cell>
          <table:table-cell table:formula="of:=[.F36]*(1+[.F$9])" office:value-type="currency" office:currency="USD" office:value="149.132823112241">
            <text:p>$149.13</text:p>
          </table:table-cell>
          <table:table-cell table:formula="of:=[.G36]*(1+[.G$9])" office:value-type="currency" office:currency="USD" office:value="245.881971183001">
            <text:p>$245.88</text:p>
          </table:table-cell>
          <table:table-cell table:formula="of:=[.H36]*(1+[.H$9])" office:value-type="currency" office:currency="USD" office:value="401.727598837607">
            <text:p>$401.73</text:p>
          </table:table-cell>
          <table:table-cell table:formula="of:=[.I36]*(1+[.I$9])" office:value-type="currency" office:currency="USD" office:value="650.622706247361">
            <text:p>$650.62</text:p>
          </table:table-cell>
          <table:table-cell table:formula="of:=[.J36]*(1+[.J$9])" office:value-type="currency" office:currency="USD" office:value="1044.84755615212">
            <text:p>$1,044.85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date" office:date-value="1654-01-01">
            <text:p>01/01/1654</text:p>
          </table:table-cell>
          <table:table-cell table:formula="of:=[.D37]*(1+[.D$9])" office:value-type="currency" office:currency="USD" office:value="54.9102642176943">
            <text:p>$54.91</text:p>
          </table:table-cell>
          <table:table-cell table:formula="of:=[.E37]*(1+[.E$9])" office:value-type="currency" office:currency="USD" office:value="94.0830993230077">
            <text:p>$94.08</text:p>
          </table:table-cell>
          <table:table-cell table:formula="of:=[.F37]*(1+[.F$9])" office:value-type="currency" office:currency="USD" office:value="159.572120730098">
            <text:p>$159.57</text:p>
          </table:table-cell>
          <table:table-cell table:formula="of:=[.G37]*(1+[.G$9])" office:value-type="currency" office:currency="USD" office:value="268.011348589471">
            <text:p>$268.01</text:p>
          </table:table-cell>
          <table:table-cell table:formula="of:=[.H37]*(1+[.H$9])" office:value-type="currency" office:currency="USD" office:value="445.917634709744">
            <text:p>$445.92</text:p>
          </table:table-cell>
          <table:table-cell table:formula="of:=[.I37]*(1+[.I$9])" office:value-type="currency" office:currency="USD" office:value="735.203658059518">
            <text:p>$735.20</text:p>
          </table:table-cell>
          <table:table-cell table:formula="of:=[.J37]*(1+[.J$9])" office:value-type="currency" office:currency="USD" office:value="1201.57468957494">
            <text:p>$1,201.57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date" office:date-value="1655-01-01">
            <text:p>01/01/1655</text:p>
          </table:table-cell>
          <table:table-cell table:formula="of:=[.D38]*(1+[.D$9])" office:value-type="currency" office:currency="USD" office:value="56.5575721442251">
            <text:p>$56.56</text:p>
          </table:table-cell>
          <table:table-cell table:formula="of:=[.E38]*(1+[.E$9])" office:value-type="currency" office:currency="USD" office:value="98.7872542891581">
            <text:p>$98.79</text:p>
          </table:table-cell>
          <table:table-cell table:formula="of:=[.F38]*(1+[.F$9])" office:value-type="currency" office:currency="USD" office:value="170.742169181205">
            <text:p>$170.74</text:p>
          </table:table-cell>
          <table:table-cell table:formula="of:=[.G38]*(1+[.G$9])" office:value-type="currency" office:currency="USD" office:value="292.132369962524">
            <text:p>$292.13</text:p>
          </table:table-cell>
          <table:table-cell table:formula="of:=[.H38]*(1+[.H$9])" office:value-type="currency" office:currency="USD" office:value="494.968574527815">
            <text:p>$494.97</text:p>
          </table:table-cell>
          <table:table-cell table:formula="of:=[.I38]*(1+[.I$9])" office:value-type="currency" office:currency="USD" office:value="830.780133607256">
            <text:p>$830.78</text:p>
          </table:table-cell>
          <table:table-cell table:formula="of:=[.J38]*(1+[.J$9])" office:value-type="currency" office:currency="USD" office:value="1381.81089301118">
            <text:p>$1,381.8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date" office:date-value="1656-01-01">
            <text:p>01/01/1656</text:p>
          </table:table-cell>
          <table:table-cell table:formula="of:=[.D39]*(1+[.D$9])" office:value-type="currency" office:currency="USD" office:value="58.2542993085519">
            <text:p>$58.25</text:p>
          </table:table-cell>
          <table:table-cell table:formula="of:=[.E39]*(1+[.E$9])" office:value-type="currency" office:currency="USD" office:value="103.726617003616">
            <text:p>$103.73</text:p>
          </table:table-cell>
          <table:table-cell table:formula="of:=[.F39]*(1+[.F$9])" office:value-type="currency" office:currency="USD" office:value="182.694121023889">
            <text:p>$182.69</text:p>
          </table:table-cell>
          <table:table-cell table:formula="of:=[.G39]*(1+[.G$9])" office:value-type="currency" office:currency="USD" office:value="318.424283259151">
            <text:p>$318.42</text:p>
          </table:table-cell>
          <table:table-cell table:formula="of:=[.H39]*(1+[.H$9])" office:value-type="currency" office:currency="USD" office:value="549.415117725875">
            <text:p>$549.42</text:p>
          </table:table-cell>
          <table:table-cell table:formula="of:=[.I39]*(1+[.I$9])" office:value-type="currency" office:currency="USD" office:value="938.781550976199">
            <text:p>$938.78</text:p>
          </table:table-cell>
          <table:table-cell table:formula="of:=[.J39]*(1+[.J$9])" office:value-type="currency" office:currency="USD" office:value="1589.08252696286">
            <text:p>$1,589.08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date" office:date-value="1657-01-01">
            <text:p>01/01/1657</text:p>
          </table:table-cell>
          <table:table-cell table:formula="of:=[.D40]*(1+[.D$9])" office:value-type="currency" office:currency="USD" office:value="60.0019282878084">
            <text:p>$60.00</text:p>
          </table:table-cell>
          <table:table-cell table:formula="of:=[.E40]*(1+[.E$9])" office:value-type="currency" office:currency="USD" office:value="108.912947853797">
            <text:p>$108.91</text:p>
          </table:table-cell>
          <table:table-cell table:formula="of:=[.F40]*(1+[.F$9])" office:value-type="currency" office:currency="USD" office:value="195.482709495561">
            <text:p>$195.48</text:p>
          </table:table-cell>
          <table:table-cell table:formula="of:=[.G40]*(1+[.G$9])" office:value-type="currency" office:currency="USD" office:value="347.082468752474">
            <text:p>$347.08</text:p>
          </table:table-cell>
          <table:table-cell table:formula="of:=[.H40]*(1+[.H$9])" office:value-type="currency" office:currency="USD" office:value="609.850780675721">
            <text:p>$609.85</text:p>
          </table:table-cell>
          <table:table-cell table:formula="of:=[.I40]*(1+[.I$9])" office:value-type="currency" office:currency="USD" office:value="1060.8231526031">
            <text:p>$1,060.82</text:p>
          </table:table-cell>
          <table:table-cell table:formula="of:=[.J40]*(1+[.J$9])" office:value-type="currency" office:currency="USD" office:value="1827.44490600729">
            <text:p>$1,827.44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date" office:date-value="1658-01-01">
            <text:p>01/01/1658</text:p>
          </table:table-cell>
          <table:table-cell table:formula="of:=[.D41]*(1+[.D$9])" office:value-type="currency" office:currency="USD" office:value="61.8019861364427">
            <text:p>$61.80</text:p>
          </table:table-cell>
          <table:table-cell table:formula="of:=[.E41]*(1+[.E$9])" office:value-type="currency" office:currency="USD" office:value="114.358595246487">
            <text:p>$114.36</text:p>
          </table:table-cell>
          <table:table-cell table:formula="of:=[.F41]*(1+[.F$9])" office:value-type="currency" office:currency="USD" office:value="209.166499160251">
            <text:p>$209.17</text:p>
          </table:table-cell>
          <table:table-cell table:formula="of:=[.G41]*(1+[.G$9])" office:value-type="currency" office:currency="USD" office:value="378.319890940197">
            <text:p>$378.32</text:p>
          </table:table-cell>
          <table:table-cell table:formula="of:=[.H41]*(1+[.H$9])" office:value-type="currency" office:currency="USD" office:value="676.934366550051">
            <text:p>$676.93</text:p>
          </table:table-cell>
          <table:table-cell table:formula="of:=[.I41]*(1+[.I$9])" office:value-type="currency" office:currency="USD" office:value="1198.73016244151">
            <text:p>$1,198.73</text:p>
          </table:table-cell>
          <table:table-cell table:formula="of:=[.J41]*(1+[.J$9])" office:value-type="currency" office:currency="USD" office:value="2101.56164190838">
            <text:p>$2,101.56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date" office:date-value="1659-01-01">
            <text:p>01/01/1659</text:p>
          </table:table-cell>
          <table:table-cell table:formula="of:=[.D42]*(1+[.D$9])" office:value-type="currency" office:currency="USD" office:value="63.656045720536">
            <text:p>$63.66</text:p>
          </table:table-cell>
          <table:table-cell table:formula="of:=[.E42]*(1+[.E$9])" office:value-type="currency" office:currency="USD" office:value="120.076525008811">
            <text:p>$120.08</text:p>
          </table:table-cell>
          <table:table-cell table:formula="of:=[.F42]*(1+[.F$9])" office:value-type="currency" office:currency="USD" office:value="223.808154101468">
            <text:p>$223.81</text:p>
          </table:table-cell>
          <table:table-cell table:formula="of:=[.G42]*(1+[.G$9])" office:value-type="currency" office:currency="USD" office:value="412.368681124815">
            <text:p>$412.37</text:p>
          </table:table-cell>
          <table:table-cell table:formula="of:=[.H42]*(1+[.H$9])" office:value-type="currency" office:currency="USD" office:value="751.397146870557">
            <text:p>$751.40</text:p>
          </table:table-cell>
          <table:table-cell table:formula="of:=[.I42]*(1+[.I$9])" office:value-type="currency" office:currency="USD" office:value="1354.5650835589">
            <text:p>$1,354.57</text:p>
          </table:table-cell>
          <table:table-cell table:formula="of:=[.J42]*(1+[.J$9])" office:value-type="currency" office:currency="USD" office:value="2416.79588819464">
            <text:p>$2,416.80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date" office:date-value="1660-01-01">
            <text:p>01/01/1660</text:p>
          </table:table-cell>
          <table:table-cell table:formula="of:=[.D43]*(1+[.D$9])" office:value-type="currency" office:currency="USD" office:value="65.5657270921521">
            <text:p>$65.57</text:p>
          </table:table-cell>
          <table:table-cell table:formula="of:=[.E43]*(1+[.E$9])" office:value-type="currency" office:currency="USD" office:value="126.080351259252">
            <text:p>$126.08</text:p>
          </table:table-cell>
          <table:table-cell table:formula="of:=[.F43]*(1+[.F$9])" office:value-type="currency" office:currency="USD" office:value="239.474724888571">
            <text:p>$239.47</text:p>
          </table:table-cell>
          <table:table-cell table:formula="of:=[.G43]*(1+[.G$9])" office:value-type="currency" office:currency="USD" office:value="449.481862426048">
            <text:p>$449.48</text:p>
          </table:table-cell>
          <table:table-cell table:formula="of:=[.H43]*(1+[.H$9])" office:value-type="currency" office:currency="USD" office:value="834.050833026318">
            <text:p>$834.05</text:p>
          </table:table-cell>
          <table:table-cell table:formula="of:=[.I43]*(1+[.I$9])" office:value-type="currency" office:currency="USD" office:value="1530.65854442156">
            <text:p>$1,530.66</text:p>
          </table:table-cell>
          <table:table-cell table:formula="of:=[.J43]*(1+[.J$9])" office:value-type="currency" office:currency="USD" office:value="2779.31527142383">
            <text:p>$2,779.32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date" office:date-value="1661-01-01">
            <text:p>01/01/1661</text:p>
          </table:table-cell>
          <table:table-cell table:formula="of:=[.D44]*(1+[.D$9])" office:value-type="currency" office:currency="USD" office:value="67.5326989049166">
            <text:p>$67.53</text:p>
          </table:table-cell>
          <table:table-cell table:formula="of:=[.E44]*(1+[.E$9])" office:value-type="currency" office:currency="USD" office:value="132.384368822214">
            <text:p>$132.38</text:p>
          </table:table-cell>
          <table:table-cell table:formula="of:=[.F44]*(1+[.F$9])" office:value-type="currency" office:currency="USD" office:value="256.237955630771">
            <text:p>$256.24</text:p>
          </table:table-cell>
          <table:table-cell table:formula="of:=[.G44]*(1+[.G$9])" office:value-type="currency" office:currency="USD" office:value="489.935230044392">
            <text:p>$489.94</text:p>
          </table:table-cell>
          <table:table-cell table:formula="of:=[.H44]*(1+[.H$9])" office:value-type="currency" office:currency="USD" office:value="925.796424659213">
            <text:p>$925.80</text:p>
          </table:table-cell>
          <table:table-cell table:formula="of:=[.I44]*(1+[.I$9])" office:value-type="currency" office:currency="USD" office:value="1729.64415519636">
            <text:p>$1,729.64</text:p>
          </table:table-cell>
          <table:table-cell table:formula="of:=[.J44]*(1+[.J$9])" office:value-type="currency" office:currency="USD" office:value="3196.21256213741">
            <text:p>$3,196.21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date" office:date-value="1662-01-01">
            <text:p>01/01/1662</text:p>
          </table:table-cell>
          <table:table-cell table:formula="of:=[.D45]*(1+[.D$9])" office:value-type="currency" office:currency="USD" office:value="69.5586798720641">
            <text:p>$69.56</text:p>
          </table:table-cell>
          <table:table-cell table:formula="of:=[.E45]*(1+[.E$9])" office:value-type="currency" office:currency="USD" office:value="139.003587263325">
            <text:p>$139.00</text:p>
          </table:table-cell>
          <table:table-cell table:formula="of:=[.F45]*(1+[.F$9])" office:value-type="currency" office:currency="USD" office:value="274.174612524925">
            <text:p>$274.17</text:p>
          </table:table-cell>
          <table:table-cell table:formula="of:=[.G45]*(1+[.G$9])" office:value-type="currency" office:currency="USD" office:value="534.029400748388">
            <text:p>$534.03</text:p>
          </table:table-cell>
          <table:table-cell table:formula="of:=[.H45]*(1+[.H$9])" office:value-type="currency" office:currency="USD" office:value="1027.63403137173">
            <text:p>$1,027.63</text:p>
          </table:table-cell>
          <table:table-cell table:formula="of:=[.I45]*(1+[.I$9])" office:value-type="currency" office:currency="USD" office:value="1954.49789537189">
            <text:p>$1,954.50</text:p>
          </table:table-cell>
          <table:table-cell table:formula="of:=[.J45]*(1+[.J$9])" office:value-type="currency" office:currency="USD" office:value="3675.64444645802">
            <text:p>$3,675.64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date" office:date-value="1663-01-01">
            <text:p>01/01/1663</text:p>
          </table:table-cell>
          <table:table-cell table:formula="of:=[.D46]*(1+[.D$9])" office:value-type="currency" office:currency="USD" office:value="71.645440268226">
            <text:p>$71.65</text:p>
          </table:table-cell>
          <table:table-cell table:formula="of:=[.E46]*(1+[.E$9])" office:value-type="currency" office:currency="USD" office:value="145.953766626491">
            <text:p>$145.95</text:p>
          </table:table-cell>
          <table:table-cell table:formula="of:=[.F46]*(1+[.F$9])" office:value-type="currency" office:currency="USD" office:value="293.36683540167">
            <text:p>$293.37</text:p>
          </table:table-cell>
          <table:table-cell table:formula="of:=[.G46]*(1+[.G$9])" office:value-type="currency" office:currency="USD" office:value="582.092046815743">
            <text:p>$582.09</text:p>
          </table:table-cell>
          <table:table-cell table:formula="of:=[.H46]*(1+[.H$9])" office:value-type="currency" office:currency="USD" office:value="1140.67377482262">
            <text:p>$1,140.67</text:p>
          </table:table-cell>
          <table:table-cell table:formula="of:=[.I46]*(1+[.I$9])" office:value-type="currency" office:currency="USD" office:value="2208.58262177024">
            <text:p>$2,208.58</text:p>
          </table:table-cell>
          <table:table-cell table:formula="of:=[.J46]*(1+[.J$9])" office:value-type="currency" office:currency="USD" office:value="4226.99111342672">
            <text:p>$4,226.99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date" office:date-value="1664-01-01">
            <text:p>01/01/1664</text:p>
          </table:table-cell>
          <table:table-cell table:formula="of:=[.D47]*(1+[.D$9])" office:value-type="currency" office:currency="USD" office:value="73.7948034762728">
            <text:p>$73.79</text:p>
          </table:table-cell>
          <table:table-cell table:formula="of:=[.E47]*(1+[.E$9])" office:value-type="currency" office:currency="USD" office:value="153.251454957816">
            <text:p>$153.25</text:p>
          </table:table-cell>
          <table:table-cell table:formula="of:=[.F47]*(1+[.F$9])" office:value-type="currency" office:currency="USD" office:value="313.902513879786">
            <text:p>$313.90</text:p>
          </table:table-cell>
          <table:table-cell table:formula="of:=[.G47]*(1+[.G$9])" office:value-type="currency" office:currency="USD" office:value="634.48033102916">
            <text:p>$634.48</text:p>
          </table:table-cell>
          <table:table-cell table:formula="of:=[.H47]*(1+[.H$9])" office:value-type="currency" office:currency="USD" office:value="1266.1478900531">
            <text:p>$1,266.15</text:p>
          </table:table-cell>
          <table:table-cell table:formula="of:=[.I47]*(1+[.I$9])" office:value-type="currency" office:currency="USD" office:value="2495.69836260037">
            <text:p>$2,495.70</text:p>
          </table:table-cell>
          <table:table-cell table:formula="of:=[.J47]*(1+[.J$9])" office:value-type="currency" office:currency="USD" office:value="4861.03978044073">
            <text:p>$4,861.04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date" office:date-value="1665-01-01">
            <text:p>01/01/1665</text:p>
          </table:table-cell>
          <table:table-cell table:formula="of:=[.D48]*(1+[.D$9])" office:value-type="currency" office:currency="USD" office:value="76.008647580561">
            <text:p>$76.01</text:p>
          </table:table-cell>
          <table:table-cell table:formula="of:=[.E48]*(1+[.E$9])" office:value-type="currency" office:currency="USD" office:value="160.914027705706">
            <text:p>$160.91</text:p>
          </table:table-cell>
          <table:table-cell table:formula="of:=[.F48]*(1+[.F$9])" office:value-type="currency" office:currency="USD" office:value="335.875689851372">
            <text:p>$335.88</text:p>
          </table:table-cell>
          <table:table-cell table:formula="of:=[.G48]*(1+[.G$9])" office:value-type="currency" office:currency="USD" office:value="691.583560821784">
            <text:p>$691.58</text:p>
          </table:table-cell>
          <table:table-cell table:formula="of:=[.H48]*(1+[.H$9])" office:value-type="currency" office:currency="USD" office:value="1405.42415795895">
            <text:p>$1,405.42</text:p>
          </table:table-cell>
          <table:table-cell table:formula="of:=[.I48]*(1+[.I$9])" office:value-type="currency" office:currency="USD" office:value="2820.13914973842">
            <text:p>$2,820.14</text:p>
          </table:table-cell>
          <table:table-cell table:formula="of:=[.J48]*(1+[.J$9])" office:value-type="currency" office:currency="USD" office:value="5590.19574750683">
            <text:p>$5,590.2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date" office:date-value="1666-01-01">
            <text:p>01/01/1666</text:p>
          </table:table-cell>
          <table:table-cell table:formula="of:=[.D49]*(1+[.D$9])" office:value-type="currency" office:currency="USD" office:value="78.2889070079778">
            <text:p>$78.29</text:p>
          </table:table-cell>
          <table:table-cell table:formula="of:=[.E49]*(1+[.E$9])" office:value-type="currency" office:currency="USD" office:value="168.959729090992">
            <text:p>$168.96</text:p>
          </table:table-cell>
          <table:table-cell table:formula="of:=[.F49]*(1+[.F$9])" office:value-type="currency" office:currency="USD" office:value="359.386988140968">
            <text:p>$359.39</text:p>
          </table:table-cell>
          <table:table-cell table:formula="of:=[.G49]*(1+[.G$9])" office:value-type="currency" office:currency="USD" office:value="753.826081295745">
            <text:p>$753.83</text:p>
          </table:table-cell>
          <table:table-cell table:formula="of:=[.H49]*(1+[.H$9])" office:value-type="currency" office:currency="USD" office:value="1560.02081533443">
            <text:p>$1,560.02</text:p>
          </table:table-cell>
          <table:table-cell table:formula="of:=[.I49]*(1+[.I$9])" office:value-type="currency" office:currency="USD" office:value="3186.75723920441">
            <text:p>$3,186.76</text:p>
          </table:table-cell>
          <table:table-cell table:formula="of:=[.J49]*(1+[.J$9])" office:value-type="currency" office:currency="USD" office:value="6428.72510963286">
            <text:p>$6,428.73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date" office:date-value="1667-01-01">
            <text:p>01/01/1667</text:p>
          </table:table-cell>
          <table:table-cell table:formula="of:=[.D50]*(1+[.D$9])" office:value-type="currency" office:currency="USD" office:value="80.6375742182172">
            <text:p>$80.64</text:p>
          </table:table-cell>
          <table:table-cell table:formula="of:=[.E50]*(1+[.E$9])" office:value-type="currency" office:currency="USD" office:value="177.407715545541">
            <text:p>$177.41</text:p>
          </table:table-cell>
          <table:table-cell table:formula="of:=[.F50]*(1+[.F$9])" office:value-type="currency" office:currency="USD" office:value="384.544077310835">
            <text:p>$384.54</text:p>
          </table:table-cell>
          <table:table-cell table:formula="of:=[.G50]*(1+[.G$9])" office:value-type="currency" office:currency="USD" office:value="821.670428612362">
            <text:p>$821.67</text:p>
          </table:table-cell>
          <table:table-cell table:formula="of:=[.H50]*(1+[.H$9])" office:value-type="currency" office:currency="USD" office:value="1731.62310502122">
            <text:p>$1,731.62</text:p>
          </table:table-cell>
          <table:table-cell table:formula="of:=[.I50]*(1+[.I$9])" office:value-type="currency" office:currency="USD" office:value="3601.03568030098">
            <text:p>$3,601.04</text:p>
          </table:table-cell>
          <table:table-cell table:formula="of:=[.J50]*(1+[.J$9])" office:value-type="currency" office:currency="USD" office:value="7393.03387607779">
            <text:p>$7,393.03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date" office:date-value="1668-01-01">
            <text:p>01/01/1668</text:p>
          </table:table-cell>
          <table:table-cell table:formula="of:=[.D51]*(1+[.D$9])" office:value-type="currency" office:currency="USD" office:value="83.0567014447637">
            <text:p>$83.06</text:p>
          </table:table-cell>
          <table:table-cell table:formula="of:=[.E51]*(1+[.E$9])" office:value-type="currency" office:currency="USD" office:value="186.278101322818">
            <text:p>$186.28</text:p>
          </table:table-cell>
          <table:table-cell table:formula="of:=[.F51]*(1+[.F$9])" office:value-type="currency" office:currency="USD" office:value="411.462162722594">
            <text:p>$411.46</text:p>
          </table:table-cell>
          <table:table-cell table:formula="of:=[.G51]*(1+[.G$9])" office:value-type="currency" office:currency="USD" office:value="895.620767187475">
            <text:p>$895.62</text:p>
          </table:table-cell>
          <table:table-cell table:formula="of:=[.H51]*(1+[.H$9])" office:value-type="currency" office:currency="USD" office:value="1922.10164657355">
            <text:p>$1,922.10</text:p>
          </table:table-cell>
          <table:table-cell table:formula="of:=[.I51]*(1+[.I$9])" office:value-type="currency" office:currency="USD" office:value="4069.17031874011">
            <text:p>$4,069.17</text:p>
          </table:table-cell>
          <table:table-cell table:formula="of:=[.J51]*(1+[.J$9])" office:value-type="currency" office:currency="USD" office:value="8501.98895748945">
            <text:p>$8,501.99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date" office:date-value="1669-01-01">
            <text:p>01/01/1669</text:p>
          </table:table-cell>
          <table:table-cell table:formula="of:=[.D52]*(1+[.D$9])" office:value-type="currency" office:currency="USD" office:value="85.5484024881066">
            <text:p>$85.55</text:p>
          </table:table-cell>
          <table:table-cell table:formula="of:=[.E52]*(1+[.E$9])" office:value-type="currency" office:currency="USD" office:value="195.592006388959">
            <text:p>$195.59</text:p>
          </table:table-cell>
          <table:table-cell table:formula="of:=[.F52]*(1+[.F$9])" office:value-type="currency" office:currency="USD" office:value="440.264514113175">
            <text:p>$440.26</text:p>
          </table:table-cell>
          <table:table-cell table:formula="of:=[.G52]*(1+[.G$9])" office:value-type="currency" office:currency="USD" office:value="976.226636234347">
            <text:p>$976.23</text:p>
          </table:table-cell>
          <table:table-cell table:formula="of:=[.H52]*(1+[.H$9])" office:value-type="currency" office:currency="USD" office:value="2133.53282769664">
            <text:p>$2,133.53</text:p>
          </table:table-cell>
          <table:table-cell table:formula="of:=[.I52]*(1+[.I$9])" office:value-type="currency" office:currency="USD" office:value="4598.16246017632">
            <text:p>$4,598.16</text:p>
          </table:table-cell>
          <table:table-cell table:formula="of:=[.J52]*(1+[.J$9])" office:value-type="currency" office:currency="USD" office:value="9777.28730111287">
            <text:p>$9,777.2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date" office:date-value="1670-01-01">
            <text:p>01/01/1670</text:p>
          </table:table-cell>
          <table:table-cell table:formula="of:=[.D53]*(1+[.D$9])" office:value-type="currency" office:currency="USD" office:value="88.1148545627498">
            <text:p>$88.11</text:p>
          </table:table-cell>
          <table:table-cell table:formula="of:=[.E53]*(1+[.E$9])" office:value-type="currency" office:currency="USD" office:value="205.371606708407">
            <text:p>$205.37</text:p>
          </table:table-cell>
          <table:table-cell table:formula="of:=[.F53]*(1+[.F$9])" office:value-type="currency" office:currency="USD" office:value="471.083030101098">
            <text:p>$471.08</text:p>
          </table:table-cell>
          <table:table-cell table:formula="of:=[.G53]*(1+[.G$9])" office:value-type="currency" office:currency="USD" office:value="1064.08703349544">
            <text:p>$1,064.09</text:p>
          </table:table-cell>
          <table:table-cell table:formula="of:=[.H53]*(1+[.H$9])" office:value-type="currency" office:currency="USD" office:value="2368.22143874327">
            <text:p>$2,368.22</text:p>
          </table:table-cell>
          <table:table-cell table:formula="of:=[.I53]*(1+[.I$9])" office:value-type="currency" office:currency="USD" office:value="5195.92357999925">
            <text:p>$5,195.92</text:p>
          </table:table-cell>
          <table:table-cell table:formula="of:=[.J53]*(1+[.J$9])" office:value-type="currency" office:currency="USD" office:value="11243.8803962798">
            <text:p>$11,243.8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date" office:date-value="1671-01-01">
            <text:p>01/01/1671</text:p>
          </table:table-cell>
          <table:table-cell table:formula="of:=[.D54]*(1+[.D$9])" office:value-type="currency" office:currency="USD" office:value="90.7583001996323">
            <text:p>$90.76</text:p>
          </table:table-cell>
          <table:table-cell table:formula="of:=[.E54]*(1+[.E$9])" office:value-type="currency" office:currency="USD" office:value="215.640187043828">
            <text:p>$215.64</text:p>
          </table:table-cell>
          <table:table-cell table:formula="of:=[.F54]*(1+[.F$9])" office:value-type="currency" office:currency="USD" office:value="504.058842208175">
            <text:p>$504.06</text:p>
          </table:table-cell>
          <table:table-cell table:formula="of:=[.G54]*(1+[.G$9])" office:value-type="currency" office:currency="USD" office:value="1159.85486651003">
            <text:p>$1,159.85</text:p>
          </table:table-cell>
          <table:table-cell table:formula="of:=[.H54]*(1+[.H$9])" office:value-type="currency" office:currency="USD" office:value="2628.72579700503">
            <text:p>$2,628.73</text:p>
          </table:table-cell>
          <table:table-cell table:formula="of:=[.I54]*(1+[.I$9])" office:value-type="currency" office:currency="USD" office:value="5871.39364539915">
            <text:p>$5,871.39</text:p>
          </table:table-cell>
          <table:table-cell table:formula="of:=[.J54]*(1+[.J$9])" office:value-type="currency" office:currency="USD" office:value="12930.4624557218">
            <text:p>$12,930.46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date" office:date-value="1672-01-01">
            <text:p>01/01/1672</text:p>
          </table:table-cell>
          <table:table-cell table:formula="of:=[.D55]*(1+[.D$9])" office:value-type="currency" office:currency="USD" office:value="93.4810492056213">
            <text:p>$93.48</text:p>
          </table:table-cell>
          <table:table-cell table:formula="of:=[.E55]*(1+[.E$9])" office:value-type="currency" office:currency="USD" office:value="226.422196396019">
            <text:p>$226.42</text:p>
          </table:table-cell>
          <table:table-cell table:formula="of:=[.F55]*(1+[.F$9])" office:value-type="currency" office:currency="USD" office:value="539.342961162747">
            <text:p>$539.34</text:p>
          </table:table-cell>
          <table:table-cell table:formula="of:=[.G55]*(1+[.G$9])" office:value-type="currency" office:currency="USD" office:value="1264.24180449593">
            <text:p>$1,264.24</text:p>
          </table:table-cell>
          <table:table-cell table:formula="of:=[.H55]*(1+[.H$9])" office:value-type="currency" office:currency="USD" office:value="2917.88563467559">
            <text:p>$2,917.89</text:p>
          </table:table-cell>
          <table:table-cell table:formula="of:=[.I55]*(1+[.I$9])" office:value-type="currency" office:currency="USD" office:value="6634.67481930103">
            <text:p>$6,634.67</text:p>
          </table:table-cell>
          <table:table-cell table:formula="of:=[.J55]*(1+[.J$9])" office:value-type="currency" office:currency="USD" office:value="14870.03182408">
            <text:p>$14,870.03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date" office:date-value="1673-01-01">
            <text:p>01/01/1673</text:p>
          </table:table-cell>
          <table:table-cell table:formula="of:=[.D56]*(1+[.D$9])" office:value-type="currency" office:currency="USD" office:value="96.2854806817899">
            <text:p>$96.29</text:p>
          </table:table-cell>
          <table:table-cell table:formula="of:=[.E56]*(1+[.E$9])" office:value-type="currency" office:currency="USD" office:value="237.74330621582">
            <text:p>$237.74</text:p>
          </table:table-cell>
          <table:table-cell table:formula="of:=[.F56]*(1+[.F$9])" office:value-type="currency" office:currency="USD" office:value="577.096968444139">
            <text:p>$577.10</text:p>
          </table:table-cell>
          <table:table-cell table:formula="of:=[.G56]*(1+[.G$9])" office:value-type="currency" office:currency="USD" office:value="1378.02356690056">
            <text:p>$1,378.02</text:p>
          </table:table-cell>
          <table:table-cell table:formula="of:=[.H56]*(1+[.H$9])" office:value-type="currency" office:currency="USD" office:value="3238.8530544899">
            <text:p>$3,238.85</text:p>
          </table:table-cell>
          <table:table-cell table:formula="of:=[.I56]*(1+[.I$9])" office:value-type="currency" office:currency="USD" office:value="7497.18254581017">
            <text:p>$7,497.18</text:p>
          </table:table-cell>
          <table:table-cell table:formula="of:=[.J56]*(1+[.J$9])" office:value-type="currency" office:currency="USD" office:value="17100.536597692">
            <text:p>$17,100.54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date" office:date-value="1674-01-01">
            <text:p>01/01/1674</text:p>
          </table:table-cell>
          <table:table-cell table:formula="of:=[.D57]*(1+[.D$9])" office:value-type="currency" office:currency="USD" office:value="99.1740451022436">
            <text:p>$99.17</text:p>
          </table:table-cell>
          <table:table-cell table:formula="of:=[.E57]*(1+[.E$9])" office:value-type="currency" office:currency="USD" office:value="249.630471526611">
            <text:p>$249.63</text:p>
          </table:table-cell>
          <table:table-cell table:formula="of:=[.F57]*(1+[.F$9])" office:value-type="currency" office:currency="USD" office:value="617.493756235229">
            <text:p>$617.49</text:p>
          </table:table-cell>
          <table:table-cell table:formula="of:=[.G57]*(1+[.G$9])" office:value-type="currency" office:currency="USD" office:value="1502.04568792162">
            <text:p>$1,502.05</text:p>
          </table:table-cell>
          <table:table-cell table:formula="of:=[.H57]*(1+[.H$9])" office:value-type="currency" office:currency="USD" office:value="3595.12689048379">
            <text:p>$3,595.13</text:p>
          </table:table-cell>
          <table:table-cell table:formula="of:=[.I57]*(1+[.I$9])" office:value-type="currency" office:currency="USD" office:value="8471.81627676549">
            <text:p>$8,471.82</text:p>
          </table:table-cell>
          <table:table-cell table:formula="of:=[.J57]*(1+[.J$9])" office:value-type="currency" office:currency="USD" office:value="19665.6170873458">
            <text:p>$19,665.62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date" office:date-value="1675-01-01">
            <text:p>01/01/1675</text:p>
          </table:table-cell>
          <table:table-cell table:formula="of:=[.D58]*(1+[.D$9])" office:value-type="currency" office:currency="USD" office:value="102.149266455311">
            <text:p>$102.15</text:p>
          </table:table-cell>
          <table:table-cell table:formula="of:=[.E58]*(1+[.E$9])" office:value-type="currency" office:currency="USD" office:value="262.111995102942">
            <text:p>$262.11</text:p>
          </table:table-cell>
          <table:table-cell table:formula="of:=[.F58]*(1+[.F$9])" office:value-type="currency" office:currency="USD" office:value="660.718319171695">
            <text:p>$660.72</text:p>
          </table:table-cell>
          <table:table-cell table:formula="of:=[.G58]*(1+[.G$9])" office:value-type="currency" office:currency="USD" office:value="1637.22979983456">
            <text:p>$1,637.23</text:p>
          </table:table-cell>
          <table:table-cell table:formula="of:=[.H58]*(1+[.H$9])" office:value-type="currency" office:currency="USD" office:value="3990.59084843701">
            <text:p>$3,990.59</text:p>
          </table:table-cell>
          <table:table-cell table:formula="of:=[.I58]*(1+[.I$9])" office:value-type="currency" office:currency="USD" office:value="9573.152392745">
            <text:p>$9,573.15</text:p>
          </table:table-cell>
          <table:table-cell table:formula="of:=[.J58]*(1+[.J$9])" office:value-type="currency" office:currency="USD" office:value="22615.4596504477">
            <text:p>$22,615.46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date" office:date-value="1676-01-01">
            <text:p>01/01/1676</text:p>
          </table:table-cell>
          <table:table-cell table:formula="of:=[.D59]*(1+[.D$9])" office:value-type="currency" office:currency="USD" office:value="105.21374444897">
            <text:p>$105.21</text:p>
          </table:table-cell>
          <table:table-cell table:formula="of:=[.E59]*(1+[.E$9])" office:value-type="currency" office:currency="USD" office:value="275.217594858089">
            <text:p>$275.22</text:p>
          </table:table-cell>
          <table:table-cell table:formula="of:=[.F59]*(1+[.F$9])" office:value-type="currency" office:currency="USD" office:value="706.968601513714">
            <text:p>$706.97</text:p>
          </table:table-cell>
          <table:table-cell table:formula="of:=[.G59]*(1+[.G$9])" office:value-type="currency" office:currency="USD" office:value="1784.58048181967">
            <text:p>$1,784.58</text:p>
          </table:table-cell>
          <table:table-cell table:formula="of:=[.H59]*(1+[.H$9])" office:value-type="currency" office:currency="USD" office:value="4429.55584176508">
            <text:p>$4,429.56</text:p>
          </table:table-cell>
          <table:table-cell table:formula="of:=[.I59]*(1+[.I$9])" office:value-type="currency" office:currency="USD" office:value="10817.6622038019">
            <text:p>$10,817.66</text:p>
          </table:table-cell>
          <table:table-cell table:formula="of:=[.J59]*(1+[.J$9])" office:value-type="currency" office:currency="USD" office:value="26007.7785980149">
            <text:p>$26,007.78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date" office:date-value="1677-01-01">
            <text:p>01/01/1677</text:p>
          </table:table-cell>
          <table:table-cell table:formula="of:=[.D60]*(1+[.D$9])" office:value-type="currency" office:currency="USD" office:value="108.370156782439">
            <text:p>$108.37</text:p>
          </table:table-cell>
          <table:table-cell table:formula="of:=[.E60]*(1+[.E$9])" office:value-type="currency" office:currency="USD" office:value="288.978474600993">
            <text:p>$288.98</text:p>
          </table:table-cell>
          <table:table-cell table:formula="of:=[.F60]*(1+[.F$9])" office:value-type="currency" office:currency="USD" office:value="756.456403619674">
            <text:p>$756.46</text:p>
          </table:table-cell>
          <table:table-cell table:formula="of:=[.G60]*(1+[.G$9])" office:value-type="currency" office:currency="USD" office:value="1945.19272518344">
            <text:p>$1,945.19</text:p>
          </table:table-cell>
          <table:table-cell table:formula="of:=[.H60]*(1+[.H$9])" office:value-type="currency" office:currency="USD" office:value="4916.80698435924">
            <text:p>$4,916.81</text:p>
          </table:table-cell>
          <table:table-cell table:formula="of:=[.I60]*(1+[.I$9])" office:value-type="currency" office:currency="USD" office:value="12223.9582902961">
            <text:p>$12,223.96</text:p>
          </table:table-cell>
          <table:table-cell table:formula="of:=[.J60]*(1+[.J$9])" office:value-type="currency" office:currency="USD" office:value="29908.9453877171">
            <text:p>$29,908.95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date" office:date-value="1678-01-01">
            <text:p>01/01/1678</text:p>
          </table:table-cell>
          <table:table-cell table:formula="of:=[.D61]*(1+[.D$9])" office:value-type="currency" office:currency="USD" office:value="111.621261485913">
            <text:p>$111.62</text:p>
          </table:table-cell>
          <table:table-cell table:formula="of:=[.E61]*(1+[.E$9])" office:value-type="currency" office:currency="USD" office:value="303.427398331043">
            <text:p>$303.43</text:p>
          </table:table-cell>
          <table:table-cell table:formula="of:=[.F61]*(1+[.F$9])" office:value-type="currency" office:currency="USD" office:value="809.408351873051">
            <text:p>$809.41</text:p>
          </table:table-cell>
          <table:table-cell table:formula="of:=[.G61]*(1+[.G$9])" office:value-type="currency" office:currency="USD" office:value="2120.26007044995">
            <text:p>$2,120.26</text:p>
          </table:table-cell>
          <table:table-cell table:formula="of:=[.H61]*(1+[.H$9])" office:value-type="currency" office:currency="USD" office:value="5457.65575263876">
            <text:p>$5,457.66</text:p>
          </table:table-cell>
          <table:table-cell table:formula="of:=[.I61]*(1+[.I$9])" office:value-type="currency" office:currency="USD" office:value="13813.0728680346">
            <text:p>$13,813.07</text:p>
          </table:table-cell>
          <table:table-cell table:formula="of:=[.J61]*(1+[.J$9])" office:value-type="currency" office:currency="USD" office:value="34395.2871958747">
            <text:p>$34,395.29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date" office:date-value="1679-01-01">
            <text:p>01/01/1679</text:p>
          </table:table-cell>
          <table:table-cell table:formula="of:=[.D62]*(1+[.D$9])" office:value-type="currency" office:currency="USD" office:value="114.96989933049">
            <text:p>$114.97</text:p>
          </table:table-cell>
          <table:table-cell table:formula="of:=[.E62]*(1+[.E$9])" office:value-type="currency" office:currency="USD" office:value="318.598768247595">
            <text:p>$318.60</text:p>
          </table:table-cell>
          <table:table-cell table:formula="of:=[.F62]*(1+[.F$9])" office:value-type="currency" office:currency="USD" office:value="866.066936504165">
            <text:p>$866.07</text:p>
          </table:table-cell>
          <table:table-cell table:formula="of:=[.G62]*(1+[.G$9])" office:value-type="currency" office:currency="USD" office:value="2311.08347679045">
            <text:p>$2,311.08</text:p>
          </table:table-cell>
          <table:table-cell table:formula="of:=[.H62]*(1+[.H$9])" office:value-type="currency" office:currency="USD" office:value="6057.99788542902">
            <text:p>$6,058.00</text:p>
          </table:table-cell>
          <table:table-cell table:formula="of:=[.I62]*(1+[.I$9])" office:value-type="currency" office:currency="USD" office:value="15608.7723408791">
            <text:p>$15,608.77</text:p>
          </table:table-cell>
          <table:table-cell table:formula="of:=[.J62]*(1+[.J$9])" office:value-type="currency" office:currency="USD" office:value="39554.5802752558">
            <text:p>$39,554.58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date" office:date-value="1680-01-01">
            <text:p>01/01/1680</text:p>
          </table:table-cell>
          <table:table-cell table:formula="of:=[.D63]*(1+[.D$9])" office:value-type="currency" office:currency="USD" office:value="118.418996310405">
            <text:p>$118.42</text:p>
          </table:table-cell>
          <table:table-cell table:formula="of:=[.E63]*(1+[.E$9])" office:value-type="currency" office:currency="USD" office:value="334.528706659975">
            <text:p>$334.53</text:p>
          </table:table-cell>
          <table:table-cell table:formula="of:=[.F63]*(1+[.F$9])" office:value-type="currency" office:currency="USD" office:value="926.691622059456">
            <text:p>$926.69</text:p>
          </table:table-cell>
          <table:table-cell table:formula="of:=[.G63]*(1+[.G$9])" office:value-type="currency" office:currency="USD" office:value="2519.08098970159">
            <text:p>$2,519.08</text:p>
          </table:table-cell>
          <table:table-cell table:formula="of:=[.H63]*(1+[.H$9])" office:value-type="currency" office:currency="USD" office:value="6724.37765282622">
            <text:p>$6,724.38</text:p>
          </table:table-cell>
          <table:table-cell table:formula="of:=[.I63]*(1+[.I$9])" office:value-type="currency" office:currency="USD" office:value="17637.9127451934">
            <text:p>$17,637.91</text:p>
          </table:table-cell>
          <table:table-cell table:formula="of:=[.J63]*(1+[.J$9])" office:value-type="currency" office:currency="USD" office:value="45487.7673165442">
            <text:p>$45,487.77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date" office:date-value="1681-01-01">
            <text:p>01/01/1681</text:p>
          </table:table-cell>
          <table:table-cell table:formula="of:=[.D64]*(1+[.D$9])" office:value-type="currency" office:currency="USD" office:value="121.971566199717">
            <text:p>$121.97</text:p>
          </table:table-cell>
          <table:table-cell table:formula="of:=[.E64]*(1+[.E$9])" office:value-type="currency" office:currency="USD" office:value="351.255141992974">
            <text:p>$351.26</text:p>
          </table:table-cell>
          <table:table-cell table:formula="of:=[.F64]*(1+[.F$9])" office:value-type="currency" office:currency="USD" office:value="991.560035603618">
            <text:p>$991.56</text:p>
          </table:table-cell>
          <table:table-cell table:formula="of:=[.G64]*(1+[.G$9])" office:value-type="currency" office:currency="USD" office:value="2745.79827877473">
            <text:p>$2,745.80</text:p>
          </table:table-cell>
          <table:table-cell table:formula="of:=[.H64]*(1+[.H$9])" office:value-type="currency" office:currency="USD" office:value="7464.0591946371">
            <text:p>$7,464.06</text:p>
          </table:table-cell>
          <table:table-cell table:formula="of:=[.I64]*(1+[.I$9])" office:value-type="currency" office:currency="USD" office:value="19930.8414020685">
            <text:p>$19,930.84</text:p>
          </table:table-cell>
          <table:table-cell table:formula="of:=[.J64]*(1+[.J$9])" office:value-type="currency" office:currency="USD" office:value="52310.9324140259">
            <text:p>$52,310.93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date" office:date-value="1682-01-01">
            <text:p>01/01/1682</text:p>
          </table:table-cell>
          <table:table-cell table:formula="of:=[.D65]*(1+[.D$9])" office:value-type="currency" office:currency="USD" office:value="125.630713185708">
            <text:p>$125.63</text:p>
          </table:table-cell>
          <table:table-cell table:formula="of:=[.E65]*(1+[.E$9])" office:value-type="currency" office:currency="USD" office:value="368.817899092622">
            <text:p>$368.82</text:p>
          </table:table-cell>
          <table:table-cell table:formula="of:=[.F65]*(1+[.F$9])" office:value-type="currency" office:currency="USD" office:value="1060.96923809587">
            <text:p>$1,060.97</text:p>
          </table:table-cell>
          <table:table-cell table:formula="of:=[.G65]*(1+[.G$9])" office:value-type="currency" office:currency="USD" office:value="2992.92012386446">
            <text:p>$2,992.92</text:p>
          </table:table-cell>
          <table:table-cell table:formula="of:=[.H65]*(1+[.H$9])" office:value-type="currency" office:currency="USD" office:value="8285.10570604718">
            <text:p>$8,285.11</text:p>
          </table:table-cell>
          <table:table-cell table:formula="of:=[.I65]*(1+[.I$9])" office:value-type="currency" office:currency="USD" office:value="22521.8507843374">
            <text:p>$22,521.85</text:p>
          </table:table-cell>
          <table:table-cell table:formula="of:=[.J65]*(1+[.J$9])" office:value-type="currency" office:currency="USD" office:value="60157.5722761297">
            <text:p>$60,157.57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date" office:date-value="1683-01-01">
            <text:p>01/01/1683</text:p>
          </table:table-cell>
          <table:table-cell table:formula="of:=[.D66]*(1+[.D$9])" office:value-type="currency" office:currency="USD" office:value="129.39963458128">
            <text:p>$129.40</text:p>
          </table:table-cell>
          <table:table-cell table:formula="of:=[.E66]*(1+[.E$9])" office:value-type="currency" office:currency="USD" office:value="387.258794047254">
            <text:p>$387.26</text:p>
          </table:table-cell>
          <table:table-cell table:formula="of:=[.F66]*(1+[.F$9])" office:value-type="currency" office:currency="USD" office:value="1135.23708476258">
            <text:p>$1,135.24</text:p>
          </table:table-cell>
          <table:table-cell table:formula="of:=[.G66]*(1+[.G$9])" office:value-type="currency" office:currency="USD" office:value="3262.28293501226">
            <text:p>$3,262.28</text:p>
          </table:table-cell>
          <table:table-cell table:formula="of:=[.H66]*(1+[.H$9])" office:value-type="currency" office:currency="USD" office:value="9196.46733371237">
            <text:p>$9,196.47</text:p>
          </table:table-cell>
          <table:table-cell table:formula="of:=[.I66]*(1+[.I$9])" office:value-type="currency" office:currency="USD" office:value="25449.6913863012">
            <text:p>$25,449.69</text:p>
          </table:table-cell>
          <table:table-cell table:formula="of:=[.J66]*(1+[.J$9])" office:value-type="currency" office:currency="USD" office:value="69181.2081175492">
            <text:p>$69,181.2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date" office:date-value="1684-01-01">
            <text:p>01/01/1684</text:p>
          </table:table-cell>
          <table:table-cell table:formula="of:=[.D67]*(1+[.D$9])" office:value-type="currency" office:currency="USD" office:value="133.281623618718">
            <text:p>$133.28</text:p>
          </table:table-cell>
          <table:table-cell table:formula="of:=[.E67]*(1+[.E$9])" office:value-type="currency" office:currency="USD" office:value="406.621733749616">
            <text:p>$406.62</text:p>
          </table:table-cell>
          <table:table-cell table:formula="of:=[.F67]*(1+[.F$9])" office:value-type="currency" office:currency="USD" office:value="1214.70368069596">
            <text:p>$1,214.70</text:p>
          </table:table-cell>
          <table:table-cell table:formula="of:=[.G67]*(1+[.G$9])" office:value-type="currency" office:currency="USD" office:value="3555.88839916336">
            <text:p>$3,555.89</text:p>
          </table:table-cell>
          <table:table-cell table:formula="of:=[.H67]*(1+[.H$9])" office:value-type="currency" office:currency="USD" office:value="10208.0787404207">
            <text:p>$10,208.08</text:p>
          </table:table-cell>
          <table:table-cell table:formula="of:=[.I67]*(1+[.I$9])" office:value-type="currency" office:currency="USD" office:value="28758.1512665204">
            <text:p>$28,758.15</text:p>
          </table:table-cell>
          <table:table-cell table:formula="of:=[.J67]*(1+[.J$9])" office:value-type="currency" office:currency="USD" office:value="79558.3893351816">
            <text:p>$79,558.39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date" office:date-value="1685-01-01">
            <text:p>01/01/1685</text:p>
          </table:table-cell>
          <table:table-cell table:formula="of:=[.D68]*(1+[.D$9])" office:value-type="currency" office:currency="USD" office:value="137.280072327279">
            <text:p>$137.28</text:p>
          </table:table-cell>
          <table:table-cell table:formula="of:=[.E68]*(1+[.E$9])" office:value-type="currency" office:currency="USD" office:value="426.952820437097">
            <text:p>$426.95</text:p>
          </table:table-cell>
          <table:table-cell table:formula="of:=[.F68]*(1+[.F$9])" office:value-type="currency" office:currency="USD" office:value="1299.73293834468">
            <text:p>$1,299.73</text:p>
          </table:table-cell>
          <table:table-cell table:formula="of:=[.G68]*(1+[.G$9])" office:value-type="currency" office:currency="USD" office:value="3875.91835508806">
            <text:p>$3,875.92</text:p>
          </table:table-cell>
          <table:table-cell table:formula="of:=[.H68]*(1+[.H$9])" office:value-type="currency" office:currency="USD" office:value="11330.967401867">
            <text:p>$11,330.97</text:p>
          </table:table-cell>
          <table:table-cell table:formula="of:=[.I68]*(1+[.I$9])" office:value-type="currency" office:currency="USD" office:value="32496.7109311681">
            <text:p>$32,496.71</text:p>
          </table:table-cell>
          <table:table-cell table:formula="of:=[.J68]*(1+[.J$9])" office:value-type="currency" office:currency="USD" office:value="91492.1477354588">
            <text:p>$91,492.1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date" office:date-value="1686-01-01">
            <text:p>01/01/1686</text:p>
          </table:table-cell>
          <table:table-cell table:formula="of:=[.D69]*(1+[.D$9])" office:value-type="currency" office:currency="USD" office:value="141.398474497098">
            <text:p>$141.40</text:p>
          </table:table-cell>
          <table:table-cell table:formula="of:=[.E69]*(1+[.E$9])" office:value-type="currency" office:currency="USD" office:value="448.300461458952">
            <text:p>$448.30</text:p>
          </table:table-cell>
          <table:table-cell table:formula="of:=[.F69]*(1+[.F$9])" office:value-type="currency" office:currency="USD" office:value="1390.71424402881">
            <text:p>$1,390.71</text:p>
          </table:table-cell>
          <table:table-cell table:formula="of:=[.G69]*(1+[.G$9])" office:value-type="currency" office:currency="USD" office:value="4224.75100704599">
            <text:p>$4,224.75</text:p>
          </table:table-cell>
          <table:table-cell table:formula="of:=[.H69]*(1+[.H$9])" office:value-type="currency" office:currency="USD" office:value="12577.3738160724">
            <text:p>$12,577.37</text:p>
          </table:table-cell>
          <table:table-cell table:formula="of:=[.I69]*(1+[.I$9])" office:value-type="currency" office:currency="USD" office:value="36721.2833522199">
            <text:p>$36,721.28</text:p>
          </table:table-cell>
          <table:table-cell table:formula="of:=[.J69]*(1+[.J$9])" office:value-type="currency" office:currency="USD" office:value="105215.969895778">
            <text:p>$105,215.97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date" office:date-value="1687-01-01">
            <text:p>01/01/1687</text:p>
          </table:table-cell>
          <table:table-cell table:formula="of:=[.D70]*(1+[.D$9])" office:value-type="currency" office:currency="USD" office:value="145.640428732011">
            <text:p>$145.64</text:p>
          </table:table-cell>
          <table:table-cell table:formula="of:=[.E70]*(1+[.E$9])" office:value-type="currency" office:currency="USD" office:value="470.7154845319">
            <text:p>$470.72</text:p>
          </table:table-cell>
          <table:table-cell table:formula="of:=[.F70]*(1+[.F$9])" office:value-type="currency" office:currency="USD" office:value="1488.06424111083">
            <text:p>$1,488.06</text:p>
          </table:table-cell>
          <table:table-cell table:formula="of:=[.G70]*(1+[.G$9])" office:value-type="currency" office:currency="USD" office:value="4604.97859768013">
            <text:p>$4,604.98</text:p>
          </table:table-cell>
          <table:table-cell table:formula="of:=[.H70]*(1+[.H$9])" office:value-type="currency" office:currency="USD" office:value="13960.8849358404">
            <text:p>$13,960.88</text:p>
          </table:table-cell>
          <table:table-cell table:formula="of:=[.I70]*(1+[.I$9])" office:value-type="currency" office:currency="USD" office:value="41495.0501880085">
            <text:p>$41,495.05</text:p>
          </table:table-cell>
          <table:table-cell table:formula="of:=[.J70]*(1+[.J$9])" office:value-type="currency" office:currency="USD" office:value="120998.365380144">
            <text:p>$120,998.37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date" office:date-value="1688-01-01">
            <text:p>01/01/1688</text:p>
          </table:table-cell>
          <table:table-cell table:formula="of:=[.D71]*(1+[.D$9])" office:value-type="currency" office:currency="USD" office:value="150.009641593971">
            <text:p>$150.01</text:p>
          </table:table-cell>
          <table:table-cell table:formula="of:=[.E71]*(1+[.E$9])" office:value-type="currency" office:currency="USD" office:value="494.251258758495">
            <text:p>$494.25</text:p>
          </table:table-cell>
          <table:table-cell table:formula="of:=[.F71]*(1+[.F$9])" office:value-type="currency" office:currency="USD" office:value="1592.22873798858">
            <text:p>$1,592.23</text:p>
          </table:table-cell>
          <table:table-cell table:formula="of:=[.G71]*(1+[.G$9])" office:value-type="currency" office:currency="USD" office:value="5019.42667147134">
            <text:p>$5,019.43</text:p>
          </table:table-cell>
          <table:table-cell table:formula="of:=[.H71]*(1+[.H$9])" office:value-type="currency" office:currency="USD" office:value="15496.5822787828">
            <text:p>$15,496.58</text:p>
          </table:table-cell>
          <table:table-cell table:formula="of:=[.I71]*(1+[.I$9])" office:value-type="currency" office:currency="USD" office:value="46889.4067124496">
            <text:p>$46,889.41</text:p>
          </table:table-cell>
          <table:table-cell table:formula="of:=[.J71]*(1+[.J$9])" office:value-type="currency" office:currency="USD" office:value="139148.120187166">
            <text:p>$139,148.1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date" office:date-value="1689-01-01">
            <text:p>01/01/1689</text:p>
          </table:table-cell>
          <table:table-cell table:formula="of:=[.D72]*(1+[.D$9])" office:value-type="currency" office:currency="USD" office:value="154.50993084179">
            <text:p>$154.51</text:p>
          </table:table-cell>
          <table:table-cell table:formula="of:=[.E72]*(1+[.E$9])" office:value-type="currency" office:currency="USD" office:value="518.963821696419">
            <text:p>$518.96</text:p>
          </table:table-cell>
          <table:table-cell table:formula="of:=[.F72]*(1+[.F$9])" office:value-type="currency" office:currency="USD" office:value="1703.68474964778">
            <text:p>$1,703.68</text:p>
          </table:table-cell>
          <table:table-cell table:formula="of:=[.G72]*(1+[.G$9])" office:value-type="currency" office:currency="USD" office:value="5471.17507190376">
            <text:p>$5,471.18</text:p>
          </table:table-cell>
          <table:table-cell table:formula="of:=[.H72]*(1+[.H$9])" office:value-type="currency" office:currency="USD" office:value="17201.2063294489">
            <text:p>$17,201.21</text:p>
          </table:table-cell>
          <table:table-cell table:formula="of:=[.I72]*(1+[.I$9])" office:value-type="currency" office:currency="USD" office:value="52985.029585068">
            <text:p>$52,985.03</text:p>
          </table:table-cell>
          <table:table-cell table:formula="of:=[.J72]*(1+[.J$9])" office:value-type="currency" office:currency="USD" office:value="160020.338215241">
            <text:p>$160,020.3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date" office:date-value="1690-01-01">
            <text:p>01/01/1690</text:p>
          </table:table-cell>
          <table:table-cell table:formula="of:=[.D73]*(1+[.D$9])" office:value-type="currency" office:currency="USD" office:value="159.145228767044">
            <text:p>$159.15</text:p>
          </table:table-cell>
          <table:table-cell table:formula="of:=[.E73]*(1+[.E$9])" office:value-type="currency" office:currency="USD" office:value="544.91201278124">
            <text:p>$544.91</text:p>
          </table:table-cell>
          <table:table-cell table:formula="of:=[.F73]*(1+[.F$9])" office:value-type="currency" office:currency="USD" office:value="1822.94268212313">
            <text:p>$1,822.94</text:p>
          </table:table-cell>
          <table:table-cell table:formula="of:=[.G73]*(1+[.G$9])" office:value-type="currency" office:currency="USD" office:value="5963.5808283751">
            <text:p>$5,963.58</text:p>
          </table:table-cell>
          <table:table-cell table:formula="of:=[.H73]*(1+[.H$9])" office:value-type="currency" office:currency="USD" office:value="19093.3390256883">
            <text:p>$19,093.34</text:p>
          </table:table-cell>
          <table:table-cell table:formula="of:=[.I73]*(1+[.I$9])" office:value-type="currency" office:currency="USD" office:value="59873.0834311269">
            <text:p>$59,873.08</text:p>
          </table:table-cell>
          <table:table-cell table:formula="of:=[.J73]*(1+[.J$9])" office:value-type="currency" office:currency="USD" office:value="184023.388947527">
            <text:p>$184,023.3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date" office:date-value="1691-01-01">
            <text:p>01/01/1691</text:p>
          </table:table-cell>
          <table:table-cell table:formula="of:=[.D74]*(1+[.D$9])" office:value-type="currency" office:currency="USD" office:value="163.919585630055">
            <text:p>$163.92</text:p>
          </table:table-cell>
          <table:table-cell table:formula="of:=[.E74]*(1+[.E$9])" office:value-type="currency" office:currency="USD" office:value="572.157613420302">
            <text:p>$572.16</text:p>
          </table:table-cell>
          <table:table-cell table:formula="of:=[.F74]*(1+[.F$9])" office:value-type="currency" office:currency="USD" office:value="1950.54866987175">
            <text:p>$1,950.55</text:p>
          </table:table-cell>
          <table:table-cell table:formula="of:=[.G74]*(1+[.G$9])" office:value-type="currency" office:currency="USD" office:value="6500.30310292886">
            <text:p>$6,500.30</text:p>
          </table:table-cell>
          <table:table-cell table:formula="of:=[.H74]*(1+[.H$9])" office:value-type="currency" office:currency="USD" office:value="21193.606318514">
            <text:p>$21,193.61</text:p>
          </table:table-cell>
          <table:table-cell table:formula="of:=[.I74]*(1+[.I$9])" office:value-type="currency" office:currency="USD" office:value="67656.5842771733">
            <text:p>$67,656.58</text:p>
          </table:table-cell>
          <table:table-cell table:formula="of:=[.J74]*(1+[.J$9])" office:value-type="currency" office:currency="USD" office:value="211626.897289656">
            <text:p>$211,626.9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date" office:date-value="1692-01-01">
            <text:p>01/01/1692</text:p>
          </table:table-cell>
          <table:table-cell table:formula="of:=[.D75]*(1+[.D$9])" office:value-type="currency" office:currency="USD" office:value="168.837173198957">
            <text:p>$168.84</text:p>
          </table:table-cell>
          <table:table-cell table:formula="of:=[.E75]*(1+[.E$9])" office:value-type="currency" office:currency="USD" office:value="600.765494091317">
            <text:p>$600.77</text:p>
          </table:table-cell>
          <table:table-cell table:formula="of:=[.F75]*(1+[.F$9])" office:value-type="currency" office:currency="USD" office:value="2087.08707676277">
            <text:p>$2,087.09</text:p>
          </table:table-cell>
          <table:table-cell table:formula="of:=[.G75]*(1+[.G$9])" office:value-type="currency" office:currency="USD" office:value="7085.33038219246">
            <text:p>$7,085.33</text:p>
          </table:table-cell>
          <table:table-cell table:formula="of:=[.H75]*(1+[.H$9])" office:value-type="currency" office:currency="USD" office:value="23524.9030135505">
            <text:p>$23,524.90</text:p>
          </table:table-cell>
          <table:table-cell table:formula="of:=[.I75]*(1+[.I$9])" office:value-type="currency" office:currency="USD" office:value="76451.9402332059">
            <text:p>$76,451.94</text:p>
          </table:table-cell>
          <table:table-cell table:formula="of:=[.J75]*(1+[.J$9])" office:value-type="currency" office:currency="USD" office:value="243370.931883104">
            <text:p>$243,370.9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date" office:date-value="1693-01-01">
            <text:p>01/01/1693</text:p>
          </table:table-cell>
          <table:table-cell table:formula="of:=[.D76]*(1+[.D$9])" office:value-type="currency" office:currency="USD" office:value="173.902288394926">
            <text:p>$173.90</text:p>
          </table:table-cell>
          <table:table-cell table:formula="of:=[.E76]*(1+[.E$9])" office:value-type="currency" office:currency="USD" office:value="630.803768795883">
            <text:p>$630.80</text:p>
          </table:table-cell>
          <table:table-cell table:formula="of:=[.F76]*(1+[.F$9])" office:value-type="currency" office:currency="USD" office:value="2233.18317213616">
            <text:p>$2,233.18</text:p>
          </table:table-cell>
          <table:table-cell table:formula="of:=[.G76]*(1+[.G$9])" office:value-type="currency" office:currency="USD" office:value="7723.01011658978">
            <text:p>$7,723.01</text:p>
          </table:table-cell>
          <table:table-cell table:formula="of:=[.H76]*(1+[.H$9])" office:value-type="currency" office:currency="USD" office:value="26112.6423450411">
            <text:p>$26,112.64</text:p>
          </table:table-cell>
          <table:table-cell table:formula="of:=[.I76]*(1+[.I$9])" office:value-type="currency" office:currency="USD" office:value="86390.6924635226">
            <text:p>$86,390.69</text:p>
          </table:table-cell>
          <table:table-cell table:formula="of:=[.J76]*(1+[.J$9])" office:value-type="currency" office:currency="USD" office:value="279876.57166557">
            <text:p>$279,876.57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date" office:date-value="1694-01-01">
            <text:p>01/01/1694</text:p>
          </table:table-cell>
          <table:table-cell table:formula="of:=[.D77]*(1+[.D$9])" office:value-type="currency" office:currency="USD" office:value="179.119357046773">
            <text:p>$179.12</text:p>
          </table:table-cell>
          <table:table-cell table:formula="of:=[.E77]*(1+[.E$9])" office:value-type="currency" office:currency="USD" office:value="662.343957235678">
            <text:p>$662.34</text:p>
          </table:table-cell>
          <table:table-cell table:formula="of:=[.F77]*(1+[.F$9])" office:value-type="currency" office:currency="USD" office:value="2389.5059941857">
            <text:p>$2,389.51</text:p>
          </table:table-cell>
          <table:table-cell table:formula="of:=[.G77]*(1+[.G$9])" office:value-type="currency" office:currency="USD" office:value="8418.08102708287">
            <text:p>$8,418.08</text:p>
          </table:table-cell>
          <table:table-cell table:formula="of:=[.H77]*(1+[.H$9])" office:value-type="currency" office:currency="USD" office:value="28985.0330029956">
            <text:p>$28,985.03</text:p>
          </table:table-cell>
          <table:table-cell table:formula="of:=[.I77]*(1+[.I$9])" office:value-type="currency" office:currency="USD" office:value="97621.4824837806">
            <text:p>$97,621.48</text:p>
          </table:table-cell>
          <table:table-cell table:formula="of:=[.J77]*(1+[.J$9])" office:value-type="currency" office:currency="USD" office:value="321858.057415405">
            <text:p>$321,858.06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date" office:date-value="1695-01-01">
            <text:p>01/01/1695</text:p>
          </table:table-cell>
          <table:table-cell table:formula="of:=[.D78]*(1+[.D$9])" office:value-type="currency" office:currency="USD" office:value="184.492937758177">
            <text:p>$184.49</text:p>
          </table:table-cell>
          <table:table-cell table:formula="of:=[.E78]*(1+[.E$9])" office:value-type="currency" office:currency="USD" office:value="695.461155097461">
            <text:p>$695.46</text:p>
          </table:table-cell>
          <table:table-cell table:formula="of:=[.F78]*(1+[.F$9])" office:value-type="currency" office:currency="USD" office:value="2556.77141377869">
            <text:p>$2,556.77</text:p>
          </table:table-cell>
          <table:table-cell table:formula="of:=[.G78]*(1+[.G$9])" office:value-type="currency" office:currency="USD" office:value="9175.70831952032">
            <text:p>$9,175.71</text:p>
          </table:table-cell>
          <table:table-cell table:formula="of:=[.H78]*(1+[.H$9])" office:value-type="currency" office:currency="USD" office:value="32173.3866333251">
            <text:p>$32,173.39</text:p>
          </table:table-cell>
          <table:table-cell table:formula="of:=[.I78]*(1+[.I$9])" office:value-type="currency" office:currency="USD" office:value="110312.275206672">
            <text:p>$110,312.28</text:p>
          </table:table-cell>
          <table:table-cell table:formula="of:=[.J78]*(1+[.J$9])" office:value-type="currency" office:currency="USD" office:value="370136.766027716">
            <text:p>$370,136.77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date" office:date-value="1696-01-01">
            <text:p>01/01/1696</text:p>
          </table:table-cell>
          <table:table-cell table:formula="of:=[.D79]*(1+[.D$9])" office:value-type="currency" office:currency="USD" office:value="190.027725890922">
            <text:p>$190.03</text:p>
          </table:table-cell>
          <table:table-cell table:formula="of:=[.E79]*(1+[.E$9])" office:value-type="currency" office:currency="USD" office:value="730.234212852335">
            <text:p>$730.23</text:p>
          </table:table-cell>
          <table:table-cell table:formula="of:=[.F79]*(1+[.F$9])" office:value-type="currency" office:currency="USD" office:value="2735.7454127432">
            <text:p>$2,735.75</text:p>
          </table:table-cell>
          <table:table-cell table:formula="of:=[.G79]*(1+[.G$9])" office:value-type="currency" office:currency="USD" office:value="10001.5220682772">
            <text:p>$10,001.52</text:p>
          </table:table-cell>
          <table:table-cell table:formula="of:=[.H79]*(1+[.H$9])" office:value-type="currency" office:currency="USD" office:value="35712.4591629909">
            <text:p>$35,712.46</text:p>
          </table:table-cell>
          <table:table-cell table:formula="of:=[.I79]*(1+[.I$9])" office:value-type="currency" office:currency="USD" office:value="124652.870983539">
            <text:p>$124,652.87</text:p>
          </table:table-cell>
          <table:table-cell table:formula="of:=[.J79]*(1+[.J$9])" office:value-type="currency" office:currency="USD" office:value="425657.280931873">
            <text:p>$425,657.28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date" office:date-value="1697-01-01">
            <text:p>01/01/1697</text:p>
          </table:table-cell>
          <table:table-cell table:formula="of:=[.D80]*(1+[.D$9])" office:value-type="currency" office:currency="USD" office:value="195.72855766765">
            <text:p>$195.73</text:p>
          </table:table-cell>
          <table:table-cell table:formula="of:=[.E80]*(1+[.E$9])" office:value-type="currency" office:currency="USD" office:value="766.745923494951">
            <text:p>$766.75</text:p>
          </table:table-cell>
          <table:table-cell table:formula="of:=[.F80]*(1+[.F$9])" office:value-type="currency" office:currency="USD" office:value="2927.24759163523">
            <text:p>$2,927.25</text:p>
          </table:table-cell>
          <table:table-cell table:formula="of:=[.G80]*(1+[.G$9])" office:value-type="currency" office:currency="USD" office:value="10901.6590544221">
            <text:p>$10,901.66</text:p>
          </table:table-cell>
          <table:table-cell table:formula="of:=[.H80]*(1+[.H$9])" office:value-type="currency" office:currency="USD" office:value="39640.8296709199">
            <text:p>$39,640.83</text:p>
          </table:table-cell>
          <table:table-cell table:formula="of:=[.I80]*(1+[.I$9])" office:value-type="currency" office:currency="USD" office:value="140857.744211399">
            <text:p>$140,857.74</text:p>
          </table:table-cell>
          <table:table-cell table:formula="of:=[.J80]*(1+[.J$9])" office:value-type="currency" office:currency="USD" office:value="489505.873071654">
            <text:p>$489,505.87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date" office:date-value="1698-01-01">
            <text:p>01/01/1698</text:p>
          </table:table-cell>
          <table:table-cell table:formula="of:=[.D81]*(1+[.D$9])" office:value-type="currency" office:currency="USD" office:value="201.600414397679">
            <text:p>$201.60</text:p>
          </table:table-cell>
          <table:table-cell table:formula="of:=[.E81]*(1+[.E$9])" office:value-type="currency" office:currency="USD" office:value="805.083219669699">
            <text:p>$805.08</text:p>
          </table:table-cell>
          <table:table-cell table:formula="of:=[.F81]*(1+[.F$9])" office:value-type="currency" office:currency="USD" office:value="3132.15492304969">
            <text:p>$3,132.15</text:p>
          </table:table-cell>
          <table:table-cell table:formula="of:=[.G81]*(1+[.G$9])" office:value-type="currency" office:currency="USD" office:value="11882.8083693201">
            <text:p>$11,882.81</text:p>
          </table:table-cell>
          <table:table-cell table:formula="of:=[.H81]*(1+[.H$9])" office:value-type="currency" office:currency="USD" office:value="44001.3209347211">
            <text:p>$44,001.32</text:p>
          </table:table-cell>
          <table:table-cell table:formula="of:=[.I81]*(1+[.I$9])" office:value-type="currency" office:currency="USD" office:value="159169.250958881">
            <text:p>$159,169.25</text:p>
          </table:table-cell>
          <table:table-cell table:formula="of:=[.J81]*(1+[.J$9])" office:value-type="currency" office:currency="USD" office:value="562931.754032402">
            <text:p>$562,931.75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date" office:date-value="1699-01-01">
            <text:p>01/01/1699</text:p>
          </table:table-cell>
          <table:table-cell table:formula="of:=[.D82]*(1+[.D$9])" office:value-type="currency" office:currency="USD" office:value="207.648426829609">
            <text:p>$207.65</text:p>
          </table:table-cell>
          <table:table-cell table:formula="of:=[.E82]*(1+[.E$9])" office:value-type="currency" office:currency="USD" office:value="845.337380653184">
            <text:p>$845.34</text:p>
          </table:table-cell>
          <table:table-cell table:formula="of:=[.F82]*(1+[.F$9])" office:value-type="currency" office:currency="USD" office:value="3351.40576766317">
            <text:p>$3,351.41</text:p>
          </table:table-cell>
          <table:table-cell table:formula="of:=[.G82]*(1+[.G$9])" office:value-type="currency" office:currency="USD" office:value="12952.2611225589">
            <text:p>$12,952.26</text:p>
          </table:table-cell>
          <table:table-cell table:formula="of:=[.H82]*(1+[.H$9])" office:value-type="currency" office:currency="USD" office:value="48841.4662375404">
            <text:p>$48,841.47</text:p>
          </table:table-cell>
          <table:table-cell table:formula="of:=[.I82]*(1+[.I$9])" office:value-type="currency" office:currency="USD" office:value="179861.253583536">
            <text:p>$179,861.25</text:p>
          </table:table-cell>
          <table:table-cell table:formula="of:=[.J82]*(1+[.J$9])" office:value-type="currency" office:currency="USD" office:value="647371.517137263">
            <text:p>$647,371.52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date" office:date-value="1700-01-01">
            <text:p>01/01/1700</text:p>
          </table:table-cell>
          <table:table-cell table:formula="of:=[.D83]*(1+[.D$9])" office:value-type="currency" office:currency="USD" office:value="213.877879634498">
            <text:p>$213.88</text:p>
          </table:table-cell>
          <table:table-cell table:formula="of:=[.E83]*(1+[.E$9])" office:value-type="currency" office:currency="USD" office:value="887.604249685843">
            <text:p>$887.60</text:p>
          </table:table-cell>
          <table:table-cell table:formula="of:=[.F83]*(1+[.F$9])" office:value-type="currency" office:currency="USD" office:value="3586.00417139959">
            <text:p>$3,586.00</text:p>
          </table:table-cell>
          <table:table-cell table:formula="of:=[.G83]*(1+[.G$9])" office:value-type="currency" office:currency="USD" office:value="14117.9646235892">
            <text:p>$14,117.96</text:p>
          </table:table-cell>
          <table:table-cell table:formula="of:=[.H83]*(1+[.H$9])" office:value-type="currency" office:currency="USD" office:value="54214.0275236699">
            <text:p>$54,214.03</text:p>
          </table:table-cell>
          <table:table-cell table:formula="of:=[.I83]*(1+[.I$9])" office:value-type="currency" office:currency="USD" office:value="203243.216549396">
            <text:p>$203,243.22</text:p>
          </table:table-cell>
          <table:table-cell table:formula="of:=[.J83]*(1+[.J$9])" office:value-type="currency" office:currency="USD" office:value="744477.244707852">
            <text:p>$744,477.24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date" office:date-value="1701-01-01">
            <text:p>01/01/1701</text:p>
          </table:table-cell>
          <table:table-cell table:formula="of:=[.D84]*(1+[.D$9])" office:value-type="currency" office:currency="USD" office:value="220.294216023533">
            <text:p>$220.29</text:p>
          </table:table-cell>
          <table:table-cell table:formula="of:=[.E84]*(1+[.E$9])" office:value-type="currency" office:currency="USD" office:value="931.984462170135">
            <text:p>$931.98</text:p>
          </table:table-cell>
          <table:table-cell table:formula="of:=[.F84]*(1+[.F$9])" office:value-type="currency" office:currency="USD" office:value="3837.02446339757">
            <text:p>$3,837.02</text:p>
          </table:table-cell>
          <table:table-cell table:formula="of:=[.G84]*(1+[.G$9])" office:value-type="currency" office:currency="USD" office:value="15388.5814397122">
            <text:p>$15,388.58</text:p>
          </table:table-cell>
          <table:table-cell table:formula="of:=[.H84]*(1+[.H$9])" office:value-type="currency" office:currency="USD" office:value="60177.5705512736">
            <text:p>$60,177.57</text:p>
          </table:table-cell>
          <table:table-cell table:formula="of:=[.I84]*(1+[.I$9])" office:value-type="currency" office:currency="USD" office:value="229664.834700817">
            <text:p>$229,664.83</text:p>
          </table:table-cell>
          <table:table-cell table:formula="of:=[.J84]*(1+[.J$9])" office:value-type="currency" office:currency="USD" office:value="856148.83141403">
            <text:p>$856,148.83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date" office:date-value="1702-01-01">
            <text:p>01/01/1702</text:p>
          </table:table-cell>
          <table:table-cell table:formula="of:=[.D85]*(1+[.D$9])" office:value-type="currency" office:currency="USD" office:value="226.903042504239">
            <text:p>$226.90</text:p>
          </table:table-cell>
          <table:table-cell table:formula="of:=[.E85]*(1+[.E$9])" office:value-type="currency" office:currency="USD" office:value="978.583685278642">
            <text:p>$978.58</text:p>
          </table:table-cell>
          <table:table-cell table:formula="of:=[.F85]*(1+[.F$9])" office:value-type="currency" office:currency="USD" office:value="4105.6161758354">
            <text:p>$4,105.62</text:p>
          </table:table-cell>
          <table:table-cell table:formula="of:=[.G85]*(1+[.G$9])" office:value-type="currency" office:currency="USD" office:value="16773.5537692863">
            <text:p>$16,773.55</text:p>
          </table:table-cell>
          <table:table-cell table:formula="of:=[.H85]*(1+[.H$9])" office:value-type="currency" office:currency="USD" office:value="66797.1033119137">
            <text:p>$66,797.10</text:p>
          </table:table-cell>
          <table:table-cell table:formula="of:=[.I85]*(1+[.I$9])" office:value-type="currency" office:currency="USD" office:value="259521.263211923">
            <text:p>$259,521.26</text:p>
          </table:table-cell>
          <table:table-cell table:formula="of:=[.J85]*(1+[.J$9])" office:value-type="currency" office:currency="USD" office:value="984571.156126134">
            <text:p>$984,571.16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date" office:date-value="1703-01-01">
            <text:p>01/01/1703</text:p>
          </table:table-cell>
          <table:table-cell table:formula="of:=[.D86]*(1+[.D$9])" office:value-type="currency" office:currency="USD" office:value="233.710133779366">
            <text:p>$233.71</text:p>
          </table:table-cell>
          <table:table-cell table:formula="of:=[.E86]*(1+[.E$9])" office:value-type="currency" office:currency="USD" office:value="1027.51286954257">
            <text:p>$1,027.51</text:p>
          </table:table-cell>
          <table:table-cell table:formula="of:=[.F86]*(1+[.F$9])" office:value-type="currency" office:currency="USD" office:value="4393.00930814387">
            <text:p>$4,393.01</text:p>
          </table:table-cell>
          <table:table-cell table:formula="of:=[.G86]*(1+[.G$9])" office:value-type="currency" office:currency="USD" office:value="18283.1736085221">
            <text:p>$18,283.17</text:p>
          </table:table-cell>
          <table:table-cell table:formula="of:=[.H86]*(1+[.H$9])" office:value-type="currency" office:currency="USD" office:value="74144.7846762242">
            <text:p>$74,144.78</text:p>
          </table:table-cell>
          <table:table-cell table:formula="of:=[.I86]*(1+[.I$9])" office:value-type="currency" office:currency="USD" office:value="293259.027429473">
            <text:p>$293,259.03</text:p>
          </table:table-cell>
          <table:table-cell table:formula="of:=[.J86]*(1+[.J$9])" office:value-type="currency" office:currency="USD" office:value="1132256.82954505">
            <text:p>$1,132,256.83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date" office:date-value="1704-01-01">
            <text:p>01/01/1704</text:p>
          </table:table-cell>
          <table:table-cell table:formula="of:=[.D87]*(1+[.D$9])" office:value-type="currency" office:currency="USD" office:value="240.721437792747">
            <text:p>$240.72</text:p>
          </table:table-cell>
          <table:table-cell table:formula="of:=[.E87]*(1+[.E$9])" office:value-type="currency" office:currency="USD" office:value="1078.8885130197">
            <text:p>$1,078.89</text:p>
          </table:table-cell>
          <table:table-cell table:formula="of:=[.F87]*(1+[.F$9])" office:value-type="currency" office:currency="USD" office:value="4700.51995971395">
            <text:p>$4,700.52</text:p>
          </table:table-cell>
          <table:table-cell table:formula="of:=[.G87]*(1+[.G$9])" office:value-type="currency" office:currency="USD" office:value="19928.6592332891">
            <text:p>$19,928.66</text:p>
          </table:table-cell>
          <table:table-cell table:formula="of:=[.H87]*(1+[.H$9])" office:value-type="currency" office:currency="USD" office:value="82300.7109906088">
            <text:p>$82,300.71</text:p>
          </table:table-cell>
          <table:table-cell table:formula="of:=[.I87]*(1+[.I$9])" office:value-type="currency" office:currency="USD" office:value="331382.700995305">
            <text:p>$331,382.70</text:p>
          </table:table-cell>
          <table:table-cell table:formula="of:=[.J87]*(1+[.J$9])" office:value-type="currency" office:currency="USD" office:value="1302095.35397681">
            <text:p>$1,302,095.35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date" office:date-value="1705-01-01">
            <text:p>01/01/1705</text:p>
          </table:table-cell>
          <table:table-cell table:formula="of:=[.D88]*(1+[.D$9])" office:value-type="currency" office:currency="USD" office:value="247.943080926529">
            <text:p>$247.94</text:p>
          </table:table-cell>
          <table:table-cell table:formula="of:=[.E88]*(1+[.E$9])" office:value-type="currency" office:currency="USD" office:value="1132.83293867069">
            <text:p>$1,132.83</text:p>
          </table:table-cell>
          <table:table-cell table:formula="of:=[.F88]*(1+[.F$9])" office:value-type="currency" office:currency="USD" office:value="5029.55635689392">
            <text:p>$5,029.56</text:p>
          </table:table-cell>
          <table:table-cell table:formula="of:=[.G88]*(1+[.G$9])" office:value-type="currency" office:currency="USD" office:value="21722.2385642851">
            <text:p>$21,722.24</text:p>
          </table:table-cell>
          <table:table-cell table:formula="of:=[.H88]*(1+[.H$9])" office:value-type="currency" office:currency="USD" office:value="91353.7891995758">
            <text:p>$91,353.79</text:p>
          </table:table-cell>
          <table:table-cell table:formula="of:=[.I88]*(1+[.I$9])" office:value-type="currency" office:currency="USD" office:value="374462.452124694">
            <text:p>$374,462.45</text:p>
          </table:table-cell>
          <table:table-cell table:formula="of:=[.J88]*(1+[.J$9])" office:value-type="currency" office:currency="USD" office:value="1497409.65707333">
            <text:p>$1,497,409.66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date" office:date-value="1706-01-01">
            <text:p>01/01/1706</text:p>
          </table:table-cell>
          <table:table-cell table:formula="of:=[.D89]*(1+[.D$9])" office:value-type="currency" office:currency="USD" office:value="255.381373354325">
            <text:p>$255.38</text:p>
          </table:table-cell>
          <table:table-cell table:formula="of:=[.E89]*(1+[.E$9])" office:value-type="currency" office:currency="USD" office:value="1189.47458560422">
            <text:p>$1,189.47</text:p>
          </table:table-cell>
          <table:table-cell table:formula="of:=[.F89]*(1+[.F$9])" office:value-type="currency" office:currency="USD" office:value="5381.6253018765">
            <text:p>$5,381.63</text:p>
          </table:table-cell>
          <table:table-cell table:formula="of:=[.G89]*(1+[.G$9])" office:value-type="currency" office:currency="USD" office:value="23677.2400350708">
            <text:p>$23,677.24</text:p>
          </table:table-cell>
          <table:table-cell table:formula="of:=[.H89]*(1+[.H$9])" office:value-type="currency" office:currency="USD" office:value="101402.706011529">
            <text:p>$101,402.71</text:p>
          </table:table-cell>
          <table:table-cell table:formula="of:=[.I89]*(1+[.I$9])" office:value-type="currency" office:currency="USD" office:value="423142.570900904">
            <text:p>$423,142.57</text:p>
          </table:table-cell>
          <table:table-cell table:formula="of:=[.J89]*(1+[.J$9])" office:value-type="currency" office:currency="USD" office:value="1722021.10563433">
            <text:p>$1,722,021.11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date" office:date-value="1707-01-01">
            <text:p>01/01/1707</text:p>
          </table:table-cell>
          <table:table-cell table:formula="of:=[.D90]*(1+[.D$9])" office:value-type="currency" office:currency="USD" office:value="263.042814554955">
            <text:p>$263.04</text:p>
          </table:table-cell>
          <table:table-cell table:formula="of:=[.E90]*(1+[.E$9])" office:value-type="currency" office:currency="USD" office:value="1248.94831488443">
            <text:p>$1,248.95</text:p>
          </table:table-cell>
          <table:table-cell table:formula="of:=[.F90]*(1+[.F$9])" office:value-type="currency" office:currency="USD" office:value="5758.33907300785">
            <text:p>$5,758.34</text:p>
          </table:table-cell>
          <table:table-cell table:formula="of:=[.G90]*(1+[.G$9])" office:value-type="currency" office:currency="USD" office:value="25808.1916382271">
            <text:p>$25,808.19</text:p>
          </table:table-cell>
          <table:table-cell table:formula="of:=[.H90]*(1+[.H$9])" office:value-type="currency" office:currency="USD" office:value="112557.003672797">
            <text:p>$112,557.00</text:p>
          </table:table-cell>
          <table:table-cell table:formula="of:=[.I90]*(1+[.I$9])" office:value-type="currency" office:currency="USD" office:value="478151.105118022">
            <text:p>$478,151.11</text:p>
          </table:table-cell>
          <table:table-cell table:formula="of:=[.J90]*(1+[.J$9])" office:value-type="currency" office:currency="USD" office:value="1980324.27147948">
            <text:p>$1,980,324.27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date" office:date-value="1708-01-01">
            <text:p>01/01/1708</text:p>
          </table:table-cell>
          <table:table-cell table:formula="of:=[.D91]*(1+[.D$9])" office:value-type="currency" office:currency="USD" office:value="270.934098991604">
            <text:p>$270.93</text:p>
          </table:table-cell>
          <table:table-cell table:formula="of:=[.E91]*(1+[.E$9])" office:value-type="currency" office:currency="USD" office:value="1311.39573062866">
            <text:p>$1,311.40</text:p>
          </table:table-cell>
          <table:table-cell table:formula="of:=[.F91]*(1+[.F$9])" office:value-type="currency" office:currency="USD" office:value="6161.4228081184">
            <text:p>$6,161.42</text:p>
          </table:table-cell>
          <table:table-cell table:formula="of:=[.G91]*(1+[.G$9])" office:value-type="currency" office:currency="USD" office:value="28130.9288856676">
            <text:p>$28,130.93</text:p>
          </table:table-cell>
          <table:table-cell table:formula="of:=[.H91]*(1+[.H$9])" office:value-type="currency" office:currency="USD" office:value="124938.274076805">
            <text:p>$124,938.27</text:p>
          </table:table-cell>
          <table:table-cell table:formula="of:=[.I91]*(1+[.I$9])" office:value-type="currency" office:currency="USD" office:value="540310.748783365">
            <text:p>$540,310.75</text:p>
          </table:table-cell>
          <table:table-cell table:formula="of:=[.J91]*(1+[.J$9])" office:value-type="currency" office:currency="USD" office:value="2277372.91220141">
            <text:p>$2,277,372.91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date" office:date-value="1709-01-01">
            <text:p>01/01/1709</text:p>
          </table:table-cell>
          <table:table-cell table:formula="of:=[.D92]*(1+[.D$9])" office:value-type="currency" office:currency="USD" office:value="279.062121961352">
            <text:p>$279.06</text:p>
          </table:table-cell>
          <table:table-cell table:formula="of:=[.E92]*(1+[.E$9])" office:value-type="currency" office:currency="USD" office:value="1376.96551716009">
            <text:p>$1,376.97</text:p>
          </table:table-cell>
          <table:table-cell table:formula="of:=[.F92]*(1+[.F$9])" office:value-type="currency" office:currency="USD" office:value="6592.72240468669">
            <text:p>$6,592.72</text:p>
          </table:table-cell>
          <table:table-cell table:formula="of:=[.G92]*(1+[.G$9])" office:value-type="currency" office:currency="USD" office:value="30662.7124853777">
            <text:p>$30,662.71</text:p>
          </table:table-cell>
          <table:table-cell table:formula="of:=[.H92]*(1+[.H$9])" office:value-type="currency" office:currency="USD" office:value="138681.484225254">
            <text:p>$138,681.48</text:p>
          </table:table-cell>
          <table:table-cell table:formula="of:=[.I92]*(1+[.I$9])" office:value-type="currency" office:currency="USD" office:value="610551.146125202">
            <text:p>$610,551.15</text:p>
          </table:table-cell>
          <table:table-cell table:formula="of:=[.J92]*(1+[.J$9])" office:value-type="currency" office:currency="USD" office:value="2618978.84903162">
            <text:p>$2,618,978.85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date" office:date-value="1710-01-01">
            <text:p>01/01/1710</text:p>
          </table:table-cell>
          <table:table-cell table:formula="of:=[.D93]*(1+[.D$9])" office:value-type="currency" office:currency="USD" office:value="287.433985620192">
            <text:p>$287.43</text:p>
          </table:table-cell>
          <table:table-cell table:formula="of:=[.E93]*(1+[.E$9])" office:value-type="currency" office:currency="USD" office:value="1445.81379301809">
            <text:p>$1,445.81</text:p>
          </table:table-cell>
          <table:table-cell table:formula="of:=[.F93]*(1+[.F$9])" office:value-type="currency" office:currency="USD" office:value="7054.21297301476">
            <text:p>$7,054.21</text:p>
          </table:table-cell>
          <table:table-cell table:formula="of:=[.G93]*(1+[.G$9])" office:value-type="currency" office:currency="USD" office:value="33422.3566090617">
            <text:p>$33,422.36</text:p>
          </table:table-cell>
          <table:table-cell table:formula="of:=[.H93]*(1+[.H$9])" office:value-type="currency" office:currency="USD" office:value="153936.447490032">
            <text:p>$153,936.45</text:p>
          </table:table-cell>
          <table:table-cell table:formula="of:=[.I93]*(1+[.I$9])" office:value-type="currency" office:currency="USD" office:value="689922.795121478">
            <text:p>$689,922.80</text:p>
          </table:table-cell>
          <table:table-cell table:formula="of:=[.J93]*(1+[.J$9])" office:value-type="currency" office:currency="USD" office:value="3011825.67638636">
            <text:p>$3,011,825.68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date" office:date-value="1711-01-01">
            <text:p>01/01/1711</text:p>
          </table:table-cell>
          <table:table-cell table:formula="of:=[.D94]*(1+[.D$9])" office:value-type="currency" office:currency="USD" office:value="296.057005188798">
            <text:p>$296.06</text:p>
          </table:table-cell>
          <table:table-cell table:formula="of:=[.E94]*(1+[.E$9])" office:value-type="currency" office:currency="USD" office:value="1518.104482669">
            <text:p>$1,518.10</text:p>
          </table:table-cell>
          <table:table-cell table:formula="of:=[.F94]*(1+[.F$9])" office:value-type="currency" office:currency="USD" office:value="7548.00788112579">
            <text:p>$7,548.01</text:p>
          </table:table-cell>
          <table:table-cell table:formula="of:=[.G94]*(1+[.G$9])" office:value-type="currency" office:currency="USD" office:value="36430.3687038772">
            <text:p>$36,430.37</text:p>
          </table:table-cell>
          <table:table-cell table:formula="of:=[.H94]*(1+[.H$9])" office:value-type="currency" office:currency="USD" office:value="170869.456713935">
            <text:p>$170,869.46</text:p>
          </table:table-cell>
          <table:table-cell table:formula="of:=[.I94]*(1+[.I$9])" office:value-type="currency" office:currency="USD" office:value="779612.75848727">
            <text:p>$779,612.76</text:p>
          </table:table-cell>
          <table:table-cell table:formula="of:=[.J94]*(1+[.J$9])" office:value-type="currency" office:currency="USD" office:value="3463599.52784431">
            <text:p>$3,463,599.53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date" office:date-value="1712-01-01">
            <text:p>01/01/1712</text:p>
          </table:table-cell>
          <table:table-cell table:formula="of:=[.D95]*(1+[.D$9])" office:value-type="currency" office:currency="USD" office:value="304.938715344462">
            <text:p>$304.94</text:p>
          </table:table-cell>
          <table:table-cell table:formula="of:=[.E95]*(1+[.E$9])" office:value-type="currency" office:currency="USD" office:value="1594.00970680245">
            <text:p>$1,594.01</text:p>
          </table:table-cell>
          <table:table-cell table:formula="of:=[.F95]*(1+[.F$9])" office:value-type="currency" office:currency="USD" office:value="8076.3684328046">
            <text:p>$8,076.37</text:p>
          </table:table-cell>
          <table:table-cell table:formula="of:=[.G95]*(1+[.G$9])" office:value-type="currency" office:currency="USD" office:value="39709.1018872262">
            <text:p>$39,709.10</text:p>
          </table:table-cell>
          <table:table-cell table:formula="of:=[.H95]*(1+[.H$9])" office:value-type="currency" office:currency="USD" office:value="189665.096952468">
            <text:p>$189,665.10</text:p>
          </table:table-cell>
          <table:table-cell table:formula="of:=[.I95]*(1+[.I$9])" office:value-type="currency" office:currency="USD" office:value="880962.417090615">
            <text:p>$880,962.42</text:p>
          </table:table-cell>
          <table:table-cell table:formula="of:=[.J95]*(1+[.J$9])" office:value-type="currency" office:currency="USD" office:value="3983139.45702096">
            <text:p>$3,983,139.46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date" office:date-value="1713-01-01">
            <text:p>01/01/1713</text:p>
          </table:table-cell>
          <table:table-cell table:formula="of:=[.D96]*(1+[.D$9])" office:value-type="currency" office:currency="USD" office:value="314.086876804796">
            <text:p>$314.09</text:p>
          </table:table-cell>
          <table:table-cell table:formula="of:=[.E96]*(1+[.E$9])" office:value-type="currency" office:currency="USD" office:value="1673.71019214257">
            <text:p>$1,673.71</text:p>
          </table:table-cell>
          <table:table-cell table:formula="of:=[.F96]*(1+[.F$9])" office:value-type="currency" office:currency="USD" office:value="8641.71422310092">
            <text:p>$8,641.71</text:p>
          </table:table-cell>
          <table:table-cell table:formula="of:=[.G96]*(1+[.G$9])" office:value-type="currency" office:currency="USD" office:value="43282.9210570765">
            <text:p>$43,282.92</text:p>
          </table:table-cell>
          <table:table-cell table:formula="of:=[.H96]*(1+[.H$9])" office:value-type="currency" office:currency="USD" office:value="210528.25761724">
            <text:p>$210,528.26</text:p>
          </table:table-cell>
          <table:table-cell table:formula="of:=[.I96]*(1+[.I$9])" office:value-type="currency" office:currency="USD" office:value="995487.531312395">
            <text:p>$995,487.53</text:p>
          </table:table-cell>
          <table:table-cell table:formula="of:=[.J96]*(1+[.J$9])" office:value-type="currency" office:currency="USD" office:value="4580610.3755741">
            <text:p>$4,580,610.38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date" office:date-value="1714-01-01">
            <text:p>01/01/1714</text:p>
          </table:table-cell>
          <table:table-cell table:formula="of:=[.D97]*(1+[.D$9])" office:value-type="currency" office:currency="USD" office:value="323.50948310894">
            <text:p>$323.51</text:p>
          </table:table-cell>
          <table:table-cell table:formula="of:=[.E97]*(1+[.E$9])" office:value-type="currency" office:currency="USD" office:value="1757.3957017497">
            <text:p>$1,757.40</text:p>
          </table:table-cell>
          <table:table-cell table:formula="of:=[.F97]*(1+[.F$9])" office:value-type="currency" office:currency="USD" office:value="9246.63421871799">
            <text:p>$9,246.63</text:p>
          </table:table-cell>
          <table:table-cell table:formula="of:=[.G97]*(1+[.G$9])" office:value-type="currency" office:currency="USD" office:value="47178.3839522134">
            <text:p>$47,178.38</text:p>
          </table:table-cell>
          <table:table-cell table:formula="of:=[.H97]*(1+[.H$9])" office:value-type="currency" office:currency="USD" office:value="233686.365955136">
            <text:p>$233,686.37</text:p>
          </table:table-cell>
          <table:table-cell table:formula="of:=[.I97]*(1+[.I$9])" office:value-type="currency" office:currency="USD" office:value="1124900.91038301">
            <text:p>$1,124,900.91</text:p>
          </table:table-cell>
          <table:table-cell table:formula="of:=[.J97]*(1+[.J$9])" office:value-type="currency" office:currency="USD" office:value="5267701.93191022">
            <text:p>$5,267,701.93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date" office:date-value="1715-01-01">
            <text:p>01/01/1715</text:p>
          </table:table-cell>
          <table:table-cell table:formula="of:=[.D98]*(1+[.D$9])" office:value-type="currency" office:currency="USD" office:value="333.214767602208">
            <text:p>$333.21</text:p>
          </table:table-cell>
          <table:table-cell table:formula="of:=[.E98]*(1+[.E$9])" office:value-type="currency" office:currency="USD" office:value="1845.26548683718">
            <text:p>$1,845.27</text:p>
          </table:table-cell>
          <table:table-cell table:formula="of:=[.F98]*(1+[.F$9])" office:value-type="currency" office:currency="USD" office:value="9893.89861402825">
            <text:p>$9,893.90</text:p>
          </table:table-cell>
          <table:table-cell table:formula="of:=[.G98]*(1+[.G$9])" office:value-type="currency" office:currency="USD" office:value="51424.4385079126">
            <text:p>$51,424.44</text:p>
          </table:table-cell>
          <table:table-cell table:formula="of:=[.H98]*(1+[.H$9])" office:value-type="currency" office:currency="USD" office:value="259391.866210201">
            <text:p>$259,391.87</text:p>
          </table:table-cell>
          <table:table-cell table:formula="of:=[.I98]*(1+[.I$9])" office:value-type="currency" office:currency="USD" office:value="1271138.0287328">
            <text:p>$1,271,138.03</text:p>
          </table:table-cell>
          <table:table-cell table:formula="of:=[.J98]*(1+[.J$9])" office:value-type="currency" office:currency="USD" office:value="6057857.22169675">
            <text:p>$6,057,857.22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date" office:date-value="1716-01-01">
            <text:p>01/01/1716</text:p>
          </table:table-cell>
          <table:table-cell table:formula="of:=[.D99]*(1+[.D$9])" office:value-type="currency" office:currency="USD" office:value="343.211210630274">
            <text:p>$343.21</text:p>
          </table:table-cell>
          <table:table-cell table:formula="of:=[.E99]*(1+[.E$9])" office:value-type="currency" office:currency="USD" office:value="1937.52876117904">
            <text:p>$1,937.53</text:p>
          </table:table-cell>
          <table:table-cell table:formula="of:=[.F99]*(1+[.F$9])" office:value-type="currency" office:currency="USD" office:value="10586.4715170102">
            <text:p>$10,586.47</text:p>
          </table:table-cell>
          <table:table-cell table:formula="of:=[.G99]*(1+[.G$9])" office:value-type="currency" office:currency="USD" office:value="56052.6379736248">
            <text:p>$56,052.64</text:p>
          </table:table-cell>
          <table:table-cell table:formula="of:=[.H99]*(1+[.H$9])" office:value-type="currency" office:currency="USD" office:value="287924.971493323">
            <text:p>$287,924.97</text:p>
          </table:table-cell>
          <table:table-cell table:formula="of:=[.I99]*(1+[.I$9])" office:value-type="currency" office:currency="USD" office:value="1436385.97246806">
            <text:p>$1,436,385.97</text:p>
          </table:table-cell>
          <table:table-cell table:formula="of:=[.J99]*(1+[.J$9])" office:value-type="currency" office:currency="USD" office:value="6966535.80495126">
            <text:p>$6,966,535.80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date" office:date-value="1717-01-01">
            <text:p>01/01/1717</text:p>
          </table:table-cell>
          <table:table-cell table:formula="of:=[.D100]*(1+[.D$9])" office:value-type="currency" office:currency="USD" office:value="353.507546949182">
            <text:p>$353.51</text:p>
          </table:table-cell>
          <table:table-cell table:formula="of:=[.E100]*(1+[.E$9])" office:value-type="currency" office:currency="USD" office:value="2034.405199238">
            <text:p>$2,034.41</text:p>
          </table:table-cell>
          <table:table-cell table:formula="of:=[.F100]*(1+[.F$9])" office:value-type="currency" office:currency="USD" office:value="11327.5245232009">
            <text:p>$11,327.52</text:p>
          </table:table-cell>
          <table:table-cell table:formula="of:=[.G100]*(1+[.G$9])" office:value-type="currency" office:currency="USD" office:value="61097.375391251">
            <text:p>$61,097.38</text:p>
          </table:table-cell>
          <table:table-cell table:formula="of:=[.H100]*(1+[.H$9])" office:value-type="currency" office:currency="USD" office:value="319596.718357589">
            <text:p>$319,596.72</text:p>
          </table:table-cell>
          <table:table-cell table:formula="of:=[.I100]*(1+[.I$9])" office:value-type="currency" office:currency="USD" office:value="1623116.14888891">
            <text:p>$1,623,116.15</text:p>
          </table:table-cell>
          <table:table-cell table:formula="of:=[.J100]*(1+[.J$9])" office:value-type="currency" office:currency="USD" office:value="8011516.17569395">
            <text:p>$8,011,516.18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date" office:date-value="1718-01-01">
            <text:p>01/01/1718</text:p>
          </table:table-cell>
          <table:table-cell table:formula="of:=[.D101]*(1+[.D$9])" office:value-type="currency" office:currency="USD" office:value="364.112773357658">
            <text:p>$364.11</text:p>
          </table:table-cell>
          <table:table-cell table:formula="of:=[.E101]*(1+[.E$9])" office:value-type="currency" office:currency="USD" office:value="2136.1254591999">
            <text:p>$2,136.13</text:p>
          </table:table-cell>
          <table:table-cell table:formula="of:=[.F101]*(1+[.F$9])" office:value-type="currency" office:currency="USD" office:value="12120.451239825">
            <text:p>$12,120.45</text:p>
          </table:table-cell>
          <table:table-cell table:formula="of:=[.G101]*(1+[.G$9])" office:value-type="currency" office:currency="USD" office:value="66596.1391764636">
            <text:p>$66,596.14</text:p>
          </table:table-cell>
          <table:table-cell table:formula="of:=[.H101]*(1+[.H$9])" office:value-type="currency" office:currency="USD" office:value="354752.357376923">
            <text:p>$354,752.36</text:p>
          </table:table-cell>
          <table:table-cell table:formula="of:=[.I101]*(1+[.I$9])" office:value-type="currency" office:currency="USD" office:value="1834121.24824447">
            <text:p>$1,834,121.25</text:p>
          </table:table-cell>
          <table:table-cell table:formula="of:=[.J101]*(1+[.J$9])" office:value-type="currency" office:currency="USD" office:value="9213243.60204805">
            <text:p>$9,213,243.60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date" office:date-value="1719-01-01">
            <text:p>01/01/1719</text:p>
          </table:table-cell>
          <table:table-cell table:formula="of:=[.D102]*(1+[.D$9])" office:value-type="currency" office:currency="USD" office:value="375.036156558388">
            <text:p>$375.04</text:p>
          </table:table-cell>
          <table:table-cell table:formula="of:=[.E102]*(1+[.E$9])" office:value-type="currency" office:currency="USD" office:value="2242.93173215989">
            <text:p>$2,242.93</text:p>
          </table:table-cell>
          <table:table-cell table:formula="of:=[.F102]*(1+[.F$9])" office:value-type="currency" office:currency="USD" office:value="12968.8828266128">
            <text:p>$12,968.88</text:p>
          </table:table-cell>
          <table:table-cell table:formula="of:=[.G102]*(1+[.G$9])" office:value-type="currency" office:currency="USD" office:value="72589.7917023453">
            <text:p>$72,589.79</text:p>
          </table:table-cell>
          <table:table-cell table:formula="of:=[.H102]*(1+[.H$9])" office:value-type="currency" office:currency="USD" office:value="393775.116688385">
            <text:p>$393,775.12</text:p>
          </table:table-cell>
          <table:table-cell table:formula="of:=[.I102]*(1+[.I$9])" office:value-type="currency" office:currency="USD" office:value="2072557.01051625">
            <text:p>$2,072,557.01</text:p>
          </table:table-cell>
          <table:table-cell table:formula="of:=[.J102]*(1+[.J$9])" office:value-type="currency" office:currency="USD" office:value="10595230.1423553">
            <text:p>$10,595,230.14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date" office:date-value="1720-01-01">
            <text:p>01/01/1720</text:p>
          </table:table-cell>
          <table:table-cell table:formula="of:=[.D103]*(1+[.D$9])" office:value-type="currency" office:currency="USD" office:value="386.287241255139">
            <text:p>$386.29</text:p>
          </table:table-cell>
          <table:table-cell table:formula="of:=[.E103]*(1+[.E$9])" office:value-type="currency" office:currency="USD" office:value="2355.07831876788">
            <text:p>$2,355.08</text:p>
          </table:table-cell>
          <table:table-cell table:formula="of:=[.F103]*(1+[.F$9])" office:value-type="currency" office:currency="USD" office:value="13876.7046244757">
            <text:p>$13,876.70</text:p>
          </table:table-cell>
          <table:table-cell table:formula="of:=[.G103]*(1+[.G$9])" office:value-type="currency" office:currency="USD" office:value="79122.8729555564">
            <text:p>$79,122.87</text:p>
          </table:table-cell>
          <table:table-cell table:formula="of:=[.H103]*(1+[.H$9])" office:value-type="currency" office:currency="USD" office:value="437090.379524107">
            <text:p>$437,090.38</text:p>
          </table:table-cell>
          <table:table-cell table:formula="of:=[.I103]*(1+[.I$9])" office:value-type="currency" office:currency="USD" office:value="2341989.42188336">
            <text:p>$2,341,989.42</text:p>
          </table:table-cell>
          <table:table-cell table:formula="of:=[.J103]*(1+[.J$9])" office:value-type="currency" office:currency="USD" office:value="12184514.6637085">
            <text:p>$12,184,514.66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date" office:date-value="1721-01-01">
            <text:p>01/01/1721</text:p>
          </table:table-cell>
          <table:table-cell table:formula="of:=[.D104]*(1+[.D$9])" office:value-type="currency" office:currency="USD" office:value="397.875858492793">
            <text:p>$397.88</text:p>
          </table:table-cell>
          <table:table-cell table:formula="of:=[.E104]*(1+[.E$9])" office:value-type="currency" office:currency="USD" office:value="2472.83223470628">
            <text:p>$2,472.83</text:p>
          </table:table-cell>
          <table:table-cell table:formula="of:=[.F104]*(1+[.F$9])" office:value-type="currency" office:currency="USD" office:value="14848.0739481889">
            <text:p>$14,848.07</text:p>
          </table:table-cell>
          <table:table-cell table:formula="of:=[.G104]*(1+[.G$9])" office:value-type="currency" office:currency="USD" office:value="86243.9315215565">
            <text:p>$86,243.93</text:p>
          </table:table-cell>
          <table:table-cell table:formula="of:=[.H104]*(1+[.H$9])" office:value-type="currency" office:currency="USD" office:value="485170.321271759">
            <text:p>$485,170.32</text:p>
          </table:table-cell>
          <table:table-cell table:formula="of:=[.I104]*(1+[.I$9])" office:value-type="currency" office:currency="USD" office:value="2646448.04672819">
            <text:p>$2,646,448.05</text:p>
          </table:table-cell>
          <table:table-cell table:formula="of:=[.J104]*(1+[.J$9])" office:value-type="currency" office:currency="USD" office:value="14012191.8632648">
            <text:p>$14,012,191.86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date" office:date-value="1722-01-01">
            <text:p>01/01/1722</text:p>
          </table:table-cell>
          <table:table-cell table:formula="of:=[.D105]*(1+[.D$9])" office:value-type="currency" office:currency="USD" office:value="409.812134247577">
            <text:p>$409.81</text:p>
          </table:table-cell>
          <table:table-cell table:formula="of:=[.E105]*(1+[.E$9])" office:value-type="currency" office:currency="USD" office:value="2596.47384644159">
            <text:p>$2,596.47</text:p>
          </table:table-cell>
          <table:table-cell table:formula="of:=[.F105]*(1+[.F$9])" office:value-type="currency" office:currency="USD" office:value="15887.4391245622">
            <text:p>$15,887.44</text:p>
          </table:table-cell>
          <table:table-cell table:formula="of:=[.G105]*(1+[.G$9])" office:value-type="currency" office:currency="USD" office:value="94005.8853584966">
            <text:p>$94,005.89</text:p>
          </table:table-cell>
          <table:table-cell table:formula="of:=[.H105]*(1+[.H$9])" office:value-type="currency" office:currency="USD" office:value="538539.056611653">
            <text:p>$538,539.06</text:p>
          </table:table-cell>
          <table:table-cell table:formula="of:=[.I105]*(1+[.I$9])" office:value-type="currency" office:currency="USD" office:value="2990486.29280286">
            <text:p>$2,990,486.29</text:p>
          </table:table-cell>
          <table:table-cell table:formula="of:=[.J105]*(1+[.J$9])" office:value-type="currency" office:currency="USD" office:value="16114020.6427545">
            <text:p>$16,114,020.64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date" office:date-value="1723-01-01">
            <text:p>01/01/1723</text:p>
          </table:table-cell>
          <table:table-cell table:formula="of:=[.D106]*(1+[.D$9])" office:value-type="currency" office:currency="USD" office:value="422.106498275005">
            <text:p>$422.11</text:p>
          </table:table-cell>
          <table:table-cell table:formula="of:=[.E106]*(1+[.E$9])" office:value-type="currency" office:currency="USD" office:value="2726.29753876367">
            <text:p>$2,726.30</text:p>
          </table:table-cell>
          <table:table-cell table:formula="of:=[.F106]*(1+[.F$9])" office:value-type="currency" office:currency="USD" office:value="16999.5598632815">
            <text:p>$16,999.56</text:p>
          </table:table-cell>
          <table:table-cell table:formula="of:=[.G106]*(1+[.G$9])" office:value-type="currency" office:currency="USD" office:value="102466.415040761">
            <text:p>$102,466.42</text:p>
          </table:table-cell>
          <table:table-cell table:formula="of:=[.H106]*(1+[.H$9])" office:value-type="currency" office:currency="USD" office:value="597778.352838935">
            <text:p>$597,778.35</text:p>
          </table:table-cell>
          <table:table-cell table:formula="of:=[.I106]*(1+[.I$9])" office:value-type="currency" office:currency="USD" office:value="3379249.51086723">
            <text:p>$3,379,249.51</text:p>
          </table:table-cell>
          <table:table-cell table:formula="of:=[.J106]*(1+[.J$9])" office:value-type="currency" office:currency="USD" office:value="18531123.7391677">
            <text:p>$18,531,123.74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date" office:date-value="1724-01-01">
            <text:p>01/01/1724</text:p>
          </table:table-cell>
          <table:table-cell table:formula="of:=[.D107]*(1+[.D$9])" office:value-type="currency" office:currency="USD" office:value="434.769693223255">
            <text:p>$434.77</text:p>
          </table:table-cell>
          <table:table-cell table:formula="of:=[.E107]*(1+[.E$9])" office:value-type="currency" office:currency="USD" office:value="2862.61241570186">
            <text:p>$2,862.61</text:p>
          </table:table-cell>
          <table:table-cell table:formula="of:=[.F107]*(1+[.F$9])" office:value-type="currency" office:currency="USD" office:value="18189.5290537112">
            <text:p>$18,189.53</text:p>
          </table:table-cell>
          <table:table-cell table:formula="of:=[.G107]*(1+[.G$9])" office:value-type="currency" office:currency="USD" office:value="111688.39239443">
            <text:p>$111,688.39</text:p>
          </table:table-cell>
          <table:table-cell table:formula="of:=[.H107]*(1+[.H$9])" office:value-type="currency" office:currency="USD" office:value="663533.971651218">
            <text:p>$663,533.97</text:p>
          </table:table-cell>
          <table:table-cell table:formula="of:=[.I107]*(1+[.I$9])" office:value-type="currency" office:currency="USD" office:value="3818551.94727997">
            <text:p>$3,818,551.95</text:p>
          </table:table-cell>
          <table:table-cell table:formula="of:=[.J107]*(1+[.J$9])" office:value-type="currency" office:currency="USD" office:value="21310792.3000429">
            <text:p>$21,310,792.30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date" office:date-value="1725-01-01">
            <text:p>01/01/1725</text:p>
          </table:table-cell>
          <table:table-cell table:formula="of:=[.D108]*(1+[.D$9])" office:value-type="currency" office:currency="USD" office:value="447.812784019952">
            <text:p>$447.81</text:p>
          </table:table-cell>
          <table:table-cell table:formula="of:=[.E108]*(1+[.E$9])" office:value-type="currency" office:currency="USD" office:value="3005.74303648695">
            <text:p>$3,005.74</text:p>
          </table:table-cell>
          <table:table-cell table:formula="of:=[.F108]*(1+[.F$9])" office:value-type="currency" office:currency="USD" office:value="19462.796087471">
            <text:p>$19,462.80</text:p>
          </table:table-cell>
          <table:table-cell table:formula="of:=[.G108]*(1+[.G$9])" office:value-type="currency" office:currency="USD" office:value="121740.347709928">
            <text:p>$121,740.35</text:p>
          </table:table-cell>
          <table:table-cell table:formula="of:=[.H108]*(1+[.H$9])" office:value-type="currency" office:currency="USD" office:value="736522.708532852">
            <text:p>$736,522.71</text:p>
          </table:table-cell>
          <table:table-cell table:formula="of:=[.I108]*(1+[.I$9])" office:value-type="currency" office:currency="USD" office:value="4314963.70042637">
            <text:p>$4,314,963.70</text:p>
          </table:table-cell>
          <table:table-cell table:formula="of:=[.J108]*(1+[.J$9])" office:value-type="currency" office:currency="USD" office:value="24507411.1450493">
            <text:p>$24,507,411.15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date" office:date-value="1726-01-01">
            <text:p>01/01/1726</text:p>
          </table:table-cell>
          <table:table-cell table:formula="of:=[.D109]*(1+[.D$9])" office:value-type="currency" office:currency="USD" office:value="461.247167540551">
            <text:p>$461.25</text:p>
          </table:table-cell>
          <table:table-cell table:formula="of:=[.E109]*(1+[.E$9])" office:value-type="currency" office:currency="USD" office:value="3156.0301883113">
            <text:p>$3,156.03</text:p>
          </table:table-cell>
          <table:table-cell table:formula="of:=[.F109]*(1+[.F$9])" office:value-type="currency" office:currency="USD" office:value="20825.191813594">
            <text:p>$20,825.19</text:p>
          </table:table-cell>
          <table:table-cell table:formula="of:=[.G109]*(1+[.G$9])" office:value-type="currency" office:currency="USD" office:value="132696.979003822">
            <text:p>$132,696.98</text:p>
          </table:table-cell>
          <table:table-cell table:formula="of:=[.H109]*(1+[.H$9])" office:value-type="currency" office:currency="USD" office:value="817540.206471465">
            <text:p>$817,540.21</text:p>
          </table:table-cell>
          <table:table-cell table:formula="of:=[.I109]*(1+[.I$9])" office:value-type="currency" office:currency="USD" office:value="4875908.98148179">
            <text:p>$4,875,908.98</text:p>
          </table:table-cell>
          <table:table-cell table:formula="of:=[.J109]*(1+[.J$9])" office:value-type="currency" office:currency="USD" office:value="28183522.8168067">
            <text:p>$28,183,522.82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date" office:date-value="1727-01-01">
            <text:p>01/01/1727</text:p>
          </table:table-cell>
          <table:table-cell table:formula="of:=[.D110]*(1+[.D$9])" office:value-type="currency" office:currency="USD" office:value="475.084582566768">
            <text:p>$475.08</text:p>
          </table:table-cell>
          <table:table-cell table:formula="of:=[.E110]*(1+[.E$9])" office:value-type="currency" office:currency="USD" office:value="3313.83169772686">
            <text:p>$3,313.83</text:p>
          </table:table-cell>
          <table:table-cell table:formula="of:=[.F110]*(1+[.F$9])" office:value-type="currency" office:currency="USD" office:value="22282.9552405456">
            <text:p>$22,282.96</text:p>
          </table:table-cell>
          <table:table-cell table:formula="of:=[.G110]*(1+[.G$9])" office:value-type="currency" office:currency="USD" office:value="144639.707114166">
            <text:p>$144,639.71</text:p>
          </table:table-cell>
          <table:table-cell table:formula="of:=[.H110]*(1+[.H$9])" office:value-type="currency" office:currency="USD" office:value="907469.629183327">
            <text:p>$907,469.63</text:p>
          </table:table-cell>
          <table:table-cell table:formula="of:=[.I110]*(1+[.I$9])" office:value-type="currency" office:currency="USD" office:value="5509777.14907443">
            <text:p>$5,509,777.15</text:p>
          </table:table-cell>
          <table:table-cell table:formula="of:=[.J110]*(1+[.J$9])" office:value-type="currency" office:currency="USD" office:value="32411051.2393277">
            <text:p>$32,411,051.24</text:p>
          </table:table-cell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date" office:date-value="1728-01-01">
            <text:p>01/01/1728</text:p>
          </table:table-cell>
          <table:table-cell table:formula="of:=[.D111]*(1+[.D$9])" office:value-type="currency" office:currency="USD" office:value="489.337120043771">
            <text:p>$489.34</text:p>
          </table:table-cell>
          <table:table-cell table:formula="of:=[.E111]*(1+[.E$9])" office:value-type="currency" office:currency="USD" office:value="3479.52328261321">
            <text:p>$3,479.52</text:p>
          </table:table-cell>
          <table:table-cell table:formula="of:=[.F111]*(1+[.F$9])" office:value-type="currency" office:currency="USD" office:value="23842.7621073838">
            <text:p>$23,842.76</text:p>
          </table:table-cell>
          <table:table-cell table:formula="of:=[.G111]*(1+[.G$9])" office:value-type="currency" office:currency="USD" office:value="157657.280754441">
            <text:p>$157,657.28</text:p>
          </table:table-cell>
          <table:table-cell table:formula="of:=[.H111]*(1+[.H$9])" office:value-type="currency" office:currency="USD" office:value="1007291.28839349">
            <text:p>$1,007,291.29</text:p>
          </table:table-cell>
          <table:table-cell table:formula="of:=[.I111]*(1+[.I$9])" office:value-type="currency" office:currency="USD" office:value="6226048.1784541">
            <text:p>$6,226,048.18</text:p>
          </table:table-cell>
          <table:table-cell table:formula="of:=[.J111]*(1+[.J$9])" office:value-type="currency" office:currency="USD" office:value="37272708.9252268">
            <text:p>$37,272,708.93</text:p>
          </table:table-cell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date" office:date-value="1729-01-01">
            <text:p>01/01/1729</text:p>
          </table:table-cell>
          <table:table-cell table:formula="of:=[.D112]*(1+[.D$9])" office:value-type="currency" office:currency="USD" office:value="504.017233645084">
            <text:p>$504.02</text:p>
          </table:table-cell>
          <table:table-cell table:formula="of:=[.E112]*(1+[.E$9])" office:value-type="currency" office:currency="USD" office:value="3653.49944674387">
            <text:p>$3,653.50</text:p>
          </table:table-cell>
          <table:table-cell table:formula="of:=[.F112]*(1+[.F$9])" office:value-type="currency" office:currency="USD" office:value="25511.7554549006">
            <text:p>$25,511.76</text:p>
          </table:table-cell>
          <table:table-cell table:formula="of:=[.G112]*(1+[.G$9])" office:value-type="currency" office:currency="USD" office:value="171846.436022341">
            <text:p>$171,846.44</text:p>
          </table:table-cell>
          <table:table-cell table:formula="of:=[.H112]*(1+[.H$9])" office:value-type="currency" office:currency="USD" office:value="1118093.33011678">
            <text:p>$1,118,093.33</text:p>
          </table:table-cell>
          <table:table-cell table:formula="of:=[.I112]*(1+[.I$9])" office:value-type="currency" office:currency="USD" office:value="7035434.44165313">
            <text:p>$7,035,434.44</text:p>
          </table:table-cell>
          <table:table-cell table:formula="of:=[.J112]*(1+[.J$9])" office:value-type="currency" office:currency="USD" office:value="42863615.2640109">
            <text:p>$42,863,615.26</text:p>
          </table:table-cell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date" office:date-value="1730-01-01">
            <text:p>01/01/1730</text:p>
          </table:table-cell>
          <table:table-cell table:formula="of:=[.D113]*(1+[.D$9])" office:value-type="currency" office:currency="USD" office:value="519.137750654436">
            <text:p>$519.14</text:p>
          </table:table-cell>
          <table:table-cell table:formula="of:=[.E113]*(1+[.E$9])" office:value-type="currency" office:currency="USD" office:value="3836.17441908106">
            <text:p>$3,836.17</text:p>
          </table:table-cell>
          <table:table-cell table:formula="of:=[.F113]*(1+[.F$9])" office:value-type="currency" office:currency="USD" office:value="27297.5783367437">
            <text:p>$27,297.58</text:p>
          </table:table-cell>
          <table:table-cell table:formula="of:=[.G113]*(1+[.G$9])" office:value-type="currency" office:currency="USD" office:value="187312.615264351">
            <text:p>$187,312.62</text:p>
          </table:table-cell>
          <table:table-cell table:formula="of:=[.H113]*(1+[.H$9])" office:value-type="currency" office:currency="USD" office:value="1241083.59642962">
            <text:p>$1,241,083.60</text:p>
          </table:table-cell>
          <table:table-cell table:formula="of:=[.I113]*(1+[.I$9])" office:value-type="currency" office:currency="USD" office:value="7950040.91906804">
            <text:p>$7,950,040.92</text:p>
          </table:table-cell>
          <table:table-cell table:formula="of:=[.J113]*(1+[.J$9])" office:value-type="currency" office:currency="USD" office:value="49293157.5536125">
            <text:p>$49,293,157.55</text:p>
          </table:table-cell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date" office:date-value="1731-01-01">
            <text:p>01/01/1731</text:p>
          </table:table-cell>
          <table:table-cell table:formula="of:=[.D114]*(1+[.D$9])" office:value-type="currency" office:currency="USD" office:value="534.711883174069">
            <text:p>$534.71</text:p>
          </table:table-cell>
          <table:table-cell table:formula="of:=[.E114]*(1+[.E$9])" office:value-type="currency" office:currency="USD" office:value="4027.98314003511">
            <text:p>$4,027.98</text:p>
          </table:table-cell>
          <table:table-cell table:formula="of:=[.F114]*(1+[.F$9])" office:value-type="currency" office:currency="USD" office:value="29208.4088203157">
            <text:p>$29,208.41</text:p>
          </table:table-cell>
          <table:table-cell table:formula="of:=[.G114]*(1+[.G$9])" office:value-type="currency" office:currency="USD" office:value="204170.750638143">
            <text:p>$204,170.75</text:p>
          </table:table-cell>
          <table:table-cell table:formula="of:=[.H114]*(1+[.H$9])" office:value-type="currency" office:currency="USD" office:value="1377602.79203688">
            <text:p>$1,377,602.79</text:p>
          </table:table-cell>
          <table:table-cell table:formula="of:=[.I114]*(1+[.I$9])" office:value-type="currency" office:currency="USD" office:value="8983546.23854689">
            <text:p>$8,983,546.24</text:p>
          </table:table-cell>
          <table:table-cell table:formula="of:=[.J114]*(1+[.J$9])" office:value-type="currency" office:currency="USD" office:value="56687131.1866544">
            <text:p>$56,687,131.19</text:p>
          </table:table-cell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date" office:date-value="1732-01-01">
            <text:p>01/01/1732</text:p>
          </table:table-cell>
          <table:table-cell table:formula="of:=[.D115]*(1+[.D$9])" office:value-type="currency" office:currency="USD" office:value="550.753239669291">
            <text:p>$550.75</text:p>
          </table:table-cell>
          <table:table-cell table:formula="of:=[.E115]*(1+[.E$9])" office:value-type="currency" office:currency="USD" office:value="4229.38229703687">
            <text:p>$4,229.38</text:p>
          </table:table-cell>
          <table:table-cell table:formula="of:=[.F115]*(1+[.F$9])" office:value-type="currency" office:currency="USD" office:value="31252.9974377378">
            <text:p>$31,253.00</text:p>
          </table:table-cell>
          <table:table-cell table:formula="of:=[.G115]*(1+[.G$9])" office:value-type="currency" office:currency="USD" office:value="222546.118195576">
            <text:p>$222,546.12</text:p>
          </table:table-cell>
          <table:table-cell table:formula="of:=[.H115]*(1+[.H$9])" office:value-type="currency" office:currency="USD" office:value="1529139.09916094">
            <text:p>$1,529,139.10</text:p>
          </table:table-cell>
          <table:table-cell table:formula="of:=[.I115]*(1+[.I$9])" office:value-type="currency" office:currency="USD" office:value="10151407.249558">
            <text:p>$10,151,407.25</text:p>
          </table:table-cell>
          <table:table-cell table:formula="of:=[.J115]*(1+[.J$9])" office:value-type="currency" office:currency="USD" office:value="65190200.8646525">
            <text:p>$65,190,200.86</text:p>
          </table:table-cell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date" office:date-value="1733-01-01">
            <text:p>01/01/1733</text:p>
          </table:table-cell>
          <table:table-cell table:formula="of:=[.D116]*(1+[.D$9])" office:value-type="currency" office:currency="USD" office:value="567.27583685937">
            <text:p>$567.28</text:p>
          </table:table-cell>
          <table:table-cell table:formula="of:=[.E116]*(1+[.E$9])" office:value-type="currency" office:currency="USD" office:value="4440.85141188871">
            <text:p>$4,440.85</text:p>
          </table:table-cell>
          <table:table-cell table:formula="of:=[.F116]*(1+[.F$9])" office:value-type="currency" office:currency="USD" office:value="33440.7072583795">
            <text:p>$33,440.71</text:p>
          </table:table-cell>
          <table:table-cell table:formula="of:=[.G116]*(1+[.G$9])" office:value-type="currency" office:currency="USD" office:value="242575.268833178">
            <text:p>$242,575.27</text:p>
          </table:table-cell>
          <table:table-cell table:formula="of:=[.H116]*(1+[.H$9])" office:value-type="currency" office:currency="USD" office:value="1697344.40006864">
            <text:p>$1,697,344.40</text:p>
          </table:table-cell>
          <table:table-cell table:formula="of:=[.I116]*(1+[.I$9])" office:value-type="currency" office:currency="USD" office:value="11471090.1920005">
            <text:p>$11,471,090.19</text:p>
          </table:table-cell>
          <table:table-cell table:formula="of:=[.J116]*(1+[.J$9])" office:value-type="currency" office:currency="USD" office:value="74968730.9943504">
            <text:p>$74,968,730.99</text:p>
          </table:table-cell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date" office:date-value="1734-01-01">
            <text:p>01/01/1734</text:p>
          </table:table-cell>
          <table:table-cell table:formula="of:=[.D117]*(1+[.D$9])" office:value-type="currency" office:currency="USD" office:value="584.294111965151">
            <text:p>$584.29</text:p>
          </table:table-cell>
          <table:table-cell table:formula="of:=[.E117]*(1+[.E$9])" office:value-type="currency" office:currency="USD" office:value="4662.89398248315">
            <text:p>$4,662.89</text:p>
          </table:table-cell>
          <table:table-cell table:formula="of:=[.F117]*(1+[.F$9])" office:value-type="currency" office:currency="USD" office:value="35781.5567664661">
            <text:p>$35,781.56</text:p>
          </table:table-cell>
          <table:table-cell table:formula="of:=[.G117]*(1+[.G$9])" office:value-type="currency" office:currency="USD" office:value="264407.043028164">
            <text:p>$264,407.04</text:p>
          </table:table-cell>
          <table:table-cell table:formula="of:=[.H117]*(1+[.H$9])" office:value-type="currency" office:currency="USD" office:value="1884052.28407619">
            <text:p>$1,884,052.28</text:p>
          </table:table-cell>
          <table:table-cell table:formula="of:=[.I117]*(1+[.I$9])" office:value-type="currency" office:currency="USD" office:value="12962331.9169606">
            <text:p>$12,962,331.92</text:p>
          </table:table-cell>
          <table:table-cell table:formula="of:=[.J117]*(1+[.J$9])" office:value-type="currency" office:currency="USD" office:value="86214040.6435029">
            <text:p>$86,214,040.64</text:p>
          </table:table-cell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date" office:date-value="1735-01-01">
            <text:p>01/01/1735</text:p>
          </table:table-cell>
          <table:table-cell table:formula="of:=[.D118]*(1+[.D$9])" office:value-type="currency" office:currency="USD" office:value="601.822935324106">
            <text:p>$601.82</text:p>
          </table:table-cell>
          <table:table-cell table:formula="of:=[.E118]*(1+[.E$9])" office:value-type="currency" office:currency="USD" office:value="4896.0386816073">
            <text:p>$4,896.04</text:p>
          </table:table-cell>
          <table:table-cell table:formula="of:=[.F118]*(1+[.F$9])" office:value-type="currency" office:currency="USD" office:value="38286.2657401187">
            <text:p>$38,286.27</text:p>
          </table:table-cell>
          <table:table-cell table:formula="of:=[.G118]*(1+[.G$9])" office:value-type="currency" office:currency="USD" office:value="288203.676900699">
            <text:p>$288,203.68</text:p>
          </table:table-cell>
          <table:table-cell table:formula="of:=[.H118]*(1+[.H$9])" office:value-type="currency" office:currency="USD" office:value="2091298.03532457">
            <text:p>$2,091,298.04</text:p>
          </table:table-cell>
          <table:table-cell table:formula="of:=[.I118]*(1+[.I$9])" office:value-type="currency" office:currency="USD" office:value="14647435.0661655">
            <text:p>$14,647,435.07</text:p>
          </table:table-cell>
          <table:table-cell table:formula="of:=[.J118]*(1+[.J$9])" office:value-type="currency" office:currency="USD" office:value="99146146.7400284">
            <text:p>$99,146,146.74</text:p>
          </table:table-cell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date" office:date-value="1736-01-01">
            <text:p>01/01/1736</text:p>
          </table:table-cell>
          <table:table-cell table:formula="of:=[.D119]*(1+[.D$9])" office:value-type="currency" office:currency="USD" office:value="619.877623383829">
            <text:p>$619.88</text:p>
          </table:table-cell>
          <table:table-cell table:formula="of:=[.E119]*(1+[.E$9])" office:value-type="currency" office:currency="USD" office:value="5140.84061568767">
            <text:p>$5,140.84</text:p>
          </table:table-cell>
          <table:table-cell table:formula="of:=[.F119]*(1+[.F$9])" office:value-type="currency" office:currency="USD" office:value="40966.304341927">
            <text:p>$40,966.30</text:p>
          </table:table-cell>
          <table:table-cell table:formula="of:=[.G119]*(1+[.G$9])" office:value-type="currency" office:currency="USD" office:value="314142.007821761">
            <text:p>$314,142.01</text:p>
          </table:table-cell>
          <table:table-cell table:formula="of:=[.H119]*(1+[.H$9])" office:value-type="currency" office:currency="USD" office:value="2321340.81921028">
            <text:p>$2,321,340.82</text:p>
          </table:table-cell>
          <table:table-cell table:formula="of:=[.I119]*(1+[.I$9])" office:value-type="currency" office:currency="USD" office:value="16551601.624767">
            <text:p>$16,551,601.62</text:p>
          </table:table-cell>
          <table:table-cell table:formula="of:=[.J119]*(1+[.J$9])" office:value-type="currency" office:currency="USD" office:value="114018068.751033">
            <text:p>$114,018,068.75</text:p>
          </table:table-cell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date" office:date-value="1737-01-01">
            <text:p>01/01/1737</text:p>
          </table:table-cell>
          <table:table-cell table:formula="of:=[.D120]*(1+[.D$9])" office:value-type="currency" office:currency="USD" office:value="638.473952085344">
            <text:p>$638.47</text:p>
          </table:table-cell>
          <table:table-cell table:formula="of:=[.E120]*(1+[.E$9])" office:value-type="currency" office:currency="USD" office:value="5397.88264647205">
            <text:p>$5,397.88</text:p>
          </table:table-cell>
          <table:table-cell table:formula="of:=[.F120]*(1+[.F$9])" office:value-type="currency" office:currency="USD" office:value="43833.9456458619">
            <text:p>$43,833.95</text:p>
          </table:table-cell>
          <table:table-cell table:formula="of:=[.G120]*(1+[.G$9])" office:value-type="currency" office:currency="USD" office:value="342414.78852572">
            <text:p>$342,414.79</text:p>
          </table:table-cell>
          <table:table-cell table:formula="of:=[.H120]*(1+[.H$9])" office:value-type="currency" office:currency="USD" office:value="2576688.30932341">
            <text:p>$2,576,688.31</text:p>
          </table:table-cell>
          <table:table-cell table:formula="of:=[.I120]*(1+[.I$9])" office:value-type="currency" office:currency="USD" office:value="18703309.8359867">
            <text:p>$18,703,309.84</text:p>
          </table:table-cell>
          <table:table-cell table:formula="of:=[.J120]*(1+[.J$9])" office:value-type="currency" office:currency="USD" office:value="131120779.063687">
            <text:p>$131,120,779.06</text:p>
          </table:table-cell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date" office:date-value="1738-01-01">
            <text:p>01/01/1738</text:p>
          </table:table-cell>
          <table:table-cell table:formula="of:=[.D121]*(1+[.D$9])" office:value-type="currency" office:currency="USD" office:value="657.628170647904">
            <text:p>$657.63</text:p>
          </table:table-cell>
          <table:table-cell table:formula="of:=[.E121]*(1+[.E$9])" office:value-type="currency" office:currency="USD" office:value="5667.77677879566">
            <text:p>$5,667.78</text:p>
          </table:table-cell>
          <table:table-cell table:formula="of:=[.F121]*(1+[.F$9])" office:value-type="currency" office:currency="USD" office:value="46902.3218410722">
            <text:p>$46,902.32</text:p>
          </table:table-cell>
          <table:table-cell table:formula="of:=[.G121]*(1+[.G$9])" office:value-type="currency" office:currency="USD" office:value="373232.119493035">
            <text:p>$373,232.12</text:p>
          </table:table-cell>
          <table:table-cell table:formula="of:=[.H121]*(1+[.H$9])" office:value-type="currency" office:currency="USD" office:value="2860124.02334898">
            <text:p>$2,860,124.02</text:p>
          </table:table-cell>
          <table:table-cell table:formula="of:=[.I121]*(1+[.I$9])" office:value-type="currency" office:currency="USD" office:value="21134740.1146649">
            <text:p>$21,134,740.11</text:p>
          </table:table-cell>
          <table:table-cell table:formula="of:=[.J121]*(1+[.J$9])" office:value-type="currency" office:currency="USD" office:value="150788895.923241">
            <text:p>$150,788,895.92</text:p>
          </table:table-cell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date" office:date-value="1739-01-01">
            <text:p>01/01/1739</text:p>
          </table:table-cell>
          <table:table-cell table:formula="of:=[.D122]*(1+[.D$9])" office:value-type="currency" office:currency="USD" office:value="677.357015767341">
            <text:p>$677.36</text:p>
          </table:table-cell>
          <table:table-cell table:formula="of:=[.E122]*(1+[.E$9])" office:value-type="currency" office:currency="USD" office:value="5951.16561773544">
            <text:p>$5,951.17</text:p>
          </table:table-cell>
          <table:table-cell table:formula="of:=[.F122]*(1+[.F$9])" office:value-type="currency" office:currency="USD" office:value="50185.4843699473">
            <text:p>$50,185.48</text:p>
          </table:table-cell>
          <table:table-cell table:formula="of:=[.G122]*(1+[.G$9])" office:value-type="currency" office:currency="USD" office:value="406823.010247408">
            <text:p>$406,823.01</text:p>
          </table:table-cell>
          <table:table-cell table:formula="of:=[.H122]*(1+[.H$9])" office:value-type="currency" office:currency="USD" office:value="3174737.66591737">
            <text:p>$3,174,737.67</text:p>
          </table:table-cell>
          <table:table-cell table:formula="of:=[.I122]*(1+[.I$9])" office:value-type="currency" office:currency="USD" office:value="23882256.3295714">
            <text:p>$23,882,256.33</text:p>
          </table:table-cell>
          <table:table-cell table:formula="of:=[.J122]*(1+[.J$9])" office:value-type="currency" office:currency="USD" office:value="173407230.311727">
            <text:p>$173,407,230.31</text:p>
          </table:table-cell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date" office:date-value="1740-01-01">
            <text:p>01/01/1740</text:p>
          </table:table-cell>
          <table:table-cell table:formula="of:=[.D123]*(1+[.D$9])" office:value-type="currency" office:currency="USD" office:value="697.677726240361">
            <text:p>$697.68</text:p>
          </table:table-cell>
          <table:table-cell table:formula="of:=[.E123]*(1+[.E$9])" office:value-type="currency" office:currency="USD" office:value="6248.72389862221">
            <text:p>$6,248.72</text:p>
          </table:table-cell>
          <table:table-cell table:formula="of:=[.F123]*(1+[.F$9])" office:value-type="currency" office:currency="USD" office:value="53698.4682758436">
            <text:p>$53,698.47</text:p>
          </table:table-cell>
          <table:table-cell table:formula="of:=[.G123]*(1+[.G$9])" office:value-type="currency" office:currency="USD" office:value="443437.081169675">
            <text:p>$443,437.08</text:p>
          </table:table-cell>
          <table:table-cell table:formula="of:=[.H123]*(1+[.H$9])" office:value-type="currency" office:currency="USD" office:value="3523958.80916828">
            <text:p>$3,523,958.81</text:p>
          </table:table-cell>
          <table:table-cell table:formula="of:=[.I123]*(1+[.I$9])" office:value-type="currency" office:currency="USD" office:value="26986949.6524156">
            <text:p>$26,986,949.65</text:p>
          </table:table-cell>
          <table:table-cell table:formula="of:=[.J123]*(1+[.J$9])" office:value-type="currency" office:currency="USD" office:value="199418314.858486">
            <text:p>$199,418,314.86</text:p>
          </table:table-cell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date" office:date-value="1741-01-01">
            <text:p>01/01/1741</text:p>
          </table:table-cell>
          <table:table-cell table:formula="of:=[.D124]*(1+[.D$9])" office:value-type="currency" office:currency="USD" office:value="718.608058027572">
            <text:p>$718.61</text:p>
          </table:table-cell>
          <table:table-cell table:formula="of:=[.E124]*(1+[.E$9])" office:value-type="currency" office:currency="USD" office:value="6561.16009355332">
            <text:p>$6,561.16</text:p>
          </table:table-cell>
          <table:table-cell table:formula="of:=[.F124]*(1+[.F$9])" office:value-type="currency" office:currency="USD" office:value="57457.3610551527">
            <text:p>$57,457.36</text:p>
          </table:table-cell>
          <table:table-cell table:formula="of:=[.G124]*(1+[.G$9])" office:value-type="currency" office:currency="USD" office:value="483346.418474946">
            <text:p>$483,346.42</text:p>
          </table:table-cell>
          <table:table-cell table:formula="of:=[.H124]*(1+[.H$9])" office:value-type="currency" office:currency="USD" office:value="3911594.27817679">
            <text:p>$3,911,594.28</text:p>
          </table:table-cell>
          <table:table-cell table:formula="of:=[.I124]*(1+[.I$9])" office:value-type="currency" office:currency="USD" office:value="30495253.1072297">
            <text:p>$30,495,253.11</text:p>
          </table:table-cell>
          <table:table-cell table:formula="of:=[.J124]*(1+[.J$9])" office:value-type="currency" office:currency="USD" office:value="229331062.087258">
            <text:p>$229,331,062.09</text:p>
          </table:table-cell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date" office:date-value="1742-01-01">
            <text:p>01/01/1742</text:p>
          </table:table-cell>
          <table:table-cell table:formula="of:=[.D125]*(1+[.D$9])" office:value-type="currency" office:currency="USD" office:value="740.166299768399">
            <text:p>$740.17</text:p>
          </table:table-cell>
          <table:table-cell table:formula="of:=[.E125]*(1+[.E$9])" office:value-type="currency" office:currency="USD" office:value="6889.21809823099">
            <text:p>$6,889.22</text:p>
          </table:table-cell>
          <table:table-cell table:formula="of:=[.F125]*(1+[.F$9])" office:value-type="currency" office:currency="USD" office:value="61479.3763290133">
            <text:p>$61,479.38</text:p>
          </table:table-cell>
          <table:table-cell table:formula="of:=[.G125]*(1+[.G$9])" office:value-type="currency" office:currency="USD" office:value="526847.596137691">
            <text:p>$526,847.60</text:p>
          </table:table-cell>
          <table:table-cell table:formula="of:=[.H125]*(1+[.H$9])" office:value-type="currency" office:currency="USD" office:value="4341869.64877624">
            <text:p>$4,341,869.65</text:p>
          </table:table-cell>
          <table:table-cell table:formula="of:=[.I125]*(1+[.I$9])" office:value-type="currency" office:currency="USD" office:value="34459636.0111695">
            <text:p>$34,459,636.01</text:p>
          </table:table-cell>
          <table:table-cell table:formula="of:=[.J125]*(1+[.J$9])" office:value-type="currency" office:currency="USD" office:value="263730721.400347">
            <text:p>$263,730,721.40</text:p>
          </table:table-cell>
        </table:table-row>
        <table:table-row table:style-name="ro1">
          <table:table-cell/>
          <table:table-cell office:value-type="float" office:value="117">
            <text:p>117</text:p>
          </table:table-cell>
          <table:table-cell office:value-type="date" office:date-value="1743-01-01">
            <text:p>01/01/1743</text:p>
          </table:table-cell>
          <table:table-cell table:formula="of:=[.D126]*(1+[.D$9])" office:value-type="currency" office:currency="USD" office:value="762.371288761451">
            <text:p>$762.37</text:p>
          </table:table-cell>
          <table:table-cell table:formula="of:=[.E126]*(1+[.E$9])" office:value-type="currency" office:currency="USD" office:value="7233.67900314254">
            <text:p>$7,233.68</text:p>
          </table:table-cell>
          <table:table-cell table:formula="of:=[.F126]*(1+[.F$9])" office:value-type="currency" office:currency="USD" office:value="65782.9326720443">
            <text:p>$65,782.93</text:p>
          </table:table-cell>
          <table:table-cell table:formula="of:=[.G126]*(1+[.G$9])" office:value-type="currency" office:currency="USD" office:value="574263.879790083">
            <text:p>$574,263.88</text:p>
          </table:table-cell>
          <table:table-cell table:formula="of:=[.H126]*(1+[.H$9])" office:value-type="currency" office:currency="USD" office:value="4819475.31014163">
            <text:p>$4,819,475.31</text:p>
          </table:table-cell>
          <table:table-cell table:formula="of:=[.I126]*(1+[.I$9])" office:value-type="currency" office:currency="USD" office:value="38939388.6926216">
            <text:p>$38,939,388.69</text:p>
          </table:table-cell>
          <table:table-cell table:formula="of:=[.J126]*(1+[.J$9])" office:value-type="currency" office:currency="USD" office:value="303290329.610399">
            <text:p>$303,290,329.61</text:p>
          </table:table-cell>
        </table:table-row>
        <table:table-row table:style-name="ro1">
          <table:table-cell/>
          <table:table-cell office:value-type="float" office:value="118">
            <text:p>118</text:p>
          </table:table-cell>
          <table:table-cell office:value-type="date" office:date-value="1744-01-01">
            <text:p>01/01/1744</text:p>
          </table:table-cell>
          <table:table-cell table:formula="of:=[.D127]*(1+[.D$9])" office:value-type="currency" office:currency="USD" office:value="785.242427424295">
            <text:p>$785.24</text:p>
          </table:table-cell>
          <table:table-cell table:formula="of:=[.E127]*(1+[.E$9])" office:value-type="currency" office:currency="USD" office:value="7595.36295329967">
            <text:p>$7,595.36</text:p>
          </table:table-cell>
          <table:table-cell table:formula="of:=[.F127]*(1+[.F$9])" office:value-type="currency" office:currency="USD" office:value="70387.7379590874">
            <text:p>$70,387.74</text:p>
          </table:table-cell>
          <table:table-cell table:formula="of:=[.G127]*(1+[.G$9])" office:value-type="currency" office:currency="USD" office:value="625947.62897119">
            <text:p>$625,947.63</text:p>
          </table:table-cell>
          <table:table-cell table:formula="of:=[.H127]*(1+[.H$9])" office:value-type="currency" office:currency="USD" office:value="5349617.59425721">
            <text:p>$5,349,617.59</text:p>
          </table:table-cell>
          <table:table-cell table:formula="of:=[.I127]*(1+[.I$9])" office:value-type="currency" office:currency="USD" office:value="44001509.2226624">
            <text:p>$44,001,509.22</text:p>
          </table:table-cell>
          <table:table-cell table:formula="of:=[.J127]*(1+[.J$9])" office:value-type="currency" office:currency="USD" office:value="348783879.051959">
            <text:p>$348,783,879.05</text:p>
          </table:table-cell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date" office:date-value="1745-01-01">
            <text:p>01/01/1745</text:p>
          </table:table-cell>
          <table:table-cell table:formula="of:=[.D128]*(1+[.D$9])" office:value-type="currency" office:currency="USD" office:value="808.799700247024">
            <text:p>$808.80</text:p>
          </table:table-cell>
          <table:table-cell table:formula="of:=[.E128]*(1+[.E$9])" office:value-type="currency" office:currency="USD" office:value="7975.13110096465">
            <text:p>$7,975.13</text:p>
          </table:table-cell>
          <table:table-cell table:formula="of:=[.F128]*(1+[.F$9])" office:value-type="currency" office:currency="USD" office:value="75314.8796162235">
            <text:p>$75,314.88</text:p>
          </table:table-cell>
          <table:table-cell table:formula="of:=[.G128]*(1+[.G$9])" office:value-type="currency" office:currency="USD" office:value="682282.915578598">
            <text:p>$682,282.92</text:p>
          </table:table-cell>
          <table:table-cell table:formula="of:=[.H128]*(1+[.H$9])" office:value-type="currency" office:currency="USD" office:value="5938075.5296255">
            <text:p>$5,938,075.53</text:p>
          </table:table-cell>
          <table:table-cell table:formula="of:=[.I128]*(1+[.I$9])" office:value-type="currency" office:currency="USD" office:value="49721705.4216085">
            <text:p>$49,721,705.42</text:p>
          </table:table-cell>
          <table:table-cell table:formula="of:=[.J128]*(1+[.J$9])" office:value-type="currency" office:currency="USD" office:value="401101460.909753">
            <text:p>$401,101,460.91</text:p>
          </table:table-cell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date" office:date-value="1746-01-01">
            <text:p>01/01/1746</text:p>
          </table:table-cell>
          <table:table-cell table:formula="of:=[.D129]*(1+[.D$9])" office:value-type="currency" office:currency="USD" office:value="833.063691254435">
            <text:p>$833.06</text:p>
          </table:table-cell>
          <table:table-cell table:formula="of:=[.E129]*(1+[.E$9])" office:value-type="currency" office:currency="USD" office:value="8373.88765601288">
            <text:p>$8,373.89</text:p>
          </table:table-cell>
          <table:table-cell table:formula="of:=[.F129]*(1+[.F$9])" office:value-type="currency" office:currency="USD" office:value="80586.9211893591">
            <text:p>$80,586.92</text:p>
          </table:table-cell>
          <table:table-cell table:formula="of:=[.G129]*(1+[.G$9])" office:value-type="currency" office:currency="USD" office:value="743688.377980671">
            <text:p>$743,688.38</text:p>
          </table:table-cell>
          <table:table-cell table:formula="of:=[.H129]*(1+[.H$9])" office:value-type="currency" office:currency="USD" office:value="6591263.83788431">
            <text:p>$6,591,263.84</text:p>
          </table:table-cell>
          <table:table-cell table:formula="of:=[.I129]*(1+[.I$9])" office:value-type="currency" office:currency="USD" office:value="56185527.1264176">
            <text:p>$56,185,527.13</text:p>
          </table:table-cell>
          <table:table-cell table:formula="of:=[.J129]*(1+[.J$9])" office:value-type="currency" office:currency="USD" office:value="461266680.046216">
            <text:p>$461,266,680.05</text:p>
          </table:table-cell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date" office:date-value="1747-01-01">
            <text:p>01/01/1747</text:p>
          </table:table-cell>
          <table:table-cell table:formula="of:=[.D130]*(1+[.D$9])" office:value-type="currency" office:currency="USD" office:value="858.055601992068">
            <text:p>$858.06</text:p>
          </table:table-cell>
          <table:table-cell table:formula="of:=[.E130]*(1+[.E$9])" office:value-type="currency" office:currency="USD" office:value="8792.58203881353">
            <text:p>$8,792.58</text:p>
          </table:table-cell>
          <table:table-cell table:formula="of:=[.F130]*(1+[.F$9])" office:value-type="currency" office:currency="USD" office:value="86228.0056726143">
            <text:p>$86,228.01</text:p>
          </table:table-cell>
          <table:table-cell table:formula="of:=[.G130]*(1+[.G$9])" office:value-type="currency" office:currency="USD" office:value="810620.331998932">
            <text:p>$810,620.33</text:p>
          </table:table-cell>
          <table:table-cell table:formula="of:=[.H130]*(1+[.H$9])" office:value-type="currency" office:currency="USD" office:value="7316302.86005158">
            <text:p>$7,316,302.86</text:p>
          </table:table-cell>
          <table:table-cell table:formula="of:=[.I130]*(1+[.I$9])" office:value-type="currency" office:currency="USD" office:value="63489645.6528519">
            <text:p>$63,489,645.65</text:p>
          </table:table-cell>
          <table:table-cell table:formula="of:=[.J130]*(1+[.J$9])" office:value-type="currency" office:currency="USD" office:value="530456682.053148">
            <text:p>$530,456,682.05</text:p>
          </table:table-cell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date" office:date-value="1748-01-01">
            <text:p>01/01/1748</text:p>
          </table:table-cell>
          <table:table-cell table:formula="of:=[.D131]*(1+[.D$9])" office:value-type="currency" office:currency="USD" office:value="883.79727005183">
            <text:p>$883.80</text:p>
          </table:table-cell>
          <table:table-cell table:formula="of:=[.E131]*(1+[.E$9])" office:value-type="currency" office:currency="USD" office:value="9232.2111407542">
            <text:p>$9,232.21</text:p>
          </table:table-cell>
          <table:table-cell table:formula="of:=[.F131]*(1+[.F$9])" office:value-type="currency" office:currency="USD" office:value="92263.9660696973">
            <text:p>$92,263.97</text:p>
          </table:table-cell>
          <table:table-cell table:formula="of:=[.G131]*(1+[.G$9])" office:value-type="currency" office:currency="USD" office:value="883576.161878836">
            <text:p>$883,576.16</text:p>
          </table:table-cell>
          <table:table-cell table:formula="of:=[.H131]*(1+[.H$9])" office:value-type="currency" office:currency="USD" office:value="8121096.17465726">
            <text:p>$8,121,096.17</text:p>
          </table:table-cell>
          <table:table-cell table:formula="of:=[.I131]*(1+[.I$9])" office:value-type="currency" office:currency="USD" office:value="71743299.5877226">
            <text:p>$71,743,299.59</text:p>
          </table:table-cell>
          <table:table-cell table:formula="of:=[.J131]*(1+[.J$9])" office:value-type="currency" office:currency="USD" office:value="610025184.36112">
            <text:p>$610,025,184.36</text:p>
          </table:table-cell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date" office:date-value="1749-01-01">
            <text:p>01/01/1749</text:p>
          </table:table-cell>
          <table:table-cell table:formula="of:=[.D132]*(1+[.D$9])" office:value-type="currency" office:currency="USD" office:value="910.311188153385">
            <text:p>$910.31</text:p>
          </table:table-cell>
          <table:table-cell table:formula="of:=[.E132]*(1+[.E$9])" office:value-type="currency" office:currency="USD" office:value="9693.82169779192">
            <text:p>$9,693.82</text:p>
          </table:table-cell>
          <table:table-cell table:formula="of:=[.F132]*(1+[.F$9])" office:value-type="currency" office:currency="USD" office:value="98722.4436945761">
            <text:p>$98,722.44</text:p>
          </table:table-cell>
          <table:table-cell table:formula="of:=[.G132]*(1+[.G$9])" office:value-type="currency" office:currency="USD" office:value="963098.016447931">
            <text:p>$963,098.02</text:p>
          </table:table-cell>
          <table:table-cell table:formula="of:=[.H132]*(1+[.H$9])" office:value-type="currency" office:currency="USD" office:value="9014416.75386956">
            <text:p>$9,014,416.75</text:p>
          </table:table-cell>
          <table:table-cell table:formula="of:=[.I132]*(1+[.I$9])" office:value-type="currency" office:currency="USD" office:value="81069928.5341265">
            <text:p>$81,069,928.53</text:p>
          </table:table-cell>
          <table:table-cell table:formula="of:=[.J132]*(1+[.J$9])" office:value-type="currency" office:currency="USD" office:value="701528962.015288">
            <text:p>$701,528,962.02</text:p>
          </table:table-cell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date" office:date-value="1750-01-01">
            <text:p>01/01/1750</text:p>
          </table:table-cell>
          <table:table-cell table:formula="of:=[.D133]*(1+[.D$9])" office:value-type="currency" office:currency="USD" office:value="937.620523797986">
            <text:p>$937.62</text:p>
          </table:table-cell>
          <table:table-cell table:formula="of:=[.E133]*(1+[.E$9])" office:value-type="currency" office:currency="USD" office:value="10178.5127826815">
            <text:p>$10,178.51</text:p>
          </table:table-cell>
          <table:table-cell table:formula="of:=[.F133]*(1+[.F$9])" office:value-type="currency" office:currency="USD" office:value="105633.014753196">
            <text:p>$105,633.01</text:p>
          </table:table-cell>
          <table:table-cell table:formula="of:=[.G133]*(1+[.G$9])" office:value-type="currency" office:currency="USD" office:value="1049776.83792824">
            <text:p>$1,049,776.84</text:p>
          </table:table-cell>
          <table:table-cell table:formula="of:=[.H133]*(1+[.H$9])" office:value-type="currency" office:currency="USD" office:value="10006002.5967952">
            <text:p>$10,006,002.60</text:p>
          </table:table-cell>
          <table:table-cell table:formula="of:=[.I133]*(1+[.I$9])" office:value-type="currency" office:currency="USD" office:value="91609019.243563">
            <text:p>$91,609,019.24</text:p>
          </table:table-cell>
          <table:table-cell table:formula="of:=[.J133]*(1+[.J$9])" office:value-type="currency" office:currency="USD" office:value="806758306.317582">
            <text:p>$806,758,306.32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date" office:date-value="1751-01-01">
            <text:p>01/01/1751</text:p>
          </table:table-cell>
          <table:table-cell table:formula="of:=[.D134]*(1+[.D$9])" office:value-type="currency" office:currency="USD" office:value="965.749139511926">
            <text:p>$965.75</text:p>
          </table:table-cell>
          <table:table-cell table:formula="of:=[.E134]*(1+[.E$9])" office:value-type="currency" office:currency="USD" office:value="10687.4384218156">
            <text:p>$10,687.44</text:p>
          </table:table-cell>
          <table:table-cell table:formula="of:=[.F134]*(1+[.F$9])" office:value-type="currency" office:currency="USD" office:value="113027.32578592">
            <text:p>$113,027.33</text:p>
          </table:table-cell>
          <table:table-cell table:formula="of:=[.G134]*(1+[.G$9])" office:value-type="currency" office:currency="USD" office:value="1144256.75334179">
            <text:p>$1,144,256.75</text:p>
          </table:table-cell>
          <table:table-cell table:formula="of:=[.H134]*(1+[.H$9])" office:value-type="currency" office:currency="USD" office:value="11106662.8824427">
            <text:p>$11,106,662.88</text:p>
          </table:table-cell>
          <table:table-cell table:formula="of:=[.I134]*(1+[.I$9])" office:value-type="currency" office:currency="USD" office:value="103518191.745226">
            <text:p>$103,518,191.75</text:p>
          </table:table-cell>
          <table:table-cell table:formula="of:=[.J134]*(1+[.J$9])" office:value-type="currency" office:currency="USD" office:value="927772052.265219">
            <text:p>$927,772,052.27</text:p>
          </table:table-cell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date" office:date-value="1752-01-01">
            <text:p>01/01/1752</text:p>
          </table:table-cell>
          <table:table-cell table:formula="of:=[.D135]*(1+[.D$9])" office:value-type="currency" office:currency="USD" office:value="994.721613697284">
            <text:p>$994.72</text:p>
          </table:table-cell>
          <table:table-cell table:formula="of:=[.E135]*(1+[.E$9])" office:value-type="currency" office:currency="USD" office:value="11221.8103429064">
            <text:p>$11,221.81</text:p>
          </table:table-cell>
          <table:table-cell table:formula="of:=[.F135]*(1+[.F$9])" office:value-type="currency" office:currency="USD" office:value="120939.238590935">
            <text:p>$120,939.24</text:p>
          </table:table-cell>
          <table:table-cell table:formula="of:=[.G135]*(1+[.G$9])" office:value-type="currency" office:currency="USD" office:value="1247239.86114255">
            <text:p>$1,247,239.86</text:p>
          </table:table-cell>
          <table:table-cell table:formula="of:=[.H135]*(1+[.H$9])" office:value-type="currency" office:currency="USD" office:value="12328395.7995114">
            <text:p>$12,328,395.80</text:p>
          </table:table-cell>
          <table:table-cell table:formula="of:=[.I135]*(1+[.I$9])" office:value-type="currency" office:currency="USD" office:value="116975556.672106">
            <text:p>$116,975,556.67</text:p>
          </table:table-cell>
          <table:table-cell table:formula="of:=[.J135]*(1+[.J$9])" office:value-type="currency" office:currency="USD" office:value="1066937860.105">
            <text:p>$1,066,937,860.11</text:p>
          </table:table-cell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date" office:date-value="1753-01-01">
            <text:p>01/01/1753</text:p>
          </table:table-cell>
          <table:table-cell table:formula="of:=[.D136]*(1+[.D$9])" office:value-type="currency" office:currency="USD" office:value="1024.5632621082">
            <text:p>$1,024.56</text:p>
          </table:table-cell>
          <table:table-cell table:formula="of:=[.E136]*(1+[.E$9])" office:value-type="currency" office:currency="USD" office:value="11782.9008600517">
            <text:p>$11,782.90</text:p>
          </table:table-cell>
          <table:table-cell table:formula="of:=[.F136]*(1+[.F$9])" office:value-type="currency" office:currency="USD" office:value="129404.9852923">
            <text:p>$129,404.99</text:p>
          </table:table-cell>
          <table:table-cell table:formula="of:=[.G136]*(1+[.G$9])" office:value-type="currency" office:currency="USD" office:value="1359491.44864538">
            <text:p>$1,359,491.45</text:p>
          </table:table-cell>
          <table:table-cell table:formula="of:=[.H136]*(1+[.H$9])" office:value-type="currency" office:currency="USD" office:value="13684519.3374576">
            <text:p>$13,684,519.34</text:p>
          </table:table-cell>
          <table:table-cell table:formula="of:=[.I136]*(1+[.I$9])" office:value-type="currency" office:currency="USD" office:value="132182379.039479">
            <text:p>$132,182,379.04</text:p>
          </table:table-cell>
          <table:table-cell table:formula="of:=[.J136]*(1+[.J$9])" office:value-type="currency" office:currency="USD" office:value="1226978539.12075">
            <text:p>$1,226,978,539.12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date" office:date-value="1754-01-01">
            <text:p>01/01/1754</text:p>
          </table:table-cell>
          <table:table-cell table:formula="of:=[.D137]*(1+[.D$9])" office:value-type="currency" office:currency="USD" office:value="1055.30015997145">
            <text:p>$1,055.30</text:p>
          </table:table-cell>
          <table:table-cell table:formula="of:=[.E137]*(1+[.E$9])" office:value-type="currency" office:currency="USD" office:value="12372.0459030543">
            <text:p>$12,372.05</text:p>
          </table:table-cell>
          <table:table-cell table:formula="of:=[.F137]*(1+[.F$9])" office:value-type="currency" office:currency="USD" office:value="138463.334262761">
            <text:p>$138,463.33</text:p>
          </table:table-cell>
          <table:table-cell table:formula="of:=[.G137]*(1+[.G$9])" office:value-type="currency" office:currency="USD" office:value="1481845.67902346">
            <text:p>$1,481,845.68</text:p>
          </table:table-cell>
          <table:table-cell table:formula="of:=[.H137]*(1+[.H$9])" office:value-type="currency" office:currency="USD" office:value="15189816.464578">
            <text:p>$15,189,816.46</text:p>
          </table:table-cell>
          <table:table-cell table:formula="of:=[.I137]*(1+[.I$9])" office:value-type="currency" office:currency="USD" office:value="149366088.314612">
            <text:p>$149,366,088.31</text:p>
          </table:table-cell>
          <table:table-cell table:formula="of:=[.J137]*(1+[.J$9])" office:value-type="currency" office:currency="USD" office:value="1411025319.98886">
            <text:p>$1,411,025,319.99</text:p>
          </table:table-cell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date" office:date-value="1755-01-01">
            <text:p>01/01/1755</text:p>
          </table:table-cell>
          <table:table-cell table:formula="of:=[.D138]*(1+[.D$9])" office:value-type="currency" office:currency="USD" office:value="1086.95916477059">
            <text:p>$1,086.96</text:p>
          </table:table-cell>
          <table:table-cell table:formula="of:=[.E138]*(1+[.E$9])" office:value-type="currency" office:currency="USD" office:value="12990.648198207">
            <text:p>$12,990.65</text:p>
          </table:table-cell>
          <table:table-cell table:formula="of:=[.F138]*(1+[.F$9])" office:value-type="currency" office:currency="USD" office:value="148155.767661154">
            <text:p>$148,155.77</text:p>
          </table:table-cell>
          <table:table-cell table:formula="of:=[.G138]*(1+[.G$9])" office:value-type="currency" office:currency="USD" office:value="1615211.79013557">
            <text:p>$1,615,211.79</text:p>
          </table:table-cell>
          <table:table-cell table:formula="of:=[.H138]*(1+[.H$9])" office:value-type="currency" office:currency="USD" office:value="16860696.2756816">
            <text:p>$16,860,696.28</text:p>
          </table:table-cell>
          <table:table-cell table:formula="of:=[.I138]*(1+[.I$9])" office:value-type="currency" office:currency="USD" office:value="168783679.795511">
            <text:p>$168,783,679.80</text:p>
          </table:table-cell>
          <table:table-cell table:formula="of:=[.J138]*(1+[.J$9])" office:value-type="currency" office:currency="USD" office:value="1622679117.98719">
            <text:p>$1,622,679,117.99</text:p>
          </table:table-cell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date" office:date-value="1756-01-01">
            <text:p>01/01/1756</text:p>
          </table:table-cell>
          <table:table-cell table:formula="of:=[.D139]*(1+[.D$9])" office:value-type="currency" office:currency="USD" office:value="1119.56793971371">
            <text:p>$1,119.57</text:p>
          </table:table-cell>
          <table:table-cell table:formula="of:=[.E139]*(1+[.E$9])" office:value-type="currency" office:currency="USD" office:value="13640.1806081173">
            <text:p>$13,640.18</text:p>
          </table:table-cell>
          <table:table-cell table:formula="of:=[.F139]*(1+[.F$9])" office:value-type="currency" office:currency="USD" office:value="158526.671397435">
            <text:p>$158,526.67</text:p>
          </table:table-cell>
          <table:table-cell table:formula="of:=[.G139]*(1+[.G$9])" office:value-type="currency" office:currency="USD" office:value="1760580.85124778">
            <text:p>$1,760,580.85</text:p>
          </table:table-cell>
          <table:table-cell table:formula="of:=[.H139]*(1+[.H$9])" office:value-type="currency" office:currency="USD" office:value="18715372.8660065">
            <text:p>$18,715,372.87</text:p>
          </table:table-cell>
          <table:table-cell table:formula="of:=[.I139]*(1+[.I$9])" office:value-type="currency" office:currency="USD" office:value="190725558.168927">
            <text:p>$190,725,558.17</text:p>
          </table:table-cell>
          <table:table-cell table:formula="of:=[.J139]*(1+[.J$9])" office:value-type="currency" office:currency="USD" office:value="1866080985.68527">
            <text:p>$1,866,080,985.69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date" office:date-value="1757-01-01">
            <text:p>01/01/1757</text:p>
          </table:table-cell>
          <table:table-cell table:formula="of:=[.D140]*(1+[.D$9])" office:value-type="currency" office:currency="USD" office:value="1153.15497790512">
            <text:p>$1,153.15</text:p>
          </table:table-cell>
          <table:table-cell table:formula="of:=[.E140]*(1+[.E$9])" office:value-type="currency" office:currency="USD" office:value="14322.1896385232">
            <text:p>$14,322.19</text:p>
          </table:table-cell>
          <table:table-cell table:formula="of:=[.F140]*(1+[.F$9])" office:value-type="currency" office:currency="USD" office:value="169623.538395256">
            <text:p>$169,623.54</text:p>
          </table:table-cell>
          <table:table-cell table:formula="of:=[.G140]*(1+[.G$9])" office:value-type="currency" office:currency="USD" office:value="1919033.12786008">
            <text:p>$1,919,033.13</text:p>
          </table:table-cell>
          <table:table-cell table:formula="of:=[.H140]*(1+[.H$9])" office:value-type="currency" office:currency="USD" office:value="20774063.8812672">
            <text:p>$20,774,063.88</text:p>
          </table:table-cell>
          <table:table-cell table:formula="of:=[.I140]*(1+[.I$9])" office:value-type="currency" office:currency="USD" office:value="215519880.730888">
            <text:p>$215,519,880.73</text:p>
          </table:table-cell>
          <table:table-cell table:formula="of:=[.J140]*(1+[.J$9])" office:value-type="currency" office:currency="USD" office:value="2145993133.53806">
            <text:p>$2,145,993,133.54</text:p>
          </table:table-cell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date" office:date-value="1758-01-01">
            <text:p>01/01/1758</text:p>
          </table:table-cell>
          <table:table-cell table:formula="of:=[.D141]*(1+[.D$9])" office:value-type="currency" office:currency="USD" office:value="1187.74962724227">
            <text:p>$1,187.75</text:p>
          </table:table-cell>
          <table:table-cell table:formula="of:=[.E141]*(1+[.E$9])" office:value-type="currency" office:currency="USD" office:value="15038.2991204494">
            <text:p>$15,038.30</text:p>
          </table:table-cell>
          <table:table-cell table:formula="of:=[.F141]*(1+[.F$9])" office:value-type="currency" office:currency="USD" office:value="181497.186082923">
            <text:p>$181,497.19</text:p>
          </table:table-cell>
          <table:table-cell table:formula="of:=[.G141]*(1+[.G$9])" office:value-type="currency" office:currency="USD" office:value="2091746.10936748">
            <text:p>$2,091,746.11</text:p>
          </table:table-cell>
          <table:table-cell table:formula="of:=[.H141]*(1+[.H$9])" office:value-type="currency" office:currency="USD" office:value="23059210.9082066">
            <text:p>$23,059,210.91</text:p>
          </table:table-cell>
          <table:table-cell table:formula="of:=[.I141]*(1+[.I$9])" office:value-type="currency" office:currency="USD" office:value="243537465.225903">
            <text:p>$243,537,465.23</text:p>
          </table:table-cell>
          <table:table-cell table:formula="of:=[.J141]*(1+[.J$9])" office:value-type="currency" office:currency="USD" office:value="2467892103.56877">
            <text:p>$2,467,892,103.57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date" office:date-value="1759-01-01">
            <text:p>01/01/1759</text:p>
          </table:table-cell>
          <table:table-cell table:formula="of:=[.D142]*(1+[.D$9])" office:value-type="currency" office:currency="USD" office:value="1223.38211605954">
            <text:p>$1,223.38</text:p>
          </table:table-cell>
          <table:table-cell table:formula="of:=[.E142]*(1+[.E$9])" office:value-type="currency" office:currency="USD" office:value="15790.2140764718">
            <text:p>$15,790.21</text:p>
          </table:table-cell>
          <table:table-cell table:formula="of:=[.F142]*(1+[.F$9])" office:value-type="currency" office:currency="USD" office:value="194201.989108728">
            <text:p>$194,201.99</text:p>
          </table:table-cell>
          <table:table-cell table:formula="of:=[.G142]*(1+[.G$9])" office:value-type="currency" office:currency="USD" office:value="2280003.25921056">
            <text:p>$2,280,003.26</text:p>
          </table:table-cell>
          <table:table-cell table:formula="of:=[.H142]*(1+[.H$9])" office:value-type="currency" office:currency="USD" office:value="25595724.1081094">
            <text:p>$25,595,724.11</text:p>
          </table:table-cell>
          <table:table-cell table:formula="of:=[.I142]*(1+[.I$9])" office:value-type="currency" office:currency="USD" office:value="275197335.705271">
            <text:p>$275,197,335.71</text:p>
          </table:table-cell>
          <table:table-cell table:formula="of:=[.J142]*(1+[.J$9])" office:value-type="currency" office:currency="USD" office:value="2838075919.10409">
            <text:p>$2,838,075,919.10</text:p>
          </table:table-cell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date" office:date-value="1760-01-01">
            <text:p>01/01/1760</text:p>
          </table:table-cell>
          <table:table-cell table:formula="of:=[.D143]*(1+[.D$9])" office:value-type="currency" office:currency="USD" office:value="1260.08357954133">
            <text:p>$1,260.08</text:p>
          </table:table-cell>
          <table:table-cell table:formula="of:=[.E143]*(1+[.E$9])" office:value-type="currency" office:currency="USD" office:value="16579.7247802954">
            <text:p>$16,579.72</text:p>
          </table:table-cell>
          <table:table-cell table:formula="of:=[.F143]*(1+[.F$9])" office:value-type="currency" office:currency="USD" office:value="207796.128346339">
            <text:p>$207,796.13</text:p>
          </table:table-cell>
          <table:table-cell table:formula="of:=[.G143]*(1+[.G$9])" office:value-type="currency" office:currency="USD" office:value="2485203.55253951">
            <text:p>$2,485,203.55</text:p>
          </table:table-cell>
          <table:table-cell table:formula="of:=[.H143]*(1+[.H$9])" office:value-type="currency" office:currency="USD" office:value="28411253.7600014">
            <text:p>$28,411,253.76</text:p>
          </table:table-cell>
          <table:table-cell table:formula="of:=[.I143]*(1+[.I$9])" office:value-type="currency" office:currency="USD" office:value="310972989.346956">
            <text:p>$310,972,989.35</text:p>
          </table:table-cell>
          <table:table-cell table:formula="of:=[.J143]*(1+[.J$9])" office:value-type="currency" office:currency="USD" office:value="3263787306.9697">
            <text:p>$3,263,787,306.97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date" office:date-value="1761-01-01">
            <text:p>01/01/1761</text:p>
          </table:table-cell>
          <table:table-cell table:formula="of:=[.D144]*(1+[.D$9])" office:value-type="currency" office:currency="USD" office:value="1297.88608692757">
            <text:p>$1,297.89</text:p>
          </table:table-cell>
          <table:table-cell table:formula="of:=[.E144]*(1+[.E$9])" office:value-type="currency" office:currency="USD" office:value="17408.7110193102">
            <text:p>$17,408.71</text:p>
          </table:table-cell>
          <table:table-cell table:formula="of:=[.F144]*(1+[.F$9])" office:value-type="currency" office:currency="USD" office:value="222341.857330583">
            <text:p>$222,341.86</text:p>
          </table:table-cell>
          <table:table-cell table:formula="of:=[.G144]*(1+[.G$9])" office:value-type="currency" office:currency="USD" office:value="2708871.87226806">
            <text:p>$2,708,871.87</text:p>
          </table:table-cell>
          <table:table-cell table:formula="of:=[.H144]*(1+[.H$9])" office:value-type="currency" office:currency="USD" office:value="31536491.6736016">
            <text:p>$31,536,491.67</text:p>
          </table:table-cell>
          <table:table-cell table:formula="of:=[.I144]*(1+[.I$9])" office:value-type="currency" office:currency="USD" office:value="351399477.96206">
            <text:p>$351,399,477.96</text:p>
          </table:table-cell>
          <table:table-cell table:formula="of:=[.J144]*(1+[.J$9])" office:value-type="currency" office:currency="USD" office:value="3753355403.01516">
            <text:p>$3,753,355,403.02</text:p>
          </table:table-cell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date" office:date-value="1762-01-01">
            <text:p>01/01/1762</text:p>
          </table:table-cell>
          <table:table-cell table:formula="of:=[.D145]*(1+[.D$9])" office:value-type="currency" office:currency="USD" office:value="1336.8226695354">
            <text:p>$1,336.82</text:p>
          </table:table-cell>
          <table:table-cell table:formula="of:=[.E145]*(1+[.E$9])" office:value-type="currency" office:currency="USD" office:value="18279.1465702757">
            <text:p>$18,279.15</text:p>
          </table:table-cell>
          <table:table-cell table:formula="of:=[.F145]*(1+[.F$9])" office:value-type="currency" office:currency="USD" office:value="237905.787343724">
            <text:p>$237,905.79</text:p>
          </table:table-cell>
          <table:table-cell table:formula="of:=[.G145]*(1+[.G$9])" office:value-type="currency" office:currency="USD" office:value="2952670.34077219">
            <text:p>$2,952,670.34</text:p>
          </table:table-cell>
          <table:table-cell table:formula="of:=[.H145]*(1+[.H$9])" office:value-type="currency" office:currency="USD" office:value="35005505.7576977">
            <text:p>$35,005,505.76</text:p>
          </table:table-cell>
          <table:table-cell table:formula="of:=[.I145]*(1+[.I$9])" office:value-type="currency" office:currency="USD" office:value="397081410.097128">
            <text:p>$397,081,410.10</text:p>
          </table:table-cell>
          <table:table-cell table:formula="of:=[.J145]*(1+[.J$9])" office:value-type="currency" office:currency="USD" office:value="4316358713.46743">
            <text:p>$4,316,358,713.47</text:p>
          </table:table-cell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date" office:date-value="1763-01-01">
            <text:p>01/01/1763</text:p>
          </table:table-cell>
          <table:table-cell table:formula="of:=[.D146]*(1+[.D$9])" office:value-type="currency" office:currency="USD" office:value="1376.92734962146">
            <text:p>$1,376.93</text:p>
          </table:table-cell>
          <table:table-cell table:formula="of:=[.E146]*(1+[.E$9])" office:value-type="currency" office:currency="USD" office:value="19193.1038987895">
            <text:p>$19,193.10</text:p>
          </table:table-cell>
          <table:table-cell table:formula="of:=[.F146]*(1+[.F$9])" office:value-type="currency" office:currency="USD" office:value="254559.192457784">
            <text:p>$254,559.19</text:p>
          </table:table-cell>
          <table:table-cell table:formula="of:=[.G146]*(1+[.G$9])" office:value-type="currency" office:currency="USD" office:value="3218410.67144168">
            <text:p>$3,218,410.67</text:p>
          </table:table-cell>
          <table:table-cell table:formula="of:=[.H146]*(1+[.H$9])" office:value-type="currency" office:currency="USD" office:value="38856111.3910445">
            <text:p>$38,856,111.39</text:p>
          </table:table-cell>
          <table:table-cell table:formula="of:=[.I146]*(1+[.I$9])" office:value-type="currency" office:currency="USD" office:value="448701993.409755">
            <text:p>$448,701,993.41</text:p>
          </table:table-cell>
          <table:table-cell table:formula="of:=[.J146]*(1+[.J$9])" office:value-type="currency" office:currency="USD" office:value="4963812520.48754">
            <text:p>$4,963,812,520.49</text:p>
          </table:table-cell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date" office:date-value="1764-01-01">
            <text:p>01/01/1764</text:p>
          </table:table-cell>
          <table:table-cell table:formula="of:=[.D147]*(1+[.D$9])" office:value-type="currency" office:currency="USD" office:value="1418.2351701101">
            <text:p>$1,418.24</text:p>
          </table:table-cell>
          <table:table-cell table:formula="of:=[.E147]*(1+[.E$9])" office:value-type="currency" office:currency="USD" office:value="20152.759093729">
            <text:p>$20,152.76</text:p>
          </table:table-cell>
          <table:table-cell table:formula="of:=[.F147]*(1+[.F$9])" office:value-type="currency" office:currency="USD" office:value="272378.335929829">
            <text:p>$272,378.34</text:p>
          </table:table-cell>
          <table:table-cell table:formula="of:=[.G147]*(1+[.G$9])" office:value-type="currency" office:currency="USD" office:value="3508067.63187144">
            <text:p>$3,508,067.63</text:p>
          </table:table-cell>
          <table:table-cell table:formula="of:=[.H147]*(1+[.H$9])" office:value-type="currency" office:currency="USD" office:value="43130283.6440594">
            <text:p>$43,130,283.64</text:p>
          </table:table-cell>
          <table:table-cell table:formula="of:=[.I147]*(1+[.I$9])" office:value-type="currency" office:currency="USD" office:value="507033252.553023">
            <text:p>$507,033,252.55</text:p>
          </table:table-cell>
          <table:table-cell table:formula="of:=[.J147]*(1+[.J$9])" office:value-type="currency" office:currency="USD" office:value="5708384398.56067">
            <text:p>$5,708,384,398.56</text:p>
          </table:table-cell>
        </table:table-row>
        <table:table-row table:style-name="ro1">
          <table:table-cell/>
          <table:table-cell office:value-type="float" office:value="139">
            <text:p>139</text:p>
          </table:table-cell>
          <table:table-cell office:value-type="date" office:date-value="1765-01-01">
            <text:p>01/01/1765</text:p>
          </table:table-cell>
          <table:table-cell table:formula="of:=[.D148]*(1+[.D$9])" office:value-type="currency" office:currency="USD" office:value="1460.78222521341">
            <text:p>$1,460.78</text:p>
          </table:table-cell>
          <table:table-cell table:formula="of:=[.E148]*(1+[.E$9])" office:value-type="currency" office:currency="USD" office:value="21160.3970484154">
            <text:p>$21,160.40</text:p>
          </table:table-cell>
          <table:table-cell table:formula="of:=[.F148]*(1+[.F$9])" office:value-type="currency" office:currency="USD" office:value="291444.819444917">
            <text:p>$291,444.82</text:p>
          </table:table-cell>
          <table:table-cell table:formula="of:=[.G148]*(1+[.G$9])" office:value-type="currency" office:currency="USD" office:value="3823793.71873986">
            <text:p>$3,823,793.72</text:p>
          </table:table-cell>
          <table:table-cell table:formula="of:=[.H148]*(1+[.H$9])" office:value-type="currency" office:currency="USD" office:value="47874614.8449059">
            <text:p>$47,874,614.84</text:p>
          </table:table-cell>
          <table:table-cell table:formula="of:=[.I148]*(1+[.I$9])" office:value-type="currency" office:currency="USD" office:value="572947575.384916">
            <text:p>$572,947,575.38</text:p>
          </table:table-cell>
          <table:table-cell table:formula="of:=[.J148]*(1+[.J$9])" office:value-type="currency" office:currency="USD" office:value="6564642058.34477">
            <text:p>$6,564,642,058.34</text:p>
          </table:table-cell>
        </table:table-row>
        <table:table-row table:style-name="ro1">
          <table:table-cell/>
          <table:table-cell office:value-type="float" office:value="140">
            <text:p>140</text:p>
          </table:table-cell>
          <table:table-cell office:value-type="date" office:date-value="1766-01-01">
            <text:p>01/01/1766</text:p>
          </table:table-cell>
          <table:table-cell table:formula="of:=[.D149]*(1+[.D$9])" office:value-type="currency" office:currency="USD" office:value="1504.60569196981">
            <text:p>$1,504.61</text:p>
          </table:table-cell>
          <table:table-cell table:formula="of:=[.E149]*(1+[.E$9])" office:value-type="currency" office:currency="USD" office:value="22218.4169008362">
            <text:p>$22,218.42</text:p>
          </table:table-cell>
          <table:table-cell table:formula="of:=[.F149]*(1+[.F$9])" office:value-type="currency" office:currency="USD" office:value="311845.956806062">
            <text:p>$311,845.96</text:p>
          </table:table-cell>
          <table:table-cell table:formula="of:=[.G149]*(1+[.G$9])" office:value-type="currency" office:currency="USD" office:value="4167935.15342645">
            <text:p>$4,167,935.15</text:p>
          </table:table-cell>
          <table:table-cell table:formula="of:=[.H149]*(1+[.H$9])" office:value-type="currency" office:currency="USD" office:value="53140822.4778456">
            <text:p>$53,140,822.48</text:p>
          </table:table-cell>
          <table:table-cell table:formula="of:=[.I149]*(1+[.I$9])" office:value-type="currency" office:currency="USD" office:value="647430760.184955">
            <text:p>$647,430,760.18</text:p>
          </table:table-cell>
          <table:table-cell table:formula="of:=[.J149]*(1+[.J$9])" office:value-type="currency" office:currency="USD" office:value="7549338367.09649">
            <text:p>$7,549,338,367.10</text:p>
          </table:table-cell>
        </table:table-row>
        <table:table-row table:style-name="ro1">
          <table:table-cell/>
          <table:table-cell office:value-type="float" office:value="141">
            <text:p>141</text:p>
          </table:table-cell>
          <table:table-cell office:value-type="date" office:date-value="1767-01-01">
            <text:p>01/01/1767</text:p>
          </table:table-cell>
          <table:table-cell table:formula="of:=[.D150]*(1+[.D$9])" office:value-type="currency" office:currency="USD" office:value="1549.7438627289">
            <text:p>$1,549.74</text:p>
          </table:table-cell>
          <table:table-cell table:formula="of:=[.E150]*(1+[.E$9])" office:value-type="currency" office:currency="USD" office:value="23329.337745878">
            <text:p>$23,329.34</text:p>
          </table:table-cell>
          <table:table-cell table:formula="of:=[.F150]*(1+[.F$9])" office:value-type="currency" office:currency="USD" office:value="333675.173782486">
            <text:p>$333,675.17</text:p>
          </table:table-cell>
          <table:table-cell table:formula="of:=[.G150]*(1+[.G$9])" office:value-type="currency" office:currency="USD" office:value="4543049.31723484">
            <text:p>$4,543,049.32</text:p>
          </table:table-cell>
          <table:table-cell table:formula="of:=[.H150]*(1+[.H$9])" office:value-type="currency" office:currency="USD" office:value="58986312.9504086">
            <text:p>$58,986,312.95</text:p>
          </table:table-cell>
          <table:table-cell table:formula="of:=[.I150]*(1+[.I$9])" office:value-type="currency" office:currency="USD" office:value="731596759.008999">
            <text:p>$731,596,759.01</text:p>
          </table:table-cell>
          <table:table-cell table:formula="of:=[.J150]*(1+[.J$9])" office:value-type="currency" office:currency="USD" office:value="8681739122.16096">
            <text:p>$8,681,739,122.16</text:p>
          </table:table-cell>
        </table:table-row>
        <table:table-row table:style-name="ro1">
          <table:table-cell/>
          <table:table-cell office:value-type="float" office:value="142">
            <text:p>142</text:p>
          </table:table-cell>
          <table:table-cell office:value-type="date" office:date-value="1768-01-01">
            <text:p>01/01/1768</text:p>
          </table:table-cell>
          <table:table-cell table:formula="of:=[.D151]*(1+[.D$9])" office:value-type="currency" office:currency="USD" office:value="1596.23617861077">
            <text:p>$1,596.24</text:p>
          </table:table-cell>
          <table:table-cell table:formula="of:=[.E151]*(1+[.E$9])" office:value-type="currency" office:currency="USD" office:value="24495.8046331719">
            <text:p>$24,495.80</text:p>
          </table:table-cell>
          <table:table-cell table:formula="of:=[.F151]*(1+[.F$9])" office:value-type="currency" office:currency="USD" office:value="357032.43594726">
            <text:p>$357,032.44</text:p>
          </table:table-cell>
          <table:table-cell table:formula="of:=[.G151]*(1+[.G$9])" office:value-type="currency" office:currency="USD" office:value="4951923.75578597">
            <text:p>$4,951,923.76</text:p>
          </table:table-cell>
          <table:table-cell table:formula="of:=[.H151]*(1+[.H$9])" office:value-type="currency" office:currency="USD" office:value="65474807.3749536">
            <text:p>$65,474,807.37</text:p>
          </table:table-cell>
          <table:table-cell table:formula="of:=[.I151]*(1+[.I$9])" office:value-type="currency" office:currency="USD" office:value="826704337.680168">
            <text:p>$826,704,337.68</text:p>
          </table:table-cell>
          <table:table-cell table:formula="of:=[.J151]*(1+[.J$9])" office:value-type="currency" office:currency="USD" office:value="9983999990.48511">
            <text:p>$9,983,999,990.49</text:p>
          </table:table-cell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date" office:date-value="1769-01-01">
            <text:p>01/01/1769</text:p>
          </table:table-cell>
          <table:table-cell table:formula="of:=[.D152]*(1+[.D$9])" office:value-type="currency" office:currency="USD" office:value="1644.12326396909">
            <text:p>$1,644.12</text:p>
          </table:table-cell>
          <table:table-cell table:formula="of:=[.E152]*(1+[.E$9])" office:value-type="currency" office:currency="USD" office:value="25720.5948648305">
            <text:p>$25,720.59</text:p>
          </table:table-cell>
          <table:table-cell table:formula="of:=[.F152]*(1+[.F$9])" office:value-type="currency" office:currency="USD" office:value="382024.706463568">
            <text:p>$382,024.71</text:p>
          </table:table-cell>
          <table:table-cell table:formula="of:=[.G152]*(1+[.G$9])" office:value-type="currency" office:currency="USD" office:value="5397596.89380671">
            <text:p>$5,397,596.89</text:p>
          </table:table-cell>
          <table:table-cell table:formula="of:=[.H152]*(1+[.H$9])" office:value-type="currency" office:currency="USD" office:value="72677036.1861985">
            <text:p>$72,677,036.19</text:p>
          </table:table-cell>
          <table:table-cell table:formula="of:=[.I152]*(1+[.I$9])" office:value-type="currency" office:currency="USD" office:value="934175901.57859">
            <text:p>$934,175,901.58</text:p>
          </table:table-cell>
          <table:table-cell table:formula="of:=[.J152]*(1+[.J$9])" office:value-type="currency" office:currency="USD" office:value="11481599989.0579">
            <text:p>$11,481,599,989.06</text:p>
          </table:table-cell>
        </table:table-row>
        <table:table-row table:style-name="ro1">
          <table:table-cell/>
          <table:table-cell office:value-type="float" office:value="144">
            <text:p>144</text:p>
          </table:table-cell>
          <table:table-cell office:value-type="date" office:date-value="1770-01-01">
            <text:p>01/01/1770</text:p>
          </table:table-cell>
          <table:table-cell table:formula="of:=[.D153]*(1+[.D$9])" office:value-type="currency" office:currency="USD" office:value="1693.44696188816">
            <text:p>$1,693.45</text:p>
          </table:table-cell>
          <table:table-cell table:formula="of:=[.E153]*(1+[.E$9])" office:value-type="currency" office:currency="USD" office:value="27006.624608072">
            <text:p>$27,006.62</text:p>
          </table:table-cell>
          <table:table-cell table:formula="of:=[.F153]*(1+[.F$9])" office:value-type="currency" office:currency="USD" office:value="408766.435916018">
            <text:p>$408,766.44</text:p>
          </table:table-cell>
          <table:table-cell table:formula="of:=[.G153]*(1+[.G$9])" office:value-type="currency" office:currency="USD" office:value="5883380.61424931">
            <text:p>$5,883,380.61</text:p>
          </table:table-cell>
          <table:table-cell table:formula="of:=[.H153]*(1+[.H$9])" office:value-type="currency" office:currency="USD" office:value="80671510.1666803">
            <text:p>$80,671,510.17</text:p>
          </table:table-cell>
          <table:table-cell table:formula="of:=[.I153]*(1+[.I$9])" office:value-type="currency" office:currency="USD" office:value="1055618768.78381">
            <text:p>$1,055,618,768.78</text:p>
          </table:table-cell>
          <table:table-cell table:formula="of:=[.J153]*(1+[.J$9])" office:value-type="currency" office:currency="USD" office:value="13203839987.4166">
            <text:p>$13,203,839,987.42</text:p>
          </table:table-cell>
        </table:table-row>
        <table:table-row table:style-name="ro1">
          <table:table-cell/>
          <table:table-cell office:value-type="float" office:value="145">
            <text:p>145</text:p>
          </table:table-cell>
          <table:table-cell office:value-type="date" office:date-value="1771-01-01">
            <text:p>01/01/1771</text:p>
          </table:table-cell>
          <table:table-cell table:formula="of:=[.D154]*(1+[.D$9])" office:value-type="currency" office:currency="USD" office:value="1744.25037074481">
            <text:p>$1,744.25</text:p>
          </table:table-cell>
          <table:table-cell table:formula="of:=[.E154]*(1+[.E$9])" office:value-type="currency" office:currency="USD" office:value="28356.9558384756">
            <text:p>$28,356.96</text:p>
          </table:table-cell>
          <table:table-cell table:formula="of:=[.F154]*(1+[.F$9])" office:value-type="currency" office:currency="USD" office:value="437380.086430139">
            <text:p>$437,380.09</text:p>
          </table:table-cell>
          <table:table-cell table:formula="of:=[.G154]*(1+[.G$9])" office:value-type="currency" office:currency="USD" office:value="6412884.86953175">
            <text:p>$6,412,884.87</text:p>
          </table:table-cell>
          <table:table-cell table:formula="of:=[.H154]*(1+[.H$9])" office:value-type="currency" office:currency="USD" office:value="89545376.2850151">
            <text:p>$89,545,376.29</text:p>
          </table:table-cell>
          <table:table-cell table:formula="of:=[.I154]*(1+[.I$9])" office:value-type="currency" office:currency="USD" office:value="1192849208.7257">
            <text:p>$1,192,849,208.73</text:p>
          </table:table-cell>
          <table:table-cell table:formula="of:=[.J154]*(1+[.J$9])" office:value-type="currency" office:currency="USD" office:value="15184415985.529">
            <text:p>$15,184,415,985.53</text:p>
          </table:table-cell>
        </table:table-row>
        <table:table-row table:style-name="ro1">
          <table:table-cell/>
          <table:table-cell office:value-type="float" office:value="146">
            <text:p>146</text:p>
          </table:table-cell>
          <table:table-cell office:value-type="date" office:date-value="1772-01-01">
            <text:p>01/01/1772</text:p>
          </table:table-cell>
          <table:table-cell table:formula="of:=[.D155]*(1+[.D$9])" office:value-type="currency" office:currency="USD" office:value="1796.57788186715">
            <text:p>$1,796.58</text:p>
          </table:table-cell>
          <table:table-cell table:formula="of:=[.E155]*(1+[.E$9])" office:value-type="currency" office:currency="USD" office:value="29774.8036303994">
            <text:p>$29,774.80</text:p>
          </table:table-cell>
          <table:table-cell table:formula="of:=[.F155]*(1+[.F$9])" office:value-type="currency" office:currency="USD" office:value="467996.692480249">
            <text:p>$467,996.69</text:p>
          </table:table-cell>
          <table:table-cell table:formula="of:=[.G155]*(1+[.G$9])" office:value-type="currency" office:currency="USD" office:value="6990044.50778961">
            <text:p>$6,990,044.51</text:p>
          </table:table-cell>
          <table:table-cell table:formula="of:=[.H155]*(1+[.H$9])" office:value-type="currency" office:currency="USD" office:value="99395367.6763668">
            <text:p>$99,395,367.68</text:p>
          </table:table-cell>
          <table:table-cell table:formula="of:=[.I155]*(1+[.I$9])" office:value-type="currency" office:currency="USD" office:value="1347919605.86004">
            <text:p>$1,347,919,605.86</text:p>
          </table:table-cell>
          <table:table-cell table:formula="of:=[.J155]*(1+[.J$9])" office:value-type="currency" office:currency="USD" office:value="17462078383.3584">
            <text:p>$17,462,078,383.36</text:p>
          </table:table-cell>
        </table:table-row>
        <table:table-row table:style-name="ro1">
          <table:table-cell/>
          <table:table-cell office:value-type="float" office:value="147">
            <text:p>147</text:p>
          </table:table-cell>
          <table:table-cell office:value-type="date" office:date-value="1773-01-01">
            <text:p>01/01/1773</text:p>
          </table:table-cell>
          <table:table-cell table:formula="of:=[.D156]*(1+[.D$9])" office:value-type="currency" office:currency="USD" office:value="1850.47521832317">
            <text:p>$1,850.48</text:p>
          </table:table-cell>
          <table:table-cell table:formula="of:=[.E156]*(1+[.E$9])" office:value-type="currency" office:currency="USD" office:value="31263.5438119194">
            <text:p>$31,263.54</text:p>
          </table:table-cell>
          <table:table-cell table:formula="of:=[.F156]*(1+[.F$9])" office:value-type="currency" office:currency="USD" office:value="500756.460953866">
            <text:p>$500,756.46</text:p>
          </table:table-cell>
          <table:table-cell table:formula="of:=[.G156]*(1+[.G$9])" office:value-type="currency" office:currency="USD" office:value="7619148.51349067">
            <text:p>$7,619,148.51</text:p>
          </table:table-cell>
          <table:table-cell table:formula="of:=[.H156]*(1+[.H$9])" office:value-type="currency" office:currency="USD" office:value="110328858.120767">
            <text:p>$110,328,858.12</text:p>
          </table:table-cell>
          <table:table-cell table:formula="of:=[.I156]*(1+[.I$9])" office:value-type="currency" office:currency="USD" office:value="1523149154.62185">
            <text:p>$1,523,149,154.62</text:p>
          </table:table-cell>
          <table:table-cell table:formula="of:=[.J156]*(1+[.J$9])" office:value-type="currency" office:currency="USD" office:value="20081390140.8621">
            <text:p>$20,081,390,140.86</text:p>
          </table:table-cell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date" office:date-value="1774-01-01">
            <text:p>01/01/1774</text:p>
          </table:table-cell>
          <table:table-cell table:formula="of:=[.D157]*(1+[.D$9])" office:value-type="currency" office:currency="USD" office:value="1905.98947487286">
            <text:p>$1,905.99</text:p>
          </table:table-cell>
          <table:table-cell table:formula="of:=[.E157]*(1+[.E$9])" office:value-type="currency" office:currency="USD" office:value="32826.7210025153">
            <text:p>$32,826.72</text:p>
          </table:table-cell>
          <table:table-cell table:formula="of:=[.F157]*(1+[.F$9])" office:value-type="currency" office:currency="USD" office:value="535809.413220637">
            <text:p>$535,809.41</text:p>
          </table:table-cell>
          <table:table-cell table:formula="of:=[.G157]*(1+[.G$9])" office:value-type="currency" office:currency="USD" office:value="8304871.87970484">
            <text:p>$8,304,871.88</text:p>
          </table:table-cell>
          <table:table-cell table:formula="of:=[.H157]*(1+[.H$9])" office:value-type="currency" office:currency="USD" office:value="122465032.514052">
            <text:p>$122,465,032.51</text:p>
          </table:table-cell>
          <table:table-cell table:formula="of:=[.I157]*(1+[.I$9])" office:value-type="currency" office:currency="USD" office:value="1721158544.72269">
            <text:p>$1,721,158,544.72</text:p>
          </table:table-cell>
          <table:table-cell table:formula="of:=[.J157]*(1+[.J$9])" office:value-type="currency" office:currency="USD" office:value="23093598661.9915">
            <text:p>$23,093,598,661.99</text:p>
          </table:table-cell>
        </table:table-row>
        <table:table-row table:style-name="ro1">
          <table:table-cell/>
          <table:table-cell office:value-type="float" office:value="149">
            <text:p>149</text:p>
          </table:table-cell>
          <table:table-cell office:value-type="date" office:date-value="1775-01-01">
            <text:p>01/01/1775</text:p>
          </table:table-cell>
          <table:table-cell table:formula="of:=[.D158]*(1+[.D$9])" office:value-type="currency" office:currency="USD" office:value="1963.16915911905">
            <text:p>$1,963.17</text:p>
          </table:table-cell>
          <table:table-cell table:formula="of:=[.E158]*(1+[.E$9])" office:value-type="currency" office:currency="USD" office:value="34468.0570526411">
            <text:p>$34,468.06</text:p>
          </table:table-cell>
          <table:table-cell table:formula="of:=[.F158]*(1+[.F$9])" office:value-type="currency" office:currency="USD" office:value="573316.072146082">
            <text:p>$573,316.07</text:p>
          </table:table-cell>
          <table:table-cell table:formula="of:=[.G158]*(1+[.G$9])" office:value-type="currency" office:currency="USD" office:value="9052310.34887827">
            <text:p>$9,052,310.35</text:p>
          </table:table-cell>
          <table:table-cell table:formula="of:=[.H158]*(1+[.H$9])" office:value-type="currency" office:currency="USD" office:value="135936186.090597">
            <text:p>$135,936,186.09</text:p>
          </table:table-cell>
          <table:table-cell table:formula="of:=[.I158]*(1+[.I$9])" office:value-type="currency" office:currency="USD" office:value="1944909155.53664">
            <text:p>$1,944,909,155.54</text:p>
          </table:table-cell>
          <table:table-cell table:formula="of:=[.J158]*(1+[.J$9])" office:value-type="currency" office:currency="USD" office:value="26557638461.2902">
            <text:p>$26,557,638,461.29</text:p>
          </table:table-cell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date" office:date-value="1776-01-01">
            <text:p>01/01/1776</text:p>
          </table:table-cell>
          <table:table-cell table:formula="of:=[.D159]*(1+[.D$9])" office:value-type="currency" office:currency="USD" office:value="2022.06423389262">
            <text:p>$2,022.06</text:p>
          </table:table-cell>
          <table:table-cell table:formula="of:=[.E159]*(1+[.E$9])" office:value-type="currency" office:currency="USD" office:value="36191.4599052732">
            <text:p>$36,191.46</text:p>
          </table:table-cell>
          <table:table-cell table:formula="of:=[.F159]*(1+[.F$9])" office:value-type="currency" office:currency="USD" office:value="613448.197196307">
            <text:p>$613,448.20</text:p>
          </table:table-cell>
          <table:table-cell table:formula="of:=[.G159]*(1+[.G$9])" office:value-type="currency" office:currency="USD" office:value="9867018.28027732">
            <text:p>$9,867,018.28</text:p>
          </table:table-cell>
          <table:table-cell table:formula="of:=[.H159]*(1+[.H$9])" office:value-type="currency" office:currency="USD" office:value="150889166.560563">
            <text:p>$150,889,166.56</text:p>
          </table:table-cell>
          <table:table-cell table:formula="of:=[.I159]*(1+[.I$9])" office:value-type="currency" office:currency="USD" office:value="2197747345.7564">
            <text:p>$2,197,747,345.76</text:p>
          </table:table-cell>
          <table:table-cell table:formula="of:=[.J159]*(1+[.J$9])" office:value-type="currency" office:currency="USD" office:value="30541284230.4837">
            <text:p>$30,541,284,230.48</text:p>
          </table:table-cell>
        </table:table-row>
        <table:table-row table:style-name="ro1">
          <table:table-cell/>
          <table:table-cell office:value-type="float" office:value="151">
            <text:p>151</text:p>
          </table:table-cell>
          <table:table-cell office:value-type="date" office:date-value="1777-01-01">
            <text:p>01/01/1777</text:p>
          </table:table-cell>
          <table:table-cell table:formula="of:=[.D160]*(1+[.D$9])" office:value-type="currency" office:currency="USD" office:value="2082.7261609094">
            <text:p>$2,082.73</text:p>
          </table:table-cell>
          <table:table-cell table:formula="of:=[.E160]*(1+[.E$9])" office:value-type="currency" office:currency="USD" office:value="38001.0329005368">
            <text:p>$38,001.03</text:p>
          </table:table-cell>
          <table:table-cell table:formula="of:=[.F160]*(1+[.F$9])" office:value-type="currency" office:currency="USD" office:value="656389.571000049">
            <text:p>$656,389.57</text:p>
          </table:table-cell>
          <table:table-cell table:formula="of:=[.G160]*(1+[.G$9])" office:value-type="currency" office:currency="USD" office:value="10755049.9255023">
            <text:p>$10,755,049.93</text:p>
          </table:table-cell>
          <table:table-cell table:formula="of:=[.H160]*(1+[.H$9])" office:value-type="currency" office:currency="USD" office:value="167486974.882225">
            <text:p>$167,486,974.88</text:p>
          </table:table-cell>
          <table:table-cell table:formula="of:=[.I160]*(1+[.I$9])" office:value-type="currency" office:currency="USD" office:value="2483454500.70473">
            <text:p>$2,483,454,500.70</text:p>
          </table:table-cell>
          <table:table-cell table:formula="of:=[.J160]*(1+[.J$9])" office:value-type="currency" office:currency="USD" office:value="35122476865.0563">
            <text:p>$35,122,476,865.06</text:p>
          </table:table-cell>
        </table:table-row>
        <table:table-row table:style-name="ro1">
          <table:table-cell/>
          <table:table-cell office:value-type="float" office:value="152">
            <text:p>152</text:p>
          </table:table-cell>
          <table:table-cell office:value-type="date" office:date-value="1778-01-01">
            <text:p>01/01/1778</text:p>
          </table:table-cell>
          <table:table-cell table:formula="of:=[.D161]*(1+[.D$9])" office:value-type="currency" office:currency="USD" office:value="2145.20794573668">
            <text:p>$2,145.21</text:p>
          </table:table-cell>
          <table:table-cell table:formula="of:=[.E161]*(1+[.E$9])" office:value-type="currency" office:currency="USD" office:value="39901.0845455637">
            <text:p>$39,901.08</text:p>
          </table:table-cell>
          <table:table-cell table:formula="of:=[.F161]*(1+[.F$9])" office:value-type="currency" office:currency="USD" office:value="702336.840970053">
            <text:p>$702,336.84</text:p>
          </table:table-cell>
          <table:table-cell table:formula="of:=[.G161]*(1+[.G$9])" office:value-type="currency" office:currency="USD" office:value="11723004.4187975">
            <text:p>$11,723,004.42</text:p>
          </table:table-cell>
          <table:table-cell table:formula="of:=[.H161]*(1+[.H$9])" office:value-type="currency" office:currency="USD" office:value="185910542.11927">
            <text:p>$185,910,542.12</text:p>
          </table:table-cell>
          <table:table-cell table:formula="of:=[.I161]*(1+[.I$9])" office:value-type="currency" office:currency="USD" office:value="2806303585.79635">
            <text:p>$2,806,303,585.80</text:p>
          </table:table-cell>
          <table:table-cell table:formula="of:=[.J161]*(1+[.J$9])" office:value-type="currency" office:currency="USD" office:value="40390848394.8147">
            <text:p>$40,390,848,394.81</text:p>
          </table:table-cell>
        </table:table-row>
        <table:table-row table:style-name="ro1">
          <table:table-cell/>
          <table:table-cell office:value-type="float" office:value="153">
            <text:p>153</text:p>
          </table:table-cell>
          <table:table-cell office:value-type="date" office:date-value="1779-01-01">
            <text:p>01/01/1779</text:p>
          </table:table-cell>
          <table:table-cell table:formula="of:=[.D162]*(1+[.D$9])" office:value-type="currency" office:currency="USD" office:value="2209.56418410878">
            <text:p>$2,209.56</text:p>
          </table:table-cell>
          <table:table-cell table:formula="of:=[.E162]*(1+[.E$9])" office:value-type="currency" office:currency="USD" office:value="41896.1387728419">
            <text:p>$41,896.14</text:p>
          </table:table-cell>
          <table:table-cell table:formula="of:=[.F162]*(1+[.F$9])" office:value-type="currency" office:currency="USD" office:value="751500.419837956">
            <text:p>$751,500.42</text:p>
          </table:table-cell>
          <table:table-cell table:formula="of:=[.G162]*(1+[.G$9])" office:value-type="currency" office:currency="USD" office:value="12778074.8164893">
            <text:p>$12,778,074.82</text:p>
          </table:table-cell>
          <table:table-cell table:formula="of:=[.H162]*(1+[.H$9])" office:value-type="currency" office:currency="USD" office:value="206360701.752389">
            <text:p>$206,360,701.75</text:p>
          </table:table-cell>
          <table:table-cell table:formula="of:=[.I162]*(1+[.I$9])" office:value-type="currency" office:currency="USD" office:value="3171123051.94987">
            <text:p>$3,171,123,051.95</text:p>
          </table:table-cell>
          <table:table-cell table:formula="of:=[.J162]*(1+[.J$9])" office:value-type="currency" office:currency="USD" office:value="46449475654.0369">
            <text:p>$46,449,475,654.04</text:p>
          </table:table-cell>
        </table:table-row>
        <table:table-row table:style-name="ro1">
          <table:table-cell/>
          <table:table-cell office:value-type="float" office:value="154">
            <text:p>154</text:p>
          </table:table-cell>
          <table:table-cell office:value-type="date" office:date-value="1780-01-01">
            <text:p>01/01/1780</text:p>
          </table:table-cell>
          <table:table-cell table:formula="of:=[.D163]*(1+[.D$9])" office:value-type="currency" office:currency="USD" office:value="2275.85110963205">
            <text:p>$2,275.85</text:p>
          </table:table-cell>
          <table:table-cell table:formula="of:=[.E163]*(1+[.E$9])" office:value-type="currency" office:currency="USD" office:value="43990.945711484">
            <text:p>$43,990.95</text:p>
          </table:table-cell>
          <table:table-cell table:formula="of:=[.F163]*(1+[.F$9])" office:value-type="currency" office:currency="USD" office:value="804105.449226613">
            <text:p>$804,105.45</text:p>
          </table:table-cell>
          <table:table-cell table:formula="of:=[.G163]*(1+[.G$9])" office:value-type="currency" office:currency="USD" office:value="13928101.5499733">
            <text:p>$13,928,101.55</text:p>
          </table:table-cell>
          <table:table-cell table:formula="of:=[.H163]*(1+[.H$9])" office:value-type="currency" office:currency="USD" office:value="229060378.945152">
            <text:p>$229,060,378.95</text:p>
          </table:table-cell>
          <table:table-cell table:formula="of:=[.I163]*(1+[.I$9])" office:value-type="currency" office:currency="USD" office:value="3583369048.70335">
            <text:p>$3,583,369,048.70</text:p>
          </table:table-cell>
          <table:table-cell table:formula="of:=[.J163]*(1+[.J$9])" office:value-type="currency" office:currency="USD" office:value="53416897002.1424">
            <text:p>$53,416,897,002.14</text:p>
          </table:table-cell>
        </table:table-row>
        <table:table-row table:style-name="ro1">
          <table:table-cell/>
          <table:table-cell office:value-type="float" office:value="155">
            <text:p>155</text:p>
          </table:table-cell>
          <table:table-cell office:value-type="date" office:date-value="1781-01-01">
            <text:p>01/01/1781</text:p>
          </table:table-cell>
          <table:table-cell table:formula="of:=[.D164]*(1+[.D$9])" office:value-type="currency" office:currency="USD" office:value="2344.12664292101">
            <text:p>$2,344.13</text:p>
          </table:table-cell>
          <table:table-cell table:formula="of:=[.E164]*(1+[.E$9])" office:value-type="currency" office:currency="USD" office:value="46190.4929970582">
            <text:p>$46,190.49</text:p>
          </table:table-cell>
          <table:table-cell table:formula="of:=[.F164]*(1+[.F$9])" office:value-type="currency" office:currency="USD" office:value="860392.830672476">
            <text:p>$860,392.83</text:p>
          </table:table-cell>
          <table:table-cell table:formula="of:=[.G164]*(1+[.G$9])" office:value-type="currency" office:currency="USD" office:value="15181630.6894709">
            <text:p>$15,181,630.69</text:p>
          </table:table-cell>
          <table:table-cell table:formula="of:=[.H164]*(1+[.H$9])" office:value-type="currency" office:currency="USD" office:value="254257020.629119">
            <text:p>$254,257,020.63</text:p>
          </table:table-cell>
          <table:table-cell table:formula="of:=[.I164]*(1+[.I$9])" office:value-type="currency" office:currency="USD" office:value="4049207025.03479">
            <text:p>$4,049,207,025.03</text:p>
          </table:table-cell>
          <table:table-cell table:formula="of:=[.J164]*(1+[.J$9])" office:value-type="currency" office:currency="USD" office:value="61429431552.4638">
            <text:p>$61,429,431,552.46</text:p>
          </table:table-cell>
        </table:table-row>
        <table:table-row table:style-name="ro1">
          <table:table-cell/>
          <table:table-cell office:value-type="float" office:value="156">
            <text:p>156</text:p>
          </table:table-cell>
          <table:table-cell office:value-type="date" office:date-value="1782-01-01">
            <text:p>01/01/1782</text:p>
          </table:table-cell>
          <table:table-cell table:formula="of:=[.D165]*(1+[.D$9])" office:value-type="currency" office:currency="USD" office:value="2414.45044220864">
            <text:p>$2,414.45</text:p>
          </table:table-cell>
          <table:table-cell table:formula="of:=[.E165]*(1+[.E$9])" office:value-type="currency" office:currency="USD" office:value="48500.0176469111">
            <text:p>$48,500.02</text:p>
          </table:table-cell>
          <table:table-cell table:formula="of:=[.F165]*(1+[.F$9])" office:value-type="currency" office:currency="USD" office:value="920620.328819549">
            <text:p>$920,620.33</text:p>
          </table:table-cell>
          <table:table-cell table:formula="of:=[.G165]*(1+[.G$9])" office:value-type="currency" office:currency="USD" office:value="16547977.4515233">
            <text:p>$16,547,977.45</text:p>
          </table:table-cell>
          <table:table-cell table:formula="of:=[.H165]*(1+[.H$9])" office:value-type="currency" office:currency="USD" office:value="282225292.898322">
            <text:p>$282,225,292.90</text:p>
          </table:table-cell>
          <table:table-cell table:formula="of:=[.I165]*(1+[.I$9])" office:value-type="currency" office:currency="USD" office:value="4575603938.28931">
            <text:p>$4,575,603,938.29</text:p>
          </table:table-cell>
          <table:table-cell table:formula="of:=[.J165]*(1+[.J$9])" office:value-type="currency" office:currency="USD" office:value="70643846285.3334">
            <text:p>$70,643,846,285.33</text:p>
          </table:table-cell>
        </table:table-row>
        <table:table-row table:style-name="ro1">
          <table:table-cell/>
          <table:table-cell office:value-type="float" office:value="157">
            <text:p>157</text:p>
          </table:table-cell>
          <table:table-cell office:value-type="date" office:date-value="1783-01-01">
            <text:p>01/01/1783</text:p>
          </table:table-cell>
          <table:table-cell table:formula="of:=[.D166]*(1+[.D$9])" office:value-type="currency" office:currency="USD" office:value="2486.8839554749">
            <text:p>$2,486.88</text:p>
          </table:table-cell>
          <table:table-cell table:formula="of:=[.E166]*(1+[.E$9])" office:value-type="currency" office:currency="USD" office:value="50925.0185292566">
            <text:p>$50,925.02</text:p>
          </table:table-cell>
          <table:table-cell table:formula="of:=[.F166]*(1+[.F$9])" office:value-type="currency" office:currency="USD" office:value="985063.751836918">
            <text:p>$985,063.75</text:p>
          </table:table-cell>
          <table:table-cell table:formula="of:=[.G166]*(1+[.G$9])" office:value-type="currency" office:currency="USD" office:value="18037295.4221604">
            <text:p>$18,037,295.42</text:p>
          </table:table-cell>
          <table:table-cell table:formula="of:=[.H166]*(1+[.H$9])" office:value-type="currency" office:currency="USD" office:value="313270075.117137">
            <text:p>$313,270,075.12</text:p>
          </table:table-cell>
          <table:table-cell table:formula="of:=[.I166]*(1+[.I$9])" office:value-type="currency" office:currency="USD" office:value="5170432450.26692">
            <text:p>$5,170,432,450.27</text:p>
          </table:table-cell>
          <table:table-cell table:formula="of:=[.J166]*(1+[.J$9])" office:value-type="currency" office:currency="USD" office:value="81240423228.1334">
            <text:p>$81,240,423,228.13</text:p>
          </table:table-cell>
        </table:table-row>
        <table:table-row table:style-name="ro1">
          <table:table-cell/>
          <table:table-cell office:value-type="float" office:value="158">
            <text:p>158</text:p>
          </table:table-cell>
          <table:table-cell office:value-type="date" office:date-value="1784-01-01">
            <text:p>01/01/1784</text:p>
          </table:table-cell>
          <table:table-cell table:formula="of:=[.D167]*(1+[.D$9])" office:value-type="currency" office:currency="USD" office:value="2561.49047413914">
            <text:p>$2,561.49</text:p>
          </table:table-cell>
          <table:table-cell table:formula="of:=[.E167]*(1+[.E$9])" office:value-type="currency" office:currency="USD" office:value="53471.2694557194">
            <text:p>$53,471.27</text:p>
          </table:table-cell>
          <table:table-cell table:formula="of:=[.F167]*(1+[.F$9])" office:value-type="currency" office:currency="USD" office:value="1054018.2144655">
            <text:p>$1,054,018.21</text:p>
          </table:table-cell>
          <table:table-cell table:formula="of:=[.G167]*(1+[.G$9])" office:value-type="currency" office:currency="USD" office:value="19660652.0101548">
            <text:p>$19,660,652.01</text:p>
          </table:table-cell>
          <table:table-cell table:formula="of:=[.H167]*(1+[.H$9])" office:value-type="currency" office:currency="USD" office:value="347729783.380023">
            <text:p>$347,729,783.38</text:p>
          </table:table-cell>
          <table:table-cell table:formula="of:=[.I167]*(1+[.I$9])" office:value-type="currency" office:currency="USD" office:value="5842588668.80162">
            <text:p>$5,842,588,668.80</text:p>
          </table:table-cell>
          <table:table-cell table:formula="of:=[.J167]*(1+[.J$9])" office:value-type="currency" office:currency="USD" office:value="93426486712.3534">
            <text:p>$93,426,486,712.35</text:p>
          </table:table-cell>
        </table:table-row>
        <table:table-row table:style-name="ro1">
          <table:table-cell/>
          <table:table-cell office:value-type="float" office:value="159">
            <text:p>159</text:p>
          </table:table-cell>
          <table:table-cell office:value-type="date" office:date-value="1785-01-01">
            <text:p>01/01/1785</text:p>
          </table:table-cell>
          <table:table-cell table:formula="of:=[.D168]*(1+[.D$9])" office:value-type="currency" office:currency="USD" office:value="2638.33518836332">
            <text:p>$2,638.34</text:p>
          </table:table-cell>
          <table:table-cell table:formula="of:=[.E168]*(1+[.E$9])" office:value-type="currency" office:currency="USD" office:value="56144.8329285054">
            <text:p>$56,144.83</text:p>
          </table:table-cell>
          <table:table-cell table:formula="of:=[.F168]*(1+[.F$9])" office:value-type="currency" office:currency="USD" office:value="1127799.48947809">
            <text:p>$1,127,799.49</text:p>
          </table:table-cell>
          <table:table-cell table:formula="of:=[.G168]*(1+[.G$9])" office:value-type="currency" office:currency="USD" office:value="21430110.6910687">
            <text:p>$21,430,110.69</text:p>
          </table:table-cell>
          <table:table-cell table:formula="of:=[.H168]*(1+[.H$9])" office:value-type="currency" office:currency="USD" office:value="385980059.551825">
            <text:p>$385,980,059.55</text:p>
          </table:table-cell>
          <table:table-cell table:formula="of:=[.I168]*(1+[.I$9])" office:value-type="currency" office:currency="USD" office:value="6602125195.74583">
            <text:p>$6,602,125,195.75</text:p>
          </table:table-cell>
          <table:table-cell table:formula="of:=[.J168]*(1+[.J$9])" office:value-type="currency" office:currency="USD" office:value="107440459719.206">
            <text:p>$107,440,459,719.21</text:p>
          </table:table-cell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date" office:date-value="1786-01-01">
            <text:p>01/01/1786</text:p>
          </table:table-cell>
          <table:table-cell table:formula="of:=[.D169]*(1+[.D$9])" office:value-type="currency" office:currency="USD" office:value="2717.48524401422">
            <text:p>$2,717.49</text:p>
          </table:table-cell>
          <table:table-cell table:formula="of:=[.E169]*(1+[.E$9])" office:value-type="currency" office:currency="USD" office:value="58952.0745749307">
            <text:p>$58,952.07</text:p>
          </table:table-cell>
          <table:table-cell table:formula="of:=[.F169]*(1+[.F$9])" office:value-type="currency" office:currency="USD" office:value="1206745.45374155">
            <text:p>$1,206,745.45</text:p>
          </table:table-cell>
          <table:table-cell table:formula="of:=[.G169]*(1+[.G$9])" office:value-type="currency" office:currency="USD" office:value="23358820.6532649">
            <text:p>$23,358,820.65</text:p>
          </table:table-cell>
          <table:table-cell table:formula="of:=[.H169]*(1+[.H$9])" office:value-type="currency" office:currency="USD" office:value="428437866.102526">
            <text:p>$428,437,866.10</text:p>
          </table:table-cell>
          <table:table-cell table:formula="of:=[.I169]*(1+[.I$9])" office:value-type="currency" office:currency="USD" office:value="7460401471.19279">
            <text:p>$7,460,401,471.19</text:p>
          </table:table-cell>
          <table:table-cell table:formula="of:=[.J169]*(1+[.J$9])" office:value-type="currency" office:currency="USD" office:value="123556528677.087">
            <text:p>$123,556,528,677.09</text:p>
          </table:table-cell>
        </table:table-row>
        <table:table-row table:style-name="ro1">
          <table:table-cell/>
          <table:table-cell office:value-type="float" office:value="161">
            <text:p>161</text:p>
          </table:table-cell>
          <table:table-cell office:value-type="date" office:date-value="1787-01-01">
            <text:p>01/01/1787</text:p>
          </table:table-cell>
          <table:table-cell table:formula="of:=[.D170]*(1+[.D$9])" office:value-type="currency" office:currency="USD" office:value="2799.00980133464">
            <text:p>$2,799.01</text:p>
          </table:table-cell>
          <table:table-cell table:formula="of:=[.E170]*(1+[.E$9])" office:value-type="currency" office:currency="USD" office:value="61899.6783036772">
            <text:p>$61,899.68</text:p>
          </table:table-cell>
          <table:table-cell table:formula="of:=[.F170]*(1+[.F$9])" office:value-type="currency" office:currency="USD" office:value="1291217.63550346">
            <text:p>$1,291,217.64</text:p>
          </table:table-cell>
          <table:table-cell table:formula="of:=[.G170]*(1+[.G$9])" office:value-type="currency" office:currency="USD" office:value="25461114.5120588">
            <text:p>$25,461,114.51</text:p>
          </table:table-cell>
          <table:table-cell table:formula="of:=[.H170]*(1+[.H$9])" office:value-type="currency" office:currency="USD" office:value="475566031.373804">
            <text:p>$475,566,031.37</text:p>
          </table:table-cell>
          <table:table-cell table:formula="of:=[.I170]*(1+[.I$9])" office:value-type="currency" office:currency="USD" office:value="8430253662.44785">
            <text:p>$8,430,253,662.45</text:p>
          </table:table-cell>
          <table:table-cell table:formula="of:=[.J170]*(1+[.J$9])" office:value-type="currency" office:currency="USD" office:value="142090007978.65">
            <text:p>$142,090,007,978.65</text:p>
          </table:table-cell>
        </table:table-row>
        <table:table-row table:style-name="ro1">
          <table:table-cell/>
          <table:table-cell office:value-type="float" office:value="162">
            <text:p>162</text:p>
          </table:table-cell>
          <table:table-cell office:value-type="date" office:date-value="1788-01-01">
            <text:p>01/01/1788</text:p>
          </table:table-cell>
          <table:table-cell table:formula="of:=[.D171]*(1+[.D$9])" office:value-type="currency" office:currency="USD" office:value="2882.98009537468">
            <text:p>$2,882.98</text:p>
          </table:table-cell>
          <table:table-cell table:formula="of:=[.E171]*(1+[.E$9])" office:value-type="currency" office:currency="USD" office:value="64994.6622188611">
            <text:p>$64,994.66</text:p>
          </table:table-cell>
          <table:table-cell table:formula="of:=[.F171]*(1+[.F$9])" office:value-type="currency" office:currency="USD" office:value="1381602.86998871">
            <text:p>$1,381,602.87</text:p>
          </table:table-cell>
          <table:table-cell table:formula="of:=[.G171]*(1+[.G$9])" office:value-type="currency" office:currency="USD" office:value="27752614.8181441">
            <text:p>$27,752,614.82</text:p>
          </table:table-cell>
          <table:table-cell table:formula="of:=[.H171]*(1+[.H$9])" office:value-type="currency" office:currency="USD" office:value="527878294.824922">
            <text:p>$527,878,294.82</text:p>
          </table:table-cell>
          <table:table-cell table:formula="of:=[.I171]*(1+[.I$9])" office:value-type="currency" office:currency="USD" office:value="9526186638.56607">
            <text:p>$9,526,186,638.57</text:p>
          </table:table-cell>
          <table:table-cell table:formula="of:=[.J171]*(1+[.J$9])" office:value-type="currency" office:currency="USD" office:value="163403509175.448">
            <text:p>$163,403,509,175.45</text:p>
          </table:table-cell>
        </table:table-row>
        <table:table-row table:style-name="ro1">
          <table:table-cell/>
          <table:table-cell office:value-type="float" office:value="163">
            <text:p>163</text:p>
          </table:table-cell>
          <table:table-cell office:value-type="date" office:date-value="1789-01-01">
            <text:p>01/01/1789</text:p>
          </table:table-cell>
          <table:table-cell table:formula="of:=[.D172]*(1+[.D$9])" office:value-type="currency" office:currency="USD" office:value="2969.46949823592">
            <text:p>$2,969.47</text:p>
          </table:table-cell>
          <table:table-cell table:formula="of:=[.E172]*(1+[.E$9])" office:value-type="currency" office:currency="USD" office:value="68244.3953298042">
            <text:p>$68,244.40</text:p>
          </table:table-cell>
          <table:table-cell table:formula="of:=[.F172]*(1+[.F$9])" office:value-type="currency" office:currency="USD" office:value="1478315.07088791">
            <text:p>$1,478,315.07</text:p>
          </table:table-cell>
          <table:table-cell table:formula="of:=[.G172]*(1+[.G$9])" office:value-type="currency" office:currency="USD" office:value="30250350.151777">
            <text:p>$30,250,350.15</text:p>
          </table:table-cell>
          <table:table-cell table:formula="of:=[.H172]*(1+[.H$9])" office:value-type="currency" office:currency="USD" office:value="585944907.255664">
            <text:p>$585,944,907.26</text:p>
          </table:table-cell>
          <table:table-cell table:formula="of:=[.I172]*(1+[.I$9])" office:value-type="currency" office:currency="USD" office:value="10764590901.5797">
            <text:p>$10,764,590,901.58</text:p>
          </table:table-cell>
          <table:table-cell table:formula="of:=[.J172]*(1+[.J$9])" office:value-type="currency" office:currency="USD" office:value="187914035551.765">
            <text:p>$187,914,035,551.77</text:p>
          </table:table-cell>
        </table:table-row>
        <table:table-row table:style-name="ro1">
          <table:table-cell/>
          <table:table-cell office:value-type="float" office:value="164">
            <text:p>164</text:p>
          </table:table-cell>
          <table:table-cell office:value-type="date" office:date-value="1790-01-01">
            <text:p>01/01/1790</text:p>
          </table:table-cell>
          <table:table-cell table:formula="of:=[.D173]*(1+[.D$9])" office:value-type="currency" office:currency="USD" office:value="3058.553583183">
            <text:p>$3,058.55</text:p>
          </table:table-cell>
          <table:table-cell table:formula="of:=[.E173]*(1+[.E$9])" office:value-type="currency" office:currency="USD" office:value="71656.6150962944">
            <text:p>$71,656.62</text:p>
          </table:table-cell>
          <table:table-cell table:formula="of:=[.F173]*(1+[.F$9])" office:value-type="currency" office:currency="USD" office:value="1581797.12585007">
            <text:p>$1,581,797.13</text:p>
          </table:table-cell>
          <table:table-cell table:formula="of:=[.G173]*(1+[.G$9])" office:value-type="currency" office:currency="USD" office:value="32972881.665437">
            <text:p>$32,972,881.67</text:p>
          </table:table-cell>
          <table:table-cell table:formula="of:=[.H173]*(1+[.H$9])" office:value-type="currency" office:currency="USD" office:value="650398847.053787">
            <text:p>$650,398,847.05</text:p>
          </table:table-cell>
          <table:table-cell table:formula="of:=[.I173]*(1+[.I$9])" office:value-type="currency" office:currency="USD" office:value="12163987718.785">
            <text:p>$12,163,987,718.79</text:p>
          </table:table-cell>
          <table:table-cell table:formula="of:=[.J173]*(1+[.J$9])" office:value-type="currency" office:currency="USD" office:value="216101140884.53">
            <text:p>$216,101,140,884.53</text:p>
          </table:table-cell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date" office:date-value="1791-01-01">
            <text:p>01/01/1791</text:p>
          </table:table-cell>
          <table:table-cell table:formula="of:=[.D174]*(1+[.D$9])" office:value-type="currency" office:currency="USD" office:value="3150.31019067849">
            <text:p>$3,150.31</text:p>
          </table:table-cell>
          <table:table-cell table:formula="of:=[.E174]*(1+[.E$9])" office:value-type="currency" office:currency="USD" office:value="75239.4458511091">
            <text:p>$75,239.45</text:p>
          </table:table-cell>
          <table:table-cell table:formula="of:=[.F174]*(1+[.F$9])" office:value-type="currency" office:currency="USD" office:value="1692522.92465957">
            <text:p>$1,692,522.92</text:p>
          </table:table-cell>
          <table:table-cell table:formula="of:=[.G174]*(1+[.G$9])" office:value-type="currency" office:currency="USD" office:value="35940441.0153263">
            <text:p>$35,940,441.02</text:p>
          </table:table-cell>
          <table:table-cell table:formula="of:=[.H174]*(1+[.H$9])" office:value-type="currency" office:currency="USD" office:value="721942720.229704">
            <text:p>$721,942,720.23</text:p>
          </table:table-cell>
          <table:table-cell table:formula="of:=[.I174]*(1+[.I$9])" office:value-type="currency" office:currency="USD" office:value="13745306122.2271">
            <text:p>$13,745,306,122.23</text:p>
          </table:table-cell>
          <table:table-cell table:formula="of:=[.J174]*(1+[.J$9])" office:value-type="currency" office:currency="USD" office:value="248516312017.209">
            <text:p>$248,516,312,017.21</text:p>
          </table:table-cell>
        </table:table-row>
        <table:table-row table:style-name="ro1">
          <table:table-cell/>
          <table:table-cell office:value-type="float" office:value="166">
            <text:p>166</text:p>
          </table:table-cell>
          <table:table-cell office:value-type="date" office:date-value="1792-01-01">
            <text:p>01/01/1792</text:p>
          </table:table-cell>
          <table:table-cell table:formula="of:=[.D175]*(1+[.D$9])" office:value-type="currency" office:currency="USD" office:value="3244.81949639885">
            <text:p>$3,244.82</text:p>
          </table:table-cell>
          <table:table-cell table:formula="of:=[.E175]*(1+[.E$9])" office:value-type="currency" office:currency="USD" office:value="79001.4181436646">
            <text:p>$79,001.42</text:p>
          </table:table-cell>
          <table:table-cell table:formula="of:=[.F175]*(1+[.F$9])" office:value-type="currency" office:currency="USD" office:value="1810999.52938574">
            <text:p>$1,810,999.53</text:p>
          </table:table-cell>
          <table:table-cell table:formula="of:=[.G175]*(1+[.G$9])" office:value-type="currency" office:currency="USD" office:value="39175080.7067056">
            <text:p>$39,175,080.71</text:p>
          </table:table-cell>
          <table:table-cell table:formula="of:=[.H175]*(1+[.H$9])" office:value-type="currency" office:currency="USD" office:value="801356419.454971">
            <text:p>$801,356,419.45</text:p>
          </table:table-cell>
          <table:table-cell table:formula="of:=[.I175]*(1+[.I$9])" office:value-type="currency" office:currency="USD" office:value="15532195918.1166">
            <text:p>$15,532,195,918.12</text:p>
          </table:table-cell>
          <table:table-cell table:formula="of:=[.J175]*(1+[.J$9])" office:value-type="currency" office:currency="USD" office:value="285793758819.791">
            <text:p>$285,793,758,819.79</text:p>
          </table:table-cell>
        </table:table-row>
        <table:table-row table:style-name="ro1">
          <table:table-cell/>
          <table:table-cell office:value-type="float" office:value="167">
            <text:p>167</text:p>
          </table:table-cell>
          <table:table-cell office:value-type="date" office:date-value="1793-01-01">
            <text:p>01/01/1793</text:p>
          </table:table-cell>
          <table:table-cell table:formula="of:=[.D176]*(1+[.D$9])" office:value-type="currency" office:currency="USD" office:value="3342.16408129081">
            <text:p>$3,342.16</text:p>
          </table:table-cell>
          <table:table-cell table:formula="of:=[.E176]*(1+[.E$9])" office:value-type="currency" office:currency="USD" office:value="82951.4890508478">
            <text:p>$82,951.49</text:p>
          </table:table-cell>
          <table:table-cell table:formula="of:=[.F176]*(1+[.F$9])" office:value-type="currency" office:currency="USD" office:value="1937769.49644275">
            <text:p>$1,937,769.50</text:p>
          </table:table-cell>
          <table:table-cell table:formula="of:=[.G176]*(1+[.G$9])" office:value-type="currency" office:currency="USD" office:value="42700837.9703092">
            <text:p>$42,700,837.97</text:p>
          </table:table-cell>
          <table:table-cell table:formula="of:=[.H176]*(1+[.H$9])" office:value-type="currency" office:currency="USD" office:value="889505625.595018">
            <text:p>$889,505,625.60</text:p>
          </table:table-cell>
          <table:table-cell table:formula="of:=[.I176]*(1+[.I$9])" office:value-type="currency" office:currency="USD" office:value="17551381387.4717">
            <text:p>$17,551,381,387.47</text:p>
          </table:table-cell>
          <table:table-cell table:formula="of:=[.J176]*(1+[.J$9])" office:value-type="currency" office:currency="USD" office:value="328662822642.759">
            <text:p>$328,662,822,642.76</text:p>
          </table:table-cell>
        </table:table-row>
        <table:table-row table:style-name="ro1">
          <table:table-cell/>
          <table:table-cell office:value-type="float" office:value="168">
            <text:p>168</text:p>
          </table:table-cell>
          <table:table-cell office:value-type="date" office:date-value="1794-01-01">
            <text:p>01/01/1794</text:p>
          </table:table-cell>
          <table:table-cell table:formula="of:=[.D177]*(1+[.D$9])" office:value-type="currency" office:currency="USD" office:value="3442.42900372954">
            <text:p>$3,442.43</text:p>
          </table:table-cell>
          <table:table-cell table:formula="of:=[.E177]*(1+[.E$9])" office:value-type="currency" office:currency="USD" office:value="87099.0635033902">
            <text:p>$87,099.06</text:p>
          </table:table-cell>
          <table:table-cell table:formula="of:=[.F177]*(1+[.F$9])" office:value-type="currency" office:currency="USD" office:value="2073413.36119374">
            <text:p>$2,073,413.36</text:p>
          </table:table-cell>
          <table:table-cell table:formula="of:=[.G177]*(1+[.G$9])" office:value-type="currency" office:currency="USD" office:value="46543913.387637">
            <text:p>$46,543,913.39</text:p>
          </table:table-cell>
          <table:table-cell table:formula="of:=[.H177]*(1+[.H$9])" office:value-type="currency" office:currency="USD" office:value="987351244.41047">
            <text:p>$987,351,244.41</text:p>
          </table:table-cell>
          <table:table-cell table:formula="of:=[.I177]*(1+[.I$9])" office:value-type="currency" office:currency="USD" office:value="19833060967.8431">
            <text:p>$19,833,060,967.84</text:p>
          </table:table-cell>
          <table:table-cell table:formula="of:=[.J177]*(1+[.J$9])" office:value-type="currency" office:currency="USD" office:value="377962246039.173">
            <text:p>$377,962,246,039.17</text:p>
          </table:table-cell>
        </table:table-row>
        <table:table-row table:style-name="ro1">
          <table:table-cell/>
          <table:table-cell office:value-type="float" office:value="169">
            <text:p>169</text:p>
          </table:table-cell>
          <table:table-cell office:value-type="date" office:date-value="1795-01-01">
            <text:p>01/01/1795</text:p>
          </table:table-cell>
          <table:table-cell table:formula="of:=[.D178]*(1+[.D$9])" office:value-type="currency" office:currency="USD" office:value="3545.70187384142">
            <text:p>$3,545.70</text:p>
          </table:table-cell>
          <table:table-cell table:formula="of:=[.E178]*(1+[.E$9])" office:value-type="currency" office:currency="USD" office:value="91454.0166785597">
            <text:p>$91,454.02</text:p>
          </table:table-cell>
          <table:table-cell table:formula="of:=[.F178]*(1+[.F$9])" office:value-type="currency" office:currency="USD" office:value="2218552.2964773">
            <text:p>$2,218,552.30</text:p>
          </table:table-cell>
          <table:table-cell table:formula="of:=[.G178]*(1+[.G$9])" office:value-type="currency" office:currency="USD" office:value="50732865.5925243">
            <text:p>$50,732,865.59</text:p>
          </table:table-cell>
          <table:table-cell table:formula="of:=[.H178]*(1+[.H$9])" office:value-type="currency" office:currency="USD" office:value="1095959881.29562">
            <text:p>$1,095,959,881.30</text:p>
          </table:table-cell>
          <table:table-cell table:formula="of:=[.I178]*(1+[.I$9])" office:value-type="currency" office:currency="USD" office:value="22411358893.6626">
            <text:p>$22,411,358,893.66</text:p>
          </table:table-cell>
          <table:table-cell table:formula="of:=[.J178]*(1+[.J$9])" office:value-type="currency" office:currency="USD" office:value="434656582945.049">
            <text:p>$434,656,582,945.05</text:p>
          </table:table-cell>
        </table:table-row>
        <table:table-row table:style-name="ro1">
          <table:table-cell/>
          <table:table-cell office:value-type="float" office:value="170">
            <text:p>170</text:p>
          </table:table-cell>
          <table:table-cell office:value-type="date" office:date-value="1796-01-01">
            <text:p>01/01/1796</text:p>
          </table:table-cell>
          <table:table-cell table:formula="of:=[.D179]*(1+[.D$9])" office:value-type="currency" office:currency="USD" office:value="3652.07293005667">
            <text:p>$3,652.07</text:p>
          </table:table-cell>
          <table:table-cell table:formula="of:=[.E179]*(1+[.E$9])" office:value-type="currency" office:currency="USD" office:value="96026.7175124877">
            <text:p>$96,026.72</text:p>
          </table:table-cell>
          <table:table-cell table:formula="of:=[.F179]*(1+[.F$9])" office:value-type="currency" office:currency="USD" office:value="2373850.95723071">
            <text:p>$2,373,850.96</text:p>
          </table:table-cell>
          <table:table-cell table:formula="of:=[.G179]*(1+[.G$9])" office:value-type="currency" office:currency="USD" office:value="55298823.4958515">
            <text:p>$55,298,823.50</text:p>
          </table:table-cell>
          <table:table-cell table:formula="of:=[.H179]*(1+[.H$9])" office:value-type="currency" office:currency="USD" office:value="1216515468.23814">
            <text:p>$1,216,515,468.24</text:p>
          </table:table-cell>
          <table:table-cell table:formula="of:=[.I179]*(1+[.I$9])" office:value-type="currency" office:currency="USD" office:value="25324835549.8388">
            <text:p>$25,324,835,549.84</text:p>
          </table:table-cell>
          <table:table-cell table:formula="of:=[.J179]*(1+[.J$9])" office:value-type="currency" office:currency="USD" office:value="499855070386.806">
            <text:p>$499,855,070,386.81</text:p>
          </table:table-cell>
        </table:table-row>
        <table:table-row table:style-name="ro1">
          <table:table-cell/>
          <table:table-cell office:value-type="float" office:value="171">
            <text:p>171</text:p>
          </table:table-cell>
          <table:table-cell office:value-type="date" office:date-value="1797-01-01">
            <text:p>01/01/1797</text:p>
          </table:table-cell>
          <table:table-cell table:formula="of:=[.D180]*(1+[.D$9])" office:value-type="currency" office:currency="USD" office:value="3761.63511795837">
            <text:p>$3,761.64</text:p>
          </table:table-cell>
          <table:table-cell table:formula="of:=[.E180]*(1+[.E$9])" office:value-type="currency" office:currency="USD" office:value="100828.053388112">
            <text:p>$100,828.05</text:p>
          </table:table-cell>
          <table:table-cell table:formula="of:=[.F180]*(1+[.F$9])" office:value-type="currency" office:currency="USD" office:value="2540020.52423686">
            <text:p>$2,540,020.52</text:p>
          </table:table-cell>
          <table:table-cell table:formula="of:=[.G180]*(1+[.G$9])" office:value-type="currency" office:currency="USD" office:value="60275717.6104782">
            <text:p>$60,275,717.61</text:p>
          </table:table-cell>
          <table:table-cell table:formula="of:=[.H180]*(1+[.H$9])" office:value-type="currency" office:currency="USD" office:value="1350332169.74434">
            <text:p>$1,350,332,169.74</text:p>
          </table:table-cell>
          <table:table-cell table:formula="of:=[.I180]*(1+[.I$9])" office:value-type="currency" office:currency="USD" office:value="28617064171.3178">
            <text:p>$28,617,064,171.32</text:p>
          </table:table-cell>
          <table:table-cell table:formula="of:=[.J180]*(1+[.J$9])" office:value-type="currency" office:currency="USD" office:value="574833330944.827">
            <text:p>$574,833,330,944.83</text:p>
          </table:table-cell>
        </table:table-row>
        <table:table-row table:style-name="ro1">
          <table:table-cell/>
          <table:table-cell office:value-type="float" office:value="172">
            <text:p>172</text:p>
          </table:table-cell>
          <table:table-cell office:value-type="date" office:date-value="1798-01-01">
            <text:p>01/01/1798</text:p>
          </table:table-cell>
          <table:table-cell table:formula="of:=[.D181]*(1+[.D$9])" office:value-type="currency" office:currency="USD" office:value="3874.48417149712">
            <text:p>$3,874.48</text:p>
          </table:table-cell>
          <table:table-cell table:formula="of:=[.E181]*(1+[.E$9])" office:value-type="currency" office:currency="USD" office:value="105869.456057518">
            <text:p>$105,869.46</text:p>
          </table:table-cell>
          <table:table-cell table:formula="of:=[.F181]*(1+[.F$9])" office:value-type="currency" office:currency="USD" office:value="2717821.96093344">
            <text:p>$2,717,821.96</text:p>
          </table:table-cell>
          <table:table-cell table:formula="of:=[.G181]*(1+[.G$9])" office:value-type="currency" office:currency="USD" office:value="65700532.1954212">
            <text:p>$65,700,532.20</text:p>
          </table:table-cell>
          <table:table-cell table:formula="of:=[.H181]*(1+[.H$9])" office:value-type="currency" office:currency="USD" office:value="1498868708.41621">
            <text:p>$1,498,868,708.42</text:p>
          </table:table-cell>
          <table:table-cell table:formula="of:=[.I181]*(1+[.I$9])" office:value-type="currency" office:currency="USD" office:value="32337282513.5892">
            <text:p>$32,337,282,513.59</text:p>
          </table:table-cell>
          <table:table-cell table:formula="of:=[.J181]*(1+[.J$9])" office:value-type="currency" office:currency="USD" office:value="661058330586.551">
            <text:p>$661,058,330,586.55</text:p>
          </table:table-cell>
        </table:table-row>
        <table:table-row table:style-name="ro1">
          <table:table-cell/>
          <table:table-cell office:value-type="float" office:value="173">
            <text:p>173</text:p>
          </table:table-cell>
          <table:table-cell office:value-type="date" office:date-value="1799-01-01">
            <text:p>01/01/1799</text:p>
          </table:table-cell>
          <table:table-cell table:formula="of:=[.D182]*(1+[.D$9])" office:value-type="currency" office:currency="USD" office:value="3990.71869664203">
            <text:p>$3,990.72</text:p>
          </table:table-cell>
          <table:table-cell table:formula="of:=[.E182]*(1+[.E$9])" office:value-type="currency" office:currency="USD" office:value="111162.928860394">
            <text:p>$111,162.93</text:p>
          </table:table-cell>
          <table:table-cell table:formula="of:=[.F182]*(1+[.F$9])" office:value-type="currency" office:currency="USD" office:value="2908069.49819878">
            <text:p>$2,908,069.50</text:p>
          </table:table-cell>
          <table:table-cell table:formula="of:=[.G182]*(1+[.G$9])" office:value-type="currency" office:currency="USD" office:value="71613580.0930091">
            <text:p>$71,613,580.09</text:p>
          </table:table-cell>
          <table:table-cell table:formula="of:=[.H182]*(1+[.H$9])" office:value-type="currency" office:currency="USD" office:value="1663744266.342">
            <text:p>$1,663,744,266.34</text:p>
          </table:table-cell>
          <table:table-cell table:formula="of:=[.I182]*(1+[.I$9])" office:value-type="currency" office:currency="USD" office:value="36541129240.3557">
            <text:p>$36,541,129,240.36</text:p>
          </table:table-cell>
          <table:table-cell table:formula="of:=[.J182]*(1+[.J$9])" office:value-type="currency" office:currency="USD" office:value="760217080174.534">
            <text:p>$760,217,080,174.53</text:p>
          </table:table-cell>
        </table:table-row>
        <table:table-row table:style-name="ro1">
          <table:table-cell/>
          <table:table-cell office:value-type="float" office:value="174">
            <text:p>174</text:p>
          </table:table-cell>
          <table:table-cell office:value-type="date" office:date-value="1800-01-01">
            <text:p>01/01/1800</text:p>
          </table:table-cell>
          <table:table-cell table:formula="of:=[.D183]*(1+[.D$9])" office:value-type="currency" office:currency="USD" office:value="4110.44025754129">
            <text:p>$4,110.44</text:p>
          </table:table-cell>
          <table:table-cell table:formula="of:=[.E183]*(1+[.E$9])" office:value-type="currency" office:currency="USD" office:value="116721.075303413">
            <text:p>$116,721.08</text:p>
          </table:table-cell>
          <table:table-cell table:formula="of:=[.F183]*(1+[.F$9])" office:value-type="currency" office:currency="USD" office:value="3111634.3630727">
            <text:p>$3,111,634.36</text:p>
          </table:table-cell>
          <table:table-cell table:formula="of:=[.G183]*(1+[.G$9])" office:value-type="currency" office:currency="USD" office:value="78058802.3013799">
            <text:p>$78,058,802.30</text:p>
          </table:table-cell>
          <table:table-cell table:formula="of:=[.H183]*(1+[.H$9])" office:value-type="currency" office:currency="USD" office:value="1846756135.63962">
            <text:p>$1,846,756,135.64</text:p>
          </table:table-cell>
          <table:table-cell table:formula="of:=[.I183]*(1+[.I$9])" office:value-type="currency" office:currency="USD" office:value="41291476041.602">
            <text:p>$41,291,476,041.60</text:p>
          </table:table-cell>
          <table:table-cell table:formula="of:=[.J183]*(1+[.J$9])" office:value-type="currency" office:currency="USD" office:value="874249642200.714">
            <text:p>$874,249,642,200.71</text:p>
          </table:table-cell>
        </table:table-row>
        <table:table-row table:style-name="ro1">
          <table:table-cell/>
          <table:table-cell office:value-type="float" office:value="175">
            <text:p>175</text:p>
          </table:table-cell>
          <table:table-cell office:value-type="date" office:date-value="1801-01-01">
            <text:p>01/01/1801</text:p>
          </table:table-cell>
          <table:table-cell table:formula="of:=[.D184]*(1+[.D$9])" office:value-type="currency" office:currency="USD" office:value="4233.75346526753">
            <text:p>$4,233.75</text:p>
          </table:table-cell>
          <table:table-cell table:formula="of:=[.E184]*(1+[.E$9])" office:value-type="currency" office:currency="USD" office:value="122557.129068584">
            <text:p>$122,557.13</text:p>
          </table:table-cell>
          <table:table-cell table:formula="of:=[.F184]*(1+[.F$9])" office:value-type="currency" office:currency="USD" office:value="3329448.76848779">
            <text:p>$3,329,448.77</text:p>
          </table:table-cell>
          <table:table-cell table:formula="of:=[.G184]*(1+[.G$9])" office:value-type="currency" office:currency="USD" office:value="85084094.5085041">
            <text:p>$85,084,094.51</text:p>
          </table:table-cell>
          <table:table-cell table:formula="of:=[.H184]*(1+[.H$9])" office:value-type="currency" office:currency="USD" office:value="2049899310.55997">
            <text:p>$2,049,899,310.56</text:p>
          </table:table-cell>
          <table:table-cell table:formula="of:=[.I184]*(1+[.I$9])" office:value-type="currency" office:currency="USD" office:value="46659367927.0102">
            <text:p>$46,659,367,927.01</text:p>
          </table:table-cell>
          <table:table-cell table:formula="of:=[.J184]*(1+[.J$9])" office:value-type="currency" office:currency="USD" office:value="1005387088530.82">
            <text:p>$1,005,387,088,530.82</text:p>
          </table:table-cell>
        </table:table-row>
        <table:table-row table:style-name="ro1">
          <table:table-cell/>
          <table:table-cell office:value-type="float" office:value="176">
            <text:p>176</text:p>
          </table:table-cell>
          <table:table-cell office:value-type="date" office:date-value="1802-01-01">
            <text:p>01/01/1802</text:p>
          </table:table-cell>
          <table:table-cell table:formula="of:=[.D185]*(1+[.D$9])" office:value-type="currency" office:currency="USD" office:value="4360.76606922556">
            <text:p>$4,360.77</text:p>
          </table:table-cell>
          <table:table-cell table:formula="of:=[.E185]*(1+[.E$9])" office:value-type="currency" office:currency="USD" office:value="128684.985522013">
            <text:p>$128,684.99</text:p>
          </table:table-cell>
          <table:table-cell table:formula="of:=[.F185]*(1+[.F$9])" office:value-type="currency" office:currency="USD" office:value="3562510.18228193">
            <text:p>$3,562,510.18</text:p>
          </table:table-cell>
          <table:table-cell table:formula="of:=[.G185]*(1+[.G$9])" office:value-type="currency" office:currency="USD" office:value="92741663.0142695">
            <text:p>$92,741,663.01</text:p>
          </table:table-cell>
          <table:table-cell table:formula="of:=[.H185]*(1+[.H$9])" office:value-type="currency" office:currency="USD" office:value="2275388234.72157">
            <text:p>$2,275,388,234.72</text:p>
          </table:table-cell>
          <table:table-cell table:formula="of:=[.I185]*(1+[.I$9])" office:value-type="currency" office:currency="USD" office:value="52725085757.5216">
            <text:p>$52,725,085,757.52</text:p>
          </table:table-cell>
          <table:table-cell table:formula="of:=[.J185]*(1+[.J$9])" office:value-type="currency" office:currency="USD" office:value="1156195151810.44">
            <text:p>$1,156,195,151,810.44</text:p>
          </table:table-cell>
        </table:table-row>
        <table:table-row table:style-name="ro1">
          <table:table-cell/>
          <table:table-cell office:value-type="float" office:value="177">
            <text:p>177</text:p>
          </table:table-cell>
          <table:table-cell office:value-type="date" office:date-value="1803-01-01">
            <text:p>01/01/1803</text:p>
          </table:table-cell>
          <table:table-cell table:formula="of:=[.D186]*(1+[.D$9])" office:value-type="currency" office:currency="USD" office:value="4491.58905130232">
            <text:p>$4,491.59</text:p>
          </table:table-cell>
          <table:table-cell table:formula="of:=[.E186]*(1+[.E$9])" office:value-type="currency" office:currency="USD" office:value="135119.234798114">
            <text:p>$135,119.23</text:p>
          </table:table-cell>
          <table:table-cell table:formula="of:=[.F186]*(1+[.F$9])" office:value-type="currency" office:currency="USD" office:value="3811885.89504167">
            <text:p>$3,811,885.90</text:p>
          </table:table-cell>
          <table:table-cell table:formula="of:=[.G186]*(1+[.G$9])" office:value-type="currency" office:currency="USD" office:value="101088412.685554">
            <text:p>$101,088,412.69</text:p>
          </table:table-cell>
          <table:table-cell table:formula="of:=[.H186]*(1+[.H$9])" office:value-type="currency" office:currency="USD" office:value="2525680940.54094">
            <text:p>$2,525,680,940.54</text:p>
          </table:table-cell>
          <table:table-cell table:formula="of:=[.I186]*(1+[.I$9])" office:value-type="currency" office:currency="USD" office:value="59579346905.9994">
            <text:p>$59,579,346,906.00</text:p>
          </table:table-cell>
          <table:table-cell table:formula="of:=[.J186]*(1+[.J$9])" office:value-type="currency" office:currency="USD" office:value="1329624424582.01">
            <text:p>$1,329,624,424,582.01</text:p>
          </table:table-cell>
        </table:table-row>
        <table:table-row table:style-name="ro1">
          <table:table-cell/>
          <table:table-cell office:value-type="float" office:value="178">
            <text:p>178</text:p>
          </table:table-cell>
          <table:table-cell office:value-type="date" office:date-value="1804-01-01">
            <text:p>01/01/1804</text:p>
          </table:table-cell>
          <table:table-cell table:formula="of:=[.D187]*(1+[.D$9])" office:value-type="currency" office:currency="USD" office:value="4626.33672284139">
            <text:p>$4,626.34</text:p>
          </table:table-cell>
          <table:table-cell table:formula="of:=[.E187]*(1+[.E$9])" office:value-type="currency" office:currency="USD" office:value="141875.196538019">
            <text:p>$141,875.20</text:p>
          </table:table-cell>
          <table:table-cell table:formula="of:=[.F187]*(1+[.F$9])" office:value-type="currency" office:currency="USD" office:value="4078717.90769458">
            <text:p>$4,078,717.91</text:p>
          </table:table-cell>
          <table:table-cell table:formula="of:=[.G187]*(1+[.G$9])" office:value-type="currency" office:currency="USD" office:value="110186369.827254">
            <text:p>$110,186,369.83</text:p>
          </table:table-cell>
          <table:table-cell table:formula="of:=[.H187]*(1+[.H$9])" office:value-type="currency" office:currency="USD" office:value="2803505844.00045">
            <text:p>$2,803,505,844.00</text:p>
          </table:table-cell>
          <table:table-cell table:formula="of:=[.I187]*(1+[.I$9])" office:value-type="currency" office:currency="USD" office:value="67324662003.7793">
            <text:p>$67,324,662,003.78</text:p>
          </table:table-cell>
          <table:table-cell table:formula="of:=[.J187]*(1+[.J$9])" office:value-type="currency" office:currency="USD" office:value="1529068088269.31">
            <text:p>$1,529,068,088,269.31</text:p>
          </table:table-cell>
        </table:table-row>
        <table:table-row table:style-name="ro1">
          <table:table-cell/>
          <table:table-cell office:value-type="float" office:value="179">
            <text:p>179</text:p>
          </table:table-cell>
          <table:table-cell office:value-type="date" office:date-value="1805-01-01">
            <text:p>01/01/1805</text:p>
          </table:table-cell>
          <table:table-cell table:formula="of:=[.D188]*(1+[.D$9])" office:value-type="currency" office:currency="USD" office:value="4765.12682452664">
            <text:p>$4,765.13</text:p>
          </table:table-cell>
          <table:table-cell table:formula="of:=[.E188]*(1+[.E$9])" office:value-type="currency" office:currency="USD" office:value="148968.95636492">
            <text:p>$148,968.96</text:p>
          </table:table-cell>
          <table:table-cell table:formula="of:=[.F188]*(1+[.F$9])" office:value-type="currency" office:currency="USD" office:value="4364228.16123321">
            <text:p>$4,364,228.16</text:p>
          </table:table-cell>
          <table:table-cell table:formula="of:=[.G188]*(1+[.G$9])" office:value-type="currency" office:currency="USD" office:value="120103143.111706">
            <text:p>$120,103,143.11</text:p>
          </table:table-cell>
          <table:table-cell table:formula="of:=[.H188]*(1+[.H$9])" office:value-type="currency" office:currency="USD" office:value="3111891486.8405">
            <text:p>$3,111,891,486.84</text:p>
          </table:table-cell>
          <table:table-cell table:formula="of:=[.I188]*(1+[.I$9])" office:value-type="currency" office:currency="USD" office:value="76076868064.2706">
            <text:p>$76,076,868,064.27</text:p>
          </table:table-cell>
          <table:table-cell table:formula="of:=[.J188]*(1+[.J$9])" office:value-type="currency" office:currency="USD" office:value="1758428301509.71">
            <text:p>$1,758,428,301,509.71</text:p>
          </table:table-cell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date" office:date-value="1806-01-01">
            <text:p>01/01/1806</text:p>
          </table:table-cell>
          <table:table-cell table:formula="of:=[.D189]*(1+[.D$9])" office:value-type="currency" office:currency="USD" office:value="4908.08062926244">
            <text:p>$4,908.08</text:p>
          </table:table-cell>
          <table:table-cell table:formula="of:=[.E189]*(1+[.E$9])" office:value-type="currency" office:currency="USD" office:value="156417.404183166">
            <text:p>$156,417.40</text:p>
          </table:table-cell>
          <table:table-cell table:formula="of:=[.F189]*(1+[.F$9])" office:value-type="currency" office:currency="USD" office:value="4669724.13251953">
            <text:p>$4,669,724.13</text:p>
          </table:table-cell>
          <table:table-cell table:formula="of:=[.G189]*(1+[.G$9])" office:value-type="currency" office:currency="USD" office:value="130912425.99176">
            <text:p>$130,912,425.99</text:p>
          </table:table-cell>
          <table:table-cell table:formula="of:=[.H189]*(1+[.H$9])" office:value-type="currency" office:currency="USD" office:value="3454199550.39295">
            <text:p>$3,454,199,550.39</text:p>
          </table:table-cell>
          <table:table-cell table:formula="of:=[.I189]*(1+[.I$9])" office:value-type="currency" office:currency="USD" office:value="85966860912.6257">
            <text:p>$85,966,860,912.63</text:p>
          </table:table-cell>
          <table:table-cell table:formula="of:=[.J189]*(1+[.J$9])" office:value-type="currency" office:currency="USD" office:value="2022192546736.16">
            <text:p>$2,022,192,546,736.16</text:p>
          </table:table-cell>
        </table:table-row>
        <table:table-row table:style-name="ro1">
          <table:table-cell/>
          <table:table-cell office:value-type="float" office:value="181">
            <text:p>181</text:p>
          </table:table-cell>
          <table:table-cell office:value-type="date" office:date-value="1807-01-01">
            <text:p>01/01/1807</text:p>
          </table:table-cell>
          <table:table-cell table:formula="of:=[.D190]*(1+[.D$9])" office:value-type="currency" office:currency="USD" office:value="5055.32304814031">
            <text:p>$5,055.32</text:p>
          </table:table-cell>
          <table:table-cell table:formula="of:=[.E190]*(1+[.E$9])" office:value-type="currency" office:currency="USD" office:value="164238.274392325">
            <text:p>$164,238.27</text:p>
          </table:table-cell>
          <table:table-cell table:formula="of:=[.F190]*(1+[.F$9])" office:value-type="currency" office:currency="USD" office:value="4996604.8217959">
            <text:p>$4,996,604.82</text:p>
          </table:table-cell>
          <table:table-cell table:formula="of:=[.G190]*(1+[.G$9])" office:value-type="currency" office:currency="USD" office:value="142694544.331018">
            <text:p>$142,694,544.33</text:p>
          </table:table-cell>
          <table:table-cell table:formula="of:=[.H190]*(1+[.H$9])" office:value-type="currency" office:currency="USD" office:value="3834161500.93618">
            <text:p>$3,834,161,500.94</text:p>
          </table:table-cell>
          <table:table-cell table:formula="of:=[.I190]*(1+[.I$9])" office:value-type="currency" office:currency="USD" office:value="97142552831.2671">
            <text:p>$97,142,552,831.27</text:p>
          </table:table-cell>
          <table:table-cell table:formula="of:=[.J190]*(1+[.J$9])" office:value-type="currency" office:currency="USD" office:value="2325521428746.59">
            <text:p>$2,325,521,428,746.59</text:p>
          </table:table-cell>
        </table:table-row>
        <table:table-row table:style-name="ro1">
          <table:table-cell/>
          <table:table-cell office:value-type="float" office:value="182">
            <text:p>182</text:p>
          </table:table-cell>
          <table:table-cell office:value-type="date" office:date-value="1808-01-01">
            <text:p>01/01/1808</text:p>
          </table:table-cell>
          <table:table-cell table:formula="of:=[.D191]*(1+[.D$9])" office:value-type="currency" office:currency="USD" office:value="5206.98273958452">
            <text:p>$5,206.98</text:p>
          </table:table-cell>
          <table:table-cell table:formula="of:=[.E191]*(1+[.E$9])" office:value-type="currency" office:currency="USD" office:value="172450.188111941">
            <text:p>$172,450.19</text:p>
          </table:table-cell>
          <table:table-cell table:formula="of:=[.F191]*(1+[.F$9])" office:value-type="currency" office:currency="USD" office:value="5346367.15932161">
            <text:p>$5,346,367.16</text:p>
          </table:table-cell>
          <table:table-cell table:formula="of:=[.G191]*(1+[.G$9])" office:value-type="currency" office:currency="USD" office:value="155537053.32081">
            <text:p>$155,537,053.32</text:p>
          </table:table-cell>
          <table:table-cell table:formula="of:=[.H191]*(1+[.H$9])" office:value-type="currency" office:currency="USD" office:value="4255919266.03916">
            <text:p>$4,255,919,266.04</text:p>
          </table:table-cell>
          <table:table-cell table:formula="of:=[.I191]*(1+[.I$9])" office:value-type="currency" office:currency="USD" office:value="109771084699.332">
            <text:p>$109,771,084,699.33</text:p>
          </table:table-cell>
          <table:table-cell table:formula="of:=[.J191]*(1+[.J$9])" office:value-type="currency" office:currency="USD" office:value="2674349643058.58">
            <text:p>$2,674,349,643,058.58</text:p>
          </table:table-cell>
        </table:table-row>
        <table:table-row table:style-name="ro1">
          <table:table-cell/>
          <table:table-cell office:value-type="float" office:value="183">
            <text:p>183</text:p>
          </table:table-cell>
          <table:table-cell office:value-type="date" office:date-value="1809-01-01">
            <text:p>01/01/1809</text:p>
          </table:table-cell>
          <table:table-cell table:formula="of:=[.D192]*(1+[.D$9])" office:value-type="currency" office:currency="USD" office:value="5363.19222177205">
            <text:p>$5,363.19</text:p>
          </table:table-cell>
          <table:table-cell table:formula="of:=[.E192]*(1+[.E$9])" office:value-type="currency" office:currency="USD" office:value="181072.697517538">
            <text:p>$181,072.70</text:p>
          </table:table-cell>
          <table:table-cell table:formula="of:=[.F192]*(1+[.F$9])" office:value-type="currency" office:currency="USD" office:value="5720612.86047413">
            <text:p>$5,720,612.86</text:p>
          </table:table-cell>
          <table:table-cell table:formula="of:=[.G192]*(1+[.G$9])" office:value-type="currency" office:currency="USD" office:value="169535388.119683">
            <text:p>$169,535,388.12</text:p>
          </table:table-cell>
          <table:table-cell table:formula="of:=[.H192]*(1+[.H$9])" office:value-type="currency" office:currency="USD" office:value="4724070385.30347">
            <text:p>$4,724,070,385.30</text:p>
          </table:table-cell>
          <table:table-cell table:formula="of:=[.I192]*(1+[.I$9])" office:value-type="currency" office:currency="USD" office:value="124041325710.245">
            <text:p>$124,041,325,710.25</text:p>
          </table:table-cell>
          <table:table-cell table:formula="of:=[.J192]*(1+[.J$9])" office:value-type="currency" office:currency="USD" office:value="3075502089517.36">
            <text:p>$3,075,502,089,517.36</text:p>
          </table:table-cell>
        </table:table-row>
        <table:table-row table:style-name="ro1">
          <table:table-cell/>
          <table:table-cell office:value-type="float" office:value="184">
            <text:p>184</text:p>
          </table:table-cell>
          <table:table-cell office:value-type="date" office:date-value="1810-01-01">
            <text:p>01/01/1810</text:p>
          </table:table-cell>
          <table:table-cell table:formula="of:=[.D193]*(1+[.D$9])" office:value-type="currency" office:currency="USD" office:value="5524.08798842521">
            <text:p>$5,524.09</text:p>
          </table:table-cell>
          <table:table-cell table:formula="of:=[.E193]*(1+[.E$9])" office:value-type="currency" office:currency="USD" office:value="190126.332393415">
            <text:p>$190,126.33</text:p>
          </table:table-cell>
          <table:table-cell table:formula="of:=[.F193]*(1+[.F$9])" office:value-type="currency" office:currency="USD" office:value="6121055.76070731">
            <text:p>$6,121,055.76</text:p>
          </table:table-cell>
          <table:table-cell table:formula="of:=[.G193]*(1+[.G$9])" office:value-type="currency" office:currency="USD" office:value="184793573.050455">
            <text:p>$184,793,573.05</text:p>
          </table:table-cell>
          <table:table-cell table:formula="of:=[.H193]*(1+[.H$9])" office:value-type="currency" office:currency="USD" office:value="5243718127.68685">
            <text:p>$5,243,718,127.69</text:p>
          </table:table-cell>
          <table:table-cell table:formula="of:=[.I193]*(1+[.I$9])" office:value-type="currency" office:currency="USD" office:value="140166698052.577">
            <text:p>$140,166,698,052.58</text:p>
          </table:table-cell>
          <table:table-cell table:formula="of:=[.J193]*(1+[.J$9])" office:value-type="currency" office:currency="USD" office:value="3536827402944.97">
            <text:p>$3,536,827,402,944.97</text:p>
          </table:table-cell>
        </table:table-row>
        <table:table-row table:style-name="ro1">
          <table:table-cell/>
          <table:table-cell office:value-type="float" office:value="185">
            <text:p>185</text:p>
          </table:table-cell>
          <table:table-cell office:value-type="date" office:date-value="1811-01-01">
            <text:p>01/01/1811</text:p>
          </table:table-cell>
          <table:table-cell table:formula="of:=[.D194]*(1+[.D$9])" office:value-type="currency" office:currency="USD" office:value="5689.81062807797">
            <text:p>$5,689.81</text:p>
          </table:table-cell>
          <table:table-cell table:formula="of:=[.E194]*(1+[.E$9])" office:value-type="currency" office:currency="USD" office:value="199632.649013086">
            <text:p>$199,632.65</text:p>
          </table:table-cell>
          <table:table-cell table:formula="of:=[.F194]*(1+[.F$9])" office:value-type="currency" office:currency="USD" office:value="6549529.66395683">
            <text:p>$6,549,529.66</text:p>
          </table:table-cell>
          <table:table-cell table:formula="of:=[.G194]*(1+[.G$9])" office:value-type="currency" office:currency="USD" office:value="201424994.624995">
            <text:p>$201,424,994.62</text:p>
          </table:table-cell>
          <table:table-cell table:formula="of:=[.H194]*(1+[.H$9])" office:value-type="currency" office:currency="USD" office:value="5820527121.7324">
            <text:p>$5,820,527,121.73</text:p>
          </table:table-cell>
          <table:table-cell table:formula="of:=[.I194]*(1+[.I$9])" office:value-type="currency" office:currency="USD" office:value="158388368799.412">
            <text:p>$158,388,368,799.41</text:p>
          </table:table-cell>
          <table:table-cell table:formula="of:=[.J194]*(1+[.J$9])" office:value-type="currency" office:currency="USD" office:value="4067351513386.71">
            <text:p>$4,067,351,513,386.71</text:p>
          </table:table-cell>
        </table:table-row>
        <table:table-row table:style-name="ro1">
          <table:table-cell/>
          <table:table-cell office:value-type="float" office:value="186">
            <text:p>186</text:p>
          </table:table-cell>
          <table:table-cell office:value-type="date" office:date-value="1812-01-01">
            <text:p>01/01/1812</text:p>
          </table:table-cell>
          <table:table-cell table:formula="of:=[.D195]*(1+[.D$9])" office:value-type="currency" office:currency="USD" office:value="5860.50494692031">
            <text:p>$5,860.50</text:p>
          </table:table-cell>
          <table:table-cell table:formula="of:=[.E195]*(1+[.E$9])" office:value-type="currency" office:currency="USD" office:value="209614.28146374">
            <text:p>$209,614.28</text:p>
          </table:table-cell>
          <table:table-cell table:formula="of:=[.F195]*(1+[.F$9])" office:value-type="currency" office:currency="USD" office:value="7007996.7404338">
            <text:p>$7,007,996.74</text:p>
          </table:table-cell>
          <table:table-cell table:formula="of:=[.G195]*(1+[.G$9])" office:value-type="currency" office:currency="USD" office:value="219553244.141245">
            <text:p>$219,553,244.14</text:p>
          </table:table-cell>
          <table:table-cell table:formula="of:=[.H195]*(1+[.H$9])" office:value-type="currency" office:currency="USD" office:value="6460785105.12297">
            <text:p>$6,460,785,105.12</text:p>
          </table:table-cell>
          <table:table-cell table:formula="of:=[.I195]*(1+[.I$9])" office:value-type="currency" office:currency="USD" office:value="178978856743.335">
            <text:p>$178,978,856,743.34</text:p>
          </table:table-cell>
          <table:table-cell table:formula="of:=[.J195]*(1+[.J$9])" office:value-type="currency" office:currency="USD" office:value="4677454240394.72">
            <text:p>$4,677,454,240,394.72</text:p>
          </table:table-cell>
        </table:table-row>
        <table:table-row table:style-name="ro1">
          <table:table-cell/>
          <table:table-cell office:value-type="float" office:value="187">
            <text:p>187</text:p>
          </table:table-cell>
          <table:table-cell office:value-type="date" office:date-value="1813-01-01">
            <text:p>01/01/1813</text:p>
          </table:table-cell>
          <table:table-cell table:formula="of:=[.D196]*(1+[.D$9])" office:value-type="currency" office:currency="USD" office:value="6036.32009532792">
            <text:p>$6,036.32</text:p>
          </table:table-cell>
          <table:table-cell table:formula="of:=[.E196]*(1+[.E$9])" office:value-type="currency" office:currency="USD" office:value="220094.995536927">
            <text:p>$220,095.00</text:p>
          </table:table-cell>
          <table:table-cell table:formula="of:=[.F196]*(1+[.F$9])" office:value-type="currency" office:currency="USD" office:value="7498556.51226417">
            <text:p>$7,498,556.51</text:p>
          </table:table-cell>
          <table:table-cell table:formula="of:=[.G196]*(1+[.G$9])" office:value-type="currency" office:currency="USD" office:value="239313036.113957">
            <text:p>$239,313,036.11</text:p>
          </table:table-cell>
          <table:table-cell table:formula="of:=[.H196]*(1+[.H$9])" office:value-type="currency" office:currency="USD" office:value="7171471466.6865">
            <text:p>$7,171,471,466.69</text:p>
          </table:table-cell>
          <table:table-cell table:formula="of:=[.I196]*(1+[.I$9])" office:value-type="currency" office:currency="USD" office:value="202246108119.969">
            <text:p>$202,246,108,119.97</text:p>
          </table:table-cell>
          <table:table-cell table:formula="of:=[.J196]*(1+[.J$9])" office:value-type="currency" office:currency="USD" office:value="5379072376453.93">
            <text:p>$5,379,072,376,453.93</text:p>
          </table:table-cell>
        </table:table-row>
        <table:table-row table:style-name="ro1">
          <table:table-cell/>
          <table:table-cell office:value-type="float" office:value="188">
            <text:p>188</text:p>
          </table:table-cell>
          <table:table-cell office:value-type="date" office:date-value="1814-01-01">
            <text:p>01/01/1814</text:p>
          </table:table-cell>
          <table:table-cell table:formula="of:=[.D197]*(1+[.D$9])" office:value-type="currency" office:currency="USD" office:value="6217.40969818776">
            <text:p>$6,217.41</text:p>
          </table:table-cell>
          <table:table-cell table:formula="of:=[.E197]*(1+[.E$9])" office:value-type="currency" office:currency="USD" office:value="231099.745313773">
            <text:p>$231,099.75</text:p>
          </table:table-cell>
          <table:table-cell table:formula="of:=[.F197]*(1+[.F$9])" office:value-type="currency" office:currency="USD" office:value="8023455.46812266">
            <text:p>$8,023,455.47</text:p>
          </table:table-cell>
          <table:table-cell table:formula="of:=[.G197]*(1+[.G$9])" office:value-type="currency" office:currency="USD" office:value="260851209.364213">
            <text:p>$260,851,209.36</text:p>
          </table:table-cell>
          <table:table-cell table:formula="of:=[.H197]*(1+[.H$9])" office:value-type="currency" office:currency="USD" office:value="7960333328.02201">
            <text:p>$7,960,333,328.02</text:p>
          </table:table-cell>
          <table:table-cell table:formula="of:=[.I197]*(1+[.I$9])" office:value-type="currency" office:currency="USD" office:value="228538102175.565">
            <text:p>$228,538,102,175.57</text:p>
          </table:table-cell>
          <table:table-cell table:formula="of:=[.J197]*(1+[.J$9])" office:value-type="currency" office:currency="USD" office:value="6185933232922.02">
            <text:p>$6,185,933,232,922.02</text:p>
          </table:table-cell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date" office:date-value="1815-01-01">
            <text:p>01/01/1815</text:p>
          </table:table-cell>
          <table:table-cell table:formula="of:=[.D198]*(1+[.D$9])" office:value-type="currency" office:currency="USD" office:value="6403.93198913339">
            <text:p>$6,403.93</text:p>
          </table:table-cell>
          <table:table-cell table:formula="of:=[.E198]*(1+[.E$9])" office:value-type="currency" office:currency="USD" office:value="242654.732579462">
            <text:p>$242,654.73</text:p>
          </table:table-cell>
          <table:table-cell table:formula="of:=[.F198]*(1+[.F$9])" office:value-type="currency" office:currency="USD" office:value="8585097.35089125">
            <text:p>$8,585,097.35</text:p>
          </table:table-cell>
          <table:table-cell table:formula="of:=[.G198]*(1+[.G$9])" office:value-type="currency" office:currency="USD" office:value="284327818.206992">
            <text:p>$284,327,818.21</text:p>
          </table:table-cell>
          <table:table-cell table:formula="of:=[.H198]*(1+[.H$9])" office:value-type="currency" office:currency="USD" office:value="8835969994.10443">
            <text:p>$8,835,969,994.10</text:p>
          </table:table-cell>
          <table:table-cell table:formula="of:=[.I198]*(1+[.I$9])" office:value-type="currency" office:currency="USD" office:value="258248055458.388">
            <text:p>$258,248,055,458.39</text:p>
          </table:table-cell>
          <table:table-cell table:formula="of:=[.J198]*(1+[.J$9])" office:value-type="currency" office:currency="USD" office:value="7113823217860.32">
            <text:p>$7,113,823,217,860.32</text:p>
          </table:table-cell>
        </table:table-row>
        <table:table-row table:style-name="ro1">
          <table:table-cell/>
          <table:table-cell office:value-type="float" office:value="190">
            <text:p>190</text:p>
          </table:table-cell>
          <table:table-cell office:value-type="date" office:date-value="1816-01-01">
            <text:p>01/01/1816</text:p>
          </table:table-cell>
          <table:table-cell table:formula="of:=[.D199]*(1+[.D$9])" office:value-type="currency" office:currency="USD" office:value="6596.04994880739">
            <text:p>$6,596.05</text:p>
          </table:table-cell>
          <table:table-cell table:formula="of:=[.E199]*(1+[.E$9])" office:value-type="currency" office:currency="USD" office:value="254787.469208435">
            <text:p>$254,787.47</text:p>
          </table:table-cell>
          <table:table-cell table:formula="of:=[.F199]*(1+[.F$9])" office:value-type="currency" office:currency="USD" office:value="9186054.16545364">
            <text:p>$9,186,054.17</text:p>
          </table:table-cell>
          <table:table-cell table:formula="of:=[.G199]*(1+[.G$9])" office:value-type="currency" office:currency="USD" office:value="309917321.845622">
            <text:p>$309,917,321.85</text:p>
          </table:table-cell>
          <table:table-cell table:formula="of:=[.H199]*(1+[.H$9])" office:value-type="currency" office:currency="USD" office:value="9807926693.45592">
            <text:p>$9,807,926,693.46</text:p>
          </table:table-cell>
          <table:table-cell table:formula="of:=[.I199]*(1+[.I$9])" office:value-type="currency" office:currency="USD" office:value="291820302667.978">
            <text:p>$291,820,302,667.98</text:p>
          </table:table-cell>
          <table:table-cell table:formula="of:=[.J199]*(1+[.J$9])" office:value-type="currency" office:currency="USD" office:value="8180896700539.37">
            <text:p>$8,180,896,700,539.37</text:p>
          </table:table-cell>
        </table:table-row>
        <table:table-row table:style-name="ro1">
          <table:table-cell/>
          <table:table-cell office:value-type="float" office:value="191">
            <text:p>191</text:p>
          </table:table-cell>
          <table:table-cell office:value-type="date" office:date-value="1817-01-01">
            <text:p>01/01/1817</text:p>
          </table:table-cell>
          <table:table-cell table:formula="of:=[.D200]*(1+[.D$9])" office:value-type="currency" office:currency="USD" office:value="6793.93144727162">
            <text:p>$6,793.93</text:p>
          </table:table-cell>
          <table:table-cell table:formula="of:=[.E200]*(1+[.E$9])" office:value-type="currency" office:currency="USD" office:value="267526.842668857">
            <text:p>$267,526.84</text:p>
          </table:table-cell>
          <table:table-cell table:formula="of:=[.F200]*(1+[.F$9])" office:value-type="currency" office:currency="USD" office:value="9829077.95703539">
            <text:p>$9,829,077.96</text:p>
          </table:table-cell>
          <table:table-cell table:formula="of:=[.G200]*(1+[.G$9])" office:value-type="currency" office:currency="USD" office:value="337809880.811728">
            <text:p>$337,809,880.81</text:p>
          </table:table-cell>
          <table:table-cell table:formula="of:=[.H200]*(1+[.H$9])" office:value-type="currency" office:currency="USD" office:value="10886798629.7361">
            <text:p>$10,886,798,629.74</text:p>
          </table:table-cell>
          <table:table-cell table:formula="of:=[.I200]*(1+[.I$9])" office:value-type="currency" office:currency="USD" office:value="329756942014.816">
            <text:p>$329,756,942,014.82</text:p>
          </table:table-cell>
          <table:table-cell table:formula="of:=[.J200]*(1+[.J$9])" office:value-type="currency" office:currency="USD" office:value="9408031205620.27">
            <text:p>$9,408,031,205,620.27</text:p>
          </table:table-cell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date" office:date-value="1818-01-01">
            <text:p>01/01/1818</text:p>
          </table:table-cell>
          <table:table-cell table:formula="of:=[.D201]*(1+[.D$9])" office:value-type="currency" office:currency="USD" office:value="6997.74939068977">
            <text:p>$6,997.75</text:p>
          </table:table-cell>
          <table:table-cell table:formula="of:=[.E201]*(1+[.E$9])" office:value-type="currency" office:currency="USD" office:value="280903.1848023">
            <text:p>$280,903.18</text:p>
          </table:table-cell>
          <table:table-cell table:formula="of:=[.F201]*(1+[.F$9])" office:value-type="currency" office:currency="USD" office:value="10517113.4140279">
            <text:p>$10,517,113.41</text:p>
          </table:table-cell>
          <table:table-cell table:formula="of:=[.G201]*(1+[.G$9])" office:value-type="currency" office:currency="USD" office:value="368212770.084783">
            <text:p>$368,212,770.08</text:p>
          </table:table-cell>
          <table:table-cell table:formula="of:=[.H201]*(1+[.H$9])" office:value-type="currency" office:currency="USD" office:value="12084346479.007">
            <text:p>$12,084,346,479.01</text:p>
          </table:table-cell>
          <table:table-cell table:formula="of:=[.I201]*(1+[.I$9])" office:value-type="currency" office:currency="USD" office:value="372625344476.742">
            <text:p>$372,625,344,476.74</text:p>
          </table:table-cell>
          <table:table-cell table:formula="of:=[.J201]*(1+[.J$9])" office:value-type="currency" office:currency="USD" office:value="10819235886463.3">
            <text:p>$10,819,235,886,463.30</text:p>
          </table:table-cell>
        </table:table-row>
        <table:table-row table:style-name="ro1">
          <table:table-cell/>
          <table:table-cell office:value-type="float" office:value="193">
            <text:p>193</text:p>
          </table:table-cell>
          <table:table-cell office:value-type="date" office:date-value="1819-01-01">
            <text:p>01/01/1819</text:p>
          </table:table-cell>
          <table:table-cell table:formula="of:=[.D202]*(1+[.D$9])" office:value-type="currency" office:currency="USD" office:value="7207.68187241046">
            <text:p>$7,207.68</text:p>
          </table:table-cell>
          <table:table-cell table:formula="of:=[.E202]*(1+[.E$9])" office:value-type="currency" office:currency="USD" office:value="294948.344042415">
            <text:p>$294,948.34</text:p>
          </table:table-cell>
          <table:table-cell table:formula="of:=[.F202]*(1+[.F$9])" office:value-type="currency" office:currency="USD" office:value="11253311.3530098">
            <text:p>$11,253,311.35</text:p>
          </table:table-cell>
          <table:table-cell table:formula="of:=[.G202]*(1+[.G$9])" office:value-type="currency" office:currency="USD" office:value="401351919.392414">
            <text:p>$401,351,919.39</text:p>
          </table:table-cell>
          <table:table-cell table:formula="of:=[.H202]*(1+[.H$9])" office:value-type="currency" office:currency="USD" office:value="13413624591.6978">
            <text:p>$13,413,624,591.70</text:p>
          </table:table-cell>
          <table:table-cell table:formula="of:=[.I202]*(1+[.I$9])" office:value-type="currency" office:currency="USD" office:value="421066639258.718">
            <text:p>$421,066,639,258.72</text:p>
          </table:table-cell>
          <table:table-cell table:formula="of:=[.J202]*(1+[.J$9])" office:value-type="currency" office:currency="USD" office:value="12442121269432.8">
            <text:p>$12,442,121,269,432.80</text:p>
          </table:table-cell>
        </table:table-row>
        <table:table-row table:style-name="ro1">
          <table:table-cell/>
          <table:table-cell office:value-type="float" office:value="194">
            <text:p>194</text:p>
          </table:table-cell>
          <table:table-cell office:value-type="date" office:date-value="1820-01-01">
            <text:p>01/01/1820</text:p>
          </table:table-cell>
          <table:table-cell table:formula="of:=[.D203]*(1+[.D$9])" office:value-type="currency" office:currency="USD" office:value="7423.91232858277">
            <text:p>$7,423.91</text:p>
          </table:table-cell>
          <table:table-cell table:formula="of:=[.E203]*(1+[.E$9])" office:value-type="currency" office:currency="USD" office:value="309695.761244536">
            <text:p>$309,695.76</text:p>
          </table:table-cell>
          <table:table-cell table:formula="of:=[.F203]*(1+[.F$9])" office:value-type="currency" office:currency="USD" office:value="12041043.1477205">
            <text:p>$12,041,043.15</text:p>
          </table:table-cell>
          <table:table-cell table:formula="of:=[.G203]*(1+[.G$9])" office:value-type="currency" office:currency="USD" office:value="437473592.137731">
            <text:p>$437,473,592.14</text:p>
          </table:table-cell>
          <table:table-cell table:formula="of:=[.H203]*(1+[.H$9])" office:value-type="currency" office:currency="USD" office:value="14889123296.7846">
            <text:p>$14,889,123,296.78</text:p>
          </table:table-cell>
          <table:table-cell table:formula="of:=[.I203]*(1+[.I$9])" office:value-type="currency" office:currency="USD" office:value="475805302362.351">
            <text:p>$475,805,302,362.35</text:p>
          </table:table-cell>
          <table:table-cell table:formula="of:=[.J203]*(1+[.J$9])" office:value-type="currency" office:currency="USD" office:value="14308439459847.7">
            <text:p>$14,308,439,459,847.70</text:p>
          </table:table-cell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date" office:date-value="1821-01-01">
            <text:p>01/01/1821</text:p>
          </table:table-cell>
          <table:table-cell table:formula="of:=[.D204]*(1+[.D$9])" office:value-type="currency" office:currency="USD" office:value="7646.62969844026">
            <text:p>$7,646.63</text:p>
          </table:table-cell>
          <table:table-cell table:formula="of:=[.E204]*(1+[.E$9])" office:value-type="currency" office:currency="USD" office:value="325180.549306762">
            <text:p>$325,180.55</text:p>
          </table:table-cell>
          <table:table-cell table:formula="of:=[.F204]*(1+[.F$9])" office:value-type="currency" office:currency="USD" office:value="12883916.1680609">
            <text:p>$12,883,916.17</text:p>
          </table:table-cell>
          <table:table-cell table:formula="of:=[.G204]*(1+[.G$9])" office:value-type="currency" office:currency="USD" office:value="476846215.430127">
            <text:p>$476,846,215.43</text:p>
          </table:table-cell>
          <table:table-cell table:formula="of:=[.H204]*(1+[.H$9])" office:value-type="currency" office:currency="USD" office:value="16526926859.4309">
            <text:p>$16,526,926,859.43</text:p>
          </table:table-cell>
          <table:table-cell table:formula="of:=[.I204]*(1+[.I$9])" office:value-type="currency" office:currency="USD" office:value="537659991669.457">
            <text:p>$537,659,991,669.46</text:p>
          </table:table-cell>
          <table:table-cell table:formula="of:=[.J204]*(1+[.J$9])" office:value-type="currency" office:currency="USD" office:value="16454705378824.9">
            <text:p>$16,454,705,378,824.90</text:p>
          </table:table-cell>
        </table:table-row>
        <table:table-row table:style-name="ro1">
          <table:table-cell/>
          <table:table-cell office:value-type="float" office:value="196">
            <text:p>196</text:p>
          </table:table-cell>
          <table:table-cell office:value-type="date" office:date-value="1822-01-01">
            <text:p>01/01/1822</text:p>
          </table:table-cell>
          <table:table-cell table:formula="of:=[.D205]*(1+[.D$9])" office:value-type="currency" office:currency="USD" office:value="7876.02858939346">
            <text:p>$7,876.03</text:p>
          </table:table-cell>
          <table:table-cell table:formula="of:=[.E205]*(1+[.E$9])" office:value-type="currency" office:currency="USD" office:value="341439.576772101">
            <text:p>$341,439.58</text:p>
          </table:table-cell>
          <table:table-cell table:formula="of:=[.F205]*(1+[.F$9])" office:value-type="currency" office:currency="USD" office:value="13785790.2998252">
            <text:p>$13,785,790.30</text:p>
          </table:table-cell>
          <table:table-cell table:formula="of:=[.G205]*(1+[.G$9])" office:value-type="currency" office:currency="USD" office:value="519762374.818838">
            <text:p>$519,762,374.82</text:p>
          </table:table-cell>
          <table:table-cell table:formula="of:=[.H205]*(1+[.H$9])" office:value-type="currency" office:currency="USD" office:value="18344888813.9683">
            <text:p>$18,344,888,813.97</text:p>
          </table:table-cell>
          <table:table-cell table:formula="of:=[.I205]*(1+[.I$9])" office:value-type="currency" office:currency="USD" office:value="607555790586.486">
            <text:p>$607,555,790,586.49</text:p>
          </table:table-cell>
          <table:table-cell table:formula="of:=[.J205]*(1+[.J$9])" office:value-type="currency" office:currency="USD" office:value="18922911185648.6">
            <text:p>$18,922,911,185,648.60</text:p>
          </table:table-cell>
        </table:table-row>
        <table:table-row table:style-name="ro1">
          <table:table-cell/>
          <table:table-cell office:value-type="float" office:value="197">
            <text:p>197</text:p>
          </table:table-cell>
          <table:table-cell office:value-type="date" office:date-value="1823-01-01">
            <text:p>01/01/1823</text:p>
          </table:table-cell>
          <table:table-cell table:formula="of:=[.D206]*(1+[.D$9])" office:value-type="currency" office:currency="USD" office:value="8112.30944707527">
            <text:p>$8,112.31</text:p>
          </table:table-cell>
          <table:table-cell table:formula="of:=[.E206]*(1+[.E$9])" office:value-type="currency" office:currency="USD" office:value="358511.555610706">
            <text:p>$358,511.56</text:p>
          </table:table-cell>
          <table:table-cell table:formula="of:=[.F206]*(1+[.F$9])" office:value-type="currency" office:currency="USD" office:value="14750795.620813">
            <text:p>$14,750,795.62</text:p>
          </table:table-cell>
          <table:table-cell table:formula="of:=[.G206]*(1+[.G$9])" office:value-type="currency" office:currency="USD" office:value="566540988.552534">
            <text:p>$566,540,988.55</text:p>
          </table:table-cell>
          <table:table-cell table:formula="of:=[.H206]*(1+[.H$9])" office:value-type="currency" office:currency="USD" office:value="20362826583.5048">
            <text:p>$20,362,826,583.50</text:p>
          </table:table-cell>
          <table:table-cell table:formula="of:=[.I206]*(1+[.I$9])" office:value-type="currency" office:currency="USD" office:value="686538043362.729">
            <text:p>$686,538,043,362.73</text:p>
          </table:table-cell>
          <table:table-cell table:formula="of:=[.J206]*(1+[.J$9])" office:value-type="currency" office:currency="USD" office:value="21761347863495.9">
            <text:p>$21,761,347,863,495.90</text:p>
          </table:table-cell>
        </table:table-row>
        <table:table-row table:style-name="ro1">
          <table:table-cell/>
          <table:table-cell office:value-type="float" office:value="198">
            <text:p>198</text:p>
          </table:table-cell>
          <table:table-cell office:value-type="date" office:date-value="1824-01-01">
            <text:p>01/01/1824</text:p>
          </table:table-cell>
          <table:table-cell table:formula="of:=[.D207]*(1+[.D$9])" office:value-type="currency" office:currency="USD" office:value="8355.67873048753">
            <text:p>$8,355.68</text:p>
          </table:table-cell>
          <table:table-cell table:formula="of:=[.E207]*(1+[.E$9])" office:value-type="currency" office:currency="USD" office:value="376437.133391241">
            <text:p>$376,437.13</text:p>
          </table:table-cell>
          <table:table-cell table:formula="of:=[.F207]*(1+[.F$9])" office:value-type="currency" office:currency="USD" office:value="15783351.3142699">
            <text:p>$15,783,351.31</text:p>
          </table:table-cell>
          <table:table-cell table:formula="of:=[.G207]*(1+[.G$9])" office:value-type="currency" office:currency="USD" office:value="617529677.522262">
            <text:p>$617,529,677.52</text:p>
          </table:table-cell>
          <table:table-cell table:formula="of:=[.H207]*(1+[.H$9])" office:value-type="currency" office:currency="USD" office:value="22602737507.6903">
            <text:p>$22,602,737,507.69</text:p>
          </table:table-cell>
          <table:table-cell table:formula="of:=[.I207]*(1+[.I$9])" office:value-type="currency" office:currency="USD" office:value="775787988999.884">
            <text:p>$775,787,988,999.89</text:p>
          </table:table-cell>
          <table:table-cell table:formula="of:=[.J207]*(1+[.J$9])" office:value-type="currency" office:currency="USD" office:value="25025550043020.3">
            <text:p>$25,025,550,043,020.30</text:p>
          </table:table-cell>
        </table:table-row>
        <table:table-row table:style-name="ro1">
          <table:table-cell/>
          <table:table-cell office:value-type="float" office:value="199">
            <text:p>199</text:p>
          </table:table-cell>
          <table:table-cell office:value-type="date" office:date-value="1825-01-01">
            <text:p>01/01/1825</text:p>
          </table:table-cell>
          <table:table-cell table:formula="of:=[.D208]*(1+[.D$9])" office:value-type="currency" office:currency="USD" office:value="8606.34909240215">
            <text:p>$8,606.35</text:p>
          </table:table-cell>
          <table:table-cell table:formula="of:=[.E208]*(1+[.E$9])" office:value-type="currency" office:currency="USD" office:value="395258.990060803">
            <text:p>$395,258.99</text:p>
          </table:table-cell>
          <table:table-cell table:formula="of:=[.F208]*(1+[.F$9])" office:value-type="currency" office:currency="USD" office:value="16888185.9062688">
            <text:p>$16,888,185.91</text:p>
          </table:table-cell>
          <table:table-cell table:formula="of:=[.G208]*(1+[.G$9])" office:value-type="currency" office:currency="USD" office:value="673107348.499266">
            <text:p>$673,107,348.50</text:p>
          </table:table-cell>
          <table:table-cell table:formula="of:=[.H208]*(1+[.H$9])" office:value-type="currency" office:currency="USD" office:value="25089038633.5363">
            <text:p>$25,089,038,633.54</text:p>
          </table:table-cell>
          <table:table-cell table:formula="of:=[.I208]*(1+[.I$9])" office:value-type="currency" office:currency="USD" office:value="876640427569.869">
            <text:p>$876,640,427,569.87</text:p>
          </table:table-cell>
          <table:table-cell table:formula="of:=[.J208]*(1+[.J$9])" office:value-type="currency" office:currency="USD" office:value="28779382549473.3">
            <text:p>$28,779,382,549,473.30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date" office:date-value="1826-01-01">
            <text:p>01/01/1826</text:p>
          </table:table-cell>
          <table:table-cell table:formula="of:=[.D209]*(1+[.D$9])" office:value-type="currency" office:currency="USD" office:value="8864.53956517422">
            <text:p>$8,864.54</text:p>
          </table:table-cell>
          <table:table-cell table:formula="of:=[.E209]*(1+[.E$9])" office:value-type="currency" office:currency="USD" office:value="415021.939563843">
            <text:p>$415,021.94</text:p>
          </table:table-cell>
          <table:table-cell table:formula="of:=[.F209]*(1+[.F$9])" office:value-type="currency" office:currency="USD" office:value="18070358.9197076">
            <text:p>$18,070,358.92</text:p>
          </table:table-cell>
          <table:table-cell table:formula="of:=[.G209]*(1+[.G$9])" office:value-type="currency" office:currency="USD" office:value="733687009.8642">
            <text:p>$733,687,009.86</text:p>
          </table:table-cell>
          <table:table-cell table:formula="of:=[.H209]*(1+[.H$9])" office:value-type="currency" office:currency="USD" office:value="27848832883.2253">
            <text:p>$27,848,832,883.23</text:p>
          </table:table-cell>
          <table:table-cell table:formula="of:=[.I209]*(1+[.I$9])" office:value-type="currency" office:currency="USD" office:value="990603683153.952">
            <text:p>$990,603,683,153.95</text:p>
          </table:table-cell>
          <table:table-cell table:formula="of:=[.J209]*(1+[.J$9])" office:value-type="currency" office:currency="USD" office:value="33096289931894.3">
            <text:p>$33,096,289,931,894.30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date" office:date-value="1827-01-01">
            <text:p>01/01/1827</text:p>
          </table:table-cell>
          <table:table-cell table:formula="of:=[.D210]*(1+[.D$9])" office:value-type="currency" office:currency="USD" office:value="9130.47575212944">
            <text:p>$9,130.48</text:p>
          </table:table-cell>
          <table:table-cell table:formula="of:=[.E210]*(1+[.E$9])" office:value-type="currency" office:currency="USD" office:value="435773.036542035">
            <text:p>$435,773.04</text:p>
          </table:table-cell>
          <table:table-cell table:formula="of:=[.F210]*(1+[.F$9])" office:value-type="currency" office:currency="USD" office:value="19335284.0440871">
            <text:p>$19,335,284.04</text:p>
          </table:table-cell>
          <table:table-cell table:formula="of:=[.G210]*(1+[.G$9])" office:value-type="currency" office:currency="USD" office:value="799718840.751978">
            <text:p>$799,718,840.75</text:p>
          </table:table-cell>
          <table:table-cell table:formula="of:=[.H210]*(1+[.H$9])" office:value-type="currency" office:currency="USD" office:value="30912204500.38">
            <text:p>$30,912,204,500.38</text:p>
          </table:table-cell>
          <table:table-cell table:formula="of:=[.I210]*(1+[.I$9])" office:value-type="currency" office:currency="USD" office:value="1119382161963.97">
            <text:p>$1,119,382,161,963.97</text:p>
          </table:table-cell>
          <table:table-cell table:formula="of:=[.J210]*(1+[.J$9])" office:value-type="currency" office:currency="USD" office:value="38060733421678.5">
            <text:p>$38,060,733,421,678.50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date" office:date-value="1828-01-01">
            <text:p>01/01/1828</text:p>
          </table:table-cell>
          <table:table-cell table:formula="of:=[.D211]*(1+[.D$9])" office:value-type="currency" office:currency="USD" office:value="9404.39002469333">
            <text:p>$9,404.39</text:p>
          </table:table-cell>
          <table:table-cell table:formula="of:=[.E211]*(1+[.E$9])" office:value-type="currency" office:currency="USD" office:value="457561.688369137">
            <text:p>$457,561.69</text:p>
          </table:table-cell>
          <table:table-cell table:formula="of:=[.F211]*(1+[.F$9])" office:value-type="currency" office:currency="USD" office:value="20688753.9271732">
            <text:p>$20,688,753.93</text:p>
          </table:table-cell>
          <table:table-cell table:formula="of:=[.G211]*(1+[.G$9])" office:value-type="currency" office:currency="USD" office:value="871693536.419656">
            <text:p>$871,693,536.42</text:p>
          </table:table-cell>
          <table:table-cell table:formula="of:=[.H211]*(1+[.H$9])" office:value-type="currency" office:currency="USD" office:value="34312546995.4218">
            <text:p>$34,312,546,995.42</text:p>
          </table:table-cell>
          <table:table-cell table:formula="of:=[.I211]*(1+[.I$9])" office:value-type="currency" office:currency="USD" office:value="1264901843019.28">
            <text:p>$1,264,901,843,019.28</text:p>
          </table:table-cell>
          <table:table-cell table:formula="of:=[.J211]*(1+[.J$9])" office:value-type="currency" office:currency="USD" office:value="43769843434930.2">
            <text:p>$43,769,843,434,930.20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date" office:date-value="1829-01-01">
            <text:p>01/01/1829</text:p>
          </table:table-cell>
          <table:table-cell table:formula="of:=[.D212]*(1+[.D$9])" office:value-type="currency" office:currency="USD" office:value="9686.52172543413">
            <text:p>$9,686.52</text:p>
          </table:table-cell>
          <table:table-cell table:formula="of:=[.E212]*(1+[.E$9])" office:value-type="currency" office:currency="USD" office:value="480439.772787594">
            <text:p>$480,439.77</text:p>
          </table:table-cell>
          <table:table-cell table:formula="of:=[.F212]*(1+[.F$9])" office:value-type="currency" office:currency="USD" office:value="22136966.7020754">
            <text:p>$22,136,966.70</text:p>
          </table:table-cell>
          <table:table-cell table:formula="of:=[.G212]*(1+[.G$9])" office:value-type="currency" office:currency="USD" office:value="950145954.697425">
            <text:p>$950,145,954.70</text:p>
          </table:table-cell>
          <table:table-cell table:formula="of:=[.H212]*(1+[.H$9])" office:value-type="currency" office:currency="USD" office:value="38086927164.9182">
            <text:p>$38,086,927,164.92</text:p>
          </table:table-cell>
          <table:table-cell table:formula="of:=[.I212]*(1+[.I$9])" office:value-type="currency" office:currency="USD" office:value="1429339082611.79">
            <text:p>$1,429,339,082,611.79</text:p>
          </table:table-cell>
          <table:table-cell table:formula="of:=[.J212]*(1+[.J$9])" office:value-type="currency" office:currency="USD" office:value="50335319950169.8">
            <text:p>$50,335,319,950,169.8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date" office:date-value="1830-01-01">
            <text:p>01/01/1830</text:p>
          </table:table-cell>
          <table:table-cell table:formula="of:=[.D213]*(1+[.D$9])" office:value-type="currency" office:currency="USD" office:value="9977.11737719715">
            <text:p>$9,977.12</text:p>
          </table:table-cell>
          <table:table-cell table:formula="of:=[.E213]*(1+[.E$9])" office:value-type="currency" office:currency="USD" office:value="504461.761426974">
            <text:p>$504,461.76</text:p>
          </table:table-cell>
          <table:table-cell table:formula="of:=[.F213]*(1+[.F$9])" office:value-type="currency" office:currency="USD" office:value="23686554.3712206">
            <text:p>$23,686,554.37</text:p>
          </table:table-cell>
          <table:table-cell table:formula="of:=[.G213]*(1+[.G$9])" office:value-type="currency" office:currency="USD" office:value="1035659090.62019">
            <text:p>$1,035,659,090.62</text:p>
          </table:table-cell>
          <table:table-cell table:formula="of:=[.H213]*(1+[.H$9])" office:value-type="currency" office:currency="USD" office:value="42276489153.0593">
            <text:p>$42,276,489,153.06</text:p>
          </table:table-cell>
          <table:table-cell table:formula="of:=[.I213]*(1+[.I$9])" office:value-type="currency" office:currency="USD" office:value="1615153163351.32">
            <text:p>$1,615,153,163,351.32</text:p>
          </table:table-cell>
          <table:table-cell table:formula="of:=[.J213]*(1+[.J$9])" office:value-type="currency" office:currency="USD" office:value="57885617942695.2">
            <text:p>$57,885,617,942,695.20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date" office:date-value="1831-01-01">
            <text:p>01/01/1831</text:p>
          </table:table-cell>
          <table:table-cell table:formula="of:=[.D214]*(1+[.D$9])" office:value-type="currency" office:currency="USD" office:value="10276.4308985131">
            <text:p>$10,276.43</text:p>
          </table:table-cell>
          <table:table-cell table:formula="of:=[.E214]*(1+[.E$9])" office:value-type="currency" office:currency="USD" office:value="529684.849498322">
            <text:p>$529,684.85</text:p>
          </table:table-cell>
          <table:table-cell table:formula="of:=[.F214]*(1+[.F$9])" office:value-type="currency" office:currency="USD" office:value="25344613.1772061">
            <text:p>$25,344,613.18</text:p>
          </table:table-cell>
          <table:table-cell table:formula="of:=[.G214]*(1+[.G$9])" office:value-type="currency" office:currency="USD" office:value="1128868408.77601">
            <text:p>$1,128,868,408.78</text:p>
          </table:table-cell>
          <table:table-cell table:formula="of:=[.H214]*(1+[.H$9])" office:value-type="currency" office:currency="USD" office:value="46926902959.8958">
            <text:p>$46,926,902,959.90</text:p>
          </table:table-cell>
          <table:table-cell table:formula="of:=[.I214]*(1+[.I$9])" office:value-type="currency" office:currency="USD" office:value="1825123074586.99">
            <text:p>$1,825,123,074,586.99</text:p>
          </table:table-cell>
          <table:table-cell table:formula="of:=[.J214]*(1+[.J$9])" office:value-type="currency" office:currency="USD" office:value="66568460634099.5">
            <text:p>$66,568,460,634,099.50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date" office:date-value="1832-01-01">
            <text:p>01/01/1832</text:p>
          </table:table-cell>
          <table:table-cell table:formula="of:=[.D215]*(1+[.D$9])" office:value-type="currency" office:currency="USD" office:value="10584.7238254685">
            <text:p>$10,584.72</text:p>
          </table:table-cell>
          <table:table-cell table:formula="of:=[.E215]*(1+[.E$9])" office:value-type="currency" office:currency="USD" office:value="556169.091973239">
            <text:p>$556,169.09</text:p>
          </table:table-cell>
          <table:table-cell table:formula="of:=[.F215]*(1+[.F$9])" office:value-type="currency" office:currency="USD" office:value="27118736.0996105">
            <text:p>$27,118,736.10</text:p>
          </table:table-cell>
          <table:table-cell table:formula="of:=[.G215]*(1+[.G$9])" office:value-type="currency" office:currency="USD" office:value="1230466565.56585">
            <text:p>$1,230,466,565.57</text:p>
          </table:table-cell>
          <table:table-cell table:formula="of:=[.H215]*(1+[.H$9])" office:value-type="currency" office:currency="USD" office:value="52088862285.4843">
            <text:p>$52,088,862,285.48</text:p>
          </table:table-cell>
          <table:table-cell table:formula="of:=[.I215]*(1+[.I$9])" office:value-type="currency" office:currency="USD" office:value="2062389074283.3">
            <text:p>$2,062,389,074,283.30</text:p>
          </table:table-cell>
          <table:table-cell table:formula="of:=[.J215]*(1+[.J$9])" office:value-type="currency" office:currency="USD" office:value="76553729729214.4">
            <text:p>$76,553,729,729,214.40</text:p>
          </table:table-cell>
        </table:table-row>
        <table:table-row table:style-name="ro1">
          <table:table-cell/>
          <table:table-cell office:value-type="float" office:value="207">
            <text:p>207</text:p>
          </table:table-cell>
          <table:table-cell office:value-type="date" office:date-value="1833-01-01">
            <text:p>01/01/1833</text:p>
          </table:table-cell>
          <table:table-cell table:formula="of:=[.D216]*(1+[.D$9])" office:value-type="currency" office:currency="USD" office:value="10902.2655402325">
            <text:p>$10,902.27</text:p>
          </table:table-cell>
          <table:table-cell table:formula="of:=[.E216]*(1+[.E$9])" office:value-type="currency" office:currency="USD" office:value="583977.546571901">
            <text:p>$583,977.55</text:p>
          </table:table-cell>
          <table:table-cell table:formula="of:=[.F216]*(1+[.F$9])" office:value-type="currency" office:currency="USD" office:value="29017047.6265832">
            <text:p>$29,017,047.63</text:p>
          </table:table-cell>
          <table:table-cell table:formula="of:=[.G216]*(1+[.G$9])" office:value-type="currency" office:currency="USD" office:value="1341208556.46678">
            <text:p>$1,341,208,556.47</text:p>
          </table:table-cell>
          <table:table-cell table:formula="of:=[.H216]*(1+[.H$9])" office:value-type="currency" office:currency="USD" office:value="57818637136.8876">
            <text:p>$57,818,637,136.89</text:p>
          </table:table-cell>
          <table:table-cell table:formula="of:=[.I216]*(1+[.I$9])" office:value-type="currency" office:currency="USD" office:value="2330499653940.13">
            <text:p>$2,330,499,653,940.13</text:p>
          </table:table-cell>
          <table:table-cell table:formula="of:=[.J216]*(1+[.J$9])" office:value-type="currency" office:currency="USD" office:value="88036789188596.6">
            <text:p>$88,036,789,188,596.60</text:p>
          </table:table-cell>
        </table:table-row>
        <table:table-row table:style-name="ro1">
          <table:table-cell/>
          <table:table-cell office:value-type="float" office:value="208">
            <text:p>208</text:p>
          </table:table-cell>
          <table:table-cell office:value-type="date" office:date-value="1834-01-01">
            <text:p>01/01/1834</text:p>
          </table:table-cell>
          <table:table-cell table:formula="of:=[.D217]*(1+[.D$9])" office:value-type="currency" office:currency="USD" office:value="11229.3335064395">
            <text:p>$11,229.33</text:p>
          </table:table-cell>
          <table:table-cell table:formula="of:=[.E217]*(1+[.E$9])" office:value-type="currency" office:currency="USD" office:value="613176.423900496">
            <text:p>$613,176.42</text:p>
          </table:table-cell>
          <table:table-cell table:formula="of:=[.F217]*(1+[.F$9])" office:value-type="currency" office:currency="USD" office:value="31048240.9604441">
            <text:p>$31,048,240.96</text:p>
          </table:table-cell>
          <table:table-cell table:formula="of:=[.G217]*(1+[.G$9])" office:value-type="currency" office:currency="USD" office:value="1461917326.54879">
            <text:p>$1,461,917,326.55</text:p>
          </table:table-cell>
          <table:table-cell table:formula="of:=[.H217]*(1+[.H$9])" office:value-type="currency" office:currency="USD" office:value="64178687221.9452">
            <text:p>$64,178,687,221.95</text:p>
          </table:table-cell>
          <table:table-cell table:formula="of:=[.I217]*(1+[.I$9])" office:value-type="currency" office:currency="USD" office:value="2633464608952.34">
            <text:p>$2,633,464,608,952.34</text:p>
          </table:table-cell>
          <table:table-cell table:formula="of:=[.J217]*(1+[.J$9])" office:value-type="currency" office:currency="USD" office:value="101242307566886">
            <text:p>$101,242,307,566,886.00</text:p>
          </table:table-cell>
        </table:table-row>
        <table:table-row table:style-name="ro1">
          <table:table-cell/>
          <table:table-cell office:value-type="float" office:value="209">
            <text:p>209</text:p>
          </table:table-cell>
          <table:table-cell office:value-type="date" office:date-value="1835-01-01">
            <text:p>01/01/1835</text:p>
          </table:table-cell>
          <table:table-cell table:formula="of:=[.D218]*(1+[.D$9])" office:value-type="currency" office:currency="USD" office:value="11566.2135116327">
            <text:p>$11,566.21</text:p>
          </table:table-cell>
          <table:table-cell table:formula="of:=[.E218]*(1+[.E$9])" office:value-type="currency" office:currency="USD" office:value="643835.24509552">
            <text:p>$643,835.25</text:p>
          </table:table-cell>
          <table:table-cell table:formula="of:=[.F218]*(1+[.F$9])" office:value-type="currency" office:currency="USD" office:value="33221617.8276752">
            <text:p>$33,221,617.83</text:p>
          </table:table-cell>
          <table:table-cell table:formula="of:=[.G218]*(1+[.G$9])" office:value-type="currency" office:currency="USD" office:value="1593489885.93818">
            <text:p>$1,593,489,885.94</text:p>
          </table:table-cell>
          <table:table-cell table:formula="of:=[.H218]*(1+[.H$9])" office:value-type="currency" office:currency="USD" office:value="71238342816.3592">
            <text:p>$71,238,342,816.36</text:p>
          </table:table-cell>
          <table:table-cell table:formula="of:=[.I218]*(1+[.I$9])" office:value-type="currency" office:currency="USD" office:value="2975815008116.15">
            <text:p>$2,975,815,008,116.15</text:p>
          </table:table-cell>
          <table:table-cell table:formula="of:=[.J218]*(1+[.J$9])" office:value-type="currency" office:currency="USD" office:value="116428653701919">
            <text:p>$116,428,653,701,919.00</text:p>
          </table:table-cell>
        </table:table-row>
        <table:table-row table:style-name="ro1">
          <table:table-cell/>
          <table:table-cell office:value-type="float" office:value="210">
            <text:p>210</text:p>
          </table:table-cell>
          <table:table-cell office:value-type="date" office:date-value="1836-01-01">
            <text:p>01/01/1836</text:p>
          </table:table-cell>
          <table:table-cell table:formula="of:=[.D219]*(1+[.D$9])" office:value-type="currency" office:currency="USD" office:value="11913.1999169817">
            <text:p>$11,913.20</text:p>
          </table:table-cell>
          <table:table-cell table:formula="of:=[.E219]*(1+[.E$9])" office:value-type="currency" office:currency="USD" office:value="676027.007350296">
            <text:p>$676,027.01</text:p>
          </table:table-cell>
          <table:table-cell table:formula="of:=[.F219]*(1+[.F$9])" office:value-type="currency" office:currency="USD" office:value="35547131.0756124">
            <text:p>$35,547,131.08</text:p>
          </table:table-cell>
          <table:table-cell table:formula="of:=[.G219]*(1+[.G$9])" office:value-type="currency" office:currency="USD" office:value="1736903975.67262">
            <text:p>$1,736,903,975.67</text:p>
          </table:table-cell>
          <table:table-cell table:formula="of:=[.H219]*(1+[.H$9])" office:value-type="currency" office:currency="USD" office:value="79074560526.1587">
            <text:p>$79,074,560,526.16</text:p>
          </table:table-cell>
          <table:table-cell table:formula="of:=[.I219]*(1+[.I$9])" office:value-type="currency" office:currency="USD" office:value="3362670959171.25">
            <text:p>$3,362,670,959,171.25</text:p>
          </table:table-cell>
          <table:table-cell table:formula="of:=[.J219]*(1+[.J$9])" office:value-type="currency" office:currency="USD" office:value="133892951757207">
            <text:p>$133,892,951,757,207.00</text:p>
          </table:table-cell>
        </table:table-row>
        <table:table-row table:style-name="ro1">
          <table:table-cell/>
          <table:table-cell office:value-type="float" office:value="211">
            <text:p>211</text:p>
          </table:table-cell>
          <table:table-cell office:value-type="date" office:date-value="1837-01-01">
            <text:p>01/01/1837</text:p>
          </table:table-cell>
          <table:table-cell table:formula="of:=[.D220]*(1+[.D$9])" office:value-type="currency" office:currency="USD" office:value="12270.5959144911">
            <text:p>$12,270.60</text:p>
          </table:table-cell>
          <table:table-cell table:formula="of:=[.E220]*(1+[.E$9])" office:value-type="currency" office:currency="USD" office:value="709828.357717811">
            <text:p>$709,828.36</text:p>
          </table:table-cell>
          <table:table-cell table:formula="of:=[.F220]*(1+[.F$9])" office:value-type="currency" office:currency="USD" office:value="38035430.2509053">
            <text:p>$38,035,430.25</text:p>
          </table:table-cell>
          <table:table-cell table:formula="of:=[.G220]*(1+[.G$9])" office:value-type="currency" office:currency="USD" office:value="1893225333.48315">
            <text:p>$1,893,225,333.48</text:p>
          </table:table-cell>
          <table:table-cell table:formula="of:=[.H220]*(1+[.H$9])" office:value-type="currency" office:currency="USD" office:value="87772762184.0362">
            <text:p>$87,772,762,184.04</text:p>
          </table:table-cell>
          <table:table-cell table:formula="of:=[.I220]*(1+[.I$9])" office:value-type="currency" office:currency="USD" office:value="3799818183863.51">
            <text:p>$3,799,818,183,863.51</text:p>
          </table:table-cell>
          <table:table-cell table:formula="of:=[.J220]*(1+[.J$9])" office:value-type="currency" office:currency="USD" office:value="153976894520788">
            <text:p>$153,976,894,520,788.00</text:p>
          </table:table-cell>
        </table:table-row>
        <table:table-row table:style-name="ro1">
          <table:table-cell/>
          <table:table-cell office:value-type="float" office:value="212">
            <text:p>212</text:p>
          </table:table-cell>
          <table:table-cell office:value-type="date" office:date-value="1838-01-01">
            <text:p>01/01/1838</text:p>
          </table:table-cell>
          <table:table-cell table:formula="of:=[.D221]*(1+[.D$9])" office:value-type="currency" office:currency="USD" office:value="12638.7137919258">
            <text:p>$12,638.71</text:p>
          </table:table-cell>
          <table:table-cell table:formula="of:=[.E221]*(1+[.E$9])" office:value-type="currency" office:currency="USD" office:value="745319.775603702">
            <text:p>$745,319.78</text:p>
          </table:table-cell>
          <table:table-cell table:formula="of:=[.F221]*(1+[.F$9])" office:value-type="currency" office:currency="USD" office:value="40697910.3684687">
            <text:p>$40,697,910.37</text:p>
          </table:table-cell>
          <table:table-cell table:formula="of:=[.G221]*(1+[.G$9])" office:value-type="currency" office:currency="USD" office:value="2063615613.49663">
            <text:p>$2,063,615,613.50</text:p>
          </table:table-cell>
          <table:table-cell table:formula="of:=[.H221]*(1+[.H$9])" office:value-type="currency" office:currency="USD" office:value="97427766024.2802">
            <text:p>$97,427,766,024.28</text:p>
          </table:table-cell>
          <table:table-cell table:formula="of:=[.I221]*(1+[.I$9])" office:value-type="currency" office:currency="USD" office:value="4293794547765.77">
            <text:p>$4,293,794,547,765.77</text:p>
          </table:table-cell>
          <table:table-cell table:formula="of:=[.J221]*(1+[.J$9])" office:value-type="currency" office:currency="USD" office:value="177073428698906">
            <text:p>$177,073,428,698,906.00</text:p>
          </table:table-cell>
        </table:table-row>
        <table:table-row table:style-name="ro1">
          <table:table-cell/>
          <table:table-cell office:value-type="float" office:value="213">
            <text:p>213</text:p>
          </table:table-cell>
          <table:table-cell office:value-type="date" office:date-value="1839-01-01">
            <text:p>01/01/1839</text:p>
          </table:table-cell>
          <table:table-cell table:formula="of:=[.D222]*(1+[.D$9])" office:value-type="currency" office:currency="USD" office:value="13017.8752056836">
            <text:p>$13,017.88</text:p>
          </table:table-cell>
          <table:table-cell table:formula="of:=[.E222]*(1+[.E$9])" office:value-type="currency" office:currency="USD" office:value="782585.764383887">
            <text:p>$782,585.76</text:p>
          </table:table-cell>
          <table:table-cell table:formula="of:=[.F222]*(1+[.F$9])" office:value-type="currency" office:currency="USD" office:value="43546764.0942615">
            <text:p>$43,546,764.09</text:p>
          </table:table-cell>
          <table:table-cell table:formula="of:=[.G222]*(1+[.G$9])" office:value-type="currency" office:currency="USD" office:value="2249341018.71133">
            <text:p>$2,249,341,018.71</text:p>
          </table:table-cell>
          <table:table-cell table:formula="of:=[.H222]*(1+[.H$9])" office:value-type="currency" office:currency="USD" office:value="108144820286.951">
            <text:p>$108,144,820,286.95</text:p>
          </table:table-cell>
          <table:table-cell table:formula="of:=[.I222]*(1+[.I$9])" office:value-type="currency" office:currency="USD" office:value="4851987838975.32">
            <text:p>$4,851,987,838,975.32</text:p>
          </table:table-cell>
          <table:table-cell table:formula="of:=[.J222]*(1+[.J$9])" office:value-type="currency" office:currency="USD" office:value="203634443003742">
            <text:p>$203,634,443,003,742.00</text:p>
          </table:table-cell>
        </table:table-row>
        <table:table-row table:style-name="ro1">
          <table:table-cell/>
          <table:table-cell office:value-type="float" office:value="214">
            <text:p>214</text:p>
          </table:table-cell>
          <table:table-cell office:value-type="date" office:date-value="1840-01-01">
            <text:p>01/01/1840</text:p>
          </table:table-cell>
          <table:table-cell table:formula="of:=[.D223]*(1+[.D$9])" office:value-type="currency" office:currency="USD" office:value="13408.4114618541">
            <text:p>$13,408.41</text:p>
          </table:table-cell>
          <table:table-cell table:formula="of:=[.E223]*(1+[.E$9])" office:value-type="currency" office:currency="USD" office:value="821715.052603081">
            <text:p>$821,715.05</text:p>
          </table:table-cell>
          <table:table-cell table:formula="of:=[.F223]*(1+[.F$9])" office:value-type="currency" office:currency="USD" office:value="46595037.5808598">
            <text:p>$46,595,037.58</text:p>
          </table:table-cell>
          <table:table-cell table:formula="of:=[.G223]*(1+[.G$9])" office:value-type="currency" office:currency="USD" office:value="2451781710.39535">
            <text:p>$2,451,781,710.40</text:p>
          </table:table-cell>
          <table:table-cell table:formula="of:=[.H223]*(1+[.H$9])" office:value-type="currency" office:currency="USD" office:value="120040750518.516">
            <text:p>$120,040,750,518.52</text:p>
          </table:table-cell>
          <table:table-cell table:formula="of:=[.I223]*(1+[.I$9])" office:value-type="currency" office:currency="USD" office:value="5482746258042.11">
            <text:p>$5,482,746,258,042.11</text:p>
          </table:table-cell>
          <table:table-cell table:formula="of:=[.J223]*(1+[.J$9])" office:value-type="currency" office:currency="USD" office:value="234179609454303">
            <text:p>$234,179,609,454,303.00</text:p>
          </table:table-cell>
        </table:table-row>
        <table:table-row table:style-name="ro1">
          <table:table-cell/>
          <table:table-cell office:value-type="float" office:value="215">
            <text:p>215</text:p>
          </table:table-cell>
          <table:table-cell office:value-type="date" office:date-value="1841-01-01">
            <text:p>01/01/1841</text:p>
          </table:table-cell>
          <table:table-cell table:formula="of:=[.D224]*(1+[.D$9])" office:value-type="currency" office:currency="USD" office:value="13810.6638057097">
            <text:p>$13,810.66</text:p>
          </table:table-cell>
          <table:table-cell table:formula="of:=[.E224]*(1+[.E$9])" office:value-type="currency" office:currency="USD" office:value="862800.805233236">
            <text:p>$862,800.81</text:p>
          </table:table-cell>
          <table:table-cell table:formula="of:=[.F224]*(1+[.F$9])" office:value-type="currency" office:currency="USD" office:value="49856690.21152">
            <text:p>$49,856,690.21</text:p>
          </table:table-cell>
          <table:table-cell table:formula="of:=[.G224]*(1+[.G$9])" office:value-type="currency" office:currency="USD" office:value="2672442064.33093">
            <text:p>$2,672,442,064.33</text:p>
          </table:table-cell>
          <table:table-cell table:formula="of:=[.H224]*(1+[.H$9])" office:value-type="currency" office:currency="USD" office:value="133245233075.552">
            <text:p>$133,245,233,075.55</text:p>
          </table:table-cell>
          <table:table-cell table:formula="of:=[.I224]*(1+[.I$9])" office:value-type="currency" office:currency="USD" office:value="6195503271587.58">
            <text:p>$6,195,503,271,587.58</text:p>
          </table:table-cell>
          <table:table-cell table:formula="of:=[.J224]*(1+[.J$9])" office:value-type="currency" office:currency="USD" office:value="269306550872449">
            <text:p>$269,306,550,872,449.0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 office:value-type="date" office:date-value="1842-01-01">
            <text:p>01/01/1842</text:p>
          </table:table-cell>
          <table:table-cell table:formula="of:=[.D225]*(1+[.D$9])" office:value-type="currency" office:currency="USD" office:value="14224.983719881">
            <text:p>$14,224.98</text:p>
          </table:table-cell>
          <table:table-cell table:formula="of:=[.E225]*(1+[.E$9])" office:value-type="currency" office:currency="USD" office:value="905940.845494897">
            <text:p>$905,940.85</text:p>
          </table:table-cell>
          <table:table-cell table:formula="of:=[.F225]*(1+[.F$9])" office:value-type="currency" office:currency="USD" office:value="53346658.5263264">
            <text:p>$53,346,658.53</text:p>
          </table:table-cell>
          <table:table-cell table:formula="of:=[.G225]*(1+[.G$9])" office:value-type="currency" office:currency="USD" office:value="2912961850.12072">
            <text:p>$2,912,961,850.12</text:p>
          </table:table-cell>
          <table:table-cell table:formula="of:=[.H225]*(1+[.H$9])" office:value-type="currency" office:currency="USD" office:value="147902208713.863">
            <text:p>$147,902,208,713.86</text:p>
          </table:table-cell>
          <table:table-cell table:formula="of:=[.I225]*(1+[.I$9])" office:value-type="currency" office:currency="USD" office:value="7000918696893.96">
            <text:p>$7,000,918,696,893.96</text:p>
          </table:table-cell>
          <table:table-cell table:formula="of:=[.J225]*(1+[.J$9])" office:value-type="currency" office:currency="USD" office:value="309702533503316">
            <text:p>$309,702,533,503,316.00</text:p>
          </table:table-cell>
        </table:table-row>
        <table:table-row table:style-name="ro1">
          <table:table-cell/>
          <table:table-cell office:value-type="float" office:value="217">
            <text:p>217</text:p>
          </table:table-cell>
          <table:table-cell office:value-type="date" office:date-value="1843-01-01">
            <text:p>01/01/1843</text:p>
          </table:table-cell>
          <table:table-cell table:formula="of:=[.D226]*(1+[.D$9])" office:value-type="currency" office:currency="USD" office:value="14651.7332314775">
            <text:p>$14,651.73</text:p>
          </table:table-cell>
          <table:table-cell table:formula="of:=[.E226]*(1+[.E$9])" office:value-type="currency" office:currency="USD" office:value="951237.887769642">
            <text:p>$951,237.89</text:p>
          </table:table-cell>
          <table:table-cell table:formula="of:=[.F226]*(1+[.F$9])" office:value-type="currency" office:currency="USD" office:value="57080924.6231692">
            <text:p>$57,080,924.62</text:p>
          </table:table-cell>
          <table:table-cell table:formula="of:=[.G226]*(1+[.G$9])" office:value-type="currency" office:currency="USD" office:value="3175128416.63158">
            <text:p>$3,175,128,416.63</text:p>
          </table:table-cell>
          <table:table-cell table:formula="of:=[.H226]*(1+[.H$9])" office:value-type="currency" office:currency="USD" office:value="164171451672.388">
            <text:p>$164,171,451,672.39</text:p>
          </table:table-cell>
          <table:table-cell table:formula="of:=[.I226]*(1+[.I$9])" office:value-type="currency" office:currency="USD" office:value="7911038127490.18">
            <text:p>$7,911,038,127,490.18</text:p>
          </table:table-cell>
          <table:table-cell table:formula="of:=[.J226]*(1+[.J$9])" office:value-type="currency" office:currency="USD" office:value="356157913528813">
            <text:p>$356,157,913,528,813.00</text:p>
          </table:table-cell>
        </table:table-row>
        <table:table-row table:style-name="ro1">
          <table:table-cell/>
          <table:table-cell office:value-type="float" office:value="218">
            <text:p>218</text:p>
          </table:table-cell>
          <table:table-cell office:value-type="date" office:date-value="1844-01-01">
            <text:p>01/01/1844</text:p>
          </table:table-cell>
          <table:table-cell table:formula="of:=[.D227]*(1+[.D$9])" office:value-type="currency" office:currency="USD" office:value="15091.2852284218">
            <text:p>$15,091.29</text:p>
          </table:table-cell>
          <table:table-cell table:formula="of:=[.E227]*(1+[.E$9])" office:value-type="currency" office:currency="USD" office:value="998799.782158125">
            <text:p>$998,799.78</text:p>
          </table:table-cell>
          <table:table-cell table:formula="of:=[.F227]*(1+[.F$9])" office:value-type="currency" office:currency="USD" office:value="61076589.3467911">
            <text:p>$61,076,589.35</text:p>
          </table:table-cell>
          <table:table-cell table:formula="of:=[.G227]*(1+[.G$9])" office:value-type="currency" office:currency="USD" office:value="3460889974.12842">
            <text:p>$3,460,889,974.13</text:p>
          </table:table-cell>
          <table:table-cell table:formula="of:=[.H227]*(1+[.H$9])" office:value-type="currency" office:currency="USD" office:value="182230311356.351">
            <text:p>$182,230,311,356.35</text:p>
          </table:table-cell>
          <table:table-cell table:formula="of:=[.I227]*(1+[.I$9])" office:value-type="currency" office:currency="USD" office:value="8939473084063.9">
            <text:p>$8,939,473,084,063.90</text:p>
          </table:table-cell>
          <table:table-cell table:formula="of:=[.J227]*(1+[.J$9])" office:value-type="currency" office:currency="USD" office:value="409581600558135">
            <text:p>$409,581,600,558,135.00</text:p>
          </table:table-cell>
        </table:table-row>
        <table:table-row table:style-name="ro1">
          <table:table-cell/>
          <table:table-cell office:value-type="float" office:value="219">
            <text:p>219</text:p>
          </table:table-cell>
          <table:table-cell office:value-type="date" office:date-value="1845-01-01">
            <text:p>01/01/1845</text:p>
          </table:table-cell>
          <table:table-cell table:formula="of:=[.D228]*(1+[.D$9])" office:value-type="currency" office:currency="USD" office:value="15544.0237852744">
            <text:p>$15,544.02</text:p>
          </table:table-cell>
          <table:table-cell table:formula="of:=[.E228]*(1+[.E$9])" office:value-type="currency" office:currency="USD" office:value="1048739.77126603">
            <text:p>$1,048,739.77</text:p>
          </table:table-cell>
          <table:table-cell table:formula="of:=[.F228]*(1+[.F$9])" office:value-type="currency" office:currency="USD" office:value="65351950.6010665">
            <text:p>$65,351,950.60</text:p>
          </table:table-cell>
          <table:table-cell table:formula="of:=[.G228]*(1+[.G$9])" office:value-type="currency" office:currency="USD" office:value="3772370071.79998">
            <text:p>$3,772,370,071.80</text:p>
          </table:table-cell>
          <table:table-cell table:formula="of:=[.H228]*(1+[.H$9])" office:value-type="currency" office:currency="USD" office:value="202275645605.549">
            <text:p>$202,275,645,605.55</text:p>
          </table:table-cell>
          <table:table-cell table:formula="of:=[.I228]*(1+[.I$9])" office:value-type="currency" office:currency="USD" office:value="10101604584992.2">
            <text:p>$10,101,604,584,992.20</text:p>
          </table:table-cell>
          <table:table-cell table:formula="of:=[.J228]*(1+[.J$9])" office:value-type="currency" office:currency="USD" office:value="471018840641855">
            <text:p>$471,018,840,641,855.00</text:p>
          </table:table-cell>
        </table:table-row>
        <table:table-row table:style-name="ro1">
          <table:table-cell/>
          <table:table-cell office:value-type="float" office:value="220">
            <text:p>220</text:p>
          </table:table-cell>
          <table:table-cell office:value-type="date" office:date-value="1846-01-01">
            <text:p>01/01/1846</text:p>
          </table:table-cell>
          <table:table-cell table:formula="of:=[.D229]*(1+[.D$9])" office:value-type="currency" office:currency="USD" office:value="16010.3444988327">
            <text:p>$16,010.34</text:p>
          </table:table-cell>
          <table:table-cell table:formula="of:=[.E229]*(1+[.E$9])" office:value-type="currency" office:currency="USD" office:value="1101176.75982933">
            <text:p>$1,101,176.76</text:p>
          </table:table-cell>
          <table:table-cell table:formula="of:=[.F229]*(1+[.F$9])" office:value-type="currency" office:currency="USD" office:value="69926587.1431411">
            <text:p>$69,926,587.14</text:p>
          </table:table-cell>
          <table:table-cell table:formula="of:=[.G229]*(1+[.G$9])" office:value-type="currency" office:currency="USD" office:value="4111883378.26198">
            <text:p>$4,111,883,378.26</text:p>
          </table:table-cell>
          <table:table-cell table:formula="of:=[.H229]*(1+[.H$9])" office:value-type="currency" office:currency="USD" office:value="224525966622.16">
            <text:p>$224,525,966,622.16</text:p>
          </table:table-cell>
          <table:table-cell table:formula="of:=[.I229]*(1+[.I$9])" office:value-type="currency" office:currency="USD" office:value="11414813181041.2">
            <text:p>$11,414,813,181,041.20</text:p>
          </table:table-cell>
          <table:table-cell table:formula="of:=[.J229]*(1+[.J$9])" office:value-type="currency" office:currency="USD" office:value="541671666738134">
            <text:p>$541,671,666,738,134.00</text:p>
          </table:table-cell>
        </table:table-row>
        <table:table-row table:style-name="ro1">
          <table:table-cell/>
          <table:table-cell office:value-type="float" office:value="221">
            <text:p>221</text:p>
          </table:table-cell>
          <table:table-cell office:value-type="date" office:date-value="1847-01-01">
            <text:p>01/01/1847</text:p>
          </table:table-cell>
          <table:table-cell table:formula="of:=[.D230]*(1+[.D$9])" office:value-type="currency" office:currency="USD" office:value="16490.6548337977">
            <text:p>$16,490.65</text:p>
          </table:table-cell>
          <table:table-cell table:formula="of:=[.E230]*(1+[.E$9])" office:value-type="currency" office:currency="USD" office:value="1156235.5978208">
            <text:p>$1,156,235.60</text:p>
          </table:table-cell>
          <table:table-cell table:formula="of:=[.F230]*(1+[.F$9])" office:value-type="currency" office:currency="USD" office:value="74821448.243161">
            <text:p>$74,821,448.24</text:p>
          </table:table-cell>
          <table:table-cell table:formula="of:=[.G230]*(1+[.G$9])" office:value-type="currency" office:currency="USD" office:value="4481952882.30556">
            <text:p>$4,481,952,882.31</text:p>
          </table:table-cell>
          <table:table-cell table:formula="of:=[.H230]*(1+[.H$9])" office:value-type="currency" office:currency="USD" office:value="249223822950.597">
            <text:p>$249,223,822,950.60</text:p>
          </table:table-cell>
          <table:table-cell table:formula="of:=[.I230]*(1+[.I$9])" office:value-type="currency" office:currency="USD" office:value="12898738894576.5">
            <text:p>$12,898,738,894,576.50</text:p>
          </table:table-cell>
          <table:table-cell table:formula="of:=[.J230]*(1+[.J$9])" office:value-type="currency" office:currency="USD" office:value="622922416748854">
            <text:p>$622,922,416,748,854.00</text:p>
          </table:table-cell>
        </table:table-row>
        <table:table-row table:style-name="ro1">
          <table:table-cell/>
          <table:table-cell office:value-type="float" office:value="222">
            <text:p>222</text:p>
          </table:table-cell>
          <table:table-cell office:value-type="date" office:date-value="1848-01-01">
            <text:p>01/01/1848</text:p>
          </table:table-cell>
          <table:table-cell table:formula="of:=[.D231]*(1+[.D$9])" office:value-type="currency" office:currency="USD" office:value="16985.3744788116">
            <text:p>$16,985.37</text:p>
          </table:table-cell>
          <table:table-cell table:formula="of:=[.E231]*(1+[.E$9])" office:value-type="currency" office:currency="USD" office:value="1214047.37771184">
            <text:p>$1,214,047.38</text:p>
          </table:table-cell>
          <table:table-cell table:formula="of:=[.F231]*(1+[.F$9])" office:value-type="currency" office:currency="USD" office:value="80058949.6201823">
            <text:p>$80,058,949.62</text:p>
          </table:table-cell>
          <table:table-cell table:formula="of:=[.G231]*(1+[.G$9])" office:value-type="currency" office:currency="USD" office:value="4885328641.71306">
            <text:p>$4,885,328,641.71</text:p>
          </table:table-cell>
          <table:table-cell table:formula="of:=[.H231]*(1+[.H$9])" office:value-type="currency" office:currency="USD" office:value="276638443475.163">
            <text:p>$276,638,443,475.16</text:p>
          </table:table-cell>
          <table:table-cell table:formula="of:=[.I231]*(1+[.I$9])" office:value-type="currency" office:currency="USD" office:value="14575574950871.5">
            <text:p>$14,575,574,950,871.50</text:p>
          </table:table-cell>
          <table:table-cell table:formula="of:=[.J231]*(1+[.J$9])" office:value-type="currency" office:currency="USD" office:value="716360779261182">
            <text:p>$716,360,779,261,182.00</text:p>
          </table:table-cell>
        </table:table-row>
        <table:table-row table:style-name="ro1">
          <table:table-cell/>
          <table:table-cell office:value-type="float" office:value="223">
            <text:p>223</text:p>
          </table:table-cell>
          <table:table-cell office:value-type="date" office:date-value="1849-01-01">
            <text:p>01/01/1849</text:p>
          </table:table-cell>
          <table:table-cell table:formula="of:=[.D232]*(1+[.D$9])" office:value-type="currency" office:currency="USD" office:value="17494.9357131759">
            <text:p>$17,494.94</text:p>
          </table:table-cell>
          <table:table-cell table:formula="of:=[.E232]*(1+[.E$9])" office:value-type="currency" office:currency="USD" office:value="1274749.74659743">
            <text:p>$1,274,749.75</text:p>
          </table:table-cell>
          <table:table-cell table:formula="of:=[.F232]*(1+[.F$9])" office:value-type="currency" office:currency="USD" office:value="85663076.093595">
            <text:p>$85,663,076.09</text:p>
          </table:table-cell>
          <table:table-cell table:formula="of:=[.G232]*(1+[.G$9])" office:value-type="currency" office:currency="USD" office:value="5325008219.46724">
            <text:p>$5,325,008,219.47</text:p>
          </table:table-cell>
          <table:table-cell table:formula="of:=[.H232]*(1+[.H$9])" office:value-type="currency" office:currency="USD" office:value="307068672257.431">
            <text:p>$307,068,672,257.43</text:p>
          </table:table-cell>
          <table:table-cell table:formula="of:=[.I232]*(1+[.I$9])" office:value-type="currency" office:currency="USD" office:value="16470399694484.8">
            <text:p>$16,470,399,694,484.80</text:p>
          </table:table-cell>
          <table:table-cell table:formula="of:=[.J232]*(1+[.J$9])" office:value-type="currency" office:currency="USD" office:value="823814896150359">
            <text:p>$823,814,896,150,359.00</text:p>
          </table:table-cell>
        </table:table-row>
        <table:table-row table:style-name="ro1">
          <table:table-cell/>
          <table:table-cell office:value-type="float" office:value="224">
            <text:p>224</text:p>
          </table:table-cell>
          <table:table-cell office:value-type="date" office:date-value="1850-01-01">
            <text:p>01/01/1850</text:p>
          </table:table-cell>
          <table:table-cell table:formula="of:=[.D233]*(1+[.D$9])" office:value-type="currency" office:currency="USD" office:value="18019.7837845712">
            <text:p>$18,019.78</text:p>
          </table:table-cell>
          <table:table-cell table:formula="of:=[.E233]*(1+[.E$9])" office:value-type="currency" office:currency="USD" office:value="1338487.2339273">
            <text:p>$1,338,487.23</text:p>
          </table:table-cell>
          <table:table-cell table:formula="of:=[.F233]*(1+[.F$9])" office:value-type="currency" office:currency="USD" office:value="91659491.4201467">
            <text:p>$91,659,491.42</text:p>
          </table:table-cell>
          <table:table-cell table:formula="of:=[.G233]*(1+[.G$9])" office:value-type="currency" office:currency="USD" office:value="5804258959.21929">
            <text:p>$5,804,258,959.22</text:p>
          </table:table-cell>
          <table:table-cell table:formula="of:=[.H233]*(1+[.H$9])" office:value-type="currency" office:currency="USD" office:value="340846226205.749">
            <text:p>$340,846,226,205.75</text:p>
          </table:table-cell>
          <table:table-cell table:formula="of:=[.I233]*(1+[.I$9])" office:value-type="currency" office:currency="USD" office:value="18611551654767.8">
            <text:p>$18,611,551,654,767.80</text:p>
          </table:table-cell>
          <table:table-cell table:formula="of:=[.J233]*(1+[.J$9])" office:value-type="currency" office:currency="USD" office:value="947387130572912">
            <text:p>$947,387,130,572,912.00</text:p>
          </table:table-cell>
        </table:table-row>
        <table:table-row table:style-name="ro1">
          <table:table-cell/>
          <table:table-cell office:value-type="float" office:value="225">
            <text:p>225</text:p>
          </table:table-cell>
          <table:table-cell office:value-type="date" office:date-value="1851-01-01">
            <text:p>01/01/1851</text:p>
          </table:table-cell>
          <table:table-cell table:formula="of:=[.D234]*(1+[.D$9])" office:value-type="currency" office:currency="USD" office:value="18560.3772981084">
            <text:p>$18,560.38</text:p>
          </table:table-cell>
          <table:table-cell table:formula="of:=[.E234]*(1+[.E$9])" office:value-type="currency" office:currency="USD" office:value="1405411.59562367">
            <text:p>$1,405,411.60</text:p>
          </table:table-cell>
          <table:table-cell table:formula="of:=[.F234]*(1+[.F$9])" office:value-type="currency" office:currency="USD" office:value="98075655.819557">
            <text:p>$98,075,655.82</text:p>
          </table:table-cell>
          <table:table-cell table:formula="of:=[.G234]*(1+[.G$9])" office:value-type="currency" office:currency="USD" office:value="6326642265.54903">
            <text:p>$6,326,642,265.55</text:p>
          </table:table-cell>
          <table:table-cell table:formula="of:=[.H234]*(1+[.H$9])" office:value-type="currency" office:currency="USD" office:value="378339311088.381">
            <text:p>$378,339,311,088.38</text:p>
          </table:table-cell>
          <table:table-cell table:formula="of:=[.I234]*(1+[.I$9])" office:value-type="currency" office:currency="USD" office:value="21031053369887.6">
            <text:p>$21,031,053,369,887.60</text:p>
          </table:table-cell>
          <table:table-cell table:formula="of:=[.J234]*(1+[.J$9])" office:value-type="currency" office:currency="USD" office:value="1.08949520015885E+015">
            <text:p>$1,089,495,200,158,850.00</text:p>
          </table:table-cell>
        </table:table-row>
        <table:table-row table:style-name="ro1">
          <table:table-cell/>
          <table:table-cell office:value-type="float" office:value="226">
            <text:p>226</text:p>
          </table:table-cell>
          <table:table-cell office:value-type="date" office:date-value="1852-01-01">
            <text:p>01/01/1852</text:p>
          </table:table-cell>
          <table:table-cell table:formula="of:=[.D235]*(1+[.D$9])" office:value-type="currency" office:currency="USD" office:value="19117.1886170516">
            <text:p>$19,117.19</text:p>
          </table:table-cell>
          <table:table-cell table:formula="of:=[.E235]*(1+[.E$9])" office:value-type="currency" office:currency="USD" office:value="1475682.17540485">
            <text:p>$1,475,682.18</text:p>
          </table:table-cell>
          <table:table-cell table:formula="of:=[.F235]*(1+[.F$9])" office:value-type="currency" office:currency="USD" office:value="104940951.726926">
            <text:p>$104,940,951.73</text:p>
          </table:table-cell>
          <table:table-cell table:formula="of:=[.G235]*(1+[.G$9])" office:value-type="currency" office:currency="USD" office:value="6896040069.44844">
            <text:p>$6,896,040,069.45</text:p>
          </table:table-cell>
          <table:table-cell table:formula="of:=[.H235]*(1+[.H$9])" office:value-type="currency" office:currency="USD" office:value="419956635308.103">
            <text:p>$419,956,635,308.10</text:p>
          </table:table-cell>
          <table:table-cell table:formula="of:=[.I235]*(1+[.I$9])" office:value-type="currency" office:currency="USD" office:value="23765090307973">
            <text:p>$23,765,090,307,973.00</text:p>
          </table:table-cell>
          <table:table-cell table:formula="of:=[.J235]*(1+[.J$9])" office:value-type="currency" office:currency="USD" office:value="1.25291948018268E+015">
            <text:p>$1,252,919,480,182,680.00</text:p>
          </table:table-cell>
        </table:table-row>
        <table:table-row table:style-name="ro1">
          <table:table-cell/>
          <table:table-cell office:value-type="float" office:value="227">
            <text:p>227</text:p>
          </table:table-cell>
          <table:table-cell office:value-type="date" office:date-value="1853-01-01">
            <text:p>01/01/1853</text:p>
          </table:table-cell>
          <table:table-cell table:formula="of:=[.D236]*(1+[.D$9])" office:value-type="currency" office:currency="USD" office:value="19690.7042755632">
            <text:p>$19,690.70</text:p>
          </table:table-cell>
          <table:table-cell table:formula="of:=[.E236]*(1+[.E$9])" office:value-type="currency" office:currency="USD" office:value="1549466.28417509">
            <text:p>$1,549,466.28</text:p>
          </table:table-cell>
          <table:table-cell table:formula="of:=[.F236]*(1+[.F$9])" office:value-type="currency" office:currency="USD" office:value="112286818.347811">
            <text:p>$112,286,818.35</text:p>
          </table:table-cell>
          <table:table-cell table:formula="of:=[.G236]*(1+[.G$9])" office:value-type="currency" office:currency="USD" office:value="7516683675.6988">
            <text:p>$7,516,683,675.70</text:p>
          </table:table-cell>
          <table:table-cell table:formula="of:=[.H236]*(1+[.H$9])" office:value-type="currency" office:currency="USD" office:value="466151865191.995">
            <text:p>$466,151,865,192.00</text:p>
          </table:table-cell>
          <table:table-cell table:formula="of:=[.I236]*(1+[.I$9])" office:value-type="currency" office:currency="USD" office:value="26854552048009.5">
            <text:p>$26,854,552,048,009.50</text:p>
          </table:table-cell>
          <table:table-cell table:formula="of:=[.J236]*(1+[.J$9])" office:value-type="currency" office:currency="USD" office:value="1.44085740221008E+015">
            <text:p>$1,440,857,402,210,080.0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 office:value-type="date" office:date-value="1854-01-01">
            <text:p>01/01/1854</text:p>
          </table:table-cell>
          <table:table-cell table:formula="of:=[.D237]*(1+[.D$9])" office:value-type="currency" office:currency="USD" office:value="20281.42540383">
            <text:p>$20,281.43</text:p>
          </table:table-cell>
          <table:table-cell table:formula="of:=[.E237]*(1+[.E$9])" office:value-type="currency" office:currency="USD" office:value="1626939.59838385">
            <text:p>$1,626,939.60</text:p>
          </table:table-cell>
          <table:table-cell table:formula="of:=[.F237]*(1+[.F$9])" office:value-type="currency" office:currency="USD" office:value="120146895.632158">
            <text:p>$120,146,895.63</text:p>
          </table:table-cell>
          <table:table-cell table:formula="of:=[.G237]*(1+[.G$9])" office:value-type="currency" office:currency="USD" office:value="8193185206.51169">
            <text:p>$8,193,185,206.51</text:p>
          </table:table-cell>
          <table:table-cell table:formula="of:=[.H237]*(1+[.H$9])" office:value-type="currency" office:currency="USD" office:value="517428570363.114">
            <text:p>$517,428,570,363.11</text:p>
          </table:table-cell>
          <table:table-cell table:formula="of:=[.I237]*(1+[.I$9])" office:value-type="currency" office:currency="USD" office:value="30345643814250.7">
            <text:p>$30,345,643,814,250.70</text:p>
          </table:table-cell>
          <table:table-cell table:formula="of:=[.J237]*(1+[.J$9])" office:value-type="currency" office:currency="USD" office:value="1.65698601254159E+015">
            <text:p>$1,656,986,012,541,590.00</text:p>
          </table:table-cell>
        </table:table-row>
        <table:table-row table:style-name="ro1">
          <table:table-cell/>
          <table:table-cell office:value-type="float" office:value="229">
            <text:p>229</text:p>
          </table:table-cell>
          <table:table-cell office:value-type="date" office:date-value="1855-01-01">
            <text:p>01/01/1855</text:p>
          </table:table-cell>
          <table:table-cell table:formula="of:=[.D238]*(1+[.D$9])" office:value-type="currency" office:currency="USD" office:value="20889.8681659449">
            <text:p>$20,889.87</text:p>
          </table:table-cell>
          <table:table-cell table:formula="of:=[.E238]*(1+[.E$9])" office:value-type="currency" office:currency="USD" office:value="1708286.57830304">
            <text:p>$1,708,286.58</text:p>
          </table:table-cell>
          <table:table-cell table:formula="of:=[.F238]*(1+[.F$9])" office:value-type="currency" office:currency="USD" office:value="128557178.326409">
            <text:p>$128,557,178.33</text:p>
          </table:table-cell>
          <table:table-cell table:formula="of:=[.G238]*(1+[.G$9])" office:value-type="currency" office:currency="USD" office:value="8930571875.09775">
            <text:p>$8,930,571,875.10</text:p>
          </table:table-cell>
          <table:table-cell table:formula="of:=[.H238]*(1+[.H$9])" office:value-type="currency" office:currency="USD" office:value="574345713103.057">
            <text:p>$574,345,713,103.06</text:p>
          </table:table-cell>
          <table:table-cell table:formula="of:=[.I238]*(1+[.I$9])" office:value-type="currency" office:currency="USD" office:value="34290577510103.3">
            <text:p>$34,290,577,510,103.30</text:p>
          </table:table-cell>
          <table:table-cell table:formula="of:=[.J238]*(1+[.J$9])" office:value-type="currency" office:currency="USD" office:value="1.90553391442283E+015">
            <text:p>$1,905,533,914,422,830.00</text:p>
          </table:table-cell>
        </table:table-row>
        <table:table-row table:style-name="ro1">
          <table:table-cell/>
          <table:table-cell office:value-type="float" office:value="230">
            <text:p>230</text:p>
          </table:table-cell>
          <table:table-cell office:value-type="date" office:date-value="1856-01-01">
            <text:p>01/01/1856</text:p>
          </table:table-cell>
          <table:table-cell table:formula="of:=[.D239]*(1+[.D$9])" office:value-type="currency" office:currency="USD" office:value="21516.5642109233">
            <text:p>$21,516.56</text:p>
          </table:table-cell>
          <table:table-cell table:formula="of:=[.E239]*(1+[.E$9])" office:value-type="currency" office:currency="USD" office:value="1793700.90721819">
            <text:p>$1,793,700.91</text:p>
          </table:table-cell>
          <table:table-cell table:formula="of:=[.F239]*(1+[.F$9])" office:value-type="currency" office:currency="USD" office:value="137556180.809257">
            <text:p>$137,556,180.81</text:p>
          </table:table-cell>
          <table:table-cell table:formula="of:=[.G239]*(1+[.G$9])" office:value-type="currency" office:currency="USD" office:value="9734323343.85655">
            <text:p>$9,734,323,343.86</text:p>
          </table:table-cell>
          <table:table-cell table:formula="of:=[.H239]*(1+[.H$9])" office:value-type="currency" office:currency="USD" office:value="637523741544.393">
            <text:p>$637,523,741,544.39</text:p>
          </table:table-cell>
          <table:table-cell table:formula="of:=[.I239]*(1+[.I$9])" office:value-type="currency" office:currency="USD" office:value="38748352586416.7">
            <text:p>$38,748,352,586,416.70</text:p>
          </table:table-cell>
          <table:table-cell table:formula="of:=[.J239]*(1+[.J$9])" office:value-type="currency" office:currency="USD" office:value="2.19136400158625E+015">
            <text:p>$2,191,364,001,586,250.00</text:p>
          </table:table-cell>
        </table:table-row>
        <table:table-row table:style-name="ro1">
          <table:table-cell/>
          <table:table-cell office:value-type="float" office:value="231">
            <text:p>231</text:p>
          </table:table-cell>
          <table:table-cell office:value-type="date" office:date-value="1857-01-01">
            <text:p>01/01/1857</text:p>
          </table:table-cell>
          <table:table-cell table:formula="of:=[.D240]*(1+[.D$9])" office:value-type="currency" office:currency="USD" office:value="22162.061137251">
            <text:p>$22,162.06</text:p>
          </table:table-cell>
          <table:table-cell table:formula="of:=[.E240]*(1+[.E$9])" office:value-type="currency" office:currency="USD" office:value="1883385.9525791">
            <text:p>$1,883,385.95</text:p>
          </table:table-cell>
          <table:table-cell table:formula="of:=[.F240]*(1+[.F$9])" office:value-type="currency" office:currency="USD" office:value="147185113.465905">
            <text:p>$147,185,113.47</text:p>
          </table:table-cell>
          <table:table-cell table:formula="of:=[.G240]*(1+[.G$9])" office:value-type="currency" office:currency="USD" office:value="10610412444.8036">
            <text:p>$10,610,412,444.80</text:p>
          </table:table-cell>
          <table:table-cell table:formula="of:=[.H240]*(1+[.H$9])" office:value-type="currency" office:currency="USD" office:value="707651353114.276">
            <text:p>$707,651,353,114.28</text:p>
          </table:table-cell>
          <table:table-cell table:formula="of:=[.I240]*(1+[.I$9])" office:value-type="currency" office:currency="USD" office:value="43785638422650.9">
            <text:p>$43,785,638,422,650.90</text:p>
          </table:table-cell>
          <table:table-cell table:formula="of:=[.J240]*(1+[.J$9])" office:value-type="currency" office:currency="USD" office:value="2.52006860182419E+015">
            <text:p>$2,520,068,601,824,190.00</text:p>
          </table:table-cell>
        </table:table-row>
        <table:table-row table:style-name="ro1">
          <table:table-cell/>
          <table:table-cell office:value-type="float" office:value="232">
            <text:p>232</text:p>
          </table:table-cell>
          <table:table-cell office:value-type="date" office:date-value="1858-01-01">
            <text:p>01/01/1858</text:p>
          </table:table-cell>
          <table:table-cell table:formula="of:=[.D241]*(1+[.D$9])" office:value-type="currency" office:currency="USD" office:value="22826.9229713685">
            <text:p>$22,826.92</text:p>
          </table:table-cell>
          <table:table-cell table:formula="of:=[.E241]*(1+[.E$9])" office:value-type="currency" office:currency="USD" office:value="1977555.25020806">
            <text:p>$1,977,555.25</text:p>
          </table:table-cell>
          <table:table-cell table:formula="of:=[.F241]*(1+[.F$9])" office:value-type="currency" office:currency="USD" office:value="157488071.408519">
            <text:p>$157,488,071.41</text:p>
          </table:table-cell>
          <table:table-cell table:formula="of:=[.G241]*(1+[.G$9])" office:value-type="currency" office:currency="USD" office:value="11565349564.836">
            <text:p>$11,565,349,564.84</text:p>
          </table:table-cell>
          <table:table-cell table:formula="of:=[.H241]*(1+[.H$9])" office:value-type="currency" office:currency="USD" office:value="785493001956.847">
            <text:p>$785,493,001,956.85</text:p>
          </table:table-cell>
          <table:table-cell table:formula="of:=[.I241]*(1+[.I$9])" office:value-type="currency" office:currency="USD" office:value="49477771417595.5">
            <text:p>$49,477,771,417,595.50</text:p>
          </table:table-cell>
          <table:table-cell table:formula="of:=[.J241]*(1+[.J$9])" office:value-type="currency" office:currency="USD" office:value="2.89807889209782E+015">
            <text:p>$2,898,078,892,097,820.00</text:p>
          </table:table-cell>
        </table:table-row>
        <table:table-row table:style-name="ro1">
          <table:table-cell/>
          <table:table-cell office:value-type="float" office:value="233">
            <text:p>233</text:p>
          </table:table-cell>
          <table:table-cell office:value-type="date" office:date-value="1859-01-01">
            <text:p>01/01/1859</text:p>
          </table:table-cell>
          <table:table-cell table:formula="of:=[.D242]*(1+[.D$9])" office:value-type="currency" office:currency="USD" office:value="23511.7306605096">
            <text:p>$23,511.73</text:p>
          </table:table-cell>
          <table:table-cell table:formula="of:=[.E242]*(1+[.E$9])" office:value-type="currency" office:currency="USD" office:value="2076433.01271846">
            <text:p>$2,076,433.01</text:p>
          </table:table-cell>
          <table:table-cell table:formula="of:=[.F242]*(1+[.F$9])" office:value-type="currency" office:currency="USD" office:value="168512236.407115">
            <text:p>$168,512,236.41</text:p>
          </table:table-cell>
          <table:table-cell table:formula="of:=[.G242]*(1+[.G$9])" office:value-type="currency" office:currency="USD" office:value="12606231025.6712">
            <text:p>$12,606,231,025.67</text:p>
          </table:table-cell>
          <table:table-cell table:formula="of:=[.H242]*(1+[.H$9])" office:value-type="currency" office:currency="USD" office:value="871897232172.1">
            <text:p>$871,897,232,172.10</text:p>
          </table:table-cell>
          <table:table-cell table:formula="of:=[.I242]*(1+[.I$9])" office:value-type="currency" office:currency="USD" office:value="55909881701883">
            <text:p>$55,909,881,701,883.00</text:p>
          </table:table-cell>
          <table:table-cell table:formula="of:=[.J242]*(1+[.J$9])" office:value-type="currency" office:currency="USD" office:value="3.33279072591249E+015">
            <text:p>$3,332,790,725,912,490.00</text:p>
          </table:table-cell>
        </table:table-row>
        <table:table-row table:style-name="ro1">
          <table:table-cell/>
          <table:table-cell office:value-type="float" office:value="234">
            <text:p>234</text:p>
          </table:table-cell>
          <table:table-cell office:value-type="date" office:date-value="1860-01-01">
            <text:p>01/01/1860</text:p>
          </table:table-cell>
          <table:table-cell table:formula="of:=[.D243]*(1+[.D$9])" office:value-type="currency" office:currency="USD" office:value="24217.0825803249">
            <text:p>$24,217.08</text:p>
          </table:table-cell>
          <table:table-cell table:formula="of:=[.E243]*(1+[.E$9])" office:value-type="currency" office:currency="USD" office:value="2180254.66335439">
            <text:p>$2,180,254.66</text:p>
          </table:table-cell>
          <table:table-cell table:formula="of:=[.F243]*(1+[.F$9])" office:value-type="currency" office:currency="USD" office:value="180308092.955613">
            <text:p>$180,308,092.96</text:p>
          </table:table-cell>
          <table:table-cell table:formula="of:=[.G243]*(1+[.G$9])" office:value-type="currency" office:currency="USD" office:value="13740791817.9816">
            <text:p>$13,740,791,817.98</text:p>
          </table:table-cell>
          <table:table-cell table:formula="of:=[.H243]*(1+[.H$9])" office:value-type="currency" office:currency="USD" office:value="967805927711.031">
            <text:p>$967,805,927,711.03</text:p>
          </table:table-cell>
          <table:table-cell table:formula="of:=[.I243]*(1+[.I$9])" office:value-type="currency" office:currency="USD" office:value="63178166323127.7">
            <text:p>$63,178,166,323,127.70</text:p>
          </table:table-cell>
          <table:table-cell table:formula="of:=[.J243]*(1+[.J$9])" office:value-type="currency" office:currency="USD" office:value="3.83270933479936E+015">
            <text:p>$3,832,709,334,799,360.00</text:p>
          </table:table-cell>
        </table:table-row>
        <table:table-row table:style-name="ro1">
          <table:table-cell/>
          <table:table-cell office:value-type="float" office:value="235">
            <text:p>235</text:p>
          </table:table-cell>
          <table:table-cell office:value-type="date" office:date-value="1861-01-01">
            <text:p>01/01/1861</text:p>
          </table:table-cell>
          <table:table-cell table:formula="of:=[.D244]*(1+[.D$9])" office:value-type="currency" office:currency="USD" office:value="24943.5950577346">
            <text:p>$24,943.60</text:p>
          </table:table-cell>
          <table:table-cell table:formula="of:=[.E244]*(1+[.E$9])" office:value-type="currency" office:currency="USD" office:value="2289267.3965221">
            <text:p>$2,289,267.40</text:p>
          </table:table-cell>
          <table:table-cell table:formula="of:=[.F244]*(1+[.F$9])" office:value-type="currency" office:currency="USD" office:value="192929659.462506">
            <text:p>$192,929,659.46</text:p>
          </table:table-cell>
          <table:table-cell table:formula="of:=[.G244]*(1+[.G$9])" office:value-type="currency" office:currency="USD" office:value="14977463081.6">
            <text:p>$14,977,463,081.60</text:p>
          </table:table-cell>
          <table:table-cell table:formula="of:=[.H244]*(1+[.H$9])" office:value-type="currency" office:currency="USD" office:value="1074264579759.24">
            <text:p>$1,074,264,579,759.24</text:p>
          </table:table-cell>
          <table:table-cell table:formula="of:=[.I244]*(1+[.I$9])" office:value-type="currency" office:currency="USD" office:value="71391327945134.3">
            <text:p>$71,391,327,945,134.30</text:p>
          </table:table-cell>
          <table:table-cell table:formula="of:=[.J244]*(1+[.J$9])" office:value-type="currency" office:currency="USD" office:value="4.40761573501927E+015">
            <text:p>$4,407,615,735,019,270.00</text:p>
          </table:table-cell>
        </table:table-row>
        <table:table-row table:style-name="ro1">
          <table:table-cell/>
          <table:table-cell office:value-type="float" office:value="236">
            <text:p>236</text:p>
          </table:table-cell>
          <table:table-cell office:value-type="date" office:date-value="1862-01-01">
            <text:p>01/01/1862</text:p>
          </table:table-cell>
          <table:table-cell table:formula="of:=[.D245]*(1+[.D$9])" office:value-type="currency" office:currency="USD" office:value="25691.9029094667">
            <text:p>$25,691.90</text:p>
          </table:table-cell>
          <table:table-cell table:formula="of:=[.E245]*(1+[.E$9])" office:value-type="currency" office:currency="USD" office:value="2403730.76634821">
            <text:p>$2,403,730.77</text:p>
          </table:table-cell>
          <table:table-cell table:formula="of:=[.F245]*(1+[.F$9])" office:value-type="currency" office:currency="USD" office:value="206434735.624881">
            <text:p>$206,434,735.62</text:p>
          </table:table-cell>
          <table:table-cell table:formula="of:=[.G245]*(1+[.G$9])" office:value-type="currency" office:currency="USD" office:value="16325434758.944">
            <text:p>$16,325,434,758.94</text:p>
          </table:table-cell>
          <table:table-cell table:formula="of:=[.H245]*(1+[.H$9])" office:value-type="currency" office:currency="USD" office:value="1192433683532.76">
            <text:p>$1,192,433,683,532.76</text:p>
          </table:table-cell>
          <table:table-cell table:formula="of:=[.I245]*(1+[.I$9])" office:value-type="currency" office:currency="USD" office:value="80672200578001.8">
            <text:p>$80,672,200,578,001.80</text:p>
          </table:table-cell>
          <table:table-cell table:formula="of:=[.J245]*(1+[.J$9])" office:value-type="currency" office:currency="USD" office:value="5.06875809527216E+015">
            <text:p>$5,068,758,095,272,160.00</text:p>
          </table:table-cell>
        </table:table-row>
        <table:table-row table:style-name="ro1">
          <table:table-cell/>
          <table:table-cell office:value-type="float" office:value="237">
            <text:p>237</text:p>
          </table:table-cell>
          <table:table-cell office:value-type="date" office:date-value="1863-01-01">
            <text:p>01/01/1863</text:p>
          </table:table-cell>
          <table:table-cell table:formula="of:=[.D246]*(1+[.D$9])" office:value-type="currency" office:currency="USD" office:value="26462.6599967506">
            <text:p>$26,462.66</text:p>
          </table:table-cell>
          <table:table-cell table:formula="of:=[.E246]*(1+[.E$9])" office:value-type="currency" office:currency="USD" office:value="2523917.30466562">
            <text:p>$2,523,917.30</text:p>
          </table:table-cell>
          <table:table-cell table:formula="of:=[.F246]*(1+[.F$9])" office:value-type="currency" office:currency="USD" office:value="220885167.118623">
            <text:p>$220,885,167.12</text:p>
          </table:table-cell>
          <table:table-cell table:formula="of:=[.G246]*(1+[.G$9])" office:value-type="currency" office:currency="USD" office:value="17794723887.2489">
            <text:p>$17,794,723,887.25</text:p>
          </table:table-cell>
          <table:table-cell table:formula="of:=[.H246]*(1+[.H$9])" office:value-type="currency" office:currency="USD" office:value="1323601388721.37">
            <text:p>$1,323,601,388,721.37</text:p>
          </table:table-cell>
          <table:table-cell table:formula="of:=[.I246]*(1+[.I$9])" office:value-type="currency" office:currency="USD" office:value="91159586653142">
            <text:p>$91,159,586,653,142.00</text:p>
          </table:table-cell>
          <table:table-cell table:formula="of:=[.J246]*(1+[.J$9])" office:value-type="currency" office:currency="USD" office:value="5.82907180956298E+015">
            <text:p>$5,829,071,809,562,980.00</text:p>
          </table:table-cell>
        </table:table-row>
        <table:table-row table:style-name="ro1">
          <table:table-cell/>
          <table:table-cell office:value-type="float" office:value="238">
            <text:p>238</text:p>
          </table:table-cell>
          <table:table-cell office:value-type="date" office:date-value="1864-01-01">
            <text:p>01/01/1864</text:p>
          </table:table-cell>
          <table:table-cell table:formula="of:=[.D247]*(1+[.D$9])" office:value-type="currency" office:currency="USD" office:value="27256.5397966532">
            <text:p>$27,256.54</text:p>
          </table:table-cell>
          <table:table-cell table:formula="of:=[.E247]*(1+[.E$9])" office:value-type="currency" office:currency="USD" office:value="2650113.1698989">
            <text:p>$2,650,113.17</text:p>
          </table:table-cell>
          <table:table-cell table:formula="of:=[.F247]*(1+[.F$9])" office:value-type="currency" office:currency="USD" office:value="236347128.816927">
            <text:p>$236,347,128.82</text:p>
          </table:table-cell>
          <table:table-cell table:formula="of:=[.G247]*(1+[.G$9])" office:value-type="currency" office:currency="USD" office:value="19396249037.1013">
            <text:p>$19,396,249,037.10</text:p>
          </table:table-cell>
          <table:table-cell table:formula="of:=[.H247]*(1+[.H$9])" office:value-type="currency" office:currency="USD" office:value="1469197541480.72">
            <text:p>$1,469,197,541,480.72</text:p>
          </table:table-cell>
          <table:table-cell table:formula="of:=[.I247]*(1+[.I$9])" office:value-type="currency" office:currency="USD" office:value="103010332918050">
            <text:p>$103,010,332,918,050.00</text:p>
          </table:table-cell>
          <table:table-cell table:formula="of:=[.J247]*(1+[.J$9])" office:value-type="currency" office:currency="USD" office:value="6.70343258099743E+015">
            <text:p>$6,703,432,580,997,430.00</text:p>
          </table:table-cell>
        </table:table-row>
        <table:table-row table:style-name="ro1">
          <table:table-cell/>
          <table:table-cell office:value-type="float" office:value="239">
            <text:p>239</text:p>
          </table:table-cell>
          <table:table-cell office:value-type="date" office:date-value="1865-01-01">
            <text:p>01/01/1865</text:p>
          </table:table-cell>
          <table:table-cell table:formula="of:=[.D248]*(1+[.D$9])" office:value-type="currency" office:currency="USD" office:value="28074.2359905528">
            <text:p>$28,074.24</text:p>
          </table:table-cell>
          <table:table-cell table:formula="of:=[.E248]*(1+[.E$9])" office:value-type="currency" office:currency="USD" office:value="2782618.82839385">
            <text:p>$2,782,618.83</text:p>
          </table:table-cell>
          <table:table-cell table:formula="of:=[.F248]*(1+[.F$9])" office:value-type="currency" office:currency="USD" office:value="252891427.834111">
            <text:p>$252,891,427.83</text:p>
          </table:table-cell>
          <table:table-cell table:formula="of:=[.G248]*(1+[.G$9])" office:value-type="currency" office:currency="USD" office:value="21141911450.4404">
            <text:p>$21,141,911,450.44</text:p>
          </table:table-cell>
          <table:table-cell table:formula="of:=[.H248]*(1+[.H$9])" office:value-type="currency" office:currency="USD" office:value="1630809271043.59">
            <text:p>$1,630,809,271,043.59</text:p>
          </table:table-cell>
          <table:table-cell table:formula="of:=[.I248]*(1+[.I$9])" office:value-type="currency" office:currency="USD" office:value="116401676197397">
            <text:p>$116,401,676,197,397.00</text:p>
          </table:table-cell>
          <table:table-cell table:formula="of:=[.J248]*(1+[.J$9])" office:value-type="currency" office:currency="USD" office:value="7.70894746814704E+015">
            <text:p>$7,708,947,468,147,040.00</text:p>
          </table:table-cell>
        </table:table-row>
        <table:table-row table:style-name="ro1">
          <table:table-cell/>
          <table:table-cell office:value-type="float" office:value="240">
            <text:p>240</text:p>
          </table:table-cell>
          <table:table-cell office:value-type="date" office:date-value="1866-01-01">
            <text:p>01/01/1866</text:p>
          </table:table-cell>
          <table:table-cell table:formula="of:=[.D249]*(1+[.D$9])" office:value-type="currency" office:currency="USD" office:value="28916.4630702694">
            <text:p>$28,916.46</text:p>
          </table:table-cell>
          <table:table-cell table:formula="of:=[.E249]*(1+[.E$9])" office:value-type="currency" office:currency="USD" office:value="2921749.76981354">
            <text:p>$2,921,749.77</text:p>
          </table:table-cell>
          <table:table-cell table:formula="of:=[.F249]*(1+[.F$9])" office:value-type="currency" office:currency="USD" office:value="270593827.782499">
            <text:p>$270,593,827.78</text:p>
          </table:table-cell>
          <table:table-cell table:formula="of:=[.G249]*(1+[.G$9])" office:value-type="currency" office:currency="USD" office:value="23044683480.9801">
            <text:p>$23,044,683,480.98</text:p>
          </table:table-cell>
          <table:table-cell table:formula="of:=[.H249]*(1+[.H$9])" office:value-type="currency" office:currency="USD" office:value="1810198290858.39">
            <text:p>$1,810,198,290,858.39</text:p>
          </table:table-cell>
          <table:table-cell table:formula="of:=[.I249]*(1+[.I$9])" office:value-type="currency" office:currency="USD" office:value="131533894103059">
            <text:p>$131,533,894,103,059.00</text:p>
          </table:table-cell>
          <table:table-cell table:formula="of:=[.J249]*(1+[.J$9])" office:value-type="currency" office:currency="USD" office:value="8.86528958836909E+015">
            <text:p>$8,865,289,588,369,090.00</text:p>
          </table:table-cell>
        </table:table-row>
        <table:table-row table:style-name="ro1">
          <table:table-cell/>
          <table:table-cell office:value-type="float" office:value="241">
            <text:p>241</text:p>
          </table:table-cell>
          <table:table-cell office:value-type="date" office:date-value="1867-01-01">
            <text:p>01/01/1867</text:p>
          </table:table-cell>
          <table:table-cell table:formula="of:=[.D250]*(1+[.D$9])" office:value-type="currency" office:currency="USD" office:value="29783.9569623774">
            <text:p>$29,783.96</text:p>
          </table:table-cell>
          <table:table-cell table:formula="of:=[.E250]*(1+[.E$9])" office:value-type="currency" office:currency="USD" office:value="3067837.25830422">
            <text:p>$3,067,837.26</text:p>
          </table:table-cell>
          <table:table-cell table:formula="of:=[.F250]*(1+[.F$9])" office:value-type="currency" office:currency="USD" office:value="289535395.727274">
            <text:p>$289,535,395.73</text:p>
          </table:table-cell>
          <table:table-cell table:formula="of:=[.G250]*(1+[.G$9])" office:value-type="currency" office:currency="USD" office:value="25118704994.2683">
            <text:p>$25,118,704,994.27</text:p>
          </table:table-cell>
          <table:table-cell table:formula="of:=[.H250]*(1+[.H$9])" office:value-type="currency" office:currency="USD" office:value="2009320102852.81">
            <text:p>$2,009,320,102,852.81</text:p>
          </table:table-cell>
          <table:table-cell table:formula="of:=[.I250]*(1+[.I$9])" office:value-type="currency" office:currency="USD" office:value="148633300336456">
            <text:p>$148,633,300,336,456.00</text:p>
          </table:table-cell>
          <table:table-cell table:formula="of:=[.J250]*(1+[.J$9])" office:value-type="currency" office:currency="USD" office:value="1.01950830266245E+016">
            <text:p>$10,195,083,026,624,500.00</text:p>
          </table:table-cell>
        </table:table-row>
        <table:table-row table:style-name="ro1">
          <table:table-cell/>
          <table:table-cell office:value-type="float" office:value="242">
            <text:p>242</text:p>
          </table:table-cell>
          <table:table-cell office:value-type="date" office:date-value="1868-01-01">
            <text:p>01/01/1868</text:p>
          </table:table-cell>
          <table:table-cell table:formula="of:=[.D251]*(1+[.D$9])" office:value-type="currency" office:currency="USD" office:value="30677.4756712488">
            <text:p>$30,677.48</text:p>
          </table:table-cell>
          <table:table-cell table:formula="of:=[.E251]*(1+[.E$9])" office:value-type="currency" office:currency="USD" office:value="3221229.12121943">
            <text:p>$3,221,229.12</text:p>
          </table:table-cell>
          <table:table-cell table:formula="of:=[.F251]*(1+[.F$9])" office:value-type="currency" office:currency="USD" office:value="309802873.428183">
            <text:p>$309,802,873.43</text:p>
          </table:table-cell>
          <table:table-cell table:formula="of:=[.G251]*(1+[.G$9])" office:value-type="currency" office:currency="USD" office:value="27379388443.7524">
            <text:p>$27,379,388,443.75</text:p>
          </table:table-cell>
          <table:table-cell table:formula="of:=[.H251]*(1+[.H$9])" office:value-type="currency" office:currency="USD" office:value="2230345314166.62">
            <text:p>$2,230,345,314,166.62</text:p>
          </table:table-cell>
          <table:table-cell table:formula="of:=[.I251]*(1+[.I$9])" office:value-type="currency" office:currency="USD" office:value="167955629380195">
            <text:p>$167,955,629,380,195.00</text:p>
          </table:table-cell>
          <table:table-cell table:formula="of:=[.J251]*(1+[.J$9])" office:value-type="currency" office:currency="USD" office:value="1.17243454806181E+016">
            <text:p>$11,724,345,480,618,100.00</text:p>
          </table:table-cell>
        </table:table-row>
        <table:table-row table:style-name="ro1">
          <table:table-cell/>
          <table:table-cell office:value-type="float" office:value="243">
            <text:p>243</text:p>
          </table:table-cell>
          <table:table-cell office:value-type="date" office:date-value="1869-01-01">
            <text:p>01/01/1869</text:p>
          </table:table-cell>
          <table:table-cell table:formula="of:=[.D252]*(1+[.D$9])" office:value-type="currency" office:currency="USD" office:value="31597.7999413862">
            <text:p>$31,597.80</text:p>
          </table:table-cell>
          <table:table-cell table:formula="of:=[.E252]*(1+[.E$9])" office:value-type="currency" office:currency="USD" office:value="3382290.5772804">
            <text:p>$3,382,290.58</text:p>
          </table:table-cell>
          <table:table-cell table:formula="of:=[.F252]*(1+[.F$9])" office:value-type="currency" office:currency="USD" office:value="331489074.568156">
            <text:p>$331,489,074.57</text:p>
          </table:table-cell>
          <table:table-cell table:formula="of:=[.G252]*(1+[.G$9])" office:value-type="currency" office:currency="USD" office:value="29843533403.6901">
            <text:p>$29,843,533,403.69</text:p>
          </table:table-cell>
          <table:table-cell table:formula="of:=[.H252]*(1+[.H$9])" office:value-type="currency" office:currency="USD" office:value="2475683298724.95">
            <text:p>$2,475,683,298,724.95</text:p>
          </table:table-cell>
          <table:table-cell table:formula="of:=[.I252]*(1+[.I$9])" office:value-type="currency" office:currency="USD" office:value="189789861199621">
            <text:p>$189,789,861,199,621.00</text:p>
          </table:table-cell>
          <table:table-cell table:formula="of:=[.J252]*(1+[.J$9])" office:value-type="currency" office:currency="USD" office:value="1.34829973027108E+016">
            <text:p>$13,482,997,302,710,800.00</text:p>
          </table:table-cell>
        </table:table-row>
        <table:table-row table:style-name="ro1">
          <table:table-cell/>
          <table:table-cell office:value-type="float" office:value="244">
            <text:p>244</text:p>
          </table:table-cell>
          <table:table-cell office:value-type="date" office:date-value="1870-01-01">
            <text:p>01/01/1870</text:p>
          </table:table-cell>
          <table:table-cell table:formula="of:=[.D253]*(1+[.D$9])" office:value-type="currency" office:currency="USD" office:value="32545.7339396278">
            <text:p>$32,545.73</text:p>
          </table:table-cell>
          <table:table-cell table:formula="of:=[.E253]*(1+[.E$9])" office:value-type="currency" office:currency="USD" office:value="3551405.10614442">
            <text:p>$3,551,405.11</text:p>
          </table:table-cell>
          <table:table-cell table:formula="of:=[.F253]*(1+[.F$9])" office:value-type="currency" office:currency="USD" office:value="354693309.787927">
            <text:p>$354,693,309.79</text:p>
          </table:table-cell>
          <table:table-cell table:formula="of:=[.G253]*(1+[.G$9])" office:value-type="currency" office:currency="USD" office:value="32529451410.0223">
            <text:p>$32,529,451,410.02</text:p>
          </table:table-cell>
          <table:table-cell table:formula="of:=[.H253]*(1+[.H$9])" office:value-type="currency" office:currency="USD" office:value="2748008461584.7">
            <text:p>$2,748,008,461,584.70</text:p>
          </table:table-cell>
          <table:table-cell table:formula="of:=[.I253]*(1+[.I$9])" office:value-type="currency" office:currency="USD" office:value="214462543155572">
            <text:p>$214,462,543,155,572.00</text:p>
          </table:table-cell>
          <table:table-cell table:formula="of:=[.J253]*(1+[.J$9])" office:value-type="currency" office:currency="USD" office:value="1.55054468981175E+016">
            <text:p>$15,505,446,898,117,500.00</text:p>
          </table:table-cell>
        </table:table-row>
        <table:table-row table:style-name="ro1">
          <table:table-cell/>
          <table:table-cell office:value-type="float" office:value="245">
            <text:p>245</text:p>
          </table:table-cell>
          <table:table-cell office:value-type="date" office:date-value="1871-01-01">
            <text:p>01/01/1871</text:p>
          </table:table-cell>
          <table:table-cell table:formula="of:=[.D254]*(1+[.D$9])" office:value-type="currency" office:currency="USD" office:value="33522.1059578166">
            <text:p>$33,522.11</text:p>
          </table:table-cell>
          <table:table-cell table:formula="of:=[.E254]*(1+[.E$9])" office:value-type="currency" office:currency="USD" office:value="3728975.36145164">
            <text:p>$3,728,975.36</text:p>
          </table:table-cell>
          <table:table-cell table:formula="of:=[.F254]*(1+[.F$9])" office:value-type="currency" office:currency="USD" office:value="379521841.473082">
            <text:p>$379,521,841.47</text:p>
          </table:table-cell>
          <table:table-cell table:formula="of:=[.G254]*(1+[.G$9])" office:value-type="currency" office:currency="USD" office:value="35457102036.9243">
            <text:p>$35,457,102,036.92</text:p>
          </table:table-cell>
          <table:table-cell table:formula="of:=[.H254]*(1+[.H$9])" office:value-type="currency" office:currency="USD" office:value="3050289392359.01">
            <text:p>$3,050,289,392,359.01</text:p>
          </table:table-cell>
          <table:table-cell table:formula="of:=[.I254]*(1+[.I$9])" office:value-type="currency" office:currency="USD" office:value="242342673765796">
            <text:p>$242,342,673,765,796.00</text:p>
          </table:table-cell>
          <table:table-cell table:formula="of:=[.J254]*(1+[.J$9])" office:value-type="currency" office:currency="USD" office:value="1.78312639328351E+016">
            <text:p>$17,831,263,932,835,100.00</text:p>
          </table:table-cell>
        </table:table-row>
        <table:table-row table:style-name="ro1">
          <table:table-cell/>
          <table:table-cell office:value-type="float" office:value="246">
            <text:p>246</text:p>
          </table:table-cell>
          <table:table-cell office:value-type="date" office:date-value="1872-01-01">
            <text:p>01/01/1872</text:p>
          </table:table-cell>
          <table:table-cell table:formula="of:=[.D255]*(1+[.D$9])" office:value-type="currency" office:currency="USD" office:value="34527.7691365511">
            <text:p>$34,527.77</text:p>
          </table:table-cell>
          <table:table-cell table:formula="of:=[.E255]*(1+[.E$9])" office:value-type="currency" office:currency="USD" office:value="3915424.12952422">
            <text:p>$3,915,424.13</text:p>
          </table:table-cell>
          <table:table-cell table:formula="of:=[.F255]*(1+[.F$9])" office:value-type="currency" office:currency="USD" office:value="406088370.376198">
            <text:p>$406,088,370.38</text:p>
          </table:table-cell>
          <table:table-cell table:formula="of:=[.G255]*(1+[.G$9])" office:value-type="currency" office:currency="USD" office:value="38648241220.2474">
            <text:p>$38,648,241,220.25</text:p>
          </table:table-cell>
          <table:table-cell table:formula="of:=[.H255]*(1+[.H$9])" office:value-type="currency" office:currency="USD" office:value="3385821225518.5">
            <text:p>$3,385,821,225,518.50</text:p>
          </table:table-cell>
          <table:table-cell table:formula="of:=[.I255]*(1+[.I$9])" office:value-type="currency" office:currency="USD" office:value="273847221355349">
            <text:p>$273,847,221,355,349.00</text:p>
          </table:table-cell>
          <table:table-cell table:formula="of:=[.J255]*(1+[.J$9])" office:value-type="currency" office:currency="USD" office:value="2.05059535227603E+016">
            <text:p>$20,505,953,522,760,300.00</text:p>
          </table:table-cell>
        </table:table-row>
        <table:table-row table:style-name="ro1">
          <table:table-cell/>
          <table:table-cell office:value-type="float" office:value="247">
            <text:p>247</text:p>
          </table:table-cell>
          <table:table-cell office:value-type="date" office:date-value="1873-01-01">
            <text:p>01/01/1873</text:p>
          </table:table-cell>
          <table:table-cell table:formula="of:=[.D256]*(1+[.D$9])" office:value-type="currency" office:currency="USD" office:value="35563.6022106477">
            <text:p>$35,563.60</text:p>
          </table:table-cell>
          <table:table-cell table:formula="of:=[.E256]*(1+[.E$9])" office:value-type="currency" office:currency="USD" office:value="4111195.33600044">
            <text:p>$4,111,195.34</text:p>
          </table:table-cell>
          <table:table-cell table:formula="of:=[.F256]*(1+[.F$9])" office:value-type="currency" office:currency="USD" office:value="434514556.302532">
            <text:p>$434,514,556.30</text:p>
          </table:table-cell>
          <table:table-cell table:formula="of:=[.G256]*(1+[.G$9])" office:value-type="currency" office:currency="USD" office:value="42126582930.0697">
            <text:p>$42,126,582,930.07</text:p>
          </table:table-cell>
          <table:table-cell table:formula="of:=[.H256]*(1+[.H$9])" office:value-type="currency" office:currency="USD" office:value="3758261560325.54">
            <text:p>$3,758,261,560,325.54</text:p>
          </table:table-cell>
          <table:table-cell table:formula="of:=[.I256]*(1+[.I$9])" office:value-type="currency" office:currency="USD" office:value="309447360131545">
            <text:p>$309,447,360,131,545.00</text:p>
          </table:table-cell>
          <table:table-cell table:formula="of:=[.J256]*(1+[.J$9])" office:value-type="currency" office:currency="USD" office:value="2.35818465511744E+016">
            <text:p>$23,581,846,551,174,400.00</text:p>
          </table:table-cell>
        </table:table-row>
        <table:table-row table:style-name="ro1">
          <table:table-cell/>
          <table:table-cell office:value-type="float" office:value="248">
            <text:p>248</text:p>
          </table:table-cell>
          <table:table-cell office:value-type="date" office:date-value="1874-01-01">
            <text:p>01/01/1874</text:p>
          </table:table-cell>
          <table:table-cell table:formula="of:=[.D257]*(1+[.D$9])" office:value-type="currency" office:currency="USD" office:value="36630.5102769671">
            <text:p>$36,630.51</text:p>
          </table:table-cell>
          <table:table-cell table:formula="of:=[.E257]*(1+[.E$9])" office:value-type="currency" office:currency="USD" office:value="4316755.10280046">
            <text:p>$4,316,755.10</text:p>
          </table:table-cell>
          <table:table-cell table:formula="of:=[.F257]*(1+[.F$9])" office:value-type="currency" office:currency="USD" office:value="464930575.243709">
            <text:p>$464,930,575.24</text:p>
          </table:table-cell>
          <table:table-cell table:formula="of:=[.G257]*(1+[.G$9])" office:value-type="currency" office:currency="USD" office:value="45917975393.776">
            <text:p>$45,917,975,393.78</text:p>
          </table:table-cell>
          <table:table-cell table:formula="of:=[.H257]*(1+[.H$9])" office:value-type="currency" office:currency="USD" office:value="4171670331961.35">
            <text:p>$4,171,670,331,961.35</text:p>
          </table:table-cell>
          <table:table-cell table:formula="of:=[.I257]*(1+[.I$9])" office:value-type="currency" office:currency="USD" office:value="349675516948645">
            <text:p>$349,675,516,948,645.00</text:p>
          </table:table-cell>
          <table:table-cell table:formula="of:=[.J257]*(1+[.J$9])" office:value-type="currency" office:currency="USD" office:value="2.71191235338506E+016">
            <text:p>$27,119,123,533,850,600.00</text:p>
          </table:table-cell>
        </table:table-row>
        <table:table-row table:style-name="ro1">
          <table:table-cell/>
          <table:table-cell office:value-type="float" office:value="249">
            <text:p>249</text:p>
          </table:table-cell>
          <table:table-cell office:value-type="date" office:date-value="1875-01-01">
            <text:p>01/01/1875</text:p>
          </table:table-cell>
          <table:table-cell table:formula="of:=[.D258]*(1+[.D$9])" office:value-type="currency" office:currency="USD" office:value="37729.4255852761">
            <text:p>$37,729.43</text:p>
          </table:table-cell>
          <table:table-cell table:formula="of:=[.E258]*(1+[.E$9])" office:value-type="currency" office:currency="USD" office:value="4532592.85794048">
            <text:p>$4,532,592.86</text:p>
          </table:table-cell>
          <table:table-cell table:formula="of:=[.F258]*(1+[.F$9])" office:value-type="currency" office:currency="USD" office:value="497475715.510769">
            <text:p>$497,475,715.51</text:p>
          </table:table-cell>
          <table:table-cell table:formula="of:=[.G258]*(1+[.G$9])" office:value-type="currency" office:currency="USD" office:value="50050593179.2158">
            <text:p>$50,050,593,179.22</text:p>
          </table:table-cell>
          <table:table-cell table:formula="of:=[.H258]*(1+[.H$9])" office:value-type="currency" office:currency="USD" office:value="4630554068477.1">
            <text:p>$4,630,554,068,477.10</text:p>
          </table:table-cell>
          <table:table-cell table:formula="of:=[.I258]*(1+[.I$9])" office:value-type="currency" office:currency="USD" office:value="395133334151969">
            <text:p>$395,133,334,151,969.00</text:p>
          </table:table-cell>
          <table:table-cell table:formula="of:=[.J258]*(1+[.J$9])" office:value-type="currency" office:currency="USD" office:value="3.11869920639281E+016">
            <text:p>$31,186,992,063,928,100.00</text:p>
          </table:table-cell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date" office:date-value="1876-01-01">
            <text:p>01/01/1876</text:p>
          </table:table-cell>
          <table:table-cell table:formula="of:=[.D259]*(1+[.D$9])" office:value-type="currency" office:currency="USD" office:value="38861.3083528344">
            <text:p>$38,861.31</text:p>
          </table:table-cell>
          <table:table-cell table:formula="of:=[.E259]*(1+[.E$9])" office:value-type="currency" office:currency="USD" office:value="4759222.5008375">
            <text:p>$4,759,222.50</text:p>
          </table:table-cell>
          <table:table-cell table:formula="of:=[.F259]*(1+[.F$9])" office:value-type="currency" office:currency="USD" office:value="532299015.596523">
            <text:p>$532,299,015.60</text:p>
          </table:table-cell>
          <table:table-cell table:formula="of:=[.G259]*(1+[.G$9])" office:value-type="currency" office:currency="USD" office:value="54555146565.3453">
            <text:p>$54,555,146,565.35</text:p>
          </table:table-cell>
          <table:table-cell table:formula="of:=[.H259]*(1+[.H$9])" office:value-type="currency" office:currency="USD" office:value="5139915016009.58">
            <text:p>$5,139,915,016,009.58</text:p>
          </table:table-cell>
          <table:table-cell table:formula="of:=[.I259]*(1+[.I$9])" office:value-type="currency" office:currency="USD" office:value="446500667591725">
            <text:p>$446,500,667,591,725.00</text:p>
          </table:table-cell>
          <table:table-cell table:formula="of:=[.J259]*(1+[.J$9])" office:value-type="currency" office:currency="USD" office:value="3.58650408735174E+016">
            <text:p>$35,865,040,873,517,400.00</text:p>
          </table:table-cell>
        </table:table-row>
        <table:table-row table:style-name="ro1">
          <table:table-cell/>
          <table:table-cell office:value-type="float" office:value="251">
            <text:p>251</text:p>
          </table:table-cell>
          <table:table-cell office:value-type="date" office:date-value="1877-01-01">
            <text:p>01/01/1877</text:p>
          </table:table-cell>
          <table:table-cell table:formula="of:=[.D260]*(1+[.D$9])" office:value-type="currency" office:currency="USD" office:value="40027.1476034195">
            <text:p>$40,027.15</text:p>
          </table:table-cell>
          <table:table-cell table:formula="of:=[.E260]*(1+[.E$9])" office:value-type="currency" office:currency="USD" office:value="4997183.62587938">
            <text:p>$4,997,183.63</text:p>
          </table:table-cell>
          <table:table-cell table:formula="of:=[.F260]*(1+[.F$9])" office:value-type="currency" office:currency="USD" office:value="569559946.688279">
            <text:p>$569,559,946.69</text:p>
          </table:table-cell>
          <table:table-cell table:formula="of:=[.G260]*(1+[.G$9])" office:value-type="currency" office:currency="USD" office:value="59465109756.2264">
            <text:p>$59,465,109,756.23</text:p>
          </table:table-cell>
          <table:table-cell table:formula="of:=[.H260]*(1+[.H$9])" office:value-type="currency" office:currency="USD" office:value="5705305667770.63">
            <text:p>$5,705,305,667,770.63</text:p>
          </table:table-cell>
          <table:table-cell table:formula="of:=[.I260]*(1+[.I$9])" office:value-type="currency" office:currency="USD" office:value="504545754378650">
            <text:p>$504,545,754,378,650.00</text:p>
          </table:table-cell>
          <table:table-cell table:formula="of:=[.J260]*(1+[.J$9])" office:value-type="currency" office:currency="USD" office:value="4.1244797004545E+016">
            <text:p>$41,244,797,004,545,000.00</text:p>
          </table:table-cell>
        </table:table-row>
        <table:table-row table:style-name="ro1">
          <table:table-cell/>
          <table:table-cell office:value-type="float" office:value="252">
            <text:p>252</text:p>
          </table:table-cell>
          <table:table-cell office:value-type="date" office:date-value="1878-01-01">
            <text:p>01/01/1878</text:p>
          </table:table-cell>
          <table:table-cell table:formula="of:=[.D261]*(1+[.D$9])" office:value-type="currency" office:currency="USD" office:value="41227.962031522">
            <text:p>$41,227.96</text:p>
          </table:table-cell>
          <table:table-cell table:formula="of:=[.E261]*(1+[.E$9])" office:value-type="currency" office:currency="USD" office:value="5247042.80717335">
            <text:p>$5,247,042.81</text:p>
          </table:table-cell>
          <table:table-cell table:formula="of:=[.F261]*(1+[.F$9])" office:value-type="currency" office:currency="USD" office:value="609429142.956459">
            <text:p>$609,429,142.96</text:p>
          </table:table-cell>
          <table:table-cell table:formula="of:=[.G261]*(1+[.G$9])" office:value-type="currency" office:currency="USD" office:value="64816969634.2867">
            <text:p>$64,816,969,634.29</text:p>
          </table:table-cell>
          <table:table-cell table:formula="of:=[.H261]*(1+[.H$9])" office:value-type="currency" office:currency="USD" office:value="6332889291225.41">
            <text:p>$6,332,889,291,225.41</text:p>
          </table:table-cell>
          <table:table-cell table:formula="of:=[.I261]*(1+[.I$9])" office:value-type="currency" office:currency="USD" office:value="570136702447874">
            <text:p>$570,136,702,447,874.00</text:p>
          </table:table-cell>
          <table:table-cell table:formula="of:=[.J261]*(1+[.J$9])" office:value-type="currency" office:currency="USD" office:value="4.74315165552267E+016">
            <text:p>$47,431,516,555,226,700.00</text:p>
          </table:table-cell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date" office:date-value="1879-01-01">
            <text:p>01/01/1879</text:p>
          </table:table-cell>
          <table:table-cell table:formula="of:=[.D262]*(1+[.D$9])" office:value-type="currency" office:currency="USD" office:value="42464.8008924677">
            <text:p>$42,464.80</text:p>
          </table:table-cell>
          <table:table-cell table:formula="of:=[.E262]*(1+[.E$9])" office:value-type="currency" office:currency="USD" office:value="5509394.94753202">
            <text:p>$5,509,394.95</text:p>
          </table:table-cell>
          <table:table-cell table:formula="of:=[.F262]*(1+[.F$9])" office:value-type="currency" office:currency="USD" office:value="652089182.963411">
            <text:p>$652,089,182.96</text:p>
          </table:table-cell>
          <table:table-cell table:formula="of:=[.G262]*(1+[.G$9])" office:value-type="currency" office:currency="USD" office:value="70650496901.3725">
            <text:p>$70,650,496,901.37</text:p>
          </table:table-cell>
          <table:table-cell table:formula="of:=[.H262]*(1+[.H$9])" office:value-type="currency" office:currency="USD" office:value="7029507113260.2">
            <text:p>$7,029,507,113,260.20</text:p>
          </table:table-cell>
          <table:table-cell table:formula="of:=[.I262]*(1+[.I$9])" office:value-type="currency" office:currency="USD" office:value="644254473766097">
            <text:p>$644,254,473,766,097.00</text:p>
          </table:table-cell>
          <table:table-cell table:formula="of:=[.J262]*(1+[.J$9])" office:value-type="currency" office:currency="USD" office:value="5.45462440385107E+016">
            <text:p>$54,546,244,038,510,700.00</text:p>
          </table:table-cell>
        </table:table-row>
        <table:table-row table:style-name="ro1">
          <table:table-cell/>
          <table:table-cell office:value-type="float" office:value="254">
            <text:p>254</text:p>
          </table:table-cell>
          <table:table-cell office:value-type="date" office:date-value="1880-01-01">
            <text:p>01/01/1880</text:p>
          </table:table-cell>
          <table:table-cell table:formula="of:=[.D263]*(1+[.D$9])" office:value-type="currency" office:currency="USD" office:value="43738.7449192417">
            <text:p>$43,738.74</text:p>
          </table:table-cell>
          <table:table-cell table:formula="of:=[.E263]*(1+[.E$9])" office:value-type="currency" office:currency="USD" office:value="5784864.69490862">
            <text:p>$5,784,864.69</text:p>
          </table:table-cell>
          <table:table-cell table:formula="of:=[.F263]*(1+[.F$9])" office:value-type="currency" office:currency="USD" office:value="697735425.77085">
            <text:p>$697,735,425.77</text:p>
          </table:table-cell>
          <table:table-cell table:formula="of:=[.G263]*(1+[.G$9])" office:value-type="currency" office:currency="USD" office:value="77009041622.4961">
            <text:p>$77,009,041,622.50</text:p>
          </table:table-cell>
          <table:table-cell table:formula="of:=[.H263]*(1+[.H$9])" office:value-type="currency" office:currency="USD" office:value="7802752895718.82">
            <text:p>$7,802,752,895,718.82</text:p>
          </table:table-cell>
          <table:table-cell table:formula="of:=[.I263]*(1+[.I$9])" office:value-type="currency" office:currency="USD" office:value="728007555355690">
            <text:p>$728,007,555,355,690.00</text:p>
          </table:table-cell>
          <table:table-cell table:formula="of:=[.J263]*(1+[.J$9])" office:value-type="currency" office:currency="USD" office:value="6.27281806442873E+016">
            <text:p>$62,728,180,644,287,300.00</text:p>
          </table:table-cell>
        </table:table-row>
        <table:table-row table:style-name="ro1">
          <table:table-cell/>
          <table:table-cell office:value-type="float" office:value="255">
            <text:p>255</text:p>
          </table:table-cell>
          <table:table-cell office:value-type="date" office:date-value="1881-01-01">
            <text:p>01/01/1881</text:p>
          </table:table-cell>
          <table:table-cell table:formula="of:=[.D264]*(1+[.D$9])" office:value-type="currency" office:currency="USD" office:value="45050.907266819">
            <text:p>$45,050.91</text:p>
          </table:table-cell>
          <table:table-cell table:formula="of:=[.E264]*(1+[.E$9])" office:value-type="currency" office:currency="USD" office:value="6074107.92965405">
            <text:p>$6,074,107.93</text:p>
          </table:table-cell>
          <table:table-cell table:formula="of:=[.F264]*(1+[.F$9])" office:value-type="currency" office:currency="USD" office:value="746576905.574809">
            <text:p>$746,576,905.57</text:p>
          </table:table-cell>
          <table:table-cell table:formula="of:=[.G264]*(1+[.G$9])" office:value-type="currency" office:currency="USD" office:value="83939855368.5207">
            <text:p>$83,939,855,368.52</text:p>
          </table:table-cell>
          <table:table-cell table:formula="of:=[.H264]*(1+[.H$9])" office:value-type="currency" office:currency="USD" office:value="8661055714247.89">
            <text:p>$8,661,055,714,247.89</text:p>
          </table:table-cell>
          <table:table-cell table:formula="of:=[.I264]*(1+[.I$9])" office:value-type="currency" office:currency="USD" office:value="822648537551930">
            <text:p>$822,648,537,551,930.00</text:p>
          </table:table-cell>
          <table:table-cell table:formula="of:=[.J264]*(1+[.J$9])" office:value-type="currency" office:currency="USD" office:value="7.21374077409304E+016">
            <text:p>$72,137,407,740,930,400.00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date" office:date-value="1882-01-01">
            <text:p>01/01/1882</text:p>
          </table:table-cell>
          <table:table-cell table:formula="of:=[.D265]*(1+[.D$9])" office:value-type="currency" office:currency="USD" office:value="46402.4344848235">
            <text:p>$46,402.43</text:p>
          </table:table-cell>
          <table:table-cell table:formula="of:=[.E265]*(1+[.E$9])" office:value-type="currency" office:currency="USD" office:value="6377813.32613675">
            <text:p>$6,377,813.33</text:p>
          </table:table-cell>
          <table:table-cell table:formula="of:=[.F265]*(1+[.F$9])" office:value-type="currency" office:currency="USD" office:value="798837288.965046">
            <text:p>$798,837,288.97</text:p>
          </table:table-cell>
          <table:table-cell table:formula="of:=[.G265]*(1+[.G$9])" office:value-type="currency" office:currency="USD" office:value="91494442351.6876">
            <text:p>$91,494,442,351.69</text:p>
          </table:table-cell>
          <table:table-cell table:formula="of:=[.H265]*(1+[.H$9])" office:value-type="currency" office:currency="USD" office:value="9613771842815.16">
            <text:p>$9,613,771,842,815.16</text:p>
          </table:table-cell>
          <table:table-cell table:formula="of:=[.I265]*(1+[.I$9])" office:value-type="currency" office:currency="USD" office:value="929592847433680">
            <text:p>$929,592,847,433,680.00</text:p>
          </table:table-cell>
          <table:table-cell table:formula="of:=[.J265]*(1+[.J$9])" office:value-type="currency" office:currency="USD" office:value="8.29580189020699E+016">
            <text:p>$82,958,018,902,069,900.00</text:p>
          </table:table-cell>
        </table:table-row>
        <table:table-row table:style-name="ro1">
          <table:table-cell/>
          <table:table-cell office:value-type="float" office:value="257">
            <text:p>257</text:p>
          </table:table-cell>
          <table:table-cell office:value-type="date" office:date-value="1883-01-01">
            <text:p>01/01/1883</text:p>
          </table:table-cell>
          <table:table-cell table:formula="of:=[.D266]*(1+[.D$9])" office:value-type="currency" office:currency="USD" office:value="47794.5075193682">
            <text:p>$47,794.51</text:p>
          </table:table-cell>
          <table:table-cell table:formula="of:=[.E266]*(1+[.E$9])" office:value-type="currency" office:currency="USD" office:value="6696703.99244359">
            <text:p>$6,696,703.99</text:p>
          </table:table-cell>
          <table:table-cell table:formula="of:=[.F266]*(1+[.F$9])" office:value-type="currency" office:currency="USD" office:value="854755899.192599">
            <text:p>$854,755,899.19</text:p>
          </table:table-cell>
          <table:table-cell table:formula="of:=[.G266]*(1+[.G$9])" office:value-type="currency" office:currency="USD" office:value="99728942163.3395">
            <text:p>$99,728,942,163.34</text:p>
          </table:table-cell>
          <table:table-cell table:formula="of:=[.H266]*(1+[.H$9])" office:value-type="currency" office:currency="USD" office:value="10671286745524.8">
            <text:p>$10,671,286,745,524.80</text:p>
          </table:table-cell>
          <table:table-cell table:formula="of:=[.I266]*(1+[.I$9])" office:value-type="currency" office:currency="USD" office:value="1.05043991760006E+015">
            <text:p>$1,050,439,917,600,060.00</text:p>
          </table:table-cell>
          <table:table-cell table:formula="of:=[.J266]*(1+[.J$9])" office:value-type="currency" office:currency="USD" office:value="9.54017217373804E+016">
            <text:p>$95,401,721,737,380,400.00</text:p>
          </table:table-cell>
        </table:table-row>
        <table:table-row table:style-name="ro1">
          <table:table-cell/>
          <table:table-cell office:value-type="float" office:value="258">
            <text:p>258</text:p>
          </table:table-cell>
          <table:table-cell office:value-type="date" office:date-value="1884-01-01">
            <text:p>01/01/1884</text:p>
          </table:table-cell>
          <table:table-cell table:formula="of:=[.D267]*(1+[.D$9])" office:value-type="currency" office:currency="USD" office:value="49228.3427449493">
            <text:p>$49,228.34</text:p>
          </table:table-cell>
          <table:table-cell table:formula="of:=[.E267]*(1+[.E$9])" office:value-type="currency" office:currency="USD" office:value="7031539.19206577">
            <text:p>$7,031,539.19</text:p>
          </table:table-cell>
          <table:table-cell table:formula="of:=[.F267]*(1+[.F$9])" office:value-type="currency" office:currency="USD" office:value="914588812.136081">
            <text:p>$914,588,812.14</text:p>
          </table:table-cell>
          <table:table-cell table:formula="of:=[.G267]*(1+[.G$9])" office:value-type="currency" office:currency="USD" office:value="108704546958.04">
            <text:p>$108,704,546,958.04</text:p>
          </table:table-cell>
          <table:table-cell table:formula="of:=[.H267]*(1+[.H$9])" office:value-type="currency" office:currency="USD" office:value="11845128287532.6">
            <text:p>$11,845,128,287,532.60</text:p>
          </table:table-cell>
          <table:table-cell table:formula="of:=[.I267]*(1+[.I$9])" office:value-type="currency" office:currency="USD" office:value="1.18699710688807E+015">
            <text:p>$1,186,997,106,888,070.00</text:p>
          </table:table-cell>
          <table:table-cell table:formula="of:=[.J267]*(1+[.J$9])" office:value-type="currency" office:currency="USD" office:value="1.09711979997987E+017">
            <text:p>$109,711,979,997,987,000.00</text:p>
          </table:table-cell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date" office:date-value="1885-01-01">
            <text:p>01/01/1885</text:p>
          </table:table-cell>
          <table:table-cell table:formula="of:=[.D268]*(1+[.D$9])" office:value-type="currency" office:currency="USD" office:value="50705.1930272978">
            <text:p>$50,705.19</text:p>
          </table:table-cell>
          <table:table-cell table:formula="of:=[.E268]*(1+[.E$9])" office:value-type="currency" office:currency="USD" office:value="7383116.15166906">
            <text:p>$7,383,116.15</text:p>
          </table:table-cell>
          <table:table-cell table:formula="of:=[.F268]*(1+[.F$9])" office:value-type="currency" office:currency="USD" office:value="978610028.985607">
            <text:p>$978,610,028.99</text:p>
          </table:table-cell>
          <table:table-cell table:formula="of:=[.G268]*(1+[.G$9])" office:value-type="currency" office:currency="USD" office:value="118487956184.264">
            <text:p>$118,487,956,184.26</text:p>
          </table:table-cell>
          <table:table-cell table:formula="of:=[.H268]*(1+[.H$9])" office:value-type="currency" office:currency="USD" office:value="13148092399161.2">
            <text:p>$13,148,092,399,161.20</text:p>
          </table:table-cell>
          <table:table-cell table:formula="of:=[.I268]*(1+[.I$9])" office:value-type="currency" office:currency="USD" office:value="1.34130673078351E+015">
            <text:p>$1,341,306,730,783,510.00</text:p>
          </table:table-cell>
          <table:table-cell table:formula="of:=[.J268]*(1+[.J$9])" office:value-type="currency" office:currency="USD" office:value="1.26168776997686E+017">
            <text:p>$126,168,776,997,686,000.00</text:p>
          </table:table-cell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1886-01-01">
            <text:p>01/01/1886</text:p>
          </table:table-cell>
          <table:table-cell table:formula="of:=[.D269]*(1+[.D$9])" office:value-type="currency" office:currency="USD" office:value="52226.3488181167">
            <text:p>$52,226.35</text:p>
          </table:table-cell>
          <table:table-cell table:formula="of:=[.E269]*(1+[.E$9])" office:value-type="currency" office:currency="USD" office:value="7752271.95925251">
            <text:p>$7,752,271.96</text:p>
          </table:table-cell>
          <table:table-cell table:formula="of:=[.F269]*(1+[.F$9])" office:value-type="currency" office:currency="USD" office:value="1047112731.0146">
            <text:p>$1,047,112,731.01</text:p>
          </table:table-cell>
          <table:table-cell table:formula="of:=[.G269]*(1+[.G$9])" office:value-type="currency" office:currency="USD" office:value="129151872240.847">
            <text:p>$129,151,872,240.85</text:p>
          </table:table-cell>
          <table:table-cell table:formula="of:=[.H269]*(1+[.H$9])" office:value-type="currency" office:currency="USD" office:value="14594382563068.9">
            <text:p>$14,594,382,563,068.90</text:p>
          </table:table-cell>
          <table:table-cell table:formula="of:=[.I269]*(1+[.I$9])" office:value-type="currency" office:currency="USD" office:value="1.51567660578537E+015">
            <text:p>$1,515,676,605,785,370.00</text:p>
          </table:table-cell>
          <table:table-cell table:formula="of:=[.J269]*(1+[.J$9])" office:value-type="currency" office:currency="USD" office:value="1.45094093547338E+017">
            <text:p>$145,094,093,547,338,000.00</text:p>
          </table:table-cell>
        </table:table-row>
        <table:table-row table:style-name="ro1">
          <table:table-cell/>
          <table:table-cell office:value-type="float" office:value="261">
            <text:p>261</text:p>
          </table:table-cell>
          <table:table-cell office:value-type="date" office:date-value="1887-01-01">
            <text:p>01/01/1887</text:p>
          </table:table-cell>
          <table:table-cell table:formula="of:=[.D270]*(1+[.D$9])" office:value-type="currency" office:currency="USD" office:value="53793.1392826602">
            <text:p>$53,793.14</text:p>
          </table:table-cell>
          <table:table-cell table:formula="of:=[.E270]*(1+[.E$9])" office:value-type="currency" office:currency="USD" office:value="8139885.55721513">
            <text:p>$8,139,885.56</text:p>
          </table:table-cell>
          <table:table-cell table:formula="of:=[.F270]*(1+[.F$9])" office:value-type="currency" office:currency="USD" office:value="1120410622.18562">
            <text:p>$1,120,410,622.19</text:p>
          </table:table-cell>
          <table:table-cell table:formula="of:=[.G270]*(1+[.G$9])" office:value-type="currency" office:currency="USD" office:value="140775540742.524">
            <text:p>$140,775,540,742.52</text:p>
          </table:table-cell>
          <table:table-cell table:formula="of:=[.H270]*(1+[.H$9])" office:value-type="currency" office:currency="USD" office:value="16199764645006.5">
            <text:p>$16,199,764,645,006.50</text:p>
          </table:table-cell>
          <table:table-cell table:formula="of:=[.I270]*(1+[.I$9])" office:value-type="currency" office:currency="USD" office:value="1.71271456453747E+015">
            <text:p>$1,712,714,564,537,470.00</text:p>
          </table:table-cell>
          <table:table-cell table:formula="of:=[.J270]*(1+[.J$9])" office:value-type="currency" office:currency="USD" office:value="1.66858207579439E+017">
            <text:p>$166,858,207,579,439,000.00</text:p>
          </table:table-cell>
        </table:table-row>
        <table:table-row table:style-name="ro1">
          <table:table-cell/>
          <table:table-cell office:value-type="float" office:value="262">
            <text:p>262</text:p>
          </table:table-cell>
          <table:table-cell office:value-type="date" office:date-value="1888-01-01">
            <text:p>01/01/1888</text:p>
          </table:table-cell>
          <table:table-cell table:formula="of:=[.D271]*(1+[.D$9])" office:value-type="currency" office:currency="USD" office:value="55406.93346114">
            <text:p>$55,406.93</text:p>
          </table:table-cell>
          <table:table-cell table:formula="of:=[.E271]*(1+[.E$9])" office:value-type="currency" office:currency="USD" office:value="8546879.83507589">
            <text:p>$8,546,879.84</text:p>
          </table:table-cell>
          <table:table-cell table:formula="of:=[.F271]*(1+[.F$9])" office:value-type="currency" office:currency="USD" office:value="1198839365.73862">
            <text:p>$1,198,839,365.74</text:p>
          </table:table-cell>
          <table:table-cell table:formula="of:=[.G271]*(1+[.G$9])" office:value-type="currency" office:currency="USD" office:value="153445339409.351">
            <text:p>$153,445,339,409.35</text:p>
          </table:table-cell>
          <table:table-cell table:formula="of:=[.H271]*(1+[.H$9])" office:value-type="currency" office:currency="USD" office:value="17981738755957.2">
            <text:p>$17,981,738,755,957.20</text:p>
          </table:table-cell>
          <table:table-cell table:formula="of:=[.I271]*(1+[.I$9])" office:value-type="currency" office:currency="USD" office:value="1.93536745792734E+015">
            <text:p>$1,935,367,457,927,340.00</text:p>
          </table:table-cell>
          <table:table-cell table:formula="of:=[.J271]*(1+[.J$9])" office:value-type="currency" office:currency="USD" office:value="1.91886938716355E+017">
            <text:p>$191,886,938,716,355,000.00</text:p>
          </table:table-cell>
        </table:table-row>
        <table:table-row table:style-name="ro1">
          <table:table-cell/>
          <table:table-cell office:value-type="float" office:value="263">
            <text:p>263</text:p>
          </table:table-cell>
          <table:table-cell office:value-type="date" office:date-value="1889-01-01">
            <text:p>01/01/1889</text:p>
          </table:table-cell>
          <table:table-cell table:formula="of:=[.D272]*(1+[.D$9])" office:value-type="currency" office:currency="USD" office:value="57069.1414649742">
            <text:p>$57,069.14</text:p>
          </table:table-cell>
          <table:table-cell table:formula="of:=[.E272]*(1+[.E$9])" office:value-type="currency" office:currency="USD" office:value="8974223.82682968">
            <text:p>$8,974,223.83</text:p>
          </table:table-cell>
          <table:table-cell table:formula="of:=[.F272]*(1+[.F$9])" office:value-type="currency" office:currency="USD" office:value="1282758121.34032">
            <text:p>$1,282,758,121.34</text:p>
          </table:table-cell>
          <table:table-cell table:formula="of:=[.G272]*(1+[.G$9])" office:value-type="currency" office:currency="USD" office:value="167255419956.192">
            <text:p>$167,255,419,956.19</text:p>
          </table:table-cell>
          <table:table-cell table:formula="of:=[.H272]*(1+[.H$9])" office:value-type="currency" office:currency="USD" office:value="19959730019112.5">
            <text:p>$19,959,730,019,112.50</text:p>
          </table:table-cell>
          <table:table-cell table:formula="of:=[.I272]*(1+[.I$9])" office:value-type="currency" office:currency="USD" office:value="2.18696522745789E+015">
            <text:p>$2,186,965,227,457,890.00</text:p>
          </table:table-cell>
          <table:table-cell table:formula="of:=[.J272]*(1+[.J$9])" office:value-type="currency" office:currency="USD" office:value="2.20669979523808E+017">
            <text:p>$220,669,979,523,808,000.00</text:p>
          </table:table-cell>
        </table:table-row>
        <table:table-row table:style-name="ro1">
          <table:table-cell/>
          <table:table-cell office:value-type="float" office:value="264">
            <text:p>264</text:p>
          </table:table-cell>
          <table:table-cell office:value-type="date" office:date-value="1890-01-01">
            <text:p>01/01/1890</text:p>
          </table:table-cell>
          <table:table-cell table:formula="of:=[.D273]*(1+[.D$9])" office:value-type="currency" office:currency="USD" office:value="58781.2157089235">
            <text:p>$58,781.22</text:p>
          </table:table-cell>
          <table:table-cell table:formula="of:=[.E273]*(1+[.E$9])" office:value-type="currency" office:currency="USD" office:value="9422935.01817117">
            <text:p>$9,422,935.02</text:p>
          </table:table-cell>
          <table:table-cell table:formula="of:=[.F273]*(1+[.F$9])" office:value-type="currency" office:currency="USD" office:value="1372551189.83414">
            <text:p>$1,372,551,189.83</text:p>
          </table:table-cell>
          <table:table-cell table:formula="of:=[.G273]*(1+[.G$9])" office:value-type="currency" office:currency="USD" office:value="182308407752.25">
            <text:p>$182,308,407,752.25</text:p>
          </table:table-cell>
          <table:table-cell table:formula="of:=[.H273]*(1+[.H$9])" office:value-type="currency" office:currency="USD" office:value="22155300321214.8">
            <text:p>$22,155,300,321,214.80</text:p>
          </table:table-cell>
          <table:table-cell table:formula="of:=[.I273]*(1+[.I$9])" office:value-type="currency" office:currency="USD" office:value="2.47127070702742E+015">
            <text:p>$2,471,270,707,027,420.00</text:p>
          </table:table-cell>
          <table:table-cell table:formula="of:=[.J273]*(1+[.J$9])" office:value-type="currency" office:currency="USD" office:value="2.53770476452379E+017">
            <text:p>$253,770,476,452,379,000.00</text:p>
          </table:table-cell>
        </table:table-row>
        <table:table-row table:style-name="ro1">
          <table:table-cell/>
          <table:table-cell office:value-type="float" office:value="265">
            <text:p>265</text:p>
          </table:table-cell>
          <table:table-cell office:value-type="date" office:date-value="1891-01-01">
            <text:p>01/01/1891</text:p>
          </table:table-cell>
          <table:table-cell table:formula="of:=[.D274]*(1+[.D$9])" office:value-type="currency" office:currency="USD" office:value="60544.6521801912">
            <text:p>$60,544.65</text:p>
          </table:table-cell>
          <table:table-cell table:formula="of:=[.E274]*(1+[.E$9])" office:value-type="currency" office:currency="USD" office:value="9894081.76907973">
            <text:p>$9,894,081.77</text:p>
          </table:table-cell>
          <table:table-cell table:formula="of:=[.F274]*(1+[.F$9])" office:value-type="currency" office:currency="USD" office:value="1468629773.12253">
            <text:p>$1,468,629,773.12</text:p>
          </table:table-cell>
          <table:table-cell table:formula="of:=[.G274]*(1+[.G$9])" office:value-type="currency" office:currency="USD" office:value="198716164449.952">
            <text:p>$198,716,164,449.95</text:p>
          </table:table-cell>
          <table:table-cell table:formula="of:=[.H274]*(1+[.H$9])" office:value-type="currency" office:currency="USD" office:value="24592383356548.5">
            <text:p>$24,592,383,356,548.50</text:p>
          </table:table-cell>
          <table:table-cell table:formula="of:=[.I274]*(1+[.I$9])" office:value-type="currency" office:currency="USD" office:value="2.79253589894099E+015">
            <text:p>$2,792,535,898,940,990.00</text:p>
          </table:table-cell>
          <table:table-cell table:formula="of:=[.J274]*(1+[.J$9])" office:value-type="currency" office:currency="USD" office:value="2.91836047920236E+017">
            <text:p>$291,836,047,920,236,000.00</text:p>
          </table:table-cell>
        </table:table-row>
        <table:table-row table:style-name="ro1">
          <table:table-cell/>
          <table:table-cell office:value-type="float" office:value="266">
            <text:p>266</text:p>
          </table:table-cell>
          <table:table-cell office:value-type="date" office:date-value="1892-01-01">
            <text:p>01/01/1892</text:p>
          </table:table-cell>
          <table:table-cell table:formula="of:=[.D275]*(1+[.D$9])" office:value-type="currency" office:currency="USD" office:value="62360.9917455969">
            <text:p>$62,360.99</text:p>
          </table:table-cell>
          <table:table-cell table:formula="of:=[.E275]*(1+[.E$9])" office:value-type="currency" office:currency="USD" office:value="10388785.8575337">
            <text:p>$10,388,785.86</text:p>
          </table:table-cell>
          <table:table-cell table:formula="of:=[.F275]*(1+[.F$9])" office:value-type="currency" office:currency="USD" office:value="1571433857.24111">
            <text:p>$1,571,433,857.24</text:p>
          </table:table-cell>
          <table:table-cell table:formula="of:=[.G275]*(1+[.G$9])" office:value-type="currency" office:currency="USD" office:value="216600619250.448">
            <text:p>$216,600,619,250.45</text:p>
          </table:table-cell>
          <table:table-cell table:formula="of:=[.H275]*(1+[.H$9])" office:value-type="currency" office:currency="USD" office:value="27297545525768.8">
            <text:p>$27,297,545,525,768.80</text:p>
          </table:table-cell>
          <table:table-cell table:formula="of:=[.I275]*(1+[.I$9])" office:value-type="currency" office:currency="USD" office:value="3.15556556580331E+015">
            <text:p>$3,155,565,565,803,310.00</text:p>
          </table:table-cell>
          <table:table-cell table:formula="of:=[.J275]*(1+[.J$9])" office:value-type="currency" office:currency="USD" office:value="3.35611455108272E+017">
            <text:p>$335,611,455,108,272,000.00</text:p>
          </table:table-cell>
        </table:table-row>
        <table:table-row table:style-name="ro1">
          <table:table-cell/>
          <table:table-cell office:value-type="float" office:value="267">
            <text:p>267</text:p>
          </table:table-cell>
          <table:table-cell office:value-type="date" office:date-value="1893-01-01">
            <text:p>01/01/1893</text:p>
          </table:table-cell>
          <table:table-cell table:formula="of:=[.D276]*(1+[.D$9])" office:value-type="currency" office:currency="USD" office:value="64231.8214979648">
            <text:p>$64,231.82</text:p>
          </table:table-cell>
          <table:table-cell table:formula="of:=[.E276]*(1+[.E$9])" office:value-type="currency" office:currency="USD" office:value="10908225.1504104">
            <text:p>$10,908,225.15</text:p>
          </table:table-cell>
          <table:table-cell table:formula="of:=[.F276]*(1+[.F$9])" office:value-type="currency" office:currency="USD" office:value="1681434227.24799">
            <text:p>$1,681,434,227.25</text:p>
          </table:table-cell>
          <table:table-cell table:formula="of:=[.G276]*(1+[.G$9])" office:value-type="currency" office:currency="USD" office:value="236094674982.988">
            <text:p>$236,094,674,982.99</text:p>
          </table:table-cell>
          <table:table-cell table:formula="of:=[.H276]*(1+[.H$9])" office:value-type="currency" office:currency="USD" office:value="30300275533603.4">
            <text:p>$30,300,275,533,603.40</text:p>
          </table:table-cell>
          <table:table-cell table:formula="of:=[.I276]*(1+[.I$9])" office:value-type="currency" office:currency="USD" office:value="3.56578908935774E+015">
            <text:p>$3,565,789,089,357,740.00</text:p>
          </table:table-cell>
          <table:table-cell table:formula="of:=[.J276]*(1+[.J$9])" office:value-type="currency" office:currency="USD" office:value="3.85953173374512E+017">
            <text:p>$385,953,173,374,512,000.00</text:p>
          </table:table-cell>
        </table:table-row>
        <table:table-row table:style-name="ro1">
          <table:table-cell/>
          <table:table-cell office:value-type="float" office:value="268">
            <text:p>268</text:p>
          </table:table-cell>
          <table:table-cell office:value-type="date" office:date-value="1894-01-01">
            <text:p>01/01/1894</text:p>
          </table:table-cell>
          <table:table-cell table:formula="of:=[.D277]*(1+[.D$9])" office:value-type="currency" office:currency="USD" office:value="66158.7761429038">
            <text:p>$66,158.78</text:p>
          </table:table-cell>
          <table:table-cell table:formula="of:=[.E277]*(1+[.E$9])" office:value-type="currency" office:currency="USD" office:value="11453636.4079309">
            <text:p>$11,453,636.41</text:p>
          </table:table-cell>
          <table:table-cell table:formula="of:=[.F277]*(1+[.F$9])" office:value-type="currency" office:currency="USD" office:value="1799134623.15534">
            <text:p>$1,799,134,623.16</text:p>
          </table:table-cell>
          <table:table-cell table:formula="of:=[.G277]*(1+[.G$9])" office:value-type="currency" office:currency="USD" office:value="257343195731.457">
            <text:p>$257,343,195,731.46</text:p>
          </table:table-cell>
          <table:table-cell table:formula="of:=[.H277]*(1+[.H$9])" office:value-type="currency" office:currency="USD" office:value="33633305842299.7">
            <text:p>$33,633,305,842,299.70</text:p>
          </table:table-cell>
          <table:table-cell table:formula="of:=[.I277]*(1+[.I$9])" office:value-type="currency" office:currency="USD" office:value="4.02934167097425E+015">
            <text:p>$4,029,341,670,974,250.00</text:p>
          </table:table-cell>
          <table:table-cell table:formula="of:=[.J277]*(1+[.J$9])" office:value-type="currency" office:currency="USD" office:value="4.43846149380689E+017">
            <text:p>$443,846,149,380,689,000.00</text:p>
          </table:table-cell>
        </table:table-row>
        <table:table-row table:style-name="ro1">
          <table:table-cell/>
          <table:table-cell office:value-type="float" office:value="269">
            <text:p>269</text:p>
          </table:table-cell>
          <table:table-cell office:value-type="date" office:date-value="1895-01-01">
            <text:p>01/01/1895</text:p>
          </table:table-cell>
          <table:table-cell table:formula="of:=[.D278]*(1+[.D$9])" office:value-type="currency" office:currency="USD" office:value="68143.5394271909">
            <text:p>$68,143.54</text:p>
          </table:table-cell>
          <table:table-cell table:formula="of:=[.E278]*(1+[.E$9])" office:value-type="currency" office:currency="USD" office:value="12026318.2283275">
            <text:p>$12,026,318.23</text:p>
          </table:table-cell>
          <table:table-cell table:formula="of:=[.F278]*(1+[.F$9])" office:value-type="currency" office:currency="USD" office:value="1925074046.77622">
            <text:p>$1,925,074,046.78</text:p>
          </table:table-cell>
          <table:table-cell table:formula="of:=[.G278]*(1+[.G$9])" office:value-type="currency" office:currency="USD" office:value="280504083347.288">
            <text:p>$280,504,083,347.29</text:p>
          </table:table-cell>
          <table:table-cell table:formula="of:=[.H278]*(1+[.H$9])" office:value-type="currency" office:currency="USD" office:value="37332969484952.7">
            <text:p>$37,332,969,484,952.70</text:p>
          </table:table-cell>
          <table:table-cell table:formula="of:=[.I278]*(1+[.I$9])" office:value-type="currency" office:currency="USD" office:value="4.5531560882009E+015">
            <text:p>$4,553,156,088,200,900.00</text:p>
          </table:table-cell>
          <table:table-cell table:formula="of:=[.J278]*(1+[.J$9])" office:value-type="currency" office:currency="USD" office:value="5.10423071787793E+017">
            <text:p>$510,423,071,787,793,000.00</text:p>
          </table:table-cell>
        </table:table-row>
        <table:table-row table:style-name="ro1">
          <table:table-cell/>
          <table:table-cell office:value-type="float" office:value="270">
            <text:p>270</text:p>
          </table:table-cell>
          <table:table-cell office:value-type="date" office:date-value="1896-01-01">
            <text:p>01/01/1896</text:p>
          </table:table-cell>
          <table:table-cell table:formula="of:=[.D279]*(1+[.D$9])" office:value-type="currency" office:currency="USD" office:value="70187.8456100066">
            <text:p>$70,187.85</text:p>
          </table:table-cell>
          <table:table-cell table:formula="of:=[.E279]*(1+[.E$9])" office:value-type="currency" office:currency="USD" office:value="12627634.1397438">
            <text:p>$12,627,634.14</text:p>
          </table:table-cell>
          <table:table-cell table:formula="of:=[.F279]*(1+[.F$9])" office:value-type="currency" office:currency="USD" office:value="2059829230.05055">
            <text:p>$2,059,829,230.05</text:p>
          </table:table-cell>
          <table:table-cell table:formula="of:=[.G279]*(1+[.G$9])" office:value-type="currency" office:currency="USD" office:value="305749450848.544">
            <text:p>$305,749,450,848.55</text:p>
          </table:table-cell>
          <table:table-cell table:formula="of:=[.H279]*(1+[.H$9])" office:value-type="currency" office:currency="USD" office:value="41439596128297.5">
            <text:p>$41,439,596,128,297.50</text:p>
          </table:table-cell>
          <table:table-cell table:formula="of:=[.I279]*(1+[.I$9])" office:value-type="currency" office:currency="USD" office:value="5.14506637966702E+015">
            <text:p>$5,145,066,379,667,020.00</text:p>
          </table:table-cell>
          <table:table-cell table:formula="of:=[.J279]*(1+[.J$9])" office:value-type="currency" office:currency="USD" office:value="5.86986532555962E+017">
            <text:p>$586,986,532,555,962,000.00</text:p>
          </table:table-cell>
        </table:table-row>
        <table:table-row table:style-name="ro1">
          <table:table-cell/>
          <table:table-cell office:value-type="float" office:value="271">
            <text:p>271</text:p>
          </table:table-cell>
          <table:table-cell office:value-type="date" office:date-value="1897-01-01">
            <text:p>01/01/1897</text:p>
          </table:table-cell>
          <table:table-cell table:formula="of:=[.D280]*(1+[.D$9])" office:value-type="currency" office:currency="USD" office:value="72293.4809783068">
            <text:p>$72,293.48</text:p>
          </table:table-cell>
          <table:table-cell table:formula="of:=[.E280]*(1+[.E$9])" office:value-type="currency" office:currency="USD" office:value="13259015.846731">
            <text:p>$13,259,015.85</text:p>
          </table:table-cell>
          <table:table-cell table:formula="of:=[.F280]*(1+[.F$9])" office:value-type="currency" office:currency="USD" office:value="2204017276.15409">
            <text:p>$2,204,017,276.15</text:p>
          </table:table-cell>
          <table:table-cell table:formula="of:=[.G280]*(1+[.G$9])" office:value-type="currency" office:currency="USD" office:value="333266901424.913">
            <text:p>$333,266,901,424.91</text:p>
          </table:table-cell>
          <table:table-cell table:formula="of:=[.H280]*(1+[.H$9])" office:value-type="currency" office:currency="USD" office:value="45997951702410.3">
            <text:p>$45,997,951,702,410.30</text:p>
          </table:table-cell>
          <table:table-cell table:formula="of:=[.I280]*(1+[.I$9])" office:value-type="currency" office:currency="USD" office:value="5.81392500902373E+015">
            <text:p>$5,813,925,009,023,730.00</text:p>
          </table:table-cell>
          <table:table-cell table:formula="of:=[.J280]*(1+[.J$9])" office:value-type="currency" office:currency="USD" office:value="6.75034512439356E+017">
            <text:p>$675,034,512,439,356,000.00</text:p>
          </table:table-cell>
        </table:table-row>
        <table:table-row table:style-name="ro1">
          <table:table-cell/>
          <table:table-cell office:value-type="float" office:value="272">
            <text:p>272</text:p>
          </table:table-cell>
          <table:table-cell office:value-type="date" office:date-value="1898-01-01">
            <text:p>01/01/1898</text:p>
          </table:table-cell>
          <table:table-cell table:formula="of:=[.D281]*(1+[.D$9])" office:value-type="currency" office:currency="USD" office:value="74462.285407656">
            <text:p>$74,462.29</text:p>
          </table:table-cell>
          <table:table-cell table:formula="of:=[.E281]*(1+[.E$9])" office:value-type="currency" office:currency="USD" office:value="13921966.6390676">
            <text:p>$13,921,966.64</text:p>
          </table:table-cell>
          <table:table-cell table:formula="of:=[.F281]*(1+[.F$9])" office:value-type="currency" office:currency="USD" office:value="2358298485.48488">
            <text:p>$2,358,298,485.48</text:p>
          </table:table-cell>
          <table:table-cell table:formula="of:=[.G281]*(1+[.G$9])" office:value-type="currency" office:currency="USD" office:value="363260922553.156">
            <text:p>$363,260,922,553.16</text:p>
          </table:table-cell>
          <table:table-cell table:formula="of:=[.H281]*(1+[.H$9])" office:value-type="currency" office:currency="USD" office:value="51057726389675.4">
            <text:p>$51,057,726,389,675.40</text:p>
          </table:table-cell>
          <table:table-cell table:formula="of:=[.I281]*(1+[.I$9])" office:value-type="currency" office:currency="USD" office:value="6.56973526019682E+015">
            <text:p>$6,569,735,260,196,820.00</text:p>
          </table:table-cell>
          <table:table-cell table:formula="of:=[.J281]*(1+[.J$9])" office:value-type="currency" office:currency="USD" office:value="7.76289689305259E+017">
            <text:p>$776,289,689,305,259,000.00</text:p>
          </table:table-cell>
        </table:table-row>
        <table:table-row table:style-name="ro1">
          <table:table-cell/>
          <table:table-cell office:value-type="float" office:value="273">
            <text:p>273</text:p>
          </table:table-cell>
          <table:table-cell office:value-type="date" office:date-value="1899-01-01">
            <text:p>01/01/1899</text:p>
          </table:table-cell>
          <table:table-cell table:formula="of:=[.D282]*(1+[.D$9])" office:value-type="currency" office:currency="USD" office:value="76696.1539698857">
            <text:p>$76,696.15</text:p>
          </table:table-cell>
          <table:table-cell table:formula="of:=[.E282]*(1+[.E$9])" office:value-type="currency" office:currency="USD" office:value="14618064.971021">
            <text:p>$14,618,064.97</text:p>
          </table:table-cell>
          <table:table-cell table:formula="of:=[.F282]*(1+[.F$9])" office:value-type="currency" office:currency="USD" office:value="2523379379.46882">
            <text:p>$2,523,379,379.47</text:p>
          </table:table-cell>
          <table:table-cell table:formula="of:=[.G282]*(1+[.G$9])" office:value-type="currency" office:currency="USD" office:value="395954405582.94">
            <text:p>$395,954,405,582.94</text:p>
          </table:table-cell>
          <table:table-cell table:formula="of:=[.H282]*(1+[.H$9])" office:value-type="currency" office:currency="USD" office:value="56674076292539.7">
            <text:p>$56,674,076,292,539.70</text:p>
          </table:table-cell>
          <table:table-cell table:formula="of:=[.I282]*(1+[.I$9])" office:value-type="currency" office:currency="USD" office:value="7.4238008440224E+015">
            <text:p>$7,423,800,844,022,400.00</text:p>
          </table:table-cell>
          <table:table-cell table:formula="of:=[.J282]*(1+[.J$9])" office:value-type="currency" office:currency="USD" office:value="8.92733142701048E+017">
            <text:p>$892,733,142,701,048,000.00</text:p>
          </table:table-cell>
        </table:table-row>
        <table:table-row table:style-name="ro1">
          <table:table-cell/>
          <table:table-cell office:value-type="float" office:value="274">
            <text:p>274</text:p>
          </table:table-cell>
          <table:table-cell office:value-type="date" office:date-value="1900-01-01">
            <text:p>01/01/1900</text:p>
          </table:table-cell>
          <table:table-cell table:formula="of:=[.D283]*(1+[.D$9])" office:value-type="currency" office:currency="USD" office:value="78997.0385889822">
            <text:p>$78,997.04</text:p>
          </table:table-cell>
          <table:table-cell table:formula="of:=[.E283]*(1+[.E$9])" office:value-type="currency" office:currency="USD" office:value="15348968.219572">
            <text:p>$15,348,968.22</text:p>
          </table:table-cell>
          <table:table-cell table:formula="of:=[.F283]*(1+[.F$9])" office:value-type="currency" office:currency="USD" office:value="2700015936.03164">
            <text:p>$2,700,015,936.03</text:p>
          </table:table-cell>
          <table:table-cell table:formula="of:=[.G283]*(1+[.G$9])" office:value-type="currency" office:currency="USD" office:value="431590302085.404">
            <text:p>$431,590,302,085.41</text:p>
          </table:table-cell>
          <table:table-cell table:formula="of:=[.H283]*(1+[.H$9])" office:value-type="currency" office:currency="USD" office:value="62908224684719">
            <text:p>$62,908,224,684,719.00</text:p>
          </table:table-cell>
          <table:table-cell table:formula="of:=[.I283]*(1+[.I$9])" office:value-type="currency" office:currency="USD" office:value="8.38889495374531E+015">
            <text:p>$8,388,894,953,745,310.00</text:p>
          </table:table-cell>
          <table:table-cell table:formula="of:=[.J283]*(1+[.J$9])" office:value-type="currency" office:currency="USD" office:value="1.02664311410621E+018">
            <text:p>$1,026,643,114,106,210,000.00</text:p>
          </table:table-cell>
        </table:table-row>
        <table:table-row table:style-name="ro1">
          <table:table-cell/>
          <table:table-cell office:value-type="float" office:value="275">
            <text:p>275</text:p>
          </table:table-cell>
          <table:table-cell office:value-type="date" office:date-value="1901-01-01">
            <text:p>01/01/1901</text:p>
          </table:table-cell>
          <table:table-cell table:formula="of:=[.D284]*(1+[.D$9])" office:value-type="currency" office:currency="USD" office:value="81366.9497466517">
            <text:p>$81,366.95</text:p>
          </table:table-cell>
          <table:table-cell table:formula="of:=[.E284]*(1+[.E$9])" office:value-type="currency" office:currency="USD" office:value="16116416.6305506">
            <text:p>$16,116,416.63</text:p>
          </table:table-cell>
          <table:table-cell table:formula="of:=[.F284]*(1+[.F$9])" office:value-type="currency" office:currency="USD" office:value="2889017051.55385">
            <text:p>$2,889,017,051.55</text:p>
          </table:table-cell>
          <table:table-cell table:formula="of:=[.G284]*(1+[.G$9])" office:value-type="currency" office:currency="USD" office:value="470433429273.091">
            <text:p>$470,433,429,273.09</text:p>
          </table:table-cell>
          <table:table-cell table:formula="of:=[.H284]*(1+[.H$9])" office:value-type="currency" office:currency="USD" office:value="69828129400038.2">
            <text:p>$69,828,129,400,038.20</text:p>
          </table:table-cell>
          <table:table-cell table:formula="of:=[.I284]*(1+[.I$9])" office:value-type="currency" office:currency="USD" office:value="9.47945129773221E+015">
            <text:p>$9,479,451,297,732,210.00</text:p>
          </table:table-cell>
          <table:table-cell table:formula="of:=[.J284]*(1+[.J$9])" office:value-type="currency" office:currency="USD" office:value="1.18063958122214E+018">
            <text:p>$1,180,639,581,222,140,000.00</text:p>
          </table:table-cell>
        </table:table-row>
        <table:table-row table:style-name="ro1">
          <table:table-cell/>
          <table:table-cell office:value-type="float" office:value="276">
            <text:p>276</text:p>
          </table:table-cell>
          <table:table-cell office:value-type="date" office:date-value="1902-01-01">
            <text:p>01/01/1902</text:p>
          </table:table-cell>
          <table:table-cell table:formula="of:=[.D285]*(1+[.D$9])" office:value-type="currency" office:currency="USD" office:value="83807.9582390513">
            <text:p>$83,807.96</text:p>
          </table:table-cell>
          <table:table-cell table:formula="of:=[.E285]*(1+[.E$9])" office:value-type="currency" office:currency="USD" office:value="16922237.4620782">
            <text:p>$16,922,237.46</text:p>
          </table:table-cell>
          <table:table-cell table:formula="of:=[.F285]*(1+[.F$9])" office:value-type="currency" office:currency="USD" office:value="3091248245.16262">
            <text:p>$3,091,248,245.16</text:p>
          </table:table-cell>
          <table:table-cell table:formula="of:=[.G285]*(1+[.G$9])" office:value-type="currency" office:currency="USD" office:value="512772437907.669">
            <text:p>$512,772,437,907.67</text:p>
          </table:table-cell>
          <table:table-cell table:formula="of:=[.H285]*(1+[.H$9])" office:value-type="currency" office:currency="USD" office:value="77509223634042.4">
            <text:p>$77,509,223,634,042.40</text:p>
          </table:table-cell>
          <table:table-cell table:formula="of:=[.I285]*(1+[.I$9])" office:value-type="currency" office:currency="USD" office:value="1.07117799664374E+016">
            <text:p>$10,711,779,966,437,400.00</text:p>
          </table:table-cell>
          <table:table-cell table:formula="of:=[.J285]*(1+[.J$9])" office:value-type="currency" office:currency="USD" office:value="1.35773551840546E+018">
            <text:p>$1,357,735,518,405,460,000.00</text:p>
          </table:table-cell>
        </table:table-row>
        <table:table-row table:style-name="ro1">
          <table:table-cell/>
          <table:table-cell office:value-type="float" office:value="277">
            <text:p>277</text:p>
          </table:table-cell>
          <table:table-cell office:value-type="date" office:date-value="1903-01-01">
            <text:p>01/01/1903</text:p>
          </table:table-cell>
          <table:table-cell table:formula="of:=[.D286]*(1+[.D$9])" office:value-type="currency" office:currency="USD" office:value="86322.1969862228">
            <text:p>$86,322.20</text:p>
          </table:table-cell>
          <table:table-cell table:formula="of:=[.E286]*(1+[.E$9])" office:value-type="currency" office:currency="USD" office:value="17768349.3351821">
            <text:p>$17,768,349.34</text:p>
          </table:table-cell>
          <table:table-cell table:formula="of:=[.F286]*(1+[.F$9])" office:value-type="currency" office:currency="USD" office:value="3307635622.32401">
            <text:p>$3,307,635,622.32</text:p>
          </table:table-cell>
          <table:table-cell table:formula="of:=[.G286]*(1+[.G$9])" office:value-type="currency" office:currency="USD" office:value="558921957319.359">
            <text:p>$558,921,957,319.36</text:p>
          </table:table-cell>
          <table:table-cell table:formula="of:=[.H286]*(1+[.H$9])" office:value-type="currency" office:currency="USD" office:value="86035238233787">
            <text:p>$86,035,238,233,787.00</text:p>
          </table:table-cell>
          <table:table-cell table:formula="of:=[.I286]*(1+[.I$9])" office:value-type="currency" office:currency="USD" office:value="1.21043113620743E+016">
            <text:p>$12,104,311,362,074,300.00</text:p>
          </table:table-cell>
          <table:table-cell table:formula="of:=[.J286]*(1+[.J$9])" office:value-type="currency" office:currency="USD" office:value="1.56139584616627E+018">
            <text:p>$1,561,395,846,166,270,000.00</text:p>
          </table:table-cell>
        </table:table-row>
        <table:table-row table:style-name="ro1">
          <table:table-cell/>
          <table:table-cell office:value-type="float" office:value="278">
            <text:p>278</text:p>
          </table:table-cell>
          <table:table-cell office:value-type="date" office:date-value="1904-01-01">
            <text:p>01/01/1904</text:p>
          </table:table-cell>
          <table:table-cell table:formula="of:=[.D287]*(1+[.D$9])" office:value-type="currency" office:currency="USD" office:value="88911.8628958095">
            <text:p>$88,911.86</text:p>
          </table:table-cell>
          <table:table-cell table:formula="of:=[.E287]*(1+[.E$9])" office:value-type="currency" office:currency="USD" office:value="18656766.8019412">
            <text:p>$18,656,766.80</text:p>
          </table:table-cell>
          <table:table-cell table:formula="of:=[.F287]*(1+[.F$9])" office:value-type="currency" office:currency="USD" office:value="3539170115.88669">
            <text:p>$3,539,170,115.89</text:p>
          </table:table-cell>
          <table:table-cell table:formula="of:=[.G287]*(1+[.G$9])" office:value-type="currency" office:currency="USD" office:value="609224933478.101">
            <text:p>$609,224,933,478.10</text:p>
          </table:table-cell>
          <table:table-cell table:formula="of:=[.H287]*(1+[.H$9])" office:value-type="currency" office:currency="USD" office:value="95499114439503.6">
            <text:p>$95,499,114,439,503.60</text:p>
          </table:table-cell>
          <table:table-cell table:formula="of:=[.I287]*(1+[.I$9])" office:value-type="currency" office:currency="USD" office:value="1.36778718391439E+016">
            <text:p>$13,677,871,839,143,900.00</text:p>
          </table:table-cell>
          <table:table-cell table:formula="of:=[.J287]*(1+[.J$9])" office:value-type="currency" office:currency="USD" office:value="1.79560522309122E+018">
            <text:p>$1,795,605,223,091,220,000.00</text:p>
          </table:table-cell>
        </table:table-row>
        <table:table-row table:style-name="ro1">
          <table:table-cell/>
          <table:table-cell office:value-type="float" office:value="279">
            <text:p>279</text:p>
          </table:table-cell>
          <table:table-cell office:value-type="date" office:date-value="1905-01-01">
            <text:p>01/01/1905</text:p>
          </table:table-cell>
          <table:table-cell table:formula="of:=[.D288]*(1+[.D$9])" office:value-type="currency" office:currency="USD" office:value="91579.2187826838">
            <text:p>$91,579.22</text:p>
          </table:table-cell>
          <table:table-cell table:formula="of:=[.E288]*(1+[.E$9])" office:value-type="currency" office:currency="USD" office:value="19589605.1420382">
            <text:p>$19,589,605.14</text:p>
          </table:table-cell>
          <table:table-cell table:formula="of:=[.F288]*(1+[.F$9])" office:value-type="currency" office:currency="USD" office:value="3786912023.99876">
            <text:p>$3,786,912,024.00</text:p>
          </table:table-cell>
          <table:table-cell table:formula="of:=[.G288]*(1+[.G$9])" office:value-type="currency" office:currency="USD" office:value="664055177491.131">
            <text:p>$664,055,177,491.13</text:p>
          </table:table-cell>
          <table:table-cell table:formula="of:=[.H288]*(1+[.H$9])" office:value-type="currency" office:currency="USD" office:value="106004017027849">
            <text:p>$106,004,017,027,849.00</text:p>
          </table:table-cell>
          <table:table-cell table:formula="of:=[.I288]*(1+[.I$9])" office:value-type="currency" office:currency="USD" office:value="1.54559951782326E+016">
            <text:p>$15,455,995,178,232,600.00</text:p>
          </table:table-cell>
          <table:table-cell table:formula="of:=[.J288]*(1+[.J$9])" office:value-type="currency" office:currency="USD" office:value="2.0649460065549E+018">
            <text:p>$2,064,946,006,554,900,000.00</text:p>
          </table:table-cell>
        </table:table-row>
        <table:table-row table:style-name="ro1">
          <table:table-cell/>
          <table:table-cell office:value-type="float" office:value="280">
            <text:p>280</text:p>
          </table:table-cell>
          <table:table-cell office:value-type="date" office:date-value="1906-01-01">
            <text:p>01/01/1906</text:p>
          </table:table-cell>
          <table:table-cell table:formula="of:=[.D289]*(1+[.D$9])" office:value-type="currency" office:currency="USD" office:value="94326.5953461643">
            <text:p>$94,326.60</text:p>
          </table:table-cell>
          <table:table-cell table:formula="of:=[.E289]*(1+[.E$9])" office:value-type="currency" office:currency="USD" office:value="20569085.3991401">
            <text:p>$20,569,085.40</text:p>
          </table:table-cell>
          <table:table-cell table:formula="of:=[.F289]*(1+[.F$9])" office:value-type="currency" office:currency="USD" office:value="4051995865.67867">
            <text:p>$4,051,995,865.68</text:p>
          </table:table-cell>
          <table:table-cell table:formula="of:=[.G289]*(1+[.G$9])" office:value-type="currency" office:currency="USD" office:value="723820143465.332">
            <text:p>$723,820,143,465.33</text:p>
          </table:table-cell>
          <table:table-cell table:formula="of:=[.H289]*(1+[.H$9])" office:value-type="currency" office:currency="USD" office:value="117664458900912">
            <text:p>$117,664,458,900,912.00</text:p>
          </table:table-cell>
          <table:table-cell table:formula="of:=[.I289]*(1+[.I$9])" office:value-type="currency" office:currency="USD" office:value="1.74652745514028E+016">
            <text:p>$17,465,274,551,402,800.00</text:p>
          </table:table-cell>
          <table:table-cell table:formula="of:=[.J289]*(1+[.J$9])" office:value-type="currency" office:currency="USD" office:value="2.37468790753813E+018">
            <text:p>$2,374,687,907,538,130,000.00</text:p>
          </table:table-cell>
        </table:table-row>
        <table:table-row table:style-name="ro1">
          <table:table-cell/>
          <table:table-cell office:value-type="float" office:value="281">
            <text:p>281</text:p>
          </table:table-cell>
          <table:table-cell office:value-type="date" office:date-value="1907-01-01">
            <text:p>01/01/1907</text:p>
          </table:table-cell>
          <table:table-cell table:formula="of:=[.D290]*(1+[.D$9])" office:value-type="currency" office:currency="USD" office:value="97156.3932065492">
            <text:p>$97,156.39</text:p>
          </table:table-cell>
          <table:table-cell table:formula="of:=[.E290]*(1+[.E$9])" office:value-type="currency" office:currency="USD" office:value="21597539.6690971">
            <text:p>$21,597,539.67</text:p>
          </table:table-cell>
          <table:table-cell table:formula="of:=[.F290]*(1+[.F$9])" office:value-type="currency" office:currency="USD" office:value="4335635576.27618">
            <text:p>$4,335,635,576.28</text:p>
          </table:table-cell>
          <table:table-cell table:formula="of:=[.G290]*(1+[.G$9])" office:value-type="currency" office:currency="USD" office:value="788963956377.212">
            <text:p>$788,963,956,377.21</text:p>
          </table:table-cell>
          <table:table-cell table:formula="of:=[.H290]*(1+[.H$9])" office:value-type="currency" office:currency="USD" office:value="130607549380013">
            <text:p>$130,607,549,380,013.00</text:p>
          </table:table-cell>
          <table:table-cell table:formula="of:=[.I290]*(1+[.I$9])" office:value-type="currency" office:currency="USD" office:value="1.97357602430852E+016">
            <text:p>$19,735,760,243,085,200.00</text:p>
          </table:table-cell>
          <table:table-cell table:formula="of:=[.J290]*(1+[.J$9])" office:value-type="currency" office:currency="USD" office:value="2.73089109366885E+018">
            <text:p>$2,730,891,093,668,850,000.00</text:p>
          </table:table-cell>
        </table:table-row>
        <table:table-row table:style-name="ro1">
          <table:table-cell/>
          <table:table-cell office:value-type="float" office:value="282">
            <text:p>282</text:p>
          </table:table-cell>
          <table:table-cell office:value-type="date" office:date-value="1908-01-01">
            <text:p>01/01/1908</text:p>
          </table:table-cell>
          <table:table-cell table:formula="of:=[.D291]*(1+[.D$9])" office:value-type="currency" office:currency="USD" office:value="100071.085002746">
            <text:p>$100,071.09</text:p>
          </table:table-cell>
          <table:table-cell table:formula="of:=[.E291]*(1+[.E$9])" office:value-type="currency" office:currency="USD" office:value="22677416.652552">
            <text:p>$22,677,416.65</text:p>
          </table:table-cell>
          <table:table-cell table:formula="of:=[.F291]*(1+[.F$9])" office:value-type="currency" office:currency="USD" office:value="4639130066.61551">
            <text:p>$4,639,130,066.62</text:p>
          </table:table-cell>
          <table:table-cell table:formula="of:=[.G291]*(1+[.G$9])" office:value-type="currency" office:currency="USD" office:value="859970712451.162">
            <text:p>$859,970,712,451.16</text:p>
          </table:table-cell>
          <table:table-cell table:formula="of:=[.H291]*(1+[.H$9])" office:value-type="currency" office:currency="USD" office:value="144974379811814">
            <text:p>$144,974,379,811,814.00</text:p>
          </table:table-cell>
          <table:table-cell table:formula="of:=[.I291]*(1+[.I$9])" office:value-type="currency" office:currency="USD" office:value="2.23014090746863E+016">
            <text:p>$22,301,409,074,686,300.00</text:p>
          </table:table-cell>
          <table:table-cell table:formula="of:=[.J291]*(1+[.J$9])" office:value-type="currency" office:currency="USD" office:value="3.14052475771918E+018">
            <text:p>$3,140,524,757,719,180,000.00</text:p>
          </table:table-cell>
        </table:table-row>
        <table:table-row table:style-name="ro1">
          <table:table-cell/>
          <table:table-cell office:value-type="float" office:value="283">
            <text:p>283</text:p>
          </table:table-cell>
          <table:table-cell office:value-type="date" office:date-value="1909-01-01">
            <text:p>01/01/1909</text:p>
          </table:table-cell>
          <table:table-cell table:formula="of:=[.D292]*(1+[.D$9])" office:value-type="currency" office:currency="USD" office:value="103073.217552828">
            <text:p>$103,073.22</text:p>
          </table:table-cell>
          <table:table-cell table:formula="of:=[.E292]*(1+[.E$9])" office:value-type="currency" office:currency="USD" office:value="23811287.4851796">
            <text:p>$23,811,287.49</text:p>
          </table:table-cell>
          <table:table-cell table:formula="of:=[.F292]*(1+[.F$9])" office:value-type="currency" office:currency="USD" office:value="4963869171.2786">
            <text:p>$4,963,869,171.28</text:p>
          </table:table-cell>
          <table:table-cell table:formula="of:=[.G292]*(1+[.G$9])" office:value-type="currency" office:currency="USD" office:value="937368076571.766">
            <text:p>$937,368,076,571.77</text:p>
          </table:table-cell>
          <table:table-cell table:formula="of:=[.H292]*(1+[.H$9])" office:value-type="currency" office:currency="USD" office:value="160921561591114">
            <text:p>$160,921,561,591,114.00</text:p>
          </table:table-cell>
          <table:table-cell table:formula="of:=[.I292]*(1+[.I$9])" office:value-type="currency" office:currency="USD" office:value="2.52005922543955E+016">
            <text:p>$25,200,592,254,395,500.00</text:p>
          </table:table-cell>
          <table:table-cell table:formula="of:=[.J292]*(1+[.J$9])" office:value-type="currency" office:currency="USD" office:value="3.61160347137706E+018">
            <text:p>$3,611,603,471,377,060,000.00</text:p>
          </table:table-cell>
        </table:table-row>
        <table:table-row table:style-name="ro1">
          <table:table-cell/>
          <table:table-cell office:value-type="float" office:value="284">
            <text:p>284</text:p>
          </table:table-cell>
          <table:table-cell office:value-type="date" office:date-value="1910-01-01">
            <text:p>01/01/1910</text:p>
          </table:table-cell>
          <table:table-cell table:formula="of:=[.D293]*(1+[.D$9])" office:value-type="currency" office:currency="USD" office:value="106165.414079413">
            <text:p>$106,165.41</text:p>
          </table:table-cell>
          <table:table-cell table:formula="of:=[.E293]*(1+[.E$9])" office:value-type="currency" office:currency="USD" office:value="25001851.8594386">
            <text:p>$25,001,851.86</text:p>
          </table:table-cell>
          <table:table-cell table:formula="of:=[.F293]*(1+[.F$9])" office:value-type="currency" office:currency="USD" office:value="5311340013.2681">
            <text:p>$5,311,340,013.27</text:p>
          </table:table-cell>
          <table:table-cell table:formula="of:=[.G293]*(1+[.G$9])" office:value-type="currency" office:currency="USD" office:value="1021731203463.23">
            <text:p>$1,021,731,203,463.23</text:p>
          </table:table-cell>
          <table:table-cell table:formula="of:=[.H293]*(1+[.H$9])" office:value-type="currency" office:currency="USD" office:value="178622933366136">
            <text:p>$178,622,933,366,136.00</text:p>
          </table:table-cell>
          <table:table-cell table:formula="of:=[.I293]*(1+[.I$9])" office:value-type="currency" office:currency="USD" office:value="2.84766692474669E+016">
            <text:p>$28,476,669,247,466,900.00</text:p>
          </table:table-cell>
          <table:table-cell table:formula="of:=[.J293]*(1+[.J$9])" office:value-type="currency" office:currency="USD" office:value="4.15334399208361E+018">
            <text:p>$4,153,343,992,083,610,000.00</text:p>
          </table:table-cell>
        </table:table-row>
        <table:table-row table:style-name="ro1">
          <table:table-cell/>
          <table:table-cell office:value-type="float" office:value="285">
            <text:p>285</text:p>
          </table:table-cell>
          <table:table-cell office:value-type="date" office:date-value="1911-01-01">
            <text:p>01/01/1911</text:p>
          </table:table-cell>
          <table:table-cell table:formula="of:=[.D294]*(1+[.D$9])" office:value-type="currency" office:currency="USD" office:value="109350.376501795">
            <text:p>$109,350.38</text:p>
          </table:table-cell>
          <table:table-cell table:formula="of:=[.E294]*(1+[.E$9])" office:value-type="currency" office:currency="USD" office:value="26251944.4524105">
            <text:p>$26,251,944.45</text:p>
          </table:table-cell>
          <table:table-cell table:formula="of:=[.F294]*(1+[.F$9])" office:value-type="currency" office:currency="USD" office:value="5683133814.19686">
            <text:p>$5,683,133,814.20</text:p>
          </table:table-cell>
          <table:table-cell table:formula="of:=[.G294]*(1+[.G$9])" office:value-type="currency" office:currency="USD" office:value="1113687011774.92">
            <text:p>$1,113,687,011,774.92</text:p>
          </table:table-cell>
          <table:table-cell table:formula="of:=[.H294]*(1+[.H$9])" office:value-type="currency" office:currency="USD" office:value="198271456036411">
            <text:p>$198,271,456,036,411.00</text:p>
          </table:table-cell>
          <table:table-cell table:formula="of:=[.I294]*(1+[.I$9])" office:value-type="currency" office:currency="USD" office:value="3.21786362496376E+016">
            <text:p>$32,178,636,249,637,600.00</text:p>
          </table:table-cell>
          <table:table-cell table:formula="of:=[.J294]*(1+[.J$9])" office:value-type="currency" office:currency="USD" office:value="4.77634559089615E+018">
            <text:p>$4,776,345,590,896,150,000.00</text:p>
          </table:table-cell>
        </table:table-row>
        <table:table-row table:style-name="ro1">
          <table:table-cell/>
          <table:table-cell office:value-type="float" office:value="286">
            <text:p>286</text:p>
          </table:table-cell>
          <table:table-cell office:value-type="date" office:date-value="1912-01-01">
            <text:p>01/01/1912</text:p>
          </table:table-cell>
          <table:table-cell table:formula="of:=[.D295]*(1+[.D$9])" office:value-type="currency" office:currency="USD" office:value="112630.887796849">
            <text:p>$112,630.89</text:p>
          </table:table-cell>
          <table:table-cell table:formula="of:=[.E295]*(1+[.E$9])" office:value-type="currency" office:currency="USD" office:value="27564541.675031">
            <text:p>$27,564,541.68</text:p>
          </table:table-cell>
          <table:table-cell table:formula="of:=[.F295]*(1+[.F$9])" office:value-type="currency" office:currency="USD" office:value="6080953181.19065">
            <text:p>$6,080,953,181.19</text:p>
          </table:table-cell>
          <table:table-cell table:formula="of:=[.G295]*(1+[.G$9])" office:value-type="currency" office:currency="USD" office:value="1213918842834.66">
            <text:p>$1,213,918,842,834.66</text:p>
          </table:table-cell>
          <table:table-cell table:formula="of:=[.H295]*(1+[.H$9])" office:value-type="currency" office:currency="USD" office:value="220081316200417">
            <text:p>$220,081,316,200,417.00</text:p>
          </table:table-cell>
          <table:table-cell table:formula="of:=[.I295]*(1+[.I$9])" office:value-type="currency" office:currency="USD" office:value="3.63618589620905E+016">
            <text:p>$36,361,858,962,090,500.00</text:p>
          </table:table-cell>
          <table:table-cell table:formula="of:=[.J295]*(1+[.J$9])" office:value-type="currency" office:currency="USD" office:value="5.49279742953058E+018">
            <text:p>$5,492,797,429,530,580,000.00</text:p>
          </table:table-cell>
        </table:table-row>
        <table:table-row table:style-name="ro1">
          <table:table-cell/>
          <table:table-cell office:value-type="float" office:value="287">
            <text:p>287</text:p>
          </table:table-cell>
          <table:table-cell office:value-type="date" office:date-value="1913-01-01">
            <text:p>01/01/1913</text:p>
          </table:table-cell>
          <table:table-cell table:formula="of:=[.D296]*(1+[.D$9])" office:value-type="currency" office:currency="USD" office:value="116009.814430755">
            <text:p>$116,009.81</text:p>
          </table:table-cell>
          <table:table-cell table:formula="of:=[.E296]*(1+[.E$9])" office:value-type="currency" office:currency="USD" office:value="28942768.7587826">
            <text:p>$28,942,768.76</text:p>
          </table:table-cell>
          <table:table-cell table:formula="of:=[.F296]*(1+[.F$9])" office:value-type="currency" office:currency="USD" office:value="6506619903.87399">
            <text:p>$6,506,619,903.87</text:p>
          </table:table-cell>
          <table:table-cell table:formula="of:=[.G296]*(1+[.G$9])" office:value-type="currency" office:currency="USD" office:value="1323171538689.78">
            <text:p>$1,323,171,538,689.78</text:p>
          </table:table-cell>
          <table:table-cell table:formula="of:=[.H296]*(1+[.H$9])" office:value-type="currency" office:currency="USD" office:value="244290260982462">
            <text:p>$244,290,260,982,462.00</text:p>
          </table:table-cell>
          <table:table-cell table:formula="of:=[.I296]*(1+[.I$9])" office:value-type="currency" office:currency="USD" office:value="4.10889006271623E+016">
            <text:p>$41,088,900,627,162,300.00</text:p>
          </table:table-cell>
          <table:table-cell table:formula="of:=[.J296]*(1+[.J$9])" office:value-type="currency" office:currency="USD" office:value="6.31671704396016E+018">
            <text:p>$6,316,717,043,960,160,000.00</text:p>
          </table:table-cell>
        </table:table-row>
        <table:table-row table:style-name="ro1">
          <table:table-cell/>
          <table:table-cell office:value-type="float" office:value="288">
            <text:p>288</text:p>
          </table:table-cell>
          <table:table-cell office:value-type="date" office:date-value="1914-01-01">
            <text:p>01/01/1914</text:p>
          </table:table-cell>
          <table:table-cell table:formula="of:=[.D297]*(1+[.D$9])" office:value-type="currency" office:currency="USD" office:value="119490.108863677">
            <text:p>$119,490.11</text:p>
          </table:table-cell>
          <table:table-cell table:formula="of:=[.E297]*(1+[.E$9])" office:value-type="currency" office:currency="USD" office:value="30389907.1967217">
            <text:p>$30,389,907.20</text:p>
          </table:table-cell>
          <table:table-cell table:formula="of:=[.F297]*(1+[.F$9])" office:value-type="currency" office:currency="USD" office:value="6962083297.14517">
            <text:p>$6,962,083,297.15</text:p>
          </table:table-cell>
          <table:table-cell table:formula="of:=[.G297]*(1+[.G$9])" office:value-type="currency" office:currency="USD" office:value="1442256977171.86">
            <text:p>$1,442,256,977,171.86</text:p>
          </table:table-cell>
          <table:table-cell table:formula="of:=[.H297]*(1+[.H$9])" office:value-type="currency" office:currency="USD" office:value="271162189690533">
            <text:p>$271,162,189,690,533.00</text:p>
          </table:table-cell>
          <table:table-cell table:formula="of:=[.I297]*(1+[.I$9])" office:value-type="currency" office:currency="USD" office:value="4.64304577086934E+016">
            <text:p>$46,430,457,708,693,400.00</text:p>
          </table:table-cell>
          <table:table-cell table:formula="of:=[.J297]*(1+[.J$9])" office:value-type="currency" office:currency="USD" office:value="7.26422460055419E+018">
            <text:p>$7,264,224,600,554,190,000.00</text:p>
          </table:table-cell>
        </table:table-row>
        <table:table-row table:style-name="ro1">
          <table:table-cell/>
          <table:table-cell office:value-type="float" office:value="289">
            <text:p>289</text:p>
          </table:table-cell>
          <table:table-cell office:value-type="date" office:date-value="1915-01-01">
            <text:p>01/01/1915</text:p>
          </table:table-cell>
          <table:table-cell table:formula="of:=[.D298]*(1+[.D$9])" office:value-type="currency" office:currency="USD" office:value="123074.812129588">
            <text:p>$123,074.81</text:p>
          </table:table-cell>
          <table:table-cell table:formula="of:=[.E298]*(1+[.E$9])" office:value-type="currency" office:currency="USD" office:value="31909402.5565578">
            <text:p>$31,909,402.56</text:p>
          </table:table-cell>
          <table:table-cell table:formula="of:=[.F298]*(1+[.F$9])" office:value-type="currency" office:currency="USD" office:value="7449429127.94533">
            <text:p>$7,449,429,127.95</text:p>
          </table:table-cell>
          <table:table-cell table:formula="of:=[.G298]*(1+[.G$9])" office:value-type="currency" office:currency="USD" office:value="1572060105117.32">
            <text:p>$1,572,060,105,117.32</text:p>
          </table:table-cell>
          <table:table-cell table:formula="of:=[.H298]*(1+[.H$9])" office:value-type="currency" office:currency="USD" office:value="300990030556492">
            <text:p>$300,990,030,556,492.00</text:p>
          </table:table-cell>
          <table:table-cell table:formula="of:=[.I298]*(1+[.I$9])" office:value-type="currency" office:currency="USD" office:value="5.24664172108235E+016">
            <text:p>$52,466,417,210,823,500.00</text:p>
          </table:table-cell>
          <table:table-cell table:formula="of:=[.J298]*(1+[.J$9])" office:value-type="currency" office:currency="USD" office:value="8.35385829063732E+018">
            <text:p>$8,353,858,290,637,320,000.00</text:p>
          </table:table-cell>
        </table:table-row>
        <table:table-row table:style-name="ro1">
          <table:table-cell/>
          <table:table-cell office:value-type="float" office:value="290">
            <text:p>290</text:p>
          </table:table-cell>
          <table:table-cell office:value-type="date" office:date-value="1916-01-01">
            <text:p>01/01/1916</text:p>
          </table:table-cell>
          <table:table-cell table:formula="of:=[.D299]*(1+[.D$9])" office:value-type="currency" office:currency="USD" office:value="126767.056493475">
            <text:p>$126,767.06</text:p>
          </table:table-cell>
          <table:table-cell table:formula="of:=[.E299]*(1+[.E$9])" office:value-type="currency" office:currency="USD" office:value="33504872.6843857">
            <text:p>$33,504,872.68</text:p>
          </table:table-cell>
          <table:table-cell table:formula="of:=[.F299]*(1+[.F$9])" office:value-type="currency" office:currency="USD" office:value="7970889166.90151">
            <text:p>$7,970,889,166.90</text:p>
          </table:table-cell>
          <table:table-cell table:formula="of:=[.G299]*(1+[.G$9])" office:value-type="currency" office:currency="USD" office:value="1713545514577.88">
            <text:p>$1,713,545,514,577.88</text:p>
          </table:table-cell>
          <table:table-cell table:formula="of:=[.H299]*(1+[.H$9])" office:value-type="currency" office:currency="USD" office:value="334098933917706">
            <text:p>$334,098,933,917,706.00</text:p>
          </table:table-cell>
          <table:table-cell table:formula="of:=[.I299]*(1+[.I$9])" office:value-type="currency" office:currency="USD" office:value="5.92870514482305E+016">
            <text:p>$59,287,051,448,230,500.00</text:p>
          </table:table-cell>
          <table:table-cell table:formula="of:=[.J299]*(1+[.J$9])" office:value-type="currency" office:currency="USD" office:value="9.60693703423291E+018">
            <text:p>$9,606,937,034,232,910,000.00</text:p>
          </table:table-cell>
        </table:table-row>
        <table:table-row table:style-name="ro1">
          <table:table-cell/>
          <table:table-cell office:value-type="float" office:value="291">
            <text:p>291</text:p>
          </table:table-cell>
          <table:table-cell office:value-type="date" office:date-value="1917-01-01">
            <text:p>01/01/1917</text:p>
          </table:table-cell>
          <table:table-cell table:formula="of:=[.D300]*(1+[.D$9])" office:value-type="currency" office:currency="USD" office:value="130570.06818828">
            <text:p>$130,570.07</text:p>
          </table:table-cell>
          <table:table-cell table:formula="of:=[.E300]*(1+[.E$9])" office:value-type="currency" office:currency="USD" office:value="35180116.318605">
            <text:p>$35,180,116.32</text:p>
          </table:table-cell>
          <table:table-cell table:formula="of:=[.F300]*(1+[.F$9])" office:value-type="currency" office:currency="USD" office:value="8528851408.58461">
            <text:p>$8,528,851,408.58</text:p>
          </table:table-cell>
          <table:table-cell table:formula="of:=[.G300]*(1+[.G$9])" office:value-type="currency" office:currency="USD" office:value="1867764610889.89">
            <text:p>$1,867,764,610,889.89</text:p>
          </table:table-cell>
          <table:table-cell table:formula="of:=[.H300]*(1+[.H$9])" office:value-type="currency" office:currency="USD" office:value="370849816648654">
            <text:p>$370,849,816,648,654.00</text:p>
          </table:table-cell>
          <table:table-cell table:formula="of:=[.I300]*(1+[.I$9])" office:value-type="currency" office:currency="USD" office:value="6.69943681365005E+016">
            <text:p>$66,994,368,136,500,500.00</text:p>
          </table:table-cell>
          <table:table-cell table:formula="of:=[.J300]*(1+[.J$9])" office:value-type="currency" office:currency="USD" office:value="1.10479775893678E+019">
            <text:p>$11,047,977,589,367,800,000.00</text:p>
          </table:table-cell>
        </table:table-row>
        <table:table-row table:style-name="ro1">
          <table:table-cell/>
          <table:table-cell office:value-type="float" office:value="292">
            <text:p>292</text:p>
          </table:table-cell>
          <table:table-cell office:value-type="date" office:date-value="1918-01-01">
            <text:p>01/01/1918</text:p>
          </table:table-cell>
          <table:table-cell table:formula="of:=[.D301]*(1+[.D$9])" office:value-type="currency" office:currency="USD" office:value="134487.170233928">
            <text:p>$134,487.17</text:p>
          </table:table-cell>
          <table:table-cell table:formula="of:=[.E301]*(1+[.E$9])" office:value-type="currency" office:currency="USD" office:value="36939122.1345352">
            <text:p>$36,939,122.13</text:p>
          </table:table-cell>
          <table:table-cell table:formula="of:=[.F301]*(1+[.F$9])" office:value-type="currency" office:currency="USD" office:value="9125871007.18554">
            <text:p>$9,125,871,007.19</text:p>
          </table:table-cell>
          <table:table-cell table:formula="of:=[.G301]*(1+[.G$9])" office:value-type="currency" office:currency="USD" office:value="2035863425869.98">
            <text:p>$2,035,863,425,869.98</text:p>
          </table:table-cell>
          <table:table-cell table:formula="of:=[.H301]*(1+[.H$9])" office:value-type="currency" office:currency="USD" office:value="411643296480006">
            <text:p>$411,643,296,480,006.00</text:p>
          </table:table-cell>
          <table:table-cell table:formula="of:=[.I301]*(1+[.I$9])" office:value-type="currency" office:currency="USD" office:value="7.57036359942456E+016">
            <text:p>$75,703,635,994,245,600.00</text:p>
          </table:table-cell>
          <table:table-cell table:formula="of:=[.J301]*(1+[.J$9])" office:value-type="currency" office:currency="USD" office:value="1.2705174227773E+019">
            <text:p>$12,705,174,227,773,000,000.00</text:p>
          </table:table-cell>
        </table:table-row>
        <table:table-row table:style-name="ro1">
          <table:table-cell/>
          <table:table-cell office:value-type="float" office:value="293">
            <text:p>293</text:p>
          </table:table-cell>
          <table:table-cell office:value-type="date" office:date-value="1919-01-01">
            <text:p>01/01/1919</text:p>
          </table:table-cell>
          <table:table-cell table:formula="of:=[.D302]*(1+[.D$9])" office:value-type="currency" office:currency="USD" office:value="138521.785340946">
            <text:p>$138,521.79</text:p>
          </table:table-cell>
          <table:table-cell table:formula="of:=[.E302]*(1+[.E$9])" office:value-type="currency" office:currency="USD" office:value="38786078.241262">
            <text:p>$38,786,078.24</text:p>
          </table:table-cell>
          <table:table-cell table:formula="of:=[.F302]*(1+[.F$9])" office:value-type="currency" office:currency="USD" office:value="9764681977.68853">
            <text:p>$9,764,681,977.69</text:p>
          </table:table-cell>
          <table:table-cell table:formula="of:=[.G302]*(1+[.G$9])" office:value-type="currency" office:currency="USD" office:value="2219091134198.28">
            <text:p>$2,219,091,134,198.28</text:p>
          </table:table-cell>
          <table:table-cell table:formula="of:=[.H302]*(1+[.H$9])" office:value-type="currency" office:currency="USD" office:value="456924059092807">
            <text:p>$456,924,059,092,807.00</text:p>
          </table:table-cell>
          <table:table-cell table:formula="of:=[.I302]*(1+[.I$9])" office:value-type="currency" office:currency="USD" office:value="8.55451086734975E+016">
            <text:p>$85,545,108,673,497,500.00</text:p>
          </table:table-cell>
          <table:table-cell table:formula="of:=[.J302]*(1+[.J$9])" office:value-type="currency" office:currency="USD" office:value="1.4610950361939E+019">
            <text:p>$14,610,950,361,939,000,000.00</text:p>
          </table:table-cell>
        </table:table-row>
        <table:table-row table:style-name="ro1">
          <table:table-cell/>
          <table:table-cell office:value-type="float" office:value="294">
            <text:p>294</text:p>
          </table:table-cell>
          <table:table-cell office:value-type="date" office:date-value="1920-01-01">
            <text:p>01/01/1920</text:p>
          </table:table-cell>
          <table:table-cell table:formula="of:=[.D303]*(1+[.D$9])" office:value-type="currency" office:currency="USD" office:value="142677.438901174">
            <text:p>$142,677.44</text:p>
          </table:table-cell>
          <table:table-cell table:formula="of:=[.E303]*(1+[.E$9])" office:value-type="currency" office:currency="USD" office:value="40725382.1533251">
            <text:p>$40,725,382.15</text:p>
          </table:table-cell>
          <table:table-cell table:formula="of:=[.F303]*(1+[.F$9])" office:value-type="currency" office:currency="USD" office:value="10448209716.1267">
            <text:p>$10,448,209,716.13</text:p>
          </table:table-cell>
          <table:table-cell table:formula="of:=[.G303]*(1+[.G$9])" office:value-type="currency" office:currency="USD" office:value="2418809336276.13">
            <text:p>$2,418,809,336,276.13</text:p>
          </table:table-cell>
          <table:table-cell table:formula="of:=[.H303]*(1+[.H$9])" office:value-type="currency" office:currency="USD" office:value="507185705593015">
            <text:p>$507,185,705,593,015.00</text:p>
          </table:table-cell>
          <table:table-cell table:formula="of:=[.I303]*(1+[.I$9])" office:value-type="currency" office:currency="USD" office:value="9.66659728010521E+016">
            <text:p>$96,665,972,801,052,100.00</text:p>
          </table:table-cell>
          <table:table-cell table:formula="of:=[.J303]*(1+[.J$9])" office:value-type="currency" office:currency="USD" office:value="1.68025929162298E+019">
            <text:p>$16,802,592,916,229,800,000.00</text:p>
          </table:table-cell>
        </table:table-row>
        <table:table-row table:style-name="ro1">
          <table:table-cell/>
          <table:table-cell office:value-type="float" office:value="295">
            <text:p>295</text:p>
          </table:table-cell>
          <table:table-cell office:value-type="date" office:date-value="1921-01-01">
            <text:p>01/01/1921</text:p>
          </table:table-cell>
          <table:table-cell table:formula="of:=[.D304]*(1+[.D$9])" office:value-type="currency" office:currency="USD" office:value="146957.762068209">
            <text:p>$146,957.76</text:p>
          </table:table-cell>
          <table:table-cell table:formula="of:=[.E304]*(1+[.E$9])" office:value-type="currency" office:currency="USD" office:value="42761651.2609914">
            <text:p>$42,761,651.26</text:p>
          </table:table-cell>
          <table:table-cell table:formula="of:=[.F304]*(1+[.F$9])" office:value-type="currency" office:currency="USD" office:value="11179584396.2556">
            <text:p>$11,179,584,396.26</text:p>
          </table:table-cell>
          <table:table-cell table:formula="of:=[.G304]*(1+[.G$9])" office:value-type="currency" office:currency="USD" office:value="2636502176540.98">
            <text:p>$2,636,502,176,540.98</text:p>
          </table:table-cell>
          <table:table-cell table:formula="of:=[.H304]*(1+[.H$9])" office:value-type="currency" office:currency="USD" office:value="562976133208247">
            <text:p>$562,976,133,208,247.00</text:p>
          </table:table-cell>
          <table:table-cell table:formula="of:=[.I304]*(1+[.I$9])" office:value-type="currency" office:currency="USD" office:value="1.09232549265189E+017">
            <text:p>$109,232,549,265,189,000.00</text:p>
          </table:table-cell>
          <table:table-cell table:formula="of:=[.J304]*(1+[.J$9])" office:value-type="currency" office:currency="USD" office:value="1.93229818536643E+019">
            <text:p>$19,322,981,853,664,300,000.00</text:p>
          </table:table-cell>
        </table:table-row>
        <table:table-row table:style-name="ro1">
          <table:table-cell/>
          <table:table-cell office:value-type="float" office:value="296">
            <text:p>296</text:p>
          </table:table-cell>
          <table:table-cell office:value-type="date" office:date-value="1922-01-01">
            <text:p>01/01/1922</text:p>
          </table:table-cell>
          <table:table-cell table:formula="of:=[.D305]*(1+[.D$9])" office:value-type="currency" office:currency="USD" office:value="151366.494930256">
            <text:p>$151,366.49</text:p>
          </table:table-cell>
          <table:table-cell table:formula="of:=[.E305]*(1+[.E$9])" office:value-type="currency" office:currency="USD" office:value="44899733.8240409">
            <text:p>$44,899,733.82</text:p>
          </table:table-cell>
          <table:table-cell table:formula="of:=[.F305]*(1+[.F$9])" office:value-type="currency" office:currency="USD" office:value="11962155303.9935">
            <text:p>$11,962,155,303.99</text:p>
          </table:table-cell>
          <table:table-cell table:formula="of:=[.G305]*(1+[.G$9])" office:value-type="currency" office:currency="USD" office:value="2873787372429.67">
            <text:p>$2,873,787,372,429.67</text:p>
          </table:table-cell>
          <table:table-cell table:formula="of:=[.H305]*(1+[.H$9])" office:value-type="currency" office:currency="USD" office:value="624903507861154">
            <text:p>$624,903,507,861,154.00</text:p>
          </table:table-cell>
          <table:table-cell table:formula="of:=[.I305]*(1+[.I$9])" office:value-type="currency" office:currency="USD" office:value="1.23432780669663E+017">
            <text:p>$123,432,780,669,663,000.00</text:p>
          </table:table-cell>
          <table:table-cell table:formula="of:=[.J305]*(1+[.J$9])" office:value-type="currency" office:currency="USD" office:value="2.22214291317139E+019">
            <text:p>$22,221,429,131,713,900,000.00</text:p>
          </table:table-cell>
        </table:table-row>
        <table:table-row table:style-name="ro1">
          <table:table-cell/>
          <table:table-cell office:value-type="float" office:value="297">
            <text:p>297</text:p>
          </table:table-cell>
          <table:table-cell office:value-type="date" office:date-value="1923-01-01">
            <text:p>01/01/1923</text:p>
          </table:table-cell>
          <table:table-cell table:formula="of:=[.D306]*(1+[.D$9])" office:value-type="currency" office:currency="USD" office:value="155907.489778163">
            <text:p>$155,907.49</text:p>
          </table:table-cell>
          <table:table-cell table:formula="of:=[.E306]*(1+[.E$9])" office:value-type="currency" office:currency="USD" office:value="47144720.515243">
            <text:p>$47,144,720.52</text:p>
          </table:table-cell>
          <table:table-cell table:formula="of:=[.F306]*(1+[.F$9])" office:value-type="currency" office:currency="USD" office:value="12799506175.273">
            <text:p>$12,799,506,175.27</text:p>
          </table:table-cell>
          <table:table-cell table:formula="of:=[.G306]*(1+[.G$9])" office:value-type="currency" office:currency="USD" office:value="3132428235948.34">
            <text:p>$3,132,428,235,948.34</text:p>
          </table:table-cell>
          <table:table-cell table:formula="of:=[.H306]*(1+[.H$9])" office:value-type="currency" office:currency="USD" office:value="693642893725881">
            <text:p>$693,642,893,725,881.00</text:p>
          </table:table-cell>
          <table:table-cell table:formula="of:=[.I306]*(1+[.I$9])" office:value-type="currency" office:currency="USD" office:value="1.3947904215672E+017">
            <text:p>$139,479,042,156,720,000.00</text:p>
          </table:table-cell>
          <table:table-cell table:formula="of:=[.J306]*(1+[.J$9])" office:value-type="currency" office:currency="USD" office:value="2.5554643501471E+019">
            <text:p>$25,554,643,501,471,000,000.00</text:p>
          </table:table-cell>
        </table:table-row>
        <table:table-row table:style-name="ro1">
          <table:table-cell/>
          <table:table-cell office:value-type="float" office:value="298">
            <text:p>298</text:p>
          </table:table-cell>
          <table:table-cell office:value-type="date" office:date-value="1924-01-01">
            <text:p>01/01/1924</text:p>
          </table:table-cell>
          <table:table-cell table:formula="of:=[.D307]*(1+[.D$9])" office:value-type="currency" office:currency="USD" office:value="160584.714471508">
            <text:p>$160,584.71</text:p>
          </table:table-cell>
          <table:table-cell table:formula="of:=[.E307]*(1+[.E$9])" office:value-type="currency" office:currency="USD" office:value="49501956.5410051">
            <text:p>$49,501,956.54</text:p>
          </table:table-cell>
          <table:table-cell table:formula="of:=[.F307]*(1+[.F$9])" office:value-type="currency" office:currency="USD" office:value="13695471607.5421">
            <text:p>$13,695,471,607.54</text:p>
          </table:table-cell>
          <table:table-cell table:formula="of:=[.G307]*(1+[.G$9])" office:value-type="currency" office:currency="USD" office:value="3414346777183.69">
            <text:p>$3,414,346,777,183.69</text:p>
          </table:table-cell>
          <table:table-cell table:formula="of:=[.H307]*(1+[.H$9])" office:value-type="currency" office:currency="USD" office:value="769943612035728">
            <text:p>$769,943,612,035,728.00</text:p>
          </table:table-cell>
          <table:table-cell table:formula="of:=[.I307]*(1+[.I$9])" office:value-type="currency" office:currency="USD" office:value="1.57611317637093E+017">
            <text:p>$157,611,317,637,093,000.00</text:p>
          </table:table-cell>
          <table:table-cell table:formula="of:=[.J307]*(1+[.J$9])" office:value-type="currency" office:currency="USD" office:value="2.93878400266917E+019">
            <text:p>$29,387,840,026,691,700,000.00</text:p>
          </table:table-cell>
        </table:table-row>
        <table:table-row table:style-name="ro1">
          <table:table-cell/>
          <table:table-cell office:value-type="float" office:value="299">
            <text:p>299</text:p>
          </table:table-cell>
          <table:table-cell office:value-type="date" office:date-value="1925-01-01">
            <text:p>01/01/1925</text:p>
          </table:table-cell>
          <table:table-cell table:formula="of:=[.D308]*(1+[.D$9])" office:value-type="currency" office:currency="USD" office:value="165402.255905653">
            <text:p>$165,402.26</text:p>
          </table:table-cell>
          <table:table-cell table:formula="of:=[.E308]*(1+[.E$9])" office:value-type="currency" office:currency="USD" office:value="51977054.3680554">
            <text:p>$51,977,054.37</text:p>
          </table:table-cell>
          <table:table-cell table:formula="of:=[.F308]*(1+[.F$9])" office:value-type="currency" office:currency="USD" office:value="14654154620.0701">
            <text:p>$14,654,154,620.07</text:p>
          </table:table-cell>
          <table:table-cell table:formula="of:=[.G308]*(1+[.G$9])" office:value-type="currency" office:currency="USD" office:value="3721637987130.22">
            <text:p>$3,721,637,987,130.22</text:p>
          </table:table-cell>
          <table:table-cell table:formula="of:=[.H308]*(1+[.H$9])" office:value-type="currency" office:currency="USD" office:value="854637409359659">
            <text:p>$854,637,409,359,659.00</text:p>
          </table:table-cell>
          <table:table-cell table:formula="of:=[.I308]*(1+[.I$9])" office:value-type="currency" office:currency="USD" office:value="1.78100788929915E+017">
            <text:p>$178,100,788,929,915,000.00</text:p>
          </table:table-cell>
          <table:table-cell table:formula="of:=[.J308]*(1+[.J$9])" office:value-type="currency" office:currency="USD" office:value="3.37960160306954E+019">
            <text:p>$33,796,016,030,695,400,000.00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date" office:date-value="1926-01-01">
            <text:p>01/01/1926</text:p>
          </table:table-cell>
          <table:table-cell table:formula="of:=[.D309]*(1+[.D$9])" office:value-type="currency" office:currency="USD" office:value="170364.323582823">
            <text:p>$170,364.32</text:p>
          </table:table-cell>
          <table:table-cell table:formula="of:=[.E309]*(1+[.E$9])" office:value-type="currency" office:currency="USD" office:value="54575907.0864581">
            <text:p>$54,575,907.09</text:p>
          </table:table-cell>
          <table:table-cell table:formula="of:=[.F309]*(1+[.F$9])" office:value-type="currency" office:currency="USD" office:value="15679945443.475">
            <text:p>$15,679,945,443.48</text:p>
          </table:table-cell>
          <table:table-cell table:formula="of:=[.G309]*(1+[.G$9])" office:value-type="currency" office:currency="USD" office:value="4056585405971.94">
            <text:p>$4,056,585,405,971.94</text:p>
          </table:table-cell>
          <table:table-cell table:formula="of:=[.H309]*(1+[.H$9])" office:value-type="currency" office:currency="USD" office:value="948647524389221">
            <text:p>$948,647,524,389,221.00</text:p>
          </table:table-cell>
          <table:table-cell table:formula="of:=[.I309]*(1+[.I$9])" office:value-type="currency" office:currency="USD" office:value="2.01253891490804E+017">
            <text:p>$201,253,891,490,804,000.00</text:p>
          </table:table-cell>
          <table:table-cell table:formula="of:=[.J309]*(1+[.J$9])" office:value-type="currency" office:currency="USD" office:value="3.88654184352997E+019">
            <text:p>$38,865,418,435,299,700,000.00</text:p>
          </table:table-cell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date" office:date-value="1927-01-01">
            <text:p>01/01/1927</text:p>
          </table:table-cell>
          <table:table-cell table:formula="of:=[.D310]*(1+[.D$9])" office:value-type="currency" office:currency="USD" office:value="175475.253290308">
            <text:p>$175,475.25</text:p>
          </table:table-cell>
          <table:table-cell table:formula="of:=[.E310]*(1+[.E$9])" office:value-type="currency" office:currency="USD" office:value="57304702.4407811">
            <text:p>$57,304,702.44</text:p>
          </table:table-cell>
          <table:table-cell table:formula="of:=[.F310]*(1+[.F$9])" office:value-type="currency" office:currency="USD" office:value="16777541624.5183">
            <text:p>$16,777,541,624.52</text:p>
          </table:table-cell>
          <table:table-cell table:formula="of:=[.G310]*(1+[.G$9])" office:value-type="currency" office:currency="USD" office:value="4421678092509.42">
            <text:p>$4,421,678,092,509.42</text:p>
          </table:table-cell>
          <table:table-cell table:formula="of:=[.H310]*(1+[.H$9])" office:value-type="currency" office:currency="USD" office:value="1.05299875207204E+015">
            <text:p>$1,052,998,752,072,040.00</text:p>
          </table:table-cell>
          <table:table-cell table:formula="of:=[.I310]*(1+[.I$9])" office:value-type="currency" office:currency="USD" office:value="2.27416897384609E+017">
            <text:p>$227,416,897,384,609,000.00</text:p>
          </table:table-cell>
          <table:table-cell table:formula="of:=[.J310]*(1+[.J$9])" office:value-type="currency" office:currency="USD" office:value="4.46952312005947E+019">
            <text:p>$44,695,231,200,594,700,000.00</text:p>
          </table:table-cell>
        </table:table-row>
        <table:table-row table:style-name="ro1">
          <table:table-cell/>
          <table:table-cell office:value-type="float" office:value="302">
            <text:p>302</text:p>
          </table:table-cell>
          <table:table-cell office:value-type="date" office:date-value="1928-01-01">
            <text:p>01/01/1928</text:p>
          </table:table-cell>
          <table:table-cell table:formula="of:=[.D311]*(1+[.D$9])" office:value-type="currency" office:currency="USD" office:value="180739.510889017">
            <text:p>$180,739.51</text:p>
          </table:table-cell>
          <table:table-cell table:formula="of:=[.E311]*(1+[.E$9])" office:value-type="currency" office:currency="USD" office:value="60169937.5628201">
            <text:p>$60,169,937.56</text:p>
          </table:table-cell>
          <table:table-cell table:formula="of:=[.F311]*(1+[.F$9])" office:value-type="currency" office:currency="USD" office:value="17951969538.2345">
            <text:p>$17,951,969,538.23</text:p>
          </table:table-cell>
          <table:table-cell table:formula="of:=[.G311]*(1+[.G$9])" office:value-type="currency" office:currency="USD" office:value="4819629120835.27">
            <text:p>$4,819,629,120,835.27</text:p>
          </table:table-cell>
          <table:table-cell table:formula="of:=[.H311]*(1+[.H$9])" office:value-type="currency" office:currency="USD" office:value="1.16882861479996E+015">
            <text:p>$1,168,828,614,799,960.00</text:p>
          </table:table-cell>
          <table:table-cell table:formula="of:=[.I311]*(1+[.I$9])" office:value-type="currency" office:currency="USD" office:value="2.56981094044608E+017">
            <text:p>$256,981,094,044,608,000.00</text:p>
          </table:table-cell>
          <table:table-cell table:formula="of:=[.J311]*(1+[.J$9])" office:value-type="currency" office:currency="USD" office:value="5.13995158806839E+019">
            <text:p>$51,399,515,880,683,900,000.00</text:p>
          </table:table-cell>
        </table:table-row>
        <table:table-row table:style-name="ro1">
          <table:table-cell/>
          <table:table-cell office:value-type="float" office:value="303">
            <text:p>303</text:p>
          </table:table-cell>
          <table:table-cell office:value-type="date" office:date-value="1929-01-01">
            <text:p>01/01/1929</text:p>
          </table:table-cell>
          <table:table-cell table:formula="of:=[.D312]*(1+[.D$9])" office:value-type="currency" office:currency="USD" office:value="186161.696215688">
            <text:p>$186,161.70</text:p>
          </table:table-cell>
          <table:table-cell table:formula="of:=[.E312]*(1+[.E$9])" office:value-type="currency" office:currency="USD" office:value="63178434.4409611">
            <text:p>$63,178,434.44</text:p>
          </table:table-cell>
          <table:table-cell table:formula="of:=[.F312]*(1+[.F$9])" office:value-type="currency" office:currency="USD" office:value="19208607405.911">
            <text:p>$19,208,607,405.91</text:p>
          </table:table-cell>
          <table:table-cell table:formula="of:=[.G312]*(1+[.G$9])" office:value-type="currency" office:currency="USD" office:value="5253395741710.44">
            <text:p>$5,253,395,741,710.44</text:p>
          </table:table-cell>
          <table:table-cell table:formula="of:=[.H312]*(1+[.H$9])" office:value-type="currency" office:currency="USD" office:value="1.29739976242796E+015">
            <text:p>$1,297,399,762,427,960.00</text:p>
          </table:table-cell>
          <table:table-cell table:formula="of:=[.I312]*(1+[.I$9])" office:value-type="currency" office:currency="USD" office:value="2.90388636270407E+017">
            <text:p>$290,388,636,270,407,000.00</text:p>
          </table:table-cell>
          <table:table-cell table:formula="of:=[.J312]*(1+[.J$9])" office:value-type="currency" office:currency="USD" office:value="5.91094432627865E+019">
            <text:p>$59,109,443,262,786,500,000.00</text:p>
          </table:table-cell>
        </table:table-row>
        <table:table-row table:style-name="ro1">
          <table:table-cell/>
          <table:table-cell office:value-type="float" office:value="304">
            <text:p>304</text:p>
          </table:table-cell>
          <table:table-cell office:value-type="date" office:date-value="1930-01-01">
            <text:p>01/01/1930</text:p>
          </table:table-cell>
          <table:table-cell table:formula="of:=[.D313]*(1+[.D$9])" office:value-type="currency" office:currency="USD" office:value="191746.547102158">
            <text:p>$191,746.55</text:p>
          </table:table-cell>
          <table:table-cell table:formula="of:=[.E313]*(1+[.E$9])" office:value-type="currency" office:currency="USD" office:value="66337356.1630092">
            <text:p>$66,337,356.16</text:p>
          </table:table-cell>
          <table:table-cell table:formula="of:=[.F313]*(1+[.F$9])" office:value-type="currency" office:currency="USD" office:value="20553209924.3247">
            <text:p>$20,553,209,924.32</text:p>
          </table:table-cell>
          <table:table-cell table:formula="of:=[.G313]*(1+[.G$9])" office:value-type="currency" office:currency="USD" office:value="5726201358464.38">
            <text:p>$5,726,201,358,464.38</text:p>
          </table:table-cell>
          <table:table-cell table:formula="of:=[.H313]*(1+[.H$9])" office:value-type="currency" office:currency="USD" office:value="1.44011373629503E+015">
            <text:p>$1,440,113,736,295,030.00</text:p>
          </table:table-cell>
          <table:table-cell table:formula="of:=[.I313]*(1+[.I$9])" office:value-type="currency" office:currency="USD" office:value="3.2813915898556E+017">
            <text:p>$328,139,158,985,560,000.00</text:p>
          </table:table-cell>
          <table:table-cell table:formula="of:=[.J313]*(1+[.J$9])" office:value-type="currency" office:currency="USD" office:value="6.79758597522044E+019">
            <text:p>$67,975,859,752,204,400,000.00</text:p>
          </table:table-cell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date" office:date-value="1931-01-01">
            <text:p>01/01/1931</text:p>
          </table:table-cell>
          <table:table-cell table:formula="of:=[.D314]*(1+[.D$9])" office:value-type="currency" office:currency="USD" office:value="197498.943515223">
            <text:p>$197,498.94</text:p>
          </table:table-cell>
          <table:table-cell table:formula="of:=[.E314]*(1+[.E$9])" office:value-type="currency" office:currency="USD" office:value="69654223.9711596">
            <text:p>$69,654,223.97</text:p>
          </table:table-cell>
          <table:table-cell table:formula="of:=[.F314]*(1+[.F$9])" office:value-type="currency" office:currency="USD" office:value="21991934619.0275">
            <text:p>$21,991,934,619.03</text:p>
          </table:table-cell>
          <table:table-cell table:formula="of:=[.G314]*(1+[.G$9])" office:value-type="currency" office:currency="USD" office:value="6241559480726.18">
            <text:p>$6,241,559,480,726.18</text:p>
          </table:table-cell>
          <table:table-cell table:formula="of:=[.H314]*(1+[.H$9])" office:value-type="currency" office:currency="USD" office:value="1.59852624728748E+015">
            <text:p>$1,598,526,247,287,480.00</text:p>
          </table:table-cell>
          <table:table-cell table:formula="of:=[.I314]*(1+[.I$9])" office:value-type="currency" office:currency="USD" office:value="3.70797249653683E+017">
            <text:p>$370,797,249,653,683,000.00</text:p>
          </table:table-cell>
          <table:table-cell table:formula="of:=[.J314]*(1+[.J$9])" office:value-type="currency" office:currency="USD" office:value="7.81722387150351E+019">
            <text:p>$78,172,238,715,035,100,000.00</text:p>
          </table:table-cell>
        </table:table-row>
        <table:table-row table:style-name="ro1">
          <table:table-cell/>
          <table:table-cell office:value-type="float" office:value="306">
            <text:p>306</text:p>
          </table:table-cell>
          <table:table-cell office:value-type="date" office:date-value="1932-01-01">
            <text:p>01/01/1932</text:p>
          </table:table-cell>
          <table:table-cell table:formula="of:=[.D315]*(1+[.D$9])" office:value-type="currency" office:currency="USD" office:value="203423.91182068">
            <text:p>$203,423.91</text:p>
          </table:table-cell>
          <table:table-cell table:formula="of:=[.E315]*(1+[.E$9])" office:value-type="currency" office:currency="USD" office:value="73136935.1697176">
            <text:p>$73,136,935.17</text:p>
          </table:table-cell>
          <table:table-cell table:formula="of:=[.F315]*(1+[.F$9])" office:value-type="currency" office:currency="USD" office:value="23531370042.3594">
            <text:p>$23,531,370,042.36</text:p>
          </table:table-cell>
          <table:table-cell table:formula="of:=[.G315]*(1+[.G$9])" office:value-type="currency" office:currency="USD" office:value="6803299833991.53">
            <text:p>$6,803,299,833,991.53</text:p>
          </table:table-cell>
          <table:table-cell table:formula="of:=[.H315]*(1+[.H$9])" office:value-type="currency" office:currency="USD" office:value="1.77436413448911E+015">
            <text:p>$1,774,364,134,489,110.00</text:p>
          </table:table-cell>
          <table:table-cell table:formula="of:=[.I315]*(1+[.I$9])" office:value-type="currency" office:currency="USD" office:value="4.19000892108661E+017">
            <text:p>$419,000,892,108,661,000.00</text:p>
          </table:table-cell>
          <table:table-cell table:formula="of:=[.J315]*(1+[.J$9])" office:value-type="currency" office:currency="USD" office:value="8.98980745222904E+019">
            <text:p>$89,898,074,522,290,400,000.00</text:p>
          </table:table-cell>
        </table:table-row>
        <table:table-row table:style-name="ro1">
          <table:table-cell/>
          <table:table-cell office:value-type="float" office:value="307">
            <text:p>307</text:p>
          </table:table-cell>
          <table:table-cell office:value-type="date" office:date-value="1933-01-01">
            <text:p>01/01/1933</text:p>
          </table:table-cell>
          <table:table-cell table:formula="of:=[.D316]*(1+[.D$9])" office:value-type="currency" office:currency="USD" office:value="209526.6291753">
            <text:p>$209,526.63</text:p>
          </table:table-cell>
          <table:table-cell table:formula="of:=[.E316]*(1+[.E$9])" office:value-type="currency" office:currency="USD" office:value="76793781.9282035">
            <text:p>$76,793,781.93</text:p>
          </table:table-cell>
          <table:table-cell table:formula="of:=[.F316]*(1+[.F$9])" office:value-type="currency" office:currency="USD" office:value="25178565945.3245">
            <text:p>$25,178,565,945.32</text:p>
          </table:table-cell>
          <table:table-cell table:formula="of:=[.G316]*(1+[.G$9])" office:value-type="currency" office:currency="USD" office:value="7415596819050.77">
            <text:p>$7,415,596,819,050.77</text:p>
          </table:table-cell>
          <table:table-cell table:formula="of:=[.H316]*(1+[.H$9])" office:value-type="currency" office:currency="USD" office:value="1.96954418928291E+015">
            <text:p>$1,969,544,189,282,910.00</text:p>
          </table:table-cell>
          <table:table-cell table:formula="of:=[.I316]*(1+[.I$9])" office:value-type="currency" office:currency="USD" office:value="4.73471008082787E+017">
            <text:p>$473,471,008,082,787,000.00</text:p>
          </table:table-cell>
          <table:table-cell table:formula="of:=[.J316]*(1+[.J$9])" office:value-type="currency" office:currency="USD" office:value="1.03382785700634E+020">
            <text:p>$103,382,785,700,634,000,000.00</text:p>
          </table:table-cell>
        </table:table-row>
        <table:table-row table:style-name="ro1">
          <table:table-cell/>
          <table:table-cell office:value-type="float" office:value="308">
            <text:p>308</text:p>
          </table:table-cell>
          <table:table-cell office:value-type="date" office:date-value="1934-01-01">
            <text:p>01/01/1934</text:p>
          </table:table-cell>
          <table:table-cell table:formula="of:=[.D317]*(1+[.D$9])" office:value-type="currency" office:currency="USD" office:value="215812.428050559">
            <text:p>$215,812.43</text:p>
          </table:table-cell>
          <table:table-cell table:formula="of:=[.E317]*(1+[.E$9])" office:value-type="currency" office:currency="USD" office:value="80633471.0246137">
            <text:p>$80,633,471.02</text:p>
          </table:table-cell>
          <table:table-cell table:formula="of:=[.F317]*(1+[.F$9])" office:value-type="currency" office:currency="USD" office:value="26941065561.4973">
            <text:p>$26,941,065,561.50</text:p>
          </table:table-cell>
          <table:table-cell table:formula="of:=[.G317]*(1+[.G$9])" office:value-type="currency" office:currency="USD" office:value="8083000532765.34">
            <text:p>$8,083,000,532,765.34</text:p>
          </table:table-cell>
          <table:table-cell table:formula="of:=[.H317]*(1+[.H$9])" office:value-type="currency" office:currency="USD" office:value="2.18619405010403E+015">
            <text:p>$2,186,194,050,104,030.00</text:p>
          </table:table-cell>
          <table:table-cell table:formula="of:=[.I317]*(1+[.I$9])" office:value-type="currency" office:currency="USD" office:value="5.3502223913355E+017">
            <text:p>$535,022,239,133,550,000.00</text:p>
          </table:table-cell>
          <table:table-cell table:formula="of:=[.J317]*(1+[.J$9])" office:value-type="currency" office:currency="USD" office:value="1.18890203555729E+020">
            <text:p>$118,890,203,555,729,000,000.00</text:p>
          </table:table-cell>
        </table:table-row>
        <table:table-row table:style-name="ro1">
          <table:table-cell/>
          <table:table-cell office:value-type="float" office:value="309">
            <text:p>309</text:p>
          </table:table-cell>
          <table:table-cell office:value-type="date" office:date-value="1935-01-01">
            <text:p>01/01/1935</text:p>
          </table:table-cell>
          <table:table-cell table:formula="of:=[.D318]*(1+[.D$9])" office:value-type="currency" office:currency="USD" office:value="222286.800892076">
            <text:p>$222,286.80</text:p>
          </table:table-cell>
          <table:table-cell table:formula="of:=[.E318]*(1+[.E$9])" office:value-type="currency" office:currency="USD" office:value="84665144.5758444">
            <text:p>$84,665,144.58</text:p>
          </table:table-cell>
          <table:table-cell table:formula="of:=[.F318]*(1+[.F$9])" office:value-type="currency" office:currency="USD" office:value="28826940150.8021">
            <text:p>$28,826,940,150.80</text:p>
          </table:table-cell>
          <table:table-cell table:formula="of:=[.G318]*(1+[.G$9])" office:value-type="currency" office:currency="USD" office:value="8810470580714.22">
            <text:p>$8,810,470,580,714.22</text:p>
          </table:table-cell>
          <table:table-cell table:formula="of:=[.H318]*(1+[.H$9])" office:value-type="currency" office:currency="USD" office:value="2.42667539561547E+015">
            <text:p>$2,426,675,395,615,470.00</text:p>
          </table:table-cell>
          <table:table-cell table:formula="of:=[.I318]*(1+[.I$9])" office:value-type="currency" office:currency="USD" office:value="6.04575130220911E+017">
            <text:p>$604,575,130,220,911,000.00</text:p>
          </table:table-cell>
          <table:table-cell table:formula="of:=[.J318]*(1+[.J$9])" office:value-type="currency" office:currency="USD" office:value="1.36723734089088E+020">
            <text:p>$136,723,734,089,088,000,000.00</text:p>
          </table:table-cell>
        </table:table-row>
        <table:table-row table:style-name="ro1">
          <table:table-cell/>
          <table:table-cell office:value-type="float" office:value="310">
            <text:p>310</text:p>
          </table:table-cell>
          <table:table-cell office:value-type="date" office:date-value="1936-01-01">
            <text:p>01/01/1936</text:p>
          </table:table-cell>
          <table:table-cell table:formula="of:=[.D319]*(1+[.D$9])" office:value-type="currency" office:currency="USD" office:value="228955.404918838">
            <text:p>$228,955.40</text:p>
          </table:table-cell>
          <table:table-cell table:formula="of:=[.E319]*(1+[.E$9])" office:value-type="currency" office:currency="USD" office:value="88898401.8046366">
            <text:p>$88,898,401.80</text:p>
          </table:table-cell>
          <table:table-cell table:formula="of:=[.F319]*(1+[.F$9])" office:value-type="currency" office:currency="USD" office:value="30844825961.3582">
            <text:p>$30,844,825,961.36</text:p>
          </table:table-cell>
          <table:table-cell table:formula="of:=[.G319]*(1+[.G$9])" office:value-type="currency" office:currency="USD" office:value="9603412932978.5">
            <text:p>$9,603,412,932,978.50</text:p>
          </table:table-cell>
          <table:table-cell table:formula="of:=[.H319]*(1+[.H$9])" office:value-type="currency" office:currency="USD" office:value="2.69360968913318E+015">
            <text:p>$2,693,609,689,133,180.00</text:p>
          </table:table-cell>
          <table:table-cell table:formula="of:=[.I319]*(1+[.I$9])" office:value-type="currency" office:currency="USD" office:value="6.83169897149629E+017">
            <text:p>$683,169,897,149,629,000.00</text:p>
          </table:table-cell>
          <table:table-cell table:formula="of:=[.J319]*(1+[.J$9])" office:value-type="currency" office:currency="USD" office:value="1.57232294202452E+020">
            <text:p>$157,232,294,202,452,000,000.00</text:p>
          </table:table-cell>
        </table:table-row>
        <table:table-row table:style-name="ro1">
          <table:table-cell/>
          <table:table-cell office:value-type="float" office:value="311">
            <text:p>311</text:p>
          </table:table-cell>
          <table:table-cell office:value-type="date" office:date-value="1937-01-01">
            <text:p>01/01/1937</text:p>
          </table:table-cell>
          <table:table-cell table:formula="of:=[.D320]*(1+[.D$9])" office:value-type="currency" office:currency="USD" office:value="235824.067066403">
            <text:p>$235,824.07</text:p>
          </table:table-cell>
          <table:table-cell table:formula="of:=[.E320]*(1+[.E$9])" office:value-type="currency" office:currency="USD" office:value="93343321.8948684">
            <text:p>$93,343,321.89</text:p>
          </table:table-cell>
          <table:table-cell table:formula="of:=[.F320]*(1+[.F$9])" office:value-type="currency" office:currency="USD" office:value="33003963778.6533">
            <text:p>$33,003,963,778.65</text:p>
          </table:table-cell>
          <table:table-cell table:formula="of:=[.G320]*(1+[.G$9])" office:value-type="currency" office:currency="USD" office:value="10467720096946.6">
            <text:p>$10,467,720,096,946.60</text:p>
          </table:table-cell>
          <table:table-cell table:formula="of:=[.H320]*(1+[.H$9])" office:value-type="currency" office:currency="USD" office:value="2.98990675493782E+015">
            <text:p>$2,989,906,754,937,820.00</text:p>
          </table:table-cell>
          <table:table-cell table:formula="of:=[.I320]*(1+[.I$9])" office:value-type="currency" office:currency="USD" office:value="7.71981983779081E+017">
            <text:p>$771,981,983,779,081,000.00</text:p>
          </table:table-cell>
          <table:table-cell table:formula="of:=[.J320]*(1+[.J$9])" office:value-type="currency" office:currency="USD" office:value="1.80817138332819E+020">
            <text:p>$180,817,138,332,819,000,000.00</text:p>
          </table:table-cell>
        </table:table-row>
        <table:table-row table:style-name="ro1">
          <table:table-cell/>
          <table:table-cell office:value-type="float" office:value="312">
            <text:p>312</text:p>
          </table:table-cell>
          <table:table-cell office:value-type="date" office:date-value="1938-01-01">
            <text:p>01/01/1938</text:p>
          </table:table-cell>
          <table:table-cell table:formula="of:=[.D321]*(1+[.D$9])" office:value-type="currency" office:currency="USD" office:value="242898.789078395">
            <text:p>$242,898.79</text:p>
          </table:table-cell>
          <table:table-cell table:formula="of:=[.E321]*(1+[.E$9])" office:value-type="currency" office:currency="USD" office:value="98010487.9896119">
            <text:p>$98,010,487.99</text:p>
          </table:table-cell>
          <table:table-cell table:formula="of:=[.F321]*(1+[.F$9])" office:value-type="currency" office:currency="USD" office:value="35314241243.159">
            <text:p>$35,314,241,243.16</text:p>
          </table:table-cell>
          <table:table-cell table:formula="of:=[.G321]*(1+[.G$9])" office:value-type="currency" office:currency="USD" office:value="11409814905671.8">
            <text:p>$11,409,814,905,671.80</text:p>
          </table:table-cell>
          <table:table-cell table:formula="of:=[.H321]*(1+[.H$9])" office:value-type="currency" office:currency="USD" office:value="3.31879649798099E+015">
            <text:p>$3,318,796,497,980,990.00</text:p>
          </table:table-cell>
          <table:table-cell table:formula="of:=[.I321]*(1+[.I$9])" office:value-type="currency" office:currency="USD" office:value="8.72339641670362E+017">
            <text:p>$872,339,641,670,362,000.00</text:p>
          </table:table-cell>
          <table:table-cell table:formula="of:=[.J321]*(1+[.J$9])" office:value-type="currency" office:currency="USD" office:value="2.07939709082742E+020">
            <text:p>$207,939,709,082,742,000,000.00</text:p>
          </table:table-cell>
        </table:table-row>
        <table:table-row table:style-name="ro1">
          <table:table-cell/>
          <table:table-cell office:value-type="float" office:value="313">
            <text:p>313</text:p>
          </table:table-cell>
          <table:table-cell office:value-type="date" office:date-value="1939-01-01">
            <text:p>01/01/1939</text:p>
          </table:table-cell>
          <table:table-cell table:formula="of:=[.D322]*(1+[.D$9])" office:value-type="currency" office:currency="USD" office:value="250185.752750747">
            <text:p>$250,185.75</text:p>
          </table:table-cell>
          <table:table-cell table:formula="of:=[.E322]*(1+[.E$9])" office:value-type="currency" office:currency="USD" office:value="102911012.389092">
            <text:p>$102,911,012.39</text:p>
          </table:table-cell>
          <table:table-cell table:formula="of:=[.F322]*(1+[.F$9])" office:value-type="currency" office:currency="USD" office:value="37786238130.1802">
            <text:p>$37,786,238,130.18</text:p>
          </table:table-cell>
          <table:table-cell table:formula="of:=[.G322]*(1+[.G$9])" office:value-type="currency" office:currency="USD" office:value="12436698247182.2">
            <text:p>$12,436,698,247,182.20</text:p>
          </table:table-cell>
          <table:table-cell table:formula="of:=[.H322]*(1+[.H$9])" office:value-type="currency" office:currency="USD" office:value="3.68386411275889E+015">
            <text:p>$3,683,864,112,758,890.00</text:p>
          </table:table-cell>
          <table:table-cell table:formula="of:=[.I322]*(1+[.I$9])" office:value-type="currency" office:currency="USD" office:value="9.85743795087508E+017">
            <text:p>$985,743,795,087,508,000.00</text:p>
          </table:table-cell>
          <table:table-cell table:formula="of:=[.J322]*(1+[.J$9])" office:value-type="currency" office:currency="USD" office:value="2.39130665445153E+020">
            <text:p>$239,130,665,445,153,000,000.00</text:p>
          </table:table-cell>
        </table:table-row>
        <table:table-row table:style-name="ro1">
          <table:table-cell/>
          <table:table-cell office:value-type="float" office:value="314">
            <text:p>314</text:p>
          </table:table-cell>
          <table:table-cell office:value-type="date" office:date-value="1940-01-01">
            <text:p>01/01/1940</text:p>
          </table:table-cell>
          <table:table-cell table:formula="of:=[.D323]*(1+[.D$9])" office:value-type="currency" office:currency="USD" office:value="257691.325333269">
            <text:p>$257,691.33</text:p>
          </table:table-cell>
          <table:table-cell table:formula="of:=[.E323]*(1+[.E$9])" office:value-type="currency" office:currency="USD" office:value="108056563.008547">
            <text:p>$108,056,563.01</text:p>
          </table:table-cell>
          <table:table-cell table:formula="of:=[.F323]*(1+[.F$9])" office:value-type="currency" office:currency="USD" office:value="40431274799.2928">
            <text:p>$40,431,274,799.29</text:p>
          </table:table-cell>
          <table:table-cell table:formula="of:=[.G323]*(1+[.G$9])" office:value-type="currency" office:currency="USD" office:value="13556001089428.6">
            <text:p>$13,556,001,089,428.60</text:p>
          </table:table-cell>
          <table:table-cell table:formula="of:=[.H323]*(1+[.H$9])" office:value-type="currency" office:currency="USD" office:value="4.08908916516237E+015">
            <text:p>$4,089,089,165,162,370.00</text:p>
          </table:table-cell>
          <table:table-cell table:formula="of:=[.I323]*(1+[.I$9])" office:value-type="currency" office:currency="USD" office:value="1.11389048844888E+018">
            <text:p>$1,113,890,488,448,880,000.00</text:p>
          </table:table-cell>
          <table:table-cell table:formula="of:=[.J323]*(1+[.J$9])" office:value-type="currency" office:currency="USD" office:value="2.75000265261926E+020">
            <text:p>$275,000,265,261,926,000,000.00</text:p>
          </table:table-cell>
        </table:table-row>
        <table:table-row table:style-name="ro1">
          <table:table-cell/>
          <table:table-cell office:value-type="float" office:value="315">
            <text:p>315</text:p>
          </table:table-cell>
          <table:table-cell office:value-type="date" office:date-value="1941-01-01">
            <text:p>01/01/1941</text:p>
          </table:table-cell>
          <table:table-cell table:formula="of:=[.D324]*(1+[.D$9])" office:value-type="currency" office:currency="USD" office:value="265422.065093268">
            <text:p>$265,422.07</text:p>
          </table:table-cell>
          <table:table-cell table:formula="of:=[.E324]*(1+[.E$9])" office:value-type="currency" office:currency="USD" office:value="113459391.158974">
            <text:p>$113,459,391.16</text:p>
          </table:table-cell>
          <table:table-cell table:formula="of:=[.F324]*(1+[.F$9])" office:value-type="currency" office:currency="USD" office:value="43261464035.2433">
            <text:p>$43,261,464,035.24</text:p>
          </table:table-cell>
          <table:table-cell table:formula="of:=[.G324]*(1+[.G$9])" office:value-type="currency" office:currency="USD" office:value="14776041187477.2">
            <text:p>$14,776,041,187,477.20</text:p>
          </table:table-cell>
          <table:table-cell table:formula="of:=[.H324]*(1+[.H$9])" office:value-type="currency" office:currency="USD" office:value="4.53888897333024E+015">
            <text:p>$4,538,888,973,330,240.00</text:p>
          </table:table-cell>
          <table:table-cell table:formula="of:=[.I324]*(1+[.I$9])" office:value-type="currency" office:currency="USD" office:value="1.25869625194724E+018">
            <text:p>$1,258,696,251,947,240,000.00</text:p>
          </table:table-cell>
          <table:table-cell table:formula="of:=[.J324]*(1+[.J$9])" office:value-type="currency" office:currency="USD" office:value="3.16250305051215E+020">
            <text:p>$316,250,305,051,215,000,000.00</text:p>
          </table:table-cell>
        </table:table-row>
        <table:table-row table:style-name="ro1">
          <table:table-cell/>
          <table:table-cell office:value-type="float" office:value="316">
            <text:p>316</text:p>
          </table:table-cell>
          <table:table-cell office:value-type="date" office:date-value="1942-01-01">
            <text:p>01/01/1942</text:p>
          </table:table-cell>
          <table:table-cell table:formula="of:=[.D325]*(1+[.D$9])" office:value-type="currency" office:currency="USD" office:value="273384.727046066">
            <text:p>$273,384.73</text:p>
          </table:table-cell>
          <table:table-cell table:formula="of:=[.E325]*(1+[.E$9])" office:value-type="currency" office:currency="USD" office:value="119132360.716923">
            <text:p>$119,132,360.72</text:p>
          </table:table-cell>
          <table:table-cell table:formula="of:=[.F325]*(1+[.F$9])" office:value-type="currency" office:currency="USD" office:value="46289766517.7103">
            <text:p>$46,289,766,517.71</text:p>
          </table:table-cell>
          <table:table-cell table:formula="of:=[.G325]*(1+[.G$9])" office:value-type="currency" office:currency="USD" office:value="16105884894350.1">
            <text:p>$16,105,884,894,350.10</text:p>
          </table:table-cell>
          <table:table-cell table:formula="of:=[.H325]*(1+[.H$9])" office:value-type="currency" office:currency="USD" office:value="5.03816676039656E+015">
            <text:p>$5,038,166,760,396,560.00</text:p>
          </table:table-cell>
          <table:table-cell table:formula="of:=[.I325]*(1+[.I$9])" office:value-type="currency" office:currency="USD" office:value="1.42232676470038E+018">
            <text:p>$1,422,326,764,700,380,000.00</text:p>
          </table:table-cell>
          <table:table-cell table:formula="of:=[.J325]*(1+[.J$9])" office:value-type="currency" office:currency="USD" office:value="3.63687850808898E+020">
            <text:p>$363,687,850,808,898,000,000.00</text:p>
          </table:table-cell>
        </table:table-row>
        <table:table-row table:style-name="ro1">
          <table:table-cell/>
          <table:table-cell office:value-type="float" office:value="317">
            <text:p>317</text:p>
          </table:table-cell>
          <table:table-cell office:value-type="date" office:date-value="1943-01-01">
            <text:p>01/01/1943</text:p>
          </table:table-cell>
          <table:table-cell table:formula="of:=[.D326]*(1+[.D$9])" office:value-type="currency" office:currency="USD" office:value="281586.268857448">
            <text:p>$281,586.27</text:p>
          </table:table-cell>
          <table:table-cell table:formula="of:=[.E326]*(1+[.E$9])" office:value-type="currency" office:currency="USD" office:value="125088978.752769">
            <text:p>$125,088,978.75</text:p>
          </table:table-cell>
          <table:table-cell table:formula="of:=[.F326]*(1+[.F$9])" office:value-type="currency" office:currency="USD" office:value="49530050173.95">
            <text:p>$49,530,050,173.95</text:p>
          </table:table-cell>
          <table:table-cell table:formula="of:=[.G326]*(1+[.G$9])" office:value-type="currency" office:currency="USD" office:value="17555414534841.7">
            <text:p>$17,555,414,534,841.70</text:p>
          </table:table-cell>
          <table:table-cell table:formula="of:=[.H326]*(1+[.H$9])" office:value-type="currency" office:currency="USD" office:value="5.59236510404018E+015">
            <text:p>$5,592,365,104,040,180.00</text:p>
          </table:table-cell>
          <table:table-cell table:formula="of:=[.I326]*(1+[.I$9])" office:value-type="currency" office:currency="USD" office:value="1.60722924411143E+018">
            <text:p>$1,607,229,244,111,430,000.00</text:p>
          </table:table-cell>
          <table:table-cell table:formula="of:=[.J326]*(1+[.J$9])" office:value-type="currency" office:currency="USD" office:value="4.18241028430232E+020">
            <text:p>$418,241,028,430,232,000,000.00</text:p>
          </table:table-cell>
        </table:table-row>
        <table:table-row table:style-name="ro1">
          <table:table-cell/>
          <table:table-cell office:value-type="float" office:value="318">
            <text:p>318</text:p>
          </table:table-cell>
          <table:table-cell office:value-type="date" office:date-value="1944-01-01">
            <text:p>01/01/1944</text:p>
          </table:table-cell>
          <table:table-cell table:formula="of:=[.D327]*(1+[.D$9])" office:value-type="currency" office:currency="USD" office:value="290033.856923171">
            <text:p>$290,033.86</text:p>
          </table:table-cell>
          <table:table-cell table:formula="of:=[.E327]*(1+[.E$9])" office:value-type="currency" office:currency="USD" office:value="131343427.690408">
            <text:p>$131,343,427.69</text:p>
          </table:table-cell>
          <table:table-cell table:formula="of:=[.F327]*(1+[.F$9])" office:value-type="currency" office:currency="USD" office:value="52997153686.1265">
            <text:p>$52,997,153,686.13</text:p>
          </table:table-cell>
          <table:table-cell table:formula="of:=[.G327]*(1+[.G$9])" office:value-type="currency" office:currency="USD" office:value="19135401842977.4">
            <text:p>$19,135,401,842,977.40</text:p>
          </table:table-cell>
          <table:table-cell table:formula="of:=[.H327]*(1+[.H$9])" office:value-type="currency" office:currency="USD" office:value="6.20752526548461E+015">
            <text:p>$6,207,525,265,484,610.00</text:p>
          </table:table-cell>
          <table:table-cell table:formula="of:=[.I327]*(1+[.I$9])" office:value-type="currency" office:currency="USD" office:value="1.81616904584592E+018">
            <text:p>$1,816,169,045,845,920,000.00</text:p>
          </table:table-cell>
          <table:table-cell table:formula="of:=[.J327]*(1+[.J$9])" office:value-type="currency" office:currency="USD" office:value="4.80977182694767E+020">
            <text:p>$480,977,182,694,767,000,000.00</text:p>
          </table:table-cell>
        </table:table-row>
        <table:table-row table:style-name="ro1">
          <table:table-cell/>
          <table:table-cell office:value-type="float" office:value="319">
            <text:p>319</text:p>
          </table:table-cell>
          <table:table-cell office:value-type="date" office:date-value="1945-01-01">
            <text:p>01/01/1945</text:p>
          </table:table-cell>
          <table:table-cell table:formula="of:=[.D328]*(1+[.D$9])" office:value-type="currency" office:currency="USD" office:value="298734.872630866">
            <text:p>$298,734.87</text:p>
          </table:table-cell>
          <table:table-cell table:formula="of:=[.E328]*(1+[.E$9])" office:value-type="currency" office:currency="USD" office:value="137910599.074928">
            <text:p>$137,910,599.07</text:p>
          </table:table-cell>
          <table:table-cell table:formula="of:=[.F328]*(1+[.F$9])" office:value-type="currency" office:currency="USD" office:value="56706954444.1554">
            <text:p>$56,706,954,444.16</text:p>
          </table:table-cell>
          <table:table-cell table:formula="of:=[.G328]*(1+[.G$9])" office:value-type="currency" office:currency="USD" office:value="20857588008845.4">
            <text:p>$20,857,588,008,845.40</text:p>
          </table:table-cell>
          <table:table-cell table:formula="of:=[.H328]*(1+[.H$9])" office:value-type="currency" office:currency="USD" office:value="6.89035304468791E+015">
            <text:p>$6,890,353,044,687,910.00</text:p>
          </table:table-cell>
          <table:table-cell table:formula="of:=[.I328]*(1+[.I$9])" office:value-type="currency" office:currency="USD" office:value="2.05227102180588E+018">
            <text:p>$2,052,271,021,805,880,000.00</text:p>
          </table:table-cell>
          <table:table-cell table:formula="of:=[.J328]*(1+[.J$9])" office:value-type="currency" office:currency="USD" office:value="5.53123760098982E+020">
            <text:p>$553,123,760,098,982,000,000.00</text:p>
          </table:table-cell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date" office:date-value="1946-01-01">
            <text:p>01/01/1946</text:p>
          </table:table-cell>
          <table:table-cell table:formula="of:=[.D329]*(1+[.D$9])" office:value-type="currency" office:currency="USD" office:value="307696.918809792">
            <text:p>$307,696.92</text:p>
          </table:table-cell>
          <table:table-cell table:formula="of:=[.E329]*(1+[.E$9])" office:value-type="currency" office:currency="USD" office:value="144806129.028675">
            <text:p>$144,806,129.03</text:p>
          </table:table-cell>
          <table:table-cell table:formula="of:=[.F329]*(1+[.F$9])" office:value-type="currency" office:currency="USD" office:value="60676441255.2463">
            <text:p>$60,676,441,255.25</text:p>
          </table:table-cell>
          <table:table-cell table:formula="of:=[.G329]*(1+[.G$9])" office:value-type="currency" office:currency="USD" office:value="22734770929641.5">
            <text:p>$22,734,770,929,641.50</text:p>
          </table:table-cell>
          <table:table-cell table:formula="of:=[.H329]*(1+[.H$9])" office:value-type="currency" office:currency="USD" office:value="7.64829187960358E+015">
            <text:p>$7,648,291,879,603,580.00</text:p>
          </table:table-cell>
          <table:table-cell table:formula="of:=[.I329]*(1+[.I$9])" office:value-type="currency" office:currency="USD" office:value="2.31906625464065E+018">
            <text:p>$2,319,066,254,640,650,000.00</text:p>
          </table:table-cell>
          <table:table-cell table:formula="of:=[.J329]*(1+[.J$9])" office:value-type="currency" office:currency="USD" office:value="6.3609232411383E+020">
            <text:p>$636,092,324,113,830,000,000.00</text:p>
          </table:table-cell>
        </table:table-row>
        <table:table-row table:style-name="ro1">
          <table:table-cell/>
          <table:table-cell office:value-type="float" office:value="321">
            <text:p>321</text:p>
          </table:table-cell>
          <table:table-cell office:value-type="date" office:date-value="1947-01-01">
            <text:p>01/01/1947</text:p>
          </table:table-cell>
          <table:table-cell table:formula="of:=[.D330]*(1+[.D$9])" office:value-type="currency" office:currency="USD" office:value="316927.826374086">
            <text:p>$316,927.83</text:p>
          </table:table-cell>
          <table:table-cell table:formula="of:=[.E330]*(1+[.E$9])" office:value-type="currency" office:currency="USD" office:value="152046435.480108">
            <text:p>$152,046,435.48</text:p>
          </table:table-cell>
          <table:table-cell table:formula="of:=[.F330]*(1+[.F$9])" office:value-type="currency" office:currency="USD" office:value="64923792143.1135">
            <text:p>$64,923,792,143.11</text:p>
          </table:table-cell>
          <table:table-cell table:formula="of:=[.G330]*(1+[.G$9])" office:value-type="currency" office:currency="USD" office:value="24780900313309.2">
            <text:p>$24,780,900,313,309.20</text:p>
          </table:table-cell>
          <table:table-cell table:formula="of:=[.H330]*(1+[.H$9])" office:value-type="currency" office:currency="USD" office:value="8.48960398635998E+015">
            <text:p>$8,489,603,986,359,980.00</text:p>
          </table:table-cell>
          <table:table-cell table:formula="of:=[.I330]*(1+[.I$9])" office:value-type="currency" office:currency="USD" office:value="2.62054486774393E+018">
            <text:p>$2,620,544,867,743,930,000.00</text:p>
          </table:table-cell>
          <table:table-cell table:formula="of:=[.J330]*(1+[.J$9])" office:value-type="currency" office:currency="USD" office:value="7.31506172730904E+020">
            <text:p>$731,506,172,730,904,000,000.00</text:p>
          </table:table-cell>
        </table:table-row>
        <table:table-row table:style-name="ro1">
          <table:table-cell/>
          <table:table-cell office:value-type="float" office:value="322">
            <text:p>322</text:p>
          </table:table-cell>
          <table:table-cell office:value-type="date" office:date-value="1948-01-01">
            <text:p>01/01/1948</text:p>
          </table:table-cell>
          <table:table-cell table:formula="of:=[.D331]*(1+[.D$9])" office:value-type="currency" office:currency="USD" office:value="326435.661165309">
            <text:p>$326,435.66</text:p>
          </table:table-cell>
          <table:table-cell table:formula="of:=[.E331]*(1+[.E$9])" office:value-type="currency" office:currency="USD" office:value="159648757.254114">
            <text:p>$159,648,757.25</text:p>
          </table:table-cell>
          <table:table-cell table:formula="of:=[.F331]*(1+[.F$9])" office:value-type="currency" office:currency="USD" office:value="69468457593.1315">
            <text:p>$69,468,457,593.13</text:p>
          </table:table-cell>
          <table:table-cell table:formula="of:=[.G331]*(1+[.G$9])" office:value-type="currency" office:currency="USD" office:value="27011181341507">
            <text:p>$27,011,181,341,507.00</text:p>
          </table:table-cell>
          <table:table-cell table:formula="of:=[.H331]*(1+[.H$9])" office:value-type="currency" office:currency="USD" office:value="9.42346042485958E+015">
            <text:p>$9,423,460,424,859,580.00</text:p>
          </table:table-cell>
          <table:table-cell table:formula="of:=[.I331]*(1+[.I$9])" office:value-type="currency" office:currency="USD" office:value="2.96121570055064E+018">
            <text:p>$2,961,215,700,550,640,000.00</text:p>
          </table:table-cell>
          <table:table-cell table:formula="of:=[.J331]*(1+[.J$9])" office:value-type="currency" office:currency="USD" office:value="8.4123209864054E+020">
            <text:p>$841,232,098,640,540,000,000.00</text:p>
          </table:table-cell>
        </table:table-row>
        <table:table-row table:style-name="ro1">
          <table:table-cell/>
          <table:table-cell office:value-type="float" office:value="323">
            <text:p>323</text:p>
          </table:table-cell>
          <table:table-cell office:value-type="date" office:date-value="1949-01-01">
            <text:p>01/01/1949</text:p>
          </table:table-cell>
          <table:table-cell table:formula="of:=[.D332]*(1+[.D$9])" office:value-type="currency" office:currency="USD" office:value="336228.731000268">
            <text:p>$336,228.73</text:p>
          </table:table-cell>
          <table:table-cell table:formula="of:=[.E332]*(1+[.E$9])" office:value-type="currency" office:currency="USD" office:value="167631195.116819">
            <text:p>$167,631,195.12</text:p>
          </table:table-cell>
          <table:table-cell table:formula="of:=[.F332]*(1+[.F$9])" office:value-type="currency" office:currency="USD" office:value="74331249624.6507">
            <text:p>$74,331,249,624.65</text:p>
          </table:table-cell>
          <table:table-cell table:formula="of:=[.G332]*(1+[.G$9])" office:value-type="currency" office:currency="USD" office:value="29442187662242.7">
            <text:p>$29,442,187,662,242.70</text:p>
          </table:table-cell>
          <table:table-cell table:formula="of:=[.H332]*(1+[.H$9])" office:value-type="currency" office:currency="USD" office:value="1.04600410715941E+016">
            <text:p>$10,460,041,071,594,100.00</text:p>
          </table:table-cell>
          <table:table-cell table:formula="of:=[.I332]*(1+[.I$9])" office:value-type="currency" office:currency="USD" office:value="3.34617374162223E+018">
            <text:p>$3,346,173,741,622,230,000.00</text:p>
          </table:table-cell>
          <table:table-cell table:formula="of:=[.J332]*(1+[.J$9])" office:value-type="currency" office:currency="USD" office:value="9.6741691343662E+020">
            <text:p>$967,416,913,436,620,000,000.00</text:p>
          </table:table-cell>
        </table:table-row>
        <table:table-row table:style-name="ro1">
          <table:table-cell/>
          <table:table-cell office:value-type="float" office:value="324">
            <text:p>324</text:p>
          </table:table-cell>
          <table:table-cell office:value-type="date" office:date-value="1950-01-01">
            <text:p>01/01/1950</text:p>
          </table:table-cell>
          <table:table-cell table:formula="of:=[.D333]*(1+[.D$9])" office:value-type="currency" office:currency="USD" office:value="346315.592930276">
            <text:p>$346,315.59</text:p>
          </table:table-cell>
          <table:table-cell table:formula="of:=[.E333]*(1+[.E$9])" office:value-type="currency" office:currency="USD" office:value="176012754.87266">
            <text:p>$176,012,754.87</text:p>
          </table:table-cell>
          <table:table-cell table:formula="of:=[.F333]*(1+[.F$9])" office:value-type="currency" office:currency="USD" office:value="79534437098.3762">
            <text:p>$79,534,437,098.38</text:p>
          </table:table-cell>
          <table:table-cell table:formula="of:=[.G333]*(1+[.G$9])" office:value-type="currency" office:currency="USD" office:value="32091984551844.5">
            <text:p>$32,091,984,551,844.50</text:p>
          </table:table-cell>
          <table:table-cell table:formula="of:=[.H333]*(1+[.H$9])" office:value-type="currency" office:currency="USD" office:value="1.16106455894695E+016">
            <text:p>$11,610,645,589,469,500.00</text:p>
          </table:table-cell>
          <table:table-cell table:formula="of:=[.I333]*(1+[.I$9])" office:value-type="currency" office:currency="USD" office:value="3.78117632803312E+018">
            <text:p>$3,781,176,328,033,120,000.00</text:p>
          </table:table-cell>
          <table:table-cell table:formula="of:=[.J333]*(1+[.J$9])" office:value-type="currency" office:currency="USD" office:value="1.11252945045211E+021">
            <text:p>$1,112,529,450,452,110,000,000.00</text:p>
          </table:table-cell>
        </table:table-row>
        <table:table-row table:style-name="ro1">
          <table:table-cell/>
          <table:table-cell office:value-type="float" office:value="325">
            <text:p>325</text:p>
          </table:table-cell>
          <table:table-cell office:value-type="date" office:date-value="1951-01-01">
            <text:p>01/01/1951</text:p>
          </table:table-cell>
          <table:table-cell table:formula="of:=[.D334]*(1+[.D$9])" office:value-type="currency" office:currency="USD" office:value="356705.060718184">
            <text:p>$356,705.06</text:p>
          </table:table-cell>
          <table:table-cell table:formula="of:=[.E334]*(1+[.E$9])" office:value-type="currency" office:currency="USD" office:value="184813392.616293">
            <text:p>$184,813,392.62</text:p>
          </table:table-cell>
          <table:table-cell table:formula="of:=[.F334]*(1+[.F$9])" office:value-type="currency" office:currency="USD" office:value="85101847695.2626">
            <text:p>$85,101,847,695.26</text:p>
          </table:table-cell>
          <table:table-cell table:formula="of:=[.G334]*(1+[.G$9])" office:value-type="currency" office:currency="USD" office:value="34980263161510.5">
            <text:p>$34,980,263,161,510.50</text:p>
          </table:table-cell>
          <table:table-cell table:formula="of:=[.H334]*(1+[.H$9])" office:value-type="currency" office:currency="USD" office:value="1.28878166043111E+016">
            <text:p>$12,887,816,604,311,100.00</text:p>
          </table:table-cell>
          <table:table-cell table:formula="of:=[.I334]*(1+[.I$9])" office:value-type="currency" office:currency="USD" office:value="4.27272925067742E+018">
            <text:p>$4,272,729,250,677,420,000.00</text:p>
          </table:table-cell>
          <table:table-cell table:formula="of:=[.J334]*(1+[.J$9])" office:value-type="currency" office:currency="USD" office:value="1.27940886801993E+021">
            <text:p>$1,279,408,868,019,930,000,000.00</text:p>
          </table:table-cell>
        </table:table-row>
        <table:table-row table:style-name="ro1">
          <table:table-cell/>
          <table:table-cell office:value-type="float" office:value="326">
            <text:p>326</text:p>
          </table:table-cell>
          <table:table-cell office:value-type="date" office:date-value="1952-01-01">
            <text:p>01/01/1952</text:p>
          </table:table-cell>
          <table:table-cell table:formula="of:=[.D335]*(1+[.D$9])" office:value-type="currency" office:currency="USD" office:value="367406.21253973">
            <text:p>$367,406.21</text:p>
          </table:table-cell>
          <table:table-cell table:formula="of:=[.E335]*(1+[.E$9])" office:value-type="currency" office:currency="USD" office:value="194054062.247108">
            <text:p>$194,054,062.25</text:p>
          </table:table-cell>
          <table:table-cell table:formula="of:=[.F335]*(1+[.F$9])" office:value-type="currency" office:currency="USD" office:value="91058977033.9309">
            <text:p>$91,058,977,033.93</text:p>
          </table:table-cell>
          <table:table-cell table:formula="of:=[.G335]*(1+[.G$9])" office:value-type="currency" office:currency="USD" office:value="38128486846046.5">
            <text:p>$38,128,486,846,046.50</text:p>
          </table:table-cell>
          <table:table-cell table:formula="of:=[.H335]*(1+[.H$9])" office:value-type="currency" office:currency="USD" office:value="1.43054764307854E+016">
            <text:p>$14,305,476,430,785,400.00</text:p>
          </table:table-cell>
          <table:table-cell table:formula="of:=[.I335]*(1+[.I$9])" office:value-type="currency" office:currency="USD" office:value="4.82818405326549E+018">
            <text:p>$4,828,184,053,265,490,000.00</text:p>
          </table:table-cell>
          <table:table-cell table:formula="of:=[.J335]*(1+[.J$9])" office:value-type="currency" office:currency="USD" office:value="1.47132019822292E+021">
            <text:p>$1,471,320,198,222,920,000,000.00</text:p>
          </table:table-cell>
        </table:table-row>
        <table:table-row table:style-name="ro1">
          <table:table-cell/>
          <table:table-cell office:value-type="float" office:value="327">
            <text:p>327</text:p>
          </table:table-cell>
          <table:table-cell office:value-type="date" office:date-value="1953-01-01">
            <text:p>01/01/1953</text:p>
          </table:table-cell>
          <table:table-cell table:formula="of:=[.D336]*(1+[.D$9])" office:value-type="currency" office:currency="USD" office:value="378428.398915922">
            <text:p>$378,428.40</text:p>
          </table:table-cell>
          <table:table-cell table:formula="of:=[.E336]*(1+[.E$9])" office:value-type="currency" office:currency="USD" office:value="203756765.359464">
            <text:p>$203,756,765.36</text:p>
          </table:table-cell>
          <table:table-cell table:formula="of:=[.F336]*(1+[.F$9])" office:value-type="currency" office:currency="USD" office:value="97433105426.3061">
            <text:p>$97,433,105,426.31</text:p>
          </table:table-cell>
          <table:table-cell table:formula="of:=[.G336]*(1+[.G$9])" office:value-type="currency" office:currency="USD" office:value="41560050662190.6">
            <text:p>$41,560,050,662,190.60</text:p>
          </table:table-cell>
          <table:table-cell table:formula="of:=[.H336]*(1+[.H$9])" office:value-type="currency" office:currency="USD" office:value="1.58790788381717E+016">
            <text:p>$15,879,078,838,171,700.00</text:p>
          </table:table-cell>
          <table:table-cell table:formula="of:=[.I336]*(1+[.I$9])" office:value-type="currency" office:currency="USD" office:value="5.45584798019E+018">
            <text:p>$5,455,847,980,190,000,000.00</text:p>
          </table:table-cell>
          <table:table-cell table:formula="of:=[.J336]*(1+[.J$9])" office:value-type="currency" office:currency="USD" office:value="1.69201822795636E+021">
            <text:p>$1,692,018,227,956,360,000,000.00</text:p>
          </table:table-cell>
        </table:table-row>
        <table:table-row table:style-name="ro1">
          <table:table-cell/>
          <table:table-cell office:value-type="float" office:value="328">
            <text:p>328</text:p>
          </table:table-cell>
          <table:table-cell office:value-type="date" office:date-value="1954-01-01">
            <text:p>01/01/1954</text:p>
          </table:table-cell>
          <table:table-cell table:formula="of:=[.D337]*(1+[.D$9])" office:value-type="currency" office:currency="USD" office:value="389781.250883399">
            <text:p>$389,781.25</text:p>
          </table:table-cell>
          <table:table-cell table:formula="of:=[.E337]*(1+[.E$9])" office:value-type="currency" office:currency="USD" office:value="213944603.627437">
            <text:p>$213,944,603.63</text:p>
          </table:table-cell>
          <table:table-cell table:formula="of:=[.F337]*(1+[.F$9])" office:value-type="currency" office:currency="USD" office:value="104253422806.148">
            <text:p>$104,253,422,806.15</text:p>
          </table:table-cell>
          <table:table-cell table:formula="of:=[.G337]*(1+[.G$9])" office:value-type="currency" office:currency="USD" office:value="45300455221787.8">
            <text:p>$45,300,455,221,787.80</text:p>
          </table:table-cell>
          <table:table-cell table:formula="of:=[.H337]*(1+[.H$9])" office:value-type="currency" office:currency="USD" office:value="1.76257775103706E+016">
            <text:p>$17,625,777,510,370,600.00</text:p>
          </table:table-cell>
          <table:table-cell table:formula="of:=[.I337]*(1+[.I$9])" office:value-type="currency" office:currency="USD" office:value="6.1651082176147E+018">
            <text:p>$6,165,108,217,614,700,000.00</text:p>
          </table:table-cell>
          <table:table-cell table:formula="of:=[.J337]*(1+[.J$9])" office:value-type="currency" office:currency="USD" office:value="1.94582096214981E+021">
            <text:p>$1,945,820,962,149,810,000,000.00</text:p>
          </table:table-cell>
        </table:table-row>
        <table:table-row table:style-name="ro1">
          <table:table-cell/>
          <table:table-cell office:value-type="float" office:value="329">
            <text:p>329</text:p>
          </table:table-cell>
          <table:table-cell office:value-type="date" office:date-value="1955-01-01">
            <text:p>01/01/1955</text:p>
          </table:table-cell>
          <table:table-cell table:formula="of:=[.D338]*(1+[.D$9])" office:value-type="currency" office:currency="USD" office:value="401474.688409901">
            <text:p>$401,474.69</text:p>
          </table:table-cell>
          <table:table-cell table:formula="of:=[.E338]*(1+[.E$9])" office:value-type="currency" office:currency="USD" office:value="224641833.808809">
            <text:p>$224,641,833.81</text:p>
          </table:table-cell>
          <table:table-cell table:formula="of:=[.F338]*(1+[.F$9])" office:value-type="currency" office:currency="USD" office:value="111551162402.578">
            <text:p>$111,551,162,402.58</text:p>
          </table:table-cell>
          <table:table-cell table:formula="of:=[.G338]*(1+[.G$9])" office:value-type="currency" office:currency="USD" office:value="49377496191748.7">
            <text:p>$49,377,496,191,748.70</text:p>
          </table:table-cell>
          <table:table-cell table:formula="of:=[.H338]*(1+[.H$9])" office:value-type="currency" office:currency="USD" office:value="1.95646130365114E+016">
            <text:p>$19,564,613,036,511,400.00</text:p>
          </table:table-cell>
          <table:table-cell table:formula="of:=[.I338]*(1+[.I$9])" office:value-type="currency" office:currency="USD" office:value="6.96657228590461E+018">
            <text:p>$6,966,572,285,904,610,000.00</text:p>
          </table:table-cell>
          <table:table-cell table:formula="of:=[.J338]*(1+[.J$9])" office:value-type="currency" office:currency="USD" office:value="2.23769410647228E+021">
            <text:p>$2,237,694,106,472,280,000,000.00</text:p>
          </table:table-cell>
        </table:table-row>
        <table:table-row table:style-name="ro1">
          <table:table-cell/>
          <table:table-cell office:value-type="float" office:value="330">
            <text:p>330</text:p>
          </table:table-cell>
          <table:table-cell office:value-type="date" office:date-value="1956-01-01">
            <text:p>01/01/1956</text:p>
          </table:table-cell>
          <table:table-cell table:formula="of:=[.D339]*(1+[.D$9])" office:value-type="currency" office:currency="USD" office:value="413518.929062198">
            <text:p>$413,518.93</text:p>
          </table:table-cell>
          <table:table-cell table:formula="of:=[.E339]*(1+[.E$9])" office:value-type="currency" office:currency="USD" office:value="235873925.499249">
            <text:p>$235,873,925.50</text:p>
          </table:table-cell>
          <table:table-cell table:formula="of:=[.F339]*(1+[.F$9])" office:value-type="currency" office:currency="USD" office:value="119359743770.758">
            <text:p>$119,359,743,770.76</text:p>
          </table:table-cell>
          <table:table-cell table:formula="of:=[.G339]*(1+[.G$9])" office:value-type="currency" office:currency="USD" office:value="53821470849006.1">
            <text:p>$53,821,470,849,006.10</text:p>
          </table:table-cell>
          <table:table-cell table:formula="of:=[.H339]*(1+[.H$9])" office:value-type="currency" office:currency="USD" office:value="2.17167204705277E+016">
            <text:p>$21,716,720,470,527,700.00</text:p>
          </table:table-cell>
          <table:table-cell table:formula="of:=[.I339]*(1+[.I$9])" office:value-type="currency" office:currency="USD" office:value="7.87222668307221E+018">
            <text:p>$7,872,226,683,072,210,000.00</text:p>
          </table:table-cell>
          <table:table-cell table:formula="of:=[.J339]*(1+[.J$9])" office:value-type="currency" office:currency="USD" office:value="2.57334822244312E+021">
            <text:p>$2,573,348,222,443,120,000,000.00</text:p>
          </table:table-cell>
        </table:table-row>
        <table:table-row table:style-name="ro1">
          <table:table-cell/>
          <table:table-cell office:value-type="float" office:value="331">
            <text:p>331</text:p>
          </table:table-cell>
          <table:table-cell office:value-type="date" office:date-value="1957-01-01">
            <text:p>01/01/1957</text:p>
          </table:table-cell>
          <table:table-cell table:formula="of:=[.D340]*(1+[.D$9])" office:value-type="currency" office:currency="USD" office:value="425924.496934064">
            <text:p>$425,924.50</text:p>
          </table:table-cell>
          <table:table-cell table:formula="of:=[.E340]*(1+[.E$9])" office:value-type="currency" office:currency="USD" office:value="247667621.774211">
            <text:p>$247,667,621.77</text:p>
          </table:table-cell>
          <table:table-cell table:formula="of:=[.F340]*(1+[.F$9])" office:value-type="currency" office:currency="USD" office:value="127714925834.711">
            <text:p>$127,714,925,834.71</text:p>
          </table:table-cell>
          <table:table-cell table:formula="of:=[.G340]*(1+[.G$9])" office:value-type="currency" office:currency="USD" office:value="58665403225416.7">
            <text:p>$58,665,403,225,416.70</text:p>
          </table:table-cell>
          <table:table-cell table:formula="of:=[.H340]*(1+[.H$9])" office:value-type="currency" office:currency="USD" office:value="2.41055597222857E+016">
            <text:p>$24,105,559,722,285,700.00</text:p>
          </table:table-cell>
          <table:table-cell table:formula="of:=[.I340]*(1+[.I$9])" office:value-type="currency" office:currency="USD" office:value="8.89561615187159E+018">
            <text:p>$8,895,616,151,871,590,000.00</text:p>
          </table:table-cell>
          <table:table-cell table:formula="of:=[.J340]*(1+[.J$9])" office:value-type="currency" office:currency="USD" office:value="2.95935045580959E+021">
            <text:p>$2,959,350,455,809,590,000,000.00</text:p>
          </table:table-cell>
        </table:table-row>
        <table:table-row table:style-name="ro1">
          <table:table-cell/>
          <table:table-cell office:value-type="float" office:value="332">
            <text:p>332</text:p>
          </table:table-cell>
          <table:table-cell office:value-type="date" office:date-value="1958-01-01">
            <text:p>01/01/1958</text:p>
          </table:table-cell>
          <table:table-cell table:formula="of:=[.D341]*(1+[.D$9])" office:value-type="currency" office:currency="USD" office:value="438702.231842086">
            <text:p>$438,702.23</text:p>
          </table:table-cell>
          <table:table-cell table:formula="of:=[.E341]*(1+[.E$9])" office:value-type="currency" office:currency="USD" office:value="260051002.862922">
            <text:p>$260,051,002.86</text:p>
          </table:table-cell>
          <table:table-cell table:formula="of:=[.F341]*(1+[.F$9])" office:value-type="currency" office:currency="USD" office:value="136654970643.141">
            <text:p>$136,654,970,643.14</text:p>
          </table:table-cell>
          <table:table-cell table:formula="of:=[.G341]*(1+[.G$9])" office:value-type="currency" office:currency="USD" office:value="63945289515704.2">
            <text:p>$63,945,289,515,704.20</text:p>
          </table:table-cell>
          <table:table-cell table:formula="of:=[.H341]*(1+[.H$9])" office:value-type="currency" office:currency="USD" office:value="2.67571712917371E+016">
            <text:p>$26,757,171,291,737,100.00</text:p>
          </table:table-cell>
          <table:table-cell table:formula="of:=[.I341]*(1+[.I$9])" office:value-type="currency" office:currency="USD" office:value="1.00520462516149E+019">
            <text:p>$10,052,046,251,614,900,000.00</text:p>
          </table:table-cell>
          <table:table-cell table:formula="of:=[.J341]*(1+[.J$9])" office:value-type="currency" office:currency="USD" office:value="3.40325302418103E+021">
            <text:p>$3,403,253,024,181,030,000,000.00</text:p>
          </table:table-cell>
        </table:table-row>
        <table:table-row table:style-name="ro1">
          <table:table-cell/>
          <table:table-cell office:value-type="float" office:value="333">
            <text:p>333</text:p>
          </table:table-cell>
          <table:table-cell office:value-type="date" office:date-value="1959-01-01">
            <text:p>01/01/1959</text:p>
          </table:table-cell>
          <table:table-cell table:formula="of:=[.D342]*(1+[.D$9])" office:value-type="currency" office:currency="USD" office:value="451863.298797349">
            <text:p>$451,863.30</text:p>
          </table:table-cell>
          <table:table-cell table:formula="of:=[.E342]*(1+[.E$9])" office:value-type="currency" office:currency="USD" office:value="273053553.006068">
            <text:p>$273,053,553.01</text:p>
          </table:table-cell>
          <table:table-cell table:formula="of:=[.F342]*(1+[.F$9])" office:value-type="currency" office:currency="USD" office:value="146220818588.161">
            <text:p>$146,220,818,588.16</text:p>
          </table:table-cell>
          <table:table-cell table:formula="of:=[.G342]*(1+[.G$9])" office:value-type="currency" office:currency="USD" office:value="69700365572117.5">
            <text:p>$69,700,365,572,117.50</text:p>
          </table:table-cell>
          <table:table-cell table:formula="of:=[.H342]*(1+[.H$9])" office:value-type="currency" office:currency="USD" office:value="2.97004601338282E+016">
            <text:p>$29,700,460,133,828,200.00</text:p>
          </table:table-cell>
          <table:table-cell table:formula="of:=[.I342]*(1+[.I$9])" office:value-type="currency" office:currency="USD" office:value="1.13588122643248E+019">
            <text:p>$11,358,812,264,324,800,000.00</text:p>
          </table:table-cell>
          <table:table-cell table:formula="of:=[.J342]*(1+[.J$9])" office:value-type="currency" office:currency="USD" office:value="3.91374097780819E+021">
            <text:p>$3,913,740,977,808,190,000,000.00</text:p>
          </table:table-cell>
        </table:table-row>
        <table:table-row table:style-name="ro1">
          <table:table-cell/>
          <table:table-cell office:value-type="float" office:value="334">
            <text:p>334</text:p>
          </table:table-cell>
          <table:table-cell office:value-type="date" office:date-value="1960-01-01">
            <text:p>01/01/1960</text:p>
          </table:table-cell>
          <table:table-cell table:formula="of:=[.D343]*(1+[.D$9])" office:value-type="currency" office:currency="USD" office:value="465419.197761269">
            <text:p>$465,419.20</text:p>
          </table:table-cell>
          <table:table-cell table:formula="of:=[.E343]*(1+[.E$9])" office:value-type="currency" office:currency="USD" office:value="286706230.656372">
            <text:p>$286,706,230.66</text:p>
          </table:table-cell>
          <table:table-cell table:formula="of:=[.F343]*(1+[.F$9])" office:value-type="currency" office:currency="USD" office:value="156456275889.332">
            <text:p>$156,456,275,889.33</text:p>
          </table:table-cell>
          <table:table-cell table:formula="of:=[.G343]*(1+[.G$9])" office:value-type="currency" office:currency="USD" office:value="75973398473608.1">
            <text:p>$75,973,398,473,608.10</text:p>
          </table:table-cell>
          <table:table-cell table:formula="of:=[.H343]*(1+[.H$9])" office:value-type="currency" office:currency="USD" office:value="3.29675107485493E+016">
            <text:p>$32,967,510,748,549,300.00</text:p>
          </table:table-cell>
          <table:table-cell table:formula="of:=[.I343]*(1+[.I$9])" office:value-type="currency" office:currency="USD" office:value="1.28354578586871E+019">
            <text:p>$12,835,457,858,687,100,000.00</text:p>
          </table:table-cell>
          <table:table-cell table:formula="of:=[.J343]*(1+[.J$9])" office:value-type="currency" office:currency="USD" office:value="4.50080212447941E+021">
            <text:p>$4,500,802,124,479,410,000,000.00</text:p>
          </table:table-cell>
        </table:table-row>
        <table:table-row table:style-name="ro1">
          <table:table-cell/>
          <table:table-cell office:value-type="float" office:value="335">
            <text:p>335</text:p>
          </table:table-cell>
          <table:table-cell office:value-type="date" office:date-value="1961-01-01">
            <text:p>01/01/1961</text:p>
          </table:table-cell>
          <table:table-cell table:formula="of:=[.D344]*(1+[.D$9])" office:value-type="currency" office:currency="USD" office:value="479381.773694107">
            <text:p>$479,381.77</text:p>
          </table:table-cell>
          <table:table-cell table:formula="of:=[.E344]*(1+[.E$9])" office:value-type="currency" office:currency="USD" office:value="301041542.18919">
            <text:p>$301,041,542.19</text:p>
          </table:table-cell>
          <table:table-cell table:formula="of:=[.F344]*(1+[.F$9])" office:value-type="currency" office:currency="USD" office:value="167408215201.586">
            <text:p>$167,408,215,201.59</text:p>
          </table:table-cell>
          <table:table-cell table:formula="of:=[.G344]*(1+[.G$9])" office:value-type="currency" office:currency="USD" office:value="82811004336232.9">
            <text:p>$82,811,004,336,232.90</text:p>
          </table:table-cell>
          <table:table-cell table:formula="of:=[.H344]*(1+[.H$9])" office:value-type="currency" office:currency="USD" office:value="3.65939369308898E+016">
            <text:p>$36,593,936,930,889,800.00</text:p>
          </table:table-cell>
          <table:table-cell table:formula="of:=[.I344]*(1+[.I$9])" office:value-type="currency" office:currency="USD" office:value="1.45040673803164E+019">
            <text:p>$14,504,067,380,316,400,000.00</text:p>
          </table:table-cell>
          <table:table-cell table:formula="of:=[.J344]*(1+[.J$9])" office:value-type="currency" office:currency="USD" office:value="5.17592244315132E+021">
            <text:p>$5,175,922,443,151,320,000,000.00</text:p>
          </table:table-cell>
        </table:table-row>
        <table:table-row table:style-name="ro1">
          <table:table-cell/>
          <table:table-cell office:value-type="float" office:value="336">
            <text:p>336</text:p>
          </table:table-cell>
          <table:table-cell office:value-type="date" office:date-value="1962-01-01">
            <text:p>01/01/1962</text:p>
          </table:table-cell>
          <table:table-cell table:formula="of:=[.D345]*(1+[.D$9])" office:value-type="currency" office:currency="USD" office:value="493763.226904931">
            <text:p>$493,763.23</text:p>
          </table:table-cell>
          <table:table-cell table:formula="of:=[.E345]*(1+[.E$9])" office:value-type="currency" office:currency="USD" office:value="316093619.29865">
            <text:p>$316,093,619.30</text:p>
          </table:table-cell>
          <table:table-cell table:formula="of:=[.F345]*(1+[.F$9])" office:value-type="currency" office:currency="USD" office:value="179126790265.697">
            <text:p>$179,126,790,265.70</text:p>
          </table:table-cell>
          <table:table-cell table:formula="of:=[.G345]*(1+[.G$9])" office:value-type="currency" office:currency="USD" office:value="90263994726493.8">
            <text:p>$90,263,994,726,493.80</text:p>
          </table:table-cell>
          <table:table-cell table:formula="of:=[.H345]*(1+[.H$9])" office:value-type="currency" office:currency="USD" office:value="4.06192699932877E+016">
            <text:p>$40,619,269,993,287,700.00</text:p>
          </table:table-cell>
          <table:table-cell table:formula="of:=[.I345]*(1+[.I$9])" office:value-type="currency" office:currency="USD" office:value="1.63895961397575E+019">
            <text:p>$16,389,596,139,757,500,000.00</text:p>
          </table:table-cell>
          <table:table-cell table:formula="of:=[.J345]*(1+[.J$9])" office:value-type="currency" office:currency="USD" office:value="5.95231080962402E+021">
            <text:p>$5,952,310,809,624,020,000,000.00</text:p>
          </table:table-cell>
        </table:table-row>
        <table:table-row table:style-name="ro1">
          <table:table-cell/>
          <table:table-cell office:value-type="float" office:value="337">
            <text:p>337</text:p>
          </table:table-cell>
          <table:table-cell office:value-type="date" office:date-value="1963-01-01">
            <text:p>01/01/1963</text:p>
          </table:table-cell>
          <table:table-cell table:formula="of:=[.D346]*(1+[.D$9])" office:value-type="currency" office:currency="USD" office:value="508576.123712079">
            <text:p>$508,576.12</text:p>
          </table:table-cell>
          <table:table-cell table:formula="of:=[.E346]*(1+[.E$9])" office:value-type="currency" office:currency="USD" office:value="331898300.263582">
            <text:p>$331,898,300.26</text:p>
          </table:table-cell>
          <table:table-cell table:formula="of:=[.F346]*(1+[.F$9])" office:value-type="currency" office:currency="USD" office:value="191665665584.295">
            <text:p>$191,665,665,584.30</text:p>
          </table:table-cell>
          <table:table-cell table:formula="of:=[.G346]*(1+[.G$9])" office:value-type="currency" office:currency="USD" office:value="98387754251878.3">
            <text:p>$98,387,754,251,878.30</text:p>
          </table:table-cell>
          <table:table-cell table:formula="of:=[.H346]*(1+[.H$9])" office:value-type="currency" office:currency="USD" office:value="4.50873896925493E+016">
            <text:p>$45,087,389,692,549,300.00</text:p>
          </table:table-cell>
          <table:table-cell table:formula="of:=[.I346]*(1+[.I$9])" office:value-type="currency" office:currency="USD" office:value="1.8520243637926E+019">
            <text:p>$18,520,243,637,926,000,000.00</text:p>
          </table:table-cell>
          <table:table-cell table:formula="of:=[.J346]*(1+[.J$9])" office:value-type="currency" office:currency="USD" office:value="6.84515743106763E+021">
            <text:p>$6,845,157,431,067,630,000,000.00</text:p>
          </table:table-cell>
        </table:table-row>
        <table:table-row table:style-name="ro1">
          <table:table-cell/>
          <table:table-cell office:value-type="float" office:value="338">
            <text:p>338</text:p>
          </table:table-cell>
          <table:table-cell office:value-type="date" office:date-value="1964-01-01">
            <text:p>01/01/1964</text:p>
          </table:table-cell>
          <table:table-cell table:formula="of:=[.D347]*(1+[.D$9])" office:value-type="currency" office:currency="USD" office:value="523833.407423441">
            <text:p>$523,833.41</text:p>
          </table:table-cell>
          <table:table-cell table:formula="of:=[.E347]*(1+[.E$9])" office:value-type="currency" office:currency="USD" office:value="348493215.276761">
            <text:p>$348,493,215.28</text:p>
          </table:table-cell>
          <table:table-cell table:formula="of:=[.F347]*(1+[.F$9])" office:value-type="currency" office:currency="USD" office:value="205082262175.196">
            <text:p>$205,082,262,175.20</text:p>
          </table:table-cell>
          <table:table-cell table:formula="of:=[.G347]*(1+[.G$9])" office:value-type="currency" office:currency="USD" office:value="107242652134547">
            <text:p>$107,242,652,134,547.00</text:p>
          </table:table-cell>
          <table:table-cell table:formula="of:=[.H347]*(1+[.H$9])" office:value-type="currency" office:currency="USD" office:value="5.00470025587297E+016">
            <text:p>$50,047,002,558,729,700.00</text:p>
          </table:table-cell>
          <table:table-cell table:formula="of:=[.I347]*(1+[.I$9])" office:value-type="currency" office:currency="USD" office:value="2.09278753108563E+019">
            <text:p>$20,927,875,310,856,300,000.00</text:p>
          </table:table-cell>
          <table:table-cell table:formula="of:=[.J347]*(1+[.J$9])" office:value-type="currency" office:currency="USD" office:value="7.87193104572777E+021">
            <text:p>$7,871,931,045,727,770,000,000.00</text:p>
          </table:table-cell>
        </table:table-row>
        <table:table-row table:style-name="ro1">
          <table:table-cell/>
          <table:table-cell office:value-type="float" office:value="339">
            <text:p>339</text:p>
          </table:table-cell>
          <table:table-cell office:value-type="date" office:date-value="1965-01-01">
            <text:p>01/01/1965</text:p>
          </table:table-cell>
          <table:table-cell table:formula="of:=[.D348]*(1+[.D$9])" office:value-type="currency" office:currency="USD" office:value="539548.409646144">
            <text:p>$539,548.41</text:p>
          </table:table-cell>
          <table:table-cell table:formula="of:=[.E348]*(1+[.E$9])" office:value-type="currency" office:currency="USD" office:value="365917876.040599">
            <text:p>$365,917,876.04</text:p>
          </table:table-cell>
          <table:table-cell table:formula="of:=[.F348]*(1+[.F$9])" office:value-type="currency" office:currency="USD" office:value="219438020527.46">
            <text:p>$219,438,020,527.46</text:p>
          </table:table-cell>
          <table:table-cell table:formula="of:=[.G348]*(1+[.G$9])" office:value-type="currency" office:currency="USD" office:value="116894490826657">
            <text:p>$116,894,490,826,657.00</text:p>
          </table:table-cell>
          <table:table-cell table:formula="of:=[.H348]*(1+[.H$9])" office:value-type="currency" office:currency="USD" office:value="5.555217284019E+016">
            <text:p>$55,552,172,840,190,000.00</text:p>
          </table:table-cell>
          <table:table-cell table:formula="of:=[.I348]*(1+[.I$9])" office:value-type="currency" office:currency="USD" office:value="2.36484991012677E+019">
            <text:p>$23,648,499,101,267,700,000.00</text:p>
          </table:table-cell>
          <table:table-cell table:formula="of:=[.J348]*(1+[.J$9])" office:value-type="currency" office:currency="USD" office:value="9.05272070258694E+021">
            <text:p>$9,052,720,702,586,940,000,000.00</text:p>
          </table:table-cell>
        </table:table-row>
        <table:table-row table:style-name="ro1">
          <table:table-cell/>
          <table:table-cell office:value-type="float" office:value="340">
            <text:p>340</text:p>
          </table:table-cell>
          <table:table-cell office:value-type="date" office:date-value="1966-01-01">
            <text:p>01/01/1966</text:p>
          </table:table-cell>
          <table:table-cell table:formula="of:=[.D349]*(1+[.D$9])" office:value-type="currency" office:currency="USD" office:value="555734.861935528">
            <text:p>$555,734.86</text:p>
          </table:table-cell>
          <table:table-cell table:formula="of:=[.E349]*(1+[.E$9])" office:value-type="currency" office:currency="USD" office:value="384213769.842629">
            <text:p>$384,213,769.84</text:p>
          </table:table-cell>
          <table:table-cell table:formula="of:=[.F349]*(1+[.F$9])" office:value-type="currency" office:currency="USD" office:value="234798681964.382">
            <text:p>$234,798,681,964.38</text:p>
          </table:table-cell>
          <table:table-cell table:formula="of:=[.G349]*(1+[.G$9])" office:value-type="currency" office:currency="USD" office:value="127414995001056">
            <text:p>$127,414,995,001,056.00</text:p>
          </table:table-cell>
          <table:table-cell table:formula="of:=[.H349]*(1+[.H$9])" office:value-type="currency" office:currency="USD" office:value="6.16629118526109E+016">
            <text:p>$61,662,911,852,610,900.00</text:p>
          </table:table-cell>
          <table:table-cell table:formula="of:=[.I349]*(1+[.I$9])" office:value-type="currency" office:currency="USD" office:value="2.67228039844325E+019">
            <text:p>$26,722,803,984,432,500,000.00</text:p>
          </table:table-cell>
          <table:table-cell table:formula="of:=[.J349]*(1+[.J$9])" office:value-type="currency" office:currency="USD" office:value="1.0410628807975E+022">
            <text:p>$10,410,628,807,975,000,000,000.00</text:p>
          </table:table-cell>
        </table:table-row>
        <table:table-row table:style-name="ro1">
          <table:table-cell/>
          <table:table-cell office:value-type="float" office:value="341">
            <text:p>341</text:p>
          </table:table-cell>
          <table:table-cell office:value-type="date" office:date-value="1967-01-01">
            <text:p>01/01/1967</text:p>
          </table:table-cell>
          <table:table-cell table:formula="of:=[.D350]*(1+[.D$9])" office:value-type="currency" office:currency="USD" office:value="572406.907793594">
            <text:p>$572,406.91</text:p>
          </table:table-cell>
          <table:table-cell table:formula="of:=[.E350]*(1+[.E$9])" office:value-type="currency" office:currency="USD" office:value="403424458.334761">
            <text:p>$403,424,458.33</text:p>
          </table:table-cell>
          <table:table-cell table:formula="of:=[.F350]*(1+[.F$9])" office:value-type="currency" office:currency="USD" office:value="251234589701.889">
            <text:p>$251,234,589,701.89</text:p>
          </table:table-cell>
          <table:table-cell table:formula="of:=[.G350]*(1+[.G$9])" office:value-type="currency" office:currency="USD" office:value="138882344551151">
            <text:p>$138,882,344,551,151.00</text:p>
          </table:table-cell>
          <table:table-cell table:formula="of:=[.H350]*(1+[.H$9])" office:value-type="currency" office:currency="USD" office:value="6.84458321563981E+016">
            <text:p>$68,445,832,156,398,100.00</text:p>
          </table:table-cell>
          <table:table-cell table:formula="of:=[.I350]*(1+[.I$9])" office:value-type="currency" office:currency="USD" office:value="3.01967685024087E+019">
            <text:p>$30,196,768,502,408,700,000.00</text:p>
          </table:table-cell>
          <table:table-cell table:formula="of:=[.J350]*(1+[.J$9])" office:value-type="currency" office:currency="USD" office:value="1.19722231291712E+022">
            <text:p>$11,972,223,129,171,200,000,000.00</text:p>
          </table:table-cell>
        </table:table-row>
        <table:table-row table:style-name="ro1">
          <table:table-cell/>
          <table:table-cell office:value-type="float" office:value="342">
            <text:p>342</text:p>
          </table:table-cell>
          <table:table-cell office:value-type="date" office:date-value="1968-01-01">
            <text:p>01/01/1968</text:p>
          </table:table-cell>
          <table:table-cell table:formula="of:=[.D351]*(1+[.D$9])" office:value-type="currency" office:currency="USD" office:value="589579.115027402">
            <text:p>$589,579.12</text:p>
          </table:table-cell>
          <table:table-cell table:formula="of:=[.E351]*(1+[.E$9])" office:value-type="currency" office:currency="USD" office:value="423595681.251499">
            <text:p>$423,595,681.25</text:p>
          </table:table-cell>
          <table:table-cell table:formula="of:=[.F351]*(1+[.F$9])" office:value-type="currency" office:currency="USD" office:value="268821010981.021">
            <text:p>$268,821,010,981.02</text:p>
          </table:table-cell>
          <table:table-cell table:formula="of:=[.G351]*(1+[.G$9])" office:value-type="currency" office:currency="USD" office:value="151381755560754">
            <text:p>$151,381,755,560,754.00</text:p>
          </table:table-cell>
          <table:table-cell table:formula="of:=[.H351]*(1+[.H$9])" office:value-type="currency" office:currency="USD" office:value="7.59748736936019E+016">
            <text:p>$75,974,873,693,601,900.00</text:p>
          </table:table-cell>
          <table:table-cell table:formula="of:=[.I351]*(1+[.I$9])" office:value-type="currency" office:currency="USD" office:value="3.41223484077218E+019">
            <text:p>$34,122,348,407,721,800,000.00</text:p>
          </table:table-cell>
          <table:table-cell table:formula="of:=[.J351]*(1+[.J$9])" office:value-type="currency" office:currency="USD" office:value="1.37680565985469E+022">
            <text:p>$13,768,056,598,546,900,000,000.00</text:p>
          </table:table-cell>
        </table:table-row>
        <table:table-row table:style-name="ro1">
          <table:table-cell/>
          <table:table-cell office:value-type="float" office:value="343">
            <text:p>343</text:p>
          </table:table-cell>
          <table:table-cell office:value-type="date" office:date-value="1969-01-01">
            <text:p>01/01/1969</text:p>
          </table:table-cell>
          <table:table-cell table:formula="of:=[.D352]*(1+[.D$9])" office:value-type="currency" office:currency="USD" office:value="607266.488478224">
            <text:p>$607,266.49</text:p>
          </table:table-cell>
          <table:table-cell table:formula="of:=[.E352]*(1+[.E$9])" office:value-type="currency" office:currency="USD" office:value="444775465.314074">
            <text:p>$444,775,465.31</text:p>
          </table:table-cell>
          <table:table-cell table:formula="of:=[.F352]*(1+[.F$9])" office:value-type="currency" office:currency="USD" office:value="287638481749.693">
            <text:p>$287,638,481,749.69</text:p>
          </table:table-cell>
          <table:table-cell table:formula="of:=[.G352]*(1+[.G$9])" office:value-type="currency" office:currency="USD" office:value="165006113561222">
            <text:p>$165,006,113,561,222.00</text:p>
          </table:table-cell>
          <table:table-cell table:formula="of:=[.H352]*(1+[.H$9])" office:value-type="currency" office:currency="USD" office:value="8.43321097998981E+016">
            <text:p>$84,332,109,799,898,100.00</text:p>
          </table:table-cell>
          <table:table-cell table:formula="of:=[.I352]*(1+[.I$9])" office:value-type="currency" office:currency="USD" office:value="3.85582537007257E+019">
            <text:p>$38,558,253,700,725,700,000.00</text:p>
          </table:table-cell>
          <table:table-cell table:formula="of:=[.J352]*(1+[.J$9])" office:value-type="currency" office:currency="USD" office:value="1.58332650883289E+022">
            <text:p>$15,833,265,088,328,900,000,000.00</text:p>
          </table:table-cell>
        </table:table-row>
        <table:table-row table:style-name="ro1">
          <table:table-cell/>
          <table:table-cell office:value-type="float" office:value="344">
            <text:p>344</text:p>
          </table:table-cell>
          <table:table-cell office:value-type="date" office:date-value="1970-01-01">
            <text:p>01/01/1970</text:p>
          </table:table-cell>
          <table:table-cell table:formula="of:=[.D353]*(1+[.D$9])" office:value-type="currency" office:currency="USD" office:value="625484.483132571">
            <text:p>$625,484.48</text:p>
          </table:table-cell>
          <table:table-cell table:formula="of:=[.E353]*(1+[.E$9])" office:value-type="currency" office:currency="USD" office:value="467014238.579778">
            <text:p>$467,014,238.58</text:p>
          </table:table-cell>
          <table:table-cell table:formula="of:=[.F353]*(1+[.F$9])" office:value-type="currency" office:currency="USD" office:value="307773175472.171">
            <text:p>$307,773,175,472.17</text:p>
          </table:table-cell>
          <table:table-cell table:formula="of:=[.G353]*(1+[.G$9])" office:value-type="currency" office:currency="USD" office:value="179856663781732">
            <text:p>$179,856,663,781,732.00</text:p>
          </table:table-cell>
          <table:table-cell table:formula="of:=[.H353]*(1+[.H$9])" office:value-type="currency" office:currency="USD" office:value="9.36086418778869E+016">
            <text:p>$93,608,641,877,886,900.00</text:p>
          </table:table-cell>
          <table:table-cell table:formula="of:=[.I353]*(1+[.I$9])" office:value-type="currency" office:currency="USD" office:value="4.357082668182E+019">
            <text:p>$43,570,826,681,820,000,000.00</text:p>
          </table:table-cell>
          <table:table-cell table:formula="of:=[.J353]*(1+[.J$9])" office:value-type="currency" office:currency="USD" office:value="1.82082548515783E+022">
            <text:p>$18,208,254,851,578,300,000,000.00</text:p>
          </table:table-cell>
        </table:table-row>
        <table:table-row table:style-name="ro1">
          <table:table-cell/>
          <table:table-cell office:value-type="float" office:value="345">
            <text:p>345</text:p>
          </table:table-cell>
          <table:table-cell office:value-type="date" office:date-value="1971-01-01">
            <text:p>01/01/1971</text:p>
          </table:table-cell>
          <table:table-cell table:formula="of:=[.D354]*(1+[.D$9])" office:value-type="currency" office:currency="USD" office:value="644249.017626548">
            <text:p>$644,249.02</text:p>
          </table:table-cell>
          <table:table-cell table:formula="of:=[.E354]*(1+[.E$9])" office:value-type="currency" office:currency="USD" office:value="490364950.508767">
            <text:p>$490,364,950.51</text:p>
          </table:table-cell>
          <table:table-cell table:formula="of:=[.F354]*(1+[.F$9])" office:value-type="currency" office:currency="USD" office:value="329317297755.223">
            <text:p>$329,317,297,755.22</text:p>
          </table:table-cell>
          <table:table-cell table:formula="of:=[.G354]*(1+[.G$9])" office:value-type="currency" office:currency="USD" office:value="196043763522088">
            <text:p>$196,043,763,522,088.00</text:p>
          </table:table-cell>
          <table:table-cell table:formula="of:=[.H354]*(1+[.H$9])" office:value-type="currency" office:currency="USD" office:value="1.03905592484455E+017">
            <text:p>$103,905,592,484,455,000.00</text:p>
          </table:table-cell>
          <table:table-cell table:formula="of:=[.I354]*(1+[.I$9])" office:value-type="currency" office:currency="USD" office:value="4.92350341504566E+019">
            <text:p>$49,235,034,150,456,600,000.00</text:p>
          </table:table-cell>
          <table:table-cell table:formula="of:=[.J354]*(1+[.J$9])" office:value-type="currency" office:currency="USD" office:value="2.0939493079315E+022">
            <text:p>$20,939,493,079,315,000,000,000.00</text:p>
          </table:table-cell>
        </table:table-row>
        <table:table-row table:style-name="ro1">
          <table:table-cell/>
          <table:table-cell office:value-type="float" office:value="346">
            <text:p>346</text:p>
          </table:table-cell>
          <table:table-cell office:value-type="date" office:date-value="1972-01-01">
            <text:p>01/01/1972</text:p>
          </table:table-cell>
          <table:table-cell table:formula="of:=[.D355]*(1+[.D$9])" office:value-type="currency" office:currency="USD" office:value="663576.488155345">
            <text:p>$663,576.49</text:p>
          </table:table-cell>
          <table:table-cell table:formula="of:=[.E355]*(1+[.E$9])" office:value-type="currency" office:currency="USD" office:value="514883198.034205">
            <text:p>$514,883,198.03</text:p>
          </table:table-cell>
          <table:table-cell table:formula="of:=[.F355]*(1+[.F$9])" office:value-type="currency" office:currency="USD" office:value="352369508598.089">
            <text:p>$352,369,508,598.09</text:p>
          </table:table-cell>
          <table:table-cell table:formula="of:=[.G355]*(1+[.G$9])" office:value-type="currency" office:currency="USD" office:value="213687702239076">
            <text:p>$213,687,702,239,076.00</text:p>
          </table:table-cell>
          <table:table-cell table:formula="of:=[.H355]*(1+[.H$9])" office:value-type="currency" office:currency="USD" office:value="1.15335207657745E+017">
            <text:p>$115,335,207,657,745,000.00</text:p>
          </table:table-cell>
          <table:table-cell table:formula="of:=[.I355]*(1+[.I$9])" office:value-type="currency" office:currency="USD" office:value="5.56355885900159E+019">
            <text:p>$55,635,588,590,015,900,000.00</text:p>
          </table:table-cell>
          <table:table-cell table:formula="of:=[.J355]*(1+[.J$9])" office:value-type="currency" office:currency="USD" office:value="2.40804170412123E+022">
            <text:p>$24,080,417,041,212,300,000,000.00</text:p>
          </table:table-cell>
        </table:table-row>
        <table:table-row table:style-name="ro1">
          <table:table-cell/>
          <table:table-cell office:value-type="float" office:value="347">
            <text:p>347</text:p>
          </table:table-cell>
          <table:table-cell office:value-type="date" office:date-value="1973-01-01">
            <text:p>01/01/1973</text:p>
          </table:table-cell>
          <table:table-cell table:formula="of:=[.D356]*(1+[.D$9])" office:value-type="currency" office:currency="USD" office:value="683483.782800005">
            <text:p>$683,483.78</text:p>
          </table:table-cell>
          <table:table-cell table:formula="of:=[.E356]*(1+[.E$9])" office:value-type="currency" office:currency="USD" office:value="540627357.935915">
            <text:p>$540,627,357.94</text:p>
          </table:table-cell>
          <table:table-cell table:formula="of:=[.F356]*(1+[.F$9])" office:value-type="currency" office:currency="USD" office:value="377035374199.955">
            <text:p>$377,035,374,199.96</text:p>
          </table:table-cell>
          <table:table-cell table:formula="of:=[.G356]*(1+[.G$9])" office:value-type="currency" office:currency="USD" office:value="232919595440593">
            <text:p>$232,919,595,440,593.00</text:p>
          </table:table-cell>
          <table:table-cell table:formula="of:=[.H356]*(1+[.H$9])" office:value-type="currency" office:currency="USD" office:value="1.28022080500096E+017">
            <text:p>$128,022,080,500,096,000.00</text:p>
          </table:table-cell>
          <table:table-cell table:formula="of:=[.I356]*(1+[.I$9])" office:value-type="currency" office:currency="USD" office:value="6.2868215106718E+019">
            <text:p>$62,868,215,106,718,000,000.00</text:p>
          </table:table-cell>
          <table:table-cell table:formula="of:=[.J356]*(1+[.J$9])" office:value-type="currency" office:currency="USD" office:value="2.76924795973941E+022">
            <text:p>$27,692,479,597,394,100,000,000.00</text:p>
          </table:table-cell>
        </table:table-row>
        <table:table-row table:style-name="ro1">
          <table:table-cell/>
          <table:table-cell office:value-type="float" office:value="348">
            <text:p>348</text:p>
          </table:table-cell>
          <table:table-cell office:value-type="date" office:date-value="1974-01-01">
            <text:p>01/01/1974</text:p>
          </table:table-cell>
          <table:table-cell table:formula="of:=[.D357]*(1+[.D$9])" office:value-type="currency" office:currency="USD" office:value="703988.296284005">
            <text:p>$703,988.30</text:p>
          </table:table-cell>
          <table:table-cell table:formula="of:=[.E357]*(1+[.E$9])" office:value-type="currency" office:currency="USD" office:value="567658725.832711">
            <text:p>$567,658,725.83</text:p>
          </table:table-cell>
          <table:table-cell table:formula="of:=[.F357]*(1+[.F$9])" office:value-type="currency" office:currency="USD" office:value="403427850393.952">
            <text:p>$403,427,850,393.95</text:p>
          </table:table-cell>
          <table:table-cell table:formula="of:=[.G357]*(1+[.G$9])" office:value-type="currency" office:currency="USD" office:value="253882359030246">
            <text:p>$253,882,359,030,246.00</text:p>
          </table:table-cell>
          <table:table-cell table:formula="of:=[.H357]*(1+[.H$9])" office:value-type="currency" office:currency="USD" office:value="1.42104509355107E+017">
            <text:p>$142,104,509,355,107,000.00</text:p>
          </table:table-cell>
          <table:table-cell table:formula="of:=[.I357]*(1+[.I$9])" office:value-type="currency" office:currency="USD" office:value="7.10410830705913E+019">
            <text:p>$71,041,083,070,591,300,000.00</text:p>
          </table:table-cell>
          <table:table-cell table:formula="of:=[.J357]*(1+[.J$9])" office:value-type="currency" office:currency="USD" office:value="3.18463515370032E+022">
            <text:p>$31,846,351,537,003,200,000,000.00</text:p>
          </table:table-cell>
        </table:table-row>
        <table:table-row table:style-name="ro1">
          <table:table-cell/>
          <table:table-cell office:value-type="float" office:value="349">
            <text:p>349</text:p>
          </table:table-cell>
          <table:table-cell office:value-type="date" office:date-value="1975-01-01">
            <text:p>01/01/1975</text:p>
          </table:table-cell>
          <table:table-cell table:formula="of:=[.D358]*(1+[.D$9])" office:value-type="currency" office:currency="USD" office:value="725107.945172525">
            <text:p>$725,107.95</text:p>
          </table:table-cell>
          <table:table-cell table:formula="of:=[.E358]*(1+[.E$9])" office:value-type="currency" office:currency="USD" office:value="596041662.124347">
            <text:p>$596,041,662.12</text:p>
          </table:table-cell>
          <table:table-cell table:formula="of:=[.F358]*(1+[.F$9])" office:value-type="currency" office:currency="USD" office:value="431667799921.529">
            <text:p>$431,667,799,921.53</text:p>
          </table:table-cell>
          <table:table-cell table:formula="of:=[.G358]*(1+[.G$9])" office:value-type="currency" office:currency="USD" office:value="276731771342968">
            <text:p>$276,731,771,342,968.00</text:p>
          </table:table-cell>
          <table:table-cell table:formula="of:=[.H358]*(1+[.H$9])" office:value-type="currency" office:currency="USD" office:value="1.57736005384169E+017">
            <text:p>$157,736,005,384,169,000.00</text:p>
          </table:table-cell>
          <table:table-cell table:formula="of:=[.I358]*(1+[.I$9])" office:value-type="currency" office:currency="USD" office:value="8.02764238697682E+019">
            <text:p>$80,276,423,869,768,200,000.00</text:p>
          </table:table-cell>
          <table:table-cell table:formula="of:=[.J358]*(1+[.J$9])" office:value-type="currency" office:currency="USD" office:value="3.66233042675537E+022">
            <text:p>$36,623,304,267,553,700,000,000.00</text:p>
          </table:table-cell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date" office:date-value="1976-01-01">
            <text:p>01/01/1976</text:p>
          </table:table-cell>
          <table:table-cell table:formula="of:=[.D359]*(1+[.D$9])" office:value-type="currency" office:currency="USD" office:value="746861.183527701">
            <text:p>$746,861.18</text:p>
          </table:table-cell>
          <table:table-cell table:formula="of:=[.E359]*(1+[.E$9])" office:value-type="currency" office:currency="USD" office:value="625843745.230564">
            <text:p>$625,843,745.23</text:p>
          </table:table-cell>
          <table:table-cell table:formula="of:=[.F359]*(1+[.F$9])" office:value-type="currency" office:currency="USD" office:value="461884545916.036">
            <text:p>$461,884,545,916.04</text:p>
          </table:table-cell>
          <table:table-cell table:formula="of:=[.G359]*(1+[.G$9])" office:value-type="currency" office:currency="USD" office:value="301637630763836">
            <text:p>$301,637,630,763,836.00</text:p>
          </table:table-cell>
          <table:table-cell table:formula="of:=[.H359]*(1+[.H$9])" office:value-type="currency" office:currency="USD" office:value="1.75086965976427E+017">
            <text:p>$175,086,965,976,427,000.00</text:p>
          </table:table-cell>
          <table:table-cell table:formula="of:=[.I359]*(1+[.I$9])" office:value-type="currency" office:currency="USD" office:value="9.0712358972838E+019">
            <text:p>$90,712,358,972,838,000,000.00</text:p>
          </table:table-cell>
          <table:table-cell table:formula="of:=[.J359]*(1+[.J$9])" office:value-type="currency" office:currency="USD" office:value="4.21167999076868E+022">
            <text:p>$42,116,799,907,686,800,000,000.00</text:p>
          </table:table-cell>
        </table:table-row>
        <table:table-row table:style-name="ro1">
          <table:table-cell/>
          <table:table-cell office:value-type="float" office:value="351">
            <text:p>351</text:p>
          </table:table-cell>
          <table:table-cell office:value-type="date" office:date-value="1977-01-01">
            <text:p>01/01/1977</text:p>
          </table:table-cell>
          <table:table-cell table:formula="of:=[.D360]*(1+[.D$9])" office:value-type="currency" office:currency="USD" office:value="769267.019033532">
            <text:p>$769,267.02</text:p>
          </table:table-cell>
          <table:table-cell table:formula="of:=[.E360]*(1+[.E$9])" office:value-type="currency" office:currency="USD" office:value="657135932.492092">
            <text:p>$657,135,932.49</text:p>
          </table:table-cell>
          <table:table-cell table:formula="of:=[.F360]*(1+[.F$9])" office:value-type="currency" office:currency="USD" office:value="494216464130.158">
            <text:p>$494,216,464,130.16</text:p>
          </table:table-cell>
          <table:table-cell table:formula="of:=[.G360]*(1+[.G$9])" office:value-type="currency" office:currency="USD" office:value="328785017532581">
            <text:p>$328,785,017,532,581.00</text:p>
          </table:table-cell>
          <table:table-cell table:formula="of:=[.H360]*(1+[.H$9])" office:value-type="currency" office:currency="USD" office:value="1.94346532233834E+017">
            <text:p>$194,346,532,233,834,000.00</text:p>
          </table:table-cell>
          <table:table-cell table:formula="of:=[.I360]*(1+[.I$9])" office:value-type="currency" office:currency="USD" office:value="1.02504965639307E+020">
            <text:p>$102,504,965,639,307,000,000.00</text:p>
          </table:table-cell>
          <table:table-cell table:formula="of:=[.J360]*(1+[.J$9])" office:value-type="currency" office:currency="USD" office:value="4.84343198938398E+022">
            <text:p>$48,434,319,893,839,800,000,000.00</text:p>
          </table:table-cell>
        </table:table-row>
        <table:table-row table:style-name="ro1">
          <table:table-cell/>
          <table:table-cell office:value-type="float" office:value="352">
            <text:p>352</text:p>
          </table:table-cell>
          <table:table-cell office:value-type="date" office:date-value="1978-01-01">
            <text:p>01/01/1978</text:p>
          </table:table-cell>
          <table:table-cell table:formula="of:=[.D361]*(1+[.D$9])" office:value-type="currency" office:currency="USD" office:value="792345.029604538">
            <text:p>$792,345.03</text:p>
          </table:table-cell>
          <table:table-cell table:formula="of:=[.E361]*(1+[.E$9])" office:value-type="currency" office:currency="USD" office:value="689992729.116697">
            <text:p>$689,992,729.12</text:p>
          </table:table-cell>
          <table:table-cell table:formula="of:=[.F361]*(1+[.F$9])" office:value-type="currency" office:currency="USD" office:value="528811616619.269">
            <text:p>$528,811,616,619.27</text:p>
          </table:table-cell>
          <table:table-cell table:formula="of:=[.G361]*(1+[.G$9])" office:value-type="currency" office:currency="USD" office:value="358375669110513">
            <text:p>$358,375,669,110,513.00</text:p>
          </table:table-cell>
          <table:table-cell table:formula="of:=[.H361]*(1+[.H$9])" office:value-type="currency" office:currency="USD" office:value="2.15724650779556E+017">
            <text:p>$215,724,650,779,556,000.00</text:p>
          </table:table-cell>
          <table:table-cell table:formula="of:=[.I361]*(1+[.I$9])" office:value-type="currency" office:currency="USD" office:value="1.15830611172417E+020">
            <text:p>$115,830,611,172,417,000,000.00</text:p>
          </table:table-cell>
          <table:table-cell table:formula="of:=[.J361]*(1+[.J$9])" office:value-type="currency" office:currency="USD" office:value="5.56994678779157E+022">
            <text:p>$55,699,467,877,915,700,000,000.00</text:p>
          </table:table-cell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date" office:date-value="1979-01-01">
            <text:p>01/01/1979</text:p>
          </table:table-cell>
          <table:table-cell table:formula="of:=[.D362]*(1+[.D$9])" office:value-type="currency" office:currency="USD" office:value="816115.380492674">
            <text:p>$816,115.38</text:p>
          </table:table-cell>
          <table:table-cell table:formula="of:=[.E362]*(1+[.E$9])" office:value-type="currency" office:currency="USD" office:value="724492365.572532">
            <text:p>$724,492,365.57</text:p>
          </table:table-cell>
          <table:table-cell table:formula="of:=[.F362]*(1+[.F$9])" office:value-type="currency" office:currency="USD" office:value="565828429782.618">
            <text:p>$565,828,429,782.62</text:p>
          </table:table-cell>
          <table:table-cell table:formula="of:=[.G362]*(1+[.G$9])" office:value-type="currency" office:currency="USD" office:value="390629479330459">
            <text:p>$390,629,479,330,459.00</text:p>
          </table:table-cell>
          <table:table-cell table:formula="of:=[.H362]*(1+[.H$9])" office:value-type="currency" office:currency="USD" office:value="2.39454362365307E+017">
            <text:p>$239,454,362,365,307,000.00</text:p>
          </table:table-cell>
          <table:table-cell table:formula="of:=[.I362]*(1+[.I$9])" office:value-type="currency" office:currency="USD" office:value="1.30888590624831E+020">
            <text:p>$130,888,590,624,831,000,000.00</text:p>
          </table:table-cell>
          <table:table-cell table:formula="of:=[.J362]*(1+[.J$9])" office:value-type="currency" office:currency="USD" office:value="6.40543880596031E+022">
            <text:p>$64,054,388,059,603,100,000,000.00</text:p>
          </table:table-cell>
        </table:table-row>
        <table:table-row table:style-name="ro1">
          <table:table-cell/>
          <table:table-cell office:value-type="float" office:value="354">
            <text:p>354</text:p>
          </table:table-cell>
          <table:table-cell office:value-type="date" office:date-value="1980-01-01">
            <text:p>01/01/1980</text:p>
          </table:table-cell>
          <table:table-cell table:formula="of:=[.D363]*(1+[.D$9])" office:value-type="currency" office:currency="USD" office:value="840598.841907454">
            <text:p>$840,598.84</text:p>
          </table:table-cell>
          <table:table-cell table:formula="of:=[.E363]*(1+[.E$9])" office:value-type="currency" office:currency="USD" office:value="760716983.851159">
            <text:p>$760,716,983.85</text:p>
          </table:table-cell>
          <table:table-cell table:formula="of:=[.F363]*(1+[.F$9])" office:value-type="currency" office:currency="USD" office:value="605436419867.401">
            <text:p>$605,436,419,867.40</text:p>
          </table:table-cell>
          <table:table-cell table:formula="of:=[.G363]*(1+[.G$9])" office:value-type="currency" office:currency="USD" office:value="425786132470201">
            <text:p>$425,786,132,470,201.00</text:p>
          </table:table-cell>
          <table:table-cell table:formula="of:=[.H363]*(1+[.H$9])" office:value-type="currency" office:currency="USD" office:value="2.65794342225491E+017">
            <text:p>$265,794,342,225,491,000.00</text:p>
          </table:table-cell>
          <table:table-cell table:formula="of:=[.I363]*(1+[.I$9])" office:value-type="currency" office:currency="USD" office:value="1.47904107406059E+020">
            <text:p>$147,904,107,406,059,000,000.00</text:p>
          </table:table-cell>
          <table:table-cell table:formula="of:=[.J363]*(1+[.J$9])" office:value-type="currency" office:currency="USD" office:value="7.36625462685435E+022">
            <text:p>$73,662,546,268,543,500,000,000.00</text:p>
          </table:table-cell>
        </table:table-row>
        <table:table-row table:style-name="ro1">
          <table:table-cell/>
          <table:table-cell office:value-type="float" office:value="355">
            <text:p>355</text:p>
          </table:table-cell>
          <table:table-cell office:value-type="date" office:date-value="1981-01-01">
            <text:p>01/01/1981</text:p>
          </table:table-cell>
          <table:table-cell table:formula="of:=[.D364]*(1+[.D$9])" office:value-type="currency" office:currency="USD" office:value="865816.807164678">
            <text:p>$865,816.81</text:p>
          </table:table-cell>
          <table:table-cell table:formula="of:=[.E364]*(1+[.E$9])" office:value-type="currency" office:currency="USD" office:value="798752833.043717">
            <text:p>$798,752,833.04</text:p>
          </table:table-cell>
          <table:table-cell table:formula="of:=[.F364]*(1+[.F$9])" office:value-type="currency" office:currency="USD" office:value="647816969258.119">
            <text:p>$647,816,969,258.12</text:p>
          </table:table-cell>
          <table:table-cell table:formula="of:=[.G364]*(1+[.G$9])" office:value-type="currency" office:currency="USD" office:value="464106884392519">
            <text:p>$464,106,884,392,519.00</text:p>
          </table:table-cell>
          <table:table-cell table:formula="of:=[.H364]*(1+[.H$9])" office:value-type="currency" office:currency="USD" office:value="2.95031719870295E+017">
            <text:p>$295,031,719,870,295,000.00</text:p>
          </table:table-cell>
          <table:table-cell table:formula="of:=[.I364]*(1+[.I$9])" office:value-type="currency" office:currency="USD" office:value="1.67131641368847E+020">
            <text:p>$167,131,641,368,847,000,000.00</text:p>
          </table:table-cell>
          <table:table-cell table:formula="of:=[.J364]*(1+[.J$9])" office:value-type="currency" office:currency="USD" office:value="8.47119282088251E+022">
            <text:p>$84,711,928,208,825,100,000,000.00</text:p>
          </table:table-cell>
        </table:table-row>
        <table:table-row table:style-name="ro1">
          <table:table-cell/>
          <table:table-cell office:value-type="float" office:value="356">
            <text:p>356</text:p>
          </table:table-cell>
          <table:table-cell office:value-type="date" office:date-value="1982-01-01">
            <text:p>01/01/1982</text:p>
          </table:table-cell>
          <table:table-cell table:formula="of:=[.D365]*(1+[.D$9])" office:value-type="currency" office:currency="USD" office:value="891791.311379619">
            <text:p>$891,791.31</text:p>
          </table:table-cell>
          <table:table-cell table:formula="of:=[.E365]*(1+[.E$9])" office:value-type="currency" office:currency="USD" office:value="838690474.695902">
            <text:p>$838,690,474.70</text:p>
          </table:table-cell>
          <table:table-cell table:formula="of:=[.F365]*(1+[.F$9])" office:value-type="currency" office:currency="USD" office:value="693164157106.188">
            <text:p>$693,164,157,106.19</text:p>
          </table:table-cell>
          <table:table-cell table:formula="of:=[.G365]*(1+[.G$9])" office:value-type="currency" office:currency="USD" office:value="505876503987846">
            <text:p>$505,876,503,987,846.00</text:p>
          </table:table-cell>
          <table:table-cell table:formula="of:=[.H365]*(1+[.H$9])" office:value-type="currency" office:currency="USD" office:value="3.27485209056028E+017">
            <text:p>$327,485,209,056,028,000.00</text:p>
          </table:table-cell>
          <table:table-cell table:formula="of:=[.I365]*(1+[.I$9])" office:value-type="currency" office:currency="USD" office:value="1.88858754746797E+020">
            <text:p>$188,858,754,746,797,000,000.00</text:p>
          </table:table-cell>
          <table:table-cell table:formula="of:=[.J365]*(1+[.J$9])" office:value-type="currency" office:currency="USD" office:value="9.74187174401488E+022">
            <text:p>$97,418,717,440,148,800,000,000.00</text:p>
          </table:table-cell>
        </table:table-row>
        <table:table-row table:style-name="ro1">
          <table:table-cell/>
          <table:table-cell office:value-type="float" office:value="357">
            <text:p>357</text:p>
          </table:table-cell>
          <table:table-cell office:value-type="date" office:date-value="1983-01-01">
            <text:p>01/01/1983</text:p>
          </table:table-cell>
          <table:table-cell table:formula="of:=[.D366]*(1+[.D$9])" office:value-type="currency" office:currency="USD" office:value="918545.050721007">
            <text:p>$918,545.05</text:p>
          </table:table-cell>
          <table:table-cell table:formula="of:=[.E366]*(1+[.E$9])" office:value-type="currency" office:currency="USD" office:value="880624998.430698">
            <text:p>$880,624,998.43</text:p>
          </table:table-cell>
          <table:table-cell table:formula="of:=[.F366]*(1+[.F$9])" office:value-type="currency" office:currency="USD" office:value="741685648103.621">
            <text:p>$741,685,648,103.62</text:p>
          </table:table-cell>
          <table:table-cell table:formula="of:=[.G366]*(1+[.G$9])" office:value-type="currency" office:currency="USD" office:value="551405389346752">
            <text:p>$551,405,389,346,752.00</text:p>
          </table:table-cell>
          <table:table-cell table:formula="of:=[.H366]*(1+[.H$9])" office:value-type="currency" office:currency="USD" office:value="3.63508582052191E+017">
            <text:p>$363,508,582,052,191,000.00</text:p>
          </table:table-cell>
          <table:table-cell table:formula="of:=[.I366]*(1+[.I$9])" office:value-type="currency" office:currency="USD" office:value="2.1341039286388E+020">
            <text:p>$213,410,392,863,880,000,000.00</text:p>
          </table:table-cell>
          <table:table-cell table:formula="of:=[.J366]*(1+[.J$9])" office:value-type="currency" office:currency="USD" office:value="1.12031525056171E+023">
            <text:p>$112,031,525,056,171,000,000,000.00</text:p>
          </table:table-cell>
        </table:table-row>
        <table:table-row table:style-name="ro1">
          <table:table-cell/>
          <table:table-cell office:value-type="float" office:value="358">
            <text:p>358</text:p>
          </table:table-cell>
          <table:table-cell office:value-type="date" office:date-value="1984-01-01">
            <text:p>01/01/1984</text:p>
          </table:table-cell>
          <table:table-cell table:formula="of:=[.D367]*(1+[.D$9])" office:value-type="currency" office:currency="USD" office:value="946101.402242637">
            <text:p>$946,101.40</text:p>
          </table:table-cell>
          <table:table-cell table:formula="of:=[.E367]*(1+[.E$9])" office:value-type="currency" office:currency="USD" office:value="924656248.352233">
            <text:p>$924,656,248.35</text:p>
          </table:table-cell>
          <table:table-cell table:formula="of:=[.F367]*(1+[.F$9])" office:value-type="currency" office:currency="USD" office:value="793603643470.875">
            <text:p>$793,603,643,470.88</text:p>
          </table:table-cell>
          <table:table-cell table:formula="of:=[.G367]*(1+[.G$9])" office:value-type="currency" office:currency="USD" office:value="601031874387960">
            <text:p>$601,031,874,387,960.00</text:p>
          </table:table-cell>
          <table:table-cell table:formula="of:=[.H367]*(1+[.H$9])" office:value-type="currency" office:currency="USD" office:value="4.03494526077932E+017">
            <text:p>$403,494,526,077,932,000.00</text:p>
          </table:table-cell>
          <table:table-cell table:formula="of:=[.I367]*(1+[.I$9])" office:value-type="currency" office:currency="USD" office:value="2.41153743936185E+020">
            <text:p>$241,153,743,936,185,000,000.00</text:p>
          </table:table-cell>
          <table:table-cell table:formula="of:=[.J367]*(1+[.J$9])" office:value-type="currency" office:currency="USD" office:value="1.28836253814597E+023">
            <text:p>$128,836,253,814,597,000,000,000.00</text:p>
          </table:table-cell>
        </table:table-row>
        <table:table-row table:style-name="ro1">
          <table:table-cell/>
          <table:table-cell office:value-type="float" office:value="359">
            <text:p>359</text:p>
          </table:table-cell>
          <table:table-cell office:value-type="date" office:date-value="1985-01-01">
            <text:p>01/01/1985</text:p>
          </table:table-cell>
          <table:table-cell table:formula="of:=[.D368]*(1+[.D$9])" office:value-type="currency" office:currency="USD" office:value="974484.444309917">
            <text:p>$974,484.44</text:p>
          </table:table-cell>
          <table:table-cell table:formula="of:=[.E368]*(1+[.E$9])" office:value-type="currency" office:currency="USD" office:value="970889060.769844">
            <text:p>$970,889,060.77</text:p>
          </table:table-cell>
          <table:table-cell table:formula="of:=[.F368]*(1+[.F$9])" office:value-type="currency" office:currency="USD" office:value="849155898513.836">
            <text:p>$849,155,898,513.84</text:p>
          </table:table-cell>
          <table:table-cell table:formula="of:=[.G368]*(1+[.G$9])" office:value-type="currency" office:currency="USD" office:value="655124743082876">
            <text:p>$655,124,743,082,876.00</text:p>
          </table:table-cell>
          <table:table-cell table:formula="of:=[.H368]*(1+[.H$9])" office:value-type="currency" office:currency="USD" office:value="4.47878923946505E+017">
            <text:p>$447,878,923,946,505,000.00</text:p>
          </table:table-cell>
          <table:table-cell table:formula="of:=[.I368]*(1+[.I$9])" office:value-type="currency" office:currency="USD" office:value="2.72503730647889E+020">
            <text:p>$272,503,730,647,889,000,000.00</text:p>
          </table:table-cell>
          <table:table-cell table:formula="of:=[.J368]*(1+[.J$9])" office:value-type="currency" office:currency="USD" office:value="1.48161691886786E+023">
            <text:p>$148,161,691,886,786,000,000,000.00</text:p>
          </table:table-cell>
        </table:table-row>
        <table:table-row table:style-name="ro1">
          <table:table-cell/>
          <table:table-cell office:value-type="float" office:value="360">
            <text:p>360</text:p>
          </table:table-cell>
          <table:table-cell office:value-type="date" office:date-value="1986-01-01">
            <text:p>01/01/1986</text:p>
          </table:table-cell>
          <table:table-cell table:formula="of:=[.D369]*(1+[.D$9])" office:value-type="currency" office:currency="USD" office:value="1003718.97763921">
            <text:p>$1,003,718.98</text:p>
          </table:table-cell>
          <table:table-cell table:formula="of:=[.E369]*(1+[.E$9])" office:value-type="currency" office:currency="USD" office:value="1019433513.80834">
            <text:p>$1,019,433,513.81</text:p>
          </table:table-cell>
          <table:table-cell table:formula="of:=[.F369]*(1+[.F$9])" office:value-type="currency" office:currency="USD" office:value="908596811409.804">
            <text:p>$908,596,811,409.81</text:p>
          </table:table-cell>
          <table:table-cell table:formula="of:=[.G369]*(1+[.G$9])" office:value-type="currency" office:currency="USD" office:value="714085969960335">
            <text:p>$714,085,969,960,335.00</text:p>
          </table:table-cell>
          <table:table-cell table:formula="of:=[.H369]*(1+[.H$9])" office:value-type="currency" office:currency="USD" office:value="4.9714560558062E+017">
            <text:p>$497,145,605,580,620,000.00</text:p>
          </table:table-cell>
          <table:table-cell table:formula="of:=[.I369]*(1+[.I$9])" office:value-type="currency" office:currency="USD" office:value="3.07929215632114E+020">
            <text:p>$307,929,215,632,114,000,000.00</text:p>
          </table:table-cell>
          <table:table-cell table:formula="of:=[.J369]*(1+[.J$9])" office:value-type="currency" office:currency="USD" office:value="1.70385945669804E+023">
            <text:p>$170,385,945,669,804,000,000,000.00</text:p>
          </table:table-cell>
        </table:table-row>
        <table:table-row table:style-name="ro1">
          <table:table-cell/>
          <table:table-cell office:value-type="float" office:value="361">
            <text:p>361</text:p>
          </table:table-cell>
          <table:table-cell office:value-type="date" office:date-value="1987-01-01">
            <text:p>01/01/1987</text:p>
          </table:table-cell>
          <table:table-cell table:formula="of:=[.D370]*(1+[.D$9])" office:value-type="currency" office:currency="USD" office:value="1033830.54696839">
            <text:p>$1,033,830.55</text:p>
          </table:table-cell>
          <table:table-cell table:formula="of:=[.E370]*(1+[.E$9])" office:value-type="currency" office:currency="USD" office:value="1070405189.49875">
            <text:p>$1,070,405,189.50</text:p>
          </table:table-cell>
          <table:table-cell table:formula="of:=[.F370]*(1+[.F$9])" office:value-type="currency" office:currency="USD" office:value="972198588208.491">
            <text:p>$972,198,588,208.49</text:p>
          </table:table-cell>
          <table:table-cell table:formula="of:=[.G370]*(1+[.G$9])" office:value-type="currency" office:currency="USD" office:value="778353707256765">
            <text:p>$778,353,707,256,765.00</text:p>
          </table:table-cell>
          <table:table-cell table:formula="of:=[.H370]*(1+[.H$9])" office:value-type="currency" office:currency="USD" office:value="5.51831622194488E+017">
            <text:p>$551,831,622,194,488,000.00</text:p>
          </table:table-cell>
          <table:table-cell table:formula="of:=[.I370]*(1+[.I$9])" office:value-type="currency" office:currency="USD" office:value="3.47960013664289E+020">
            <text:p>$347,960,013,664,289,000,000.00</text:p>
          </table:table-cell>
          <table:table-cell table:formula="of:=[.J370]*(1+[.J$9])" office:value-type="currency" office:currency="USD" office:value="1.95943837520275E+023">
            <text:p>$195,943,837,520,275,000,000,000.00</text:p>
          </table:table-cell>
        </table:table-row>
        <table:table-row table:style-name="ro1">
          <table:table-cell/>
          <table:table-cell office:value-type="float" office:value="362">
            <text:p>362</text:p>
          </table:table-cell>
          <table:table-cell office:value-type="date" office:date-value="1988-01-01">
            <text:p>01/01/1988</text:p>
          </table:table-cell>
          <table:table-cell table:formula="of:=[.D371]*(1+[.D$9])" office:value-type="currency" office:currency="USD" office:value="1064845.46337744">
            <text:p>$1,064,845.46</text:p>
          </table:table-cell>
          <table:table-cell table:formula="of:=[.E371]*(1+[.E$9])" office:value-type="currency" office:currency="USD" office:value="1123925448.97369">
            <text:p>$1,123,925,448.97</text:p>
          </table:table-cell>
          <table:table-cell table:formula="of:=[.F371]*(1+[.F$9])" office:value-type="currency" office:currency="USD" office:value="1040252489383.09">
            <text:p>$1,040,252,489,383.09</text:p>
          </table:table-cell>
          <table:table-cell table:formula="of:=[.G371]*(1+[.G$9])" office:value-type="currency" office:currency="USD" office:value="848405540909874">
            <text:p>$848,405,540,909,874.00</text:p>
          </table:table-cell>
          <table:table-cell table:formula="of:=[.H371]*(1+[.H$9])" office:value-type="currency" office:currency="USD" office:value="6.12533100635882E+017">
            <text:p>$612,533,100,635,882,000.00</text:p>
          </table:table-cell>
          <table:table-cell table:formula="of:=[.I371]*(1+[.I$9])" office:value-type="currency" office:currency="USD" office:value="3.93194815440647E+020">
            <text:p>$393,194,815,440,647,000,000.00</text:p>
          </table:table-cell>
          <table:table-cell table:formula="of:=[.J371]*(1+[.J$9])" office:value-type="currency" office:currency="USD" office:value="2.25335413148316E+023">
            <text:p>$225,335,413,148,316,000,000,000.00</text:p>
          </table:table-cell>
        </table:table-row>
        <table:table-row table:style-name="ro1">
          <table:table-cell/>
          <table:table-cell office:value-type="float" office:value="363">
            <text:p>363</text:p>
          </table:table-cell>
          <table:table-cell office:value-type="date" office:date-value="1989-01-01">
            <text:p>01/01/1989</text:p>
          </table:table-cell>
          <table:table-cell table:formula="of:=[.D372]*(1+[.D$9])" office:value-type="currency" office:currency="USD" office:value="1096790.82727877">
            <text:p>$1,096,790.83</text:p>
          </table:table-cell>
          <table:table-cell table:formula="of:=[.E372]*(1+[.E$9])" office:value-type="currency" office:currency="USD" office:value="1180121721.42238">
            <text:p>$1,180,121,721.42</text:p>
          </table:table-cell>
          <table:table-cell table:formula="of:=[.F372]*(1+[.F$9])" office:value-type="currency" office:currency="USD" office:value="1113070163639.9">
            <text:p>$1,113,070,163,639.90</text:p>
          </table:table-cell>
          <table:table-cell table:formula="of:=[.G372]*(1+[.G$9])" office:value-type="currency" office:currency="USD" office:value="924762039591763">
            <text:p>$924,762,039,591,763.00</text:p>
          </table:table-cell>
          <table:table-cell table:formula="of:=[.H372]*(1+[.H$9])" office:value-type="currency" office:currency="USD" office:value="6.79911741705829E+017">
            <text:p>$679,911,741,705,829,000.00</text:p>
          </table:table-cell>
          <table:table-cell table:formula="of:=[.I372]*(1+[.I$9])" office:value-type="currency" office:currency="USD" office:value="4.44310141447931E+020">
            <text:p>$444,310,141,447,931,000,000.00</text:p>
          </table:table-cell>
          <table:table-cell table:formula="of:=[.J372]*(1+[.J$9])" office:value-type="currency" office:currency="USD" office:value="2.59135725120564E+023">
            <text:p>$259,135,725,120,564,000,000,000.00</text:p>
          </table:table-cell>
        </table:table-row>
        <table:table-row table:style-name="ro1">
          <table:table-cell/>
          <table:table-cell office:value-type="float" office:value="364">
            <text:p>364</text:p>
          </table:table-cell>
          <table:table-cell office:value-type="date" office:date-value="1990-01-01">
            <text:p>01/01/1990</text:p>
          </table:table-cell>
          <table:table-cell table:formula="of:=[.D373]*(1+[.D$9])" office:value-type="currency" office:currency="USD" office:value="1129694.55209713">
            <text:p>$1,129,694.55</text:p>
          </table:table-cell>
          <table:table-cell table:formula="of:=[.E373]*(1+[.E$9])" office:value-type="currency" office:currency="USD" office:value="1239127807.49349">
            <text:p>$1,239,127,807.49</text:p>
          </table:table-cell>
          <table:table-cell table:formula="of:=[.F373]*(1+[.F$9])" office:value-type="currency" office:currency="USD" office:value="1190985075094.69">
            <text:p>$1,190,985,075,094.69</text:p>
          </table:table-cell>
          <table:table-cell table:formula="of:=[.G373]*(1+[.G$9])" office:value-type="currency" office:currency="USD" office:value="1.00799062315502E+015">
            <text:p>$1,007,990,623,155,020.00</text:p>
          </table:table-cell>
          <table:table-cell table:formula="of:=[.H373]*(1+[.H$9])" office:value-type="currency" office:currency="USD" office:value="7.54702033293471E+017">
            <text:p>$754,702,033,293,471,000.00</text:p>
          </table:table-cell>
          <table:table-cell table:formula="of:=[.I373]*(1+[.I$9])" office:value-type="currency" office:currency="USD" office:value="5.02070459836162E+020">
            <text:p>$502,070,459,836,162,000,000.00</text:p>
          </table:table-cell>
          <table:table-cell table:formula="of:=[.J373]*(1+[.J$9])" office:value-type="currency" office:currency="USD" office:value="2.98006083888648E+023">
            <text:p>$298,006,083,888,648,000,000,000.00</text:p>
          </table:table-cell>
        </table:table-row>
        <table:table-row table:style-name="ro1">
          <table:table-cell/>
          <table:table-cell office:value-type="float" office:value="365">
            <text:p>365</text:p>
          </table:table-cell>
          <table:table-cell office:value-type="date" office:date-value="1991-01-01">
            <text:p>01/01/1991</text:p>
          </table:table-cell>
          <table:table-cell table:formula="of:=[.D374]*(1+[.D$9])" office:value-type="currency" office:currency="USD" office:value="1163585.38866004">
            <text:p>$1,163,585.39</text:p>
          </table:table-cell>
          <table:table-cell table:formula="of:=[.E374]*(1+[.E$9])" office:value-type="currency" office:currency="USD" office:value="1301084197.86817">
            <text:p>$1,301,084,197.87</text:p>
          </table:table-cell>
          <table:table-cell table:formula="of:=[.F374]*(1+[.F$9])" office:value-type="currency" office:currency="USD" office:value="1274354030351.32">
            <text:p>$1,274,354,030,351.32</text:p>
          </table:table-cell>
          <table:table-cell table:formula="of:=[.G374]*(1+[.G$9])" office:value-type="currency" office:currency="USD" office:value="1.09870977923897E+015">
            <text:p>$1,098,709,779,238,970.00</text:p>
          </table:table-cell>
          <table:table-cell table:formula="of:=[.H374]*(1+[.H$9])" office:value-type="currency" office:currency="USD" office:value="8.37719256955752E+017">
            <text:p>$837,719,256,955,752,000.00</text:p>
          </table:table-cell>
          <table:table-cell table:formula="of:=[.I374]*(1+[.I$9])" office:value-type="currency" office:currency="USD" office:value="5.67339619614863E+020">
            <text:p>$567,339,619,614,863,000,000.00</text:p>
          </table:table-cell>
          <table:table-cell table:formula="of:=[.J374]*(1+[.J$9])" office:value-type="currency" office:currency="USD" office:value="3.42706996471945E+023">
            <text:p>$342,706,996,471,945,000,000,000.00</text:p>
          </table:table-cell>
        </table:table-row>
        <table:table-row table:style-name="ro1">
          <table:table-cell/>
          <table:table-cell office:value-type="float" office:value="366">
            <text:p>366</text:p>
          </table:table-cell>
          <table:table-cell office:value-type="date" office:date-value="1992-01-01">
            <text:p>01/01/1992</text:p>
          </table:table-cell>
          <table:table-cell table:formula="of:=[.D375]*(1+[.D$9])" office:value-type="currency" office:currency="USD" office:value="1198492.95031984">
            <text:p>$1,198,492.95</text:p>
          </table:table-cell>
          <table:table-cell table:formula="of:=[.E375]*(1+[.E$9])" office:value-type="currency" office:currency="USD" office:value="1366138407.76158">
            <text:p>$1,366,138,407.76</text:p>
          </table:table-cell>
          <table:table-cell table:formula="of:=[.F375]*(1+[.F$9])" office:value-type="currency" office:currency="USD" office:value="1363558812475.92">
            <text:p>$1,363,558,812,475.92</text:p>
          </table:table-cell>
          <table:table-cell table:formula="of:=[.G375]*(1+[.G$9])" office:value-type="currency" office:currency="USD" office:value="1.19759365937048E+015">
            <text:p>$1,197,593,659,370,480.00</text:p>
          </table:table-cell>
          <table:table-cell table:formula="of:=[.H375]*(1+[.H$9])" office:value-type="currency" office:currency="USD" office:value="9.29868375220885E+017">
            <text:p>$929,868,375,220,885,000.00</text:p>
          </table:table-cell>
          <table:table-cell table:formula="of:=[.I375]*(1+[.I$9])" office:value-type="currency" office:currency="USD" office:value="6.41093770164795E+020">
            <text:p>$641,093,770,164,795,000,000.00</text:p>
          </table:table-cell>
          <table:table-cell table:formula="of:=[.J375]*(1+[.J$9])" office:value-type="currency" office:currency="USD" office:value="3.94113045942737E+023">
            <text:p>$394,113,045,942,737,000,000,000.00</text:p>
          </table:table-cell>
        </table:table-row>
        <table:table-row table:style-name="ro1">
          <table:table-cell/>
          <table:table-cell office:value-type="float" office:value="367">
            <text:p>367</text:p>
          </table:table-cell>
          <table:table-cell office:value-type="date" office:date-value="1993-01-01">
            <text:p>01/01/1993</text:p>
          </table:table-cell>
          <table:table-cell table:formula="of:=[.D376]*(1+[.D$9])" office:value-type="currency" office:currency="USD" office:value="1234447.73882944">
            <text:p>$1,234,447.74</text:p>
          </table:table-cell>
          <table:table-cell table:formula="of:=[.E376]*(1+[.E$9])" office:value-type="currency" office:currency="USD" office:value="1434445328.14966">
            <text:p>$1,434,445,328.15</text:p>
          </table:table-cell>
          <table:table-cell table:formula="of:=[.F376]*(1+[.F$9])" office:value-type="currency" office:currency="USD" office:value="1459007929349.23">
            <text:p>$1,459,007,929,349.23</text:p>
          </table:table-cell>
          <table:table-cell table:formula="of:=[.G376]*(1+[.G$9])" office:value-type="currency" office:currency="USD" office:value="1.30537708871382E+015">
            <text:p>$1,305,377,088,713,820.00</text:p>
          </table:table-cell>
          <table:table-cell table:formula="of:=[.H376]*(1+[.H$9])" office:value-type="currency" office:currency="USD" office:value="1.03215389649518E+018">
            <text:p>$1,032,153,896,495,180,000.00</text:p>
          </table:table-cell>
          <table:table-cell table:formula="of:=[.I376]*(1+[.I$9])" office:value-type="currency" office:currency="USD" office:value="7.24435960286218E+020">
            <text:p>$724,435,960,286,218,000,000.00</text:p>
          </table:table-cell>
          <table:table-cell table:formula="of:=[.J376]*(1+[.J$9])" office:value-type="currency" office:currency="USD" office:value="4.53230002834148E+023">
            <text:p>$453,230,002,834,148,000,000,000.00</text:p>
          </table:table-cell>
        </table:table-row>
        <table:table-row table:style-name="ro1">
          <table:table-cell/>
          <table:table-cell office:value-type="float" office:value="368">
            <text:p>368</text:p>
          </table:table-cell>
          <table:table-cell office:value-type="date" office:date-value="1994-01-01">
            <text:p>01/01/1994</text:p>
          </table:table-cell>
          <table:table-cell table:formula="of:=[.D377]*(1+[.D$9])" office:value-type="currency" office:currency="USD" office:value="1271481.17099432">
            <text:p>$1,271,481.17</text:p>
          </table:table-cell>
          <table:table-cell table:formula="of:=[.E377]*(1+[.E$9])" office:value-type="currency" office:currency="USD" office:value="1506167594.55714">
            <text:p>$1,506,167,594.56</text:p>
          </table:table-cell>
          <table:table-cell table:formula="of:=[.F377]*(1+[.F$9])" office:value-type="currency" office:currency="USD" office:value="1561138484403.68">
            <text:p>$1,561,138,484,403.68</text:p>
          </table:table-cell>
          <table:table-cell table:formula="of:=[.G377]*(1+[.G$9])" office:value-type="currency" office:currency="USD" office:value="1.42286102669807E+015">
            <text:p>$1,422,861,026,698,070.00</text:p>
          </table:table-cell>
          <table:table-cell table:formula="of:=[.H377]*(1+[.H$9])" office:value-type="currency" office:currency="USD" office:value="1.14569082510965E+018">
            <text:p>$1,145,690,825,109,650,000.00</text:p>
          </table:table-cell>
          <table:table-cell table:formula="of:=[.I377]*(1+[.I$9])" office:value-type="currency" office:currency="USD" office:value="8.18612635123426E+020">
            <text:p>$818,612,635,123,426,000,000.00</text:p>
          </table:table-cell>
          <table:table-cell table:formula="of:=[.J377]*(1+[.J$9])" office:value-type="currency" office:currency="USD" office:value="5.2121450325927E+023">
            <text:p>$521,214,503,259,270,000,000,000.00</text:p>
          </table:table-cell>
        </table:table-row>
        <table:table-row table:style-name="ro1">
          <table:table-cell/>
          <table:table-cell office:value-type="float" office:value="369">
            <text:p>369</text:p>
          </table:table-cell>
          <table:table-cell office:value-type="date" office:date-value="1995-01-01">
            <text:p>01/01/1995</text:p>
          </table:table-cell>
          <table:table-cell table:formula="of:=[.D378]*(1+[.D$9])" office:value-type="currency" office:currency="USD" office:value="1309625.60612415">
            <text:p>$1,309,625.61</text:p>
          </table:table-cell>
          <table:table-cell table:formula="of:=[.E378]*(1+[.E$9])" office:value-type="currency" office:currency="USD" office:value="1581475974.285">
            <text:p>$1,581,475,974.29</text:p>
          </table:table-cell>
          <table:table-cell table:formula="of:=[.F378]*(1+[.F$9])" office:value-type="currency" office:currency="USD" office:value="1670418178311.93">
            <text:p>$1,670,418,178,311.93</text:p>
          </table:table-cell>
          <table:table-cell table:formula="of:=[.G378]*(1+[.G$9])" office:value-type="currency" office:currency="USD" office:value="1.5509185191009E+015">
            <text:p>$1,550,918,519,100,900.00</text:p>
          </table:table-cell>
          <table:table-cell table:formula="of:=[.H378]*(1+[.H$9])" office:value-type="currency" office:currency="USD" office:value="1.27171681587172E+018">
            <text:p>$1,271,716,815,871,720,000.00</text:p>
          </table:table-cell>
          <table:table-cell table:formula="of:=[.I378]*(1+[.I$9])" office:value-type="currency" office:currency="USD" office:value="9.25032277689471E+020">
            <text:p>$925,032,277,689,471,000,000.00</text:p>
          </table:table-cell>
          <table:table-cell table:formula="of:=[.J378]*(1+[.J$9])" office:value-type="currency" office:currency="USD" office:value="5.9939667874816E+023">
            <text:p>$599,396,678,748,160,000,000,000.00</text:p>
          </table:table-cell>
        </table:table-row>
        <table:table-row table:style-name="ro1">
          <table:table-cell/>
          <table:table-cell office:value-type="float" office:value="370">
            <text:p>370</text:p>
          </table:table-cell>
          <table:table-cell office:value-type="date" office:date-value="1996-01-01">
            <text:p>01/01/1996</text:p>
          </table:table-cell>
          <table:table-cell table:formula="of:=[.D379]*(1+[.D$9])" office:value-type="currency" office:currency="USD" office:value="1348914.37430788">
            <text:p>$1,348,914.37</text:p>
          </table:table-cell>
          <table:table-cell table:formula="of:=[.E379]*(1+[.E$9])" office:value-type="currency" office:currency="USD" office:value="1660549772.99925">
            <text:p>$1,660,549,773.00</text:p>
          </table:table-cell>
          <table:table-cell table:formula="of:=[.F379]*(1+[.F$9])" office:value-type="currency" office:currency="USD" office:value="1787347450793.77">
            <text:p>$1,787,347,450,793.77</text:p>
          </table:table-cell>
          <table:table-cell table:formula="of:=[.G379]*(1+[.G$9])" office:value-type="currency" office:currency="USD" office:value="1.69050118581998E+015">
            <text:p>$1,690,501,185,819,980.00</text:p>
          </table:table-cell>
          <table:table-cell table:formula="of:=[.H379]*(1+[.H$9])" office:value-type="currency" office:currency="USD" office:value="1.4116056656176E+018">
            <text:p>$1,411,605,665,617,600,000.00</text:p>
          </table:table-cell>
          <table:table-cell table:formula="of:=[.I379]*(1+[.I$9])" office:value-type="currency" office:currency="USD" office:value="1.0452864737891E+021">
            <text:p>$1,045,286,473,789,100,000,000.00</text:p>
          </table:table-cell>
          <table:table-cell table:formula="of:=[.J379]*(1+[.J$9])" office:value-type="currency" office:currency="USD" office:value="6.89306180560384E+023">
            <text:p>$689,306,180,560,384,000,000,000.00</text:p>
          </table:table-cell>
        </table:table-row>
        <table:table-row table:style-name="ro1">
          <table:table-cell/>
          <table:table-cell office:value-type="float" office:value="371">
            <text:p>371</text:p>
          </table:table-cell>
          <table:table-cell office:value-type="date" office:date-value="1997-01-01">
            <text:p>01/01/1997</text:p>
          </table:table-cell>
          <table:table-cell table:formula="of:=[.D380]*(1+[.D$9])" office:value-type="currency" office:currency="USD" office:value="1389381.80553711">
            <text:p>$1,389,381.81</text:p>
          </table:table-cell>
          <table:table-cell table:formula="of:=[.E380]*(1+[.E$9])" office:value-type="currency" office:currency="USD" office:value="1743577261.64921">
            <text:p>$1,743,577,261.65</text:p>
          </table:table-cell>
          <table:table-cell table:formula="of:=[.F380]*(1+[.F$9])" office:value-type="currency" office:currency="USD" office:value="1912461772349.33">
            <text:p>$1,912,461,772,349.33</text:p>
          </table:table-cell>
          <table:table-cell table:formula="of:=[.G380]*(1+[.G$9])" office:value-type="currency" office:currency="USD" office:value="1.84264629254377E+015">
            <text:p>$1,842,646,292,543,770.00</text:p>
          </table:table-cell>
          <table:table-cell table:formula="of:=[.H380]*(1+[.H$9])" office:value-type="currency" office:currency="USD" office:value="1.56688228883554E+018">
            <text:p>$1,566,882,288,835,540,000.00</text:p>
          </table:table-cell>
          <table:table-cell table:formula="of:=[.I380]*(1+[.I$9])" office:value-type="currency" office:currency="USD" office:value="1.18117371538169E+021">
            <text:p>$1,181,173,715,381,690,000,000.00</text:p>
          </table:table-cell>
          <table:table-cell table:formula="of:=[.J380]*(1+[.J$9])" office:value-type="currency" office:currency="USD" office:value="7.92702107644442E+023">
            <text:p>$792,702,107,644,442,000,000,000.00</text:p>
          </table:table-cell>
        </table:table-row>
        <table:table-row table:style-name="ro1">
          <table:table-cell/>
          <table:table-cell office:value-type="float" office:value="372">
            <text:p>372</text:p>
          </table:table-cell>
          <table:table-cell office:value-type="date" office:date-value="1998-01-01">
            <text:p>01/01/1998</text:p>
          </table:table-cell>
          <table:table-cell table:formula="of:=[.D381]*(1+[.D$9])" office:value-type="currency" office:currency="USD" office:value="1431063.25970323">
            <text:p>$1,431,063.26</text:p>
          </table:table-cell>
          <table:table-cell table:formula="of:=[.E381]*(1+[.E$9])" office:value-type="currency" office:currency="USD" office:value="1830756124.73167">
            <text:p>$1,830,756,124.73</text:p>
          </table:table-cell>
          <table:table-cell table:formula="of:=[.F381]*(1+[.F$9])" office:value-type="currency" office:currency="USD" office:value="2046334096413.79">
            <text:p>$2,046,334,096,413.79</text:p>
          </table:table-cell>
          <table:table-cell table:formula="of:=[.G381]*(1+[.G$9])" office:value-type="currency" office:currency="USD" office:value="2.00848445887271E+015">
            <text:p>$2,008,484,458,872,710.00</text:p>
          </table:table-cell>
          <table:table-cell table:formula="of:=[.H381]*(1+[.H$9])" office:value-type="currency" office:currency="USD" office:value="1.73923934060745E+018">
            <text:p>$1,739,239,340,607,450,000.00</text:p>
          </table:table-cell>
          <table:table-cell table:formula="of:=[.I381]*(1+[.I$9])" office:value-type="currency" office:currency="USD" office:value="1.33472629838131E+021">
            <text:p>$1,334,726,298,381,310,000,000.00</text:p>
          </table:table-cell>
          <table:table-cell table:formula="of:=[.J381]*(1+[.J$9])" office:value-type="currency" office:currency="USD" office:value="9.11607423791108E+023">
            <text:p>$911,607,423,791,108,000,000,000.00</text:p>
          </table:table-cell>
        </table:table-row>
        <table:table-row table:style-name="ro1">
          <table:table-cell/>
          <table:table-cell office:value-type="float" office:value="373">
            <text:p>373</text:p>
          </table:table-cell>
          <table:table-cell office:value-type="date" office:date-value="1999-01-01">
            <text:p>01/01/1999</text:p>
          </table:table-cell>
          <table:table-cell table:formula="of:=[.D382]*(1+[.D$9])" office:value-type="currency" office:currency="USD" office:value="1473995.15749432">
            <text:p>$1,473,995.16</text:p>
          </table:table-cell>
          <table:table-cell table:formula="of:=[.E382]*(1+[.E$9])" office:value-type="currency" office:currency="USD" office:value="1922293930.96825">
            <text:p>$1,922,293,930.97</text:p>
          </table:table-cell>
          <table:table-cell table:formula="of:=[.F382]*(1+[.F$9])" office:value-type="currency" office:currency="USD" office:value="2189577483162.75">
            <text:p>$2,189,577,483,162.75</text:p>
          </table:table-cell>
          <table:table-cell table:formula="of:=[.G382]*(1+[.G$9])" office:value-type="currency" office:currency="USD" office:value="2.18924806017126E+015">
            <text:p>$2,189,248,060,171,260.00</text:p>
          </table:table-cell>
          <table:table-cell table:formula="of:=[.H382]*(1+[.H$9])" office:value-type="currency" office:currency="USD" office:value="1.93055566807427E+018">
            <text:p>$1,930,555,668,074,270,000.00</text:p>
          </table:table-cell>
          <table:table-cell table:formula="of:=[.I382]*(1+[.I$9])" office:value-type="currency" office:currency="USD" office:value="1.50824071717087E+021">
            <text:p>$1,508,240,717,170,870,000,000.00</text:p>
          </table:table-cell>
          <table:table-cell table:formula="of:=[.J382]*(1+[.J$9])" office:value-type="currency" office:currency="USD" office:value="1.04834853735977E+024">
            <text:p>$1,048,348,537,359,770,000,000,000.00</text:p>
          </table:table-cell>
        </table:table-row>
        <table:table-row table:style-name="ro1">
          <table:table-cell/>
          <table:table-cell office:value-type="float" office:value="374">
            <text:p>374</text:p>
          </table:table-cell>
          <table:table-cell office:value-type="date" office:date-value="2000-01-01">
            <text:p>01/01/2000</text:p>
          </table:table-cell>
          <table:table-cell table:formula="of:=[.D383]*(1+[.D$9])" office:value-type="currency" office:currency="USD" office:value="1518215.01221915">
            <text:p>$1,518,215.01</text:p>
          </table:table-cell>
          <table:table-cell table:formula="of:=[.E383]*(1+[.E$9])" office:value-type="currency" office:currency="USD" office:value="2018408627.51667">
            <text:p>$2,018,408,627.52</text:p>
          </table:table-cell>
          <table:table-cell table:formula="of:=[.F383]*(1+[.F$9])" office:value-type="currency" office:currency="USD" office:value="2342847906984.14">
            <text:p>$2,342,847,906,984.14</text:p>
          </table:table-cell>
          <table:table-cell table:formula="of:=[.G383]*(1+[.G$9])" office:value-type="currency" office:currency="USD" office:value="2.38628038558667E+015">
            <text:p>$2,386,280,385,586,670.00</text:p>
          </table:table-cell>
          <table:table-cell table:formula="of:=[.H383]*(1+[.H$9])" office:value-type="currency" office:currency="USD" office:value="2.14291679156244E+018">
            <text:p>$2,142,916,791,562,440,000.00</text:p>
          </table:table-cell>
          <table:table-cell table:formula="of:=[.I383]*(1+[.I$9])" office:value-type="currency" office:currency="USD" office:value="1.70431201040309E+021">
            <text:p>$1,704,312,010,403,090,000,000.00</text:p>
          </table:table-cell>
          <table:table-cell table:formula="of:=[.J383]*(1+[.J$9])" office:value-type="currency" office:currency="USD" office:value="1.20560081796374E+024">
            <text:p>$1,205,600,817,963,740,000,000,000.00</text:p>
          </table:table-cell>
        </table:table-row>
        <table:table-row table:style-name="ro1">
          <table:table-cell/>
          <table:table-cell office:value-type="float" office:value="375">
            <text:p>375</text:p>
          </table:table-cell>
          <table:table-cell office:value-type="date" office:date-value="2001-01-01">
            <text:p>01/01/2001</text:p>
          </table:table-cell>
          <table:table-cell table:formula="of:=[.D384]*(1+[.D$9])" office:value-type="currency" office:currency="USD" office:value="1563761.46258573">
            <text:p>$1,563,761.46</text:p>
          </table:table-cell>
          <table:table-cell table:formula="of:=[.E384]*(1+[.E$9])" office:value-type="currency" office:currency="USD" office:value="2119329058.8925">
            <text:p>$2,119,329,058.89</text:p>
          </table:table-cell>
          <table:table-cell table:formula="of:=[.F384]*(1+[.F$9])" office:value-type="currency" office:currency="USD" office:value="2506847260473.03">
            <text:p>$2,506,847,260,473.03</text:p>
          </table:table-cell>
          <table:table-cell table:formula="of:=[.G384]*(1+[.G$9])" office:value-type="currency" office:currency="USD" office:value="2.60104562028947E+015">
            <text:p>$2,601,045,620,289,470.00</text:p>
          </table:table-cell>
          <table:table-cell table:formula="of:=[.H384]*(1+[.H$9])" office:value-type="currency" office:currency="USD" office:value="2.37863763863431E+018">
            <text:p>$2,378,637,638,634,310,000.00</text:p>
          </table:table-cell>
          <table:table-cell table:formula="of:=[.I384]*(1+[.I$9])" office:value-type="currency" office:currency="USD" office:value="1.92587257175549E+021">
            <text:p>$1,925,872,571,755,490,000,000.00</text:p>
          </table:table-cell>
          <table:table-cell table:formula="of:=[.J384]*(1+[.J$9])" office:value-type="currency" office:currency="USD" office:value="1.3864409406583E+024">
            <text:p>$1,386,440,940,658,300,000,000,000.00</text:p>
          </table:table-cell>
        </table:table-row>
        <table:table-row table:style-name="ro1">
          <table:table-cell/>
          <table:table-cell office:value-type="float" office:value="376">
            <text:p>376</text:p>
          </table:table-cell>
          <table:table-cell office:value-type="date" office:date-value="2002-01-01">
            <text:p>01/01/2002</text:p>
          </table:table-cell>
          <table:table-cell table:formula="of:=[.D385]*(1+[.D$9])" office:value-type="currency" office:currency="USD" office:value="1610674.3064633">
            <text:p>$1,610,674.31</text:p>
          </table:table-cell>
          <table:table-cell table:formula="of:=[.E385]*(1+[.E$9])" office:value-type="currency" office:currency="USD" office:value="2225295511.83712">
            <text:p>$2,225,295,511.84</text:p>
          </table:table-cell>
          <table:table-cell table:formula="of:=[.F385]*(1+[.F$9])" office:value-type="currency" office:currency="USD" office:value="2682326568706.15">
            <text:p>$2,682,326,568,706.15</text:p>
          </table:table-cell>
          <table:table-cell table:formula="of:=[.G385]*(1+[.G$9])" office:value-type="currency" office:currency="USD" office:value="2.83513972611552E+015">
            <text:p>$2,835,139,726,115,520.00</text:p>
          </table:table-cell>
          <table:table-cell table:formula="of:=[.H385]*(1+[.H$9])" office:value-type="currency" office:currency="USD" office:value="2.64028777888408E+018">
            <text:p>$2,640,287,778,884,080,000.00</text:p>
          </table:table-cell>
          <table:table-cell table:formula="of:=[.I385]*(1+[.I$9])" office:value-type="currency" office:currency="USD" office:value="2.1762360060837E+021">
            <text:p>$2,176,236,006,083,700,000,000.00</text:p>
          </table:table-cell>
          <table:table-cell table:formula="of:=[.J385]*(1+[.J$9])" office:value-type="currency" office:currency="USD" office:value="1.59440708175705E+024">
            <text:p>$1,594,407,081,757,050,000,000,000.00</text:p>
          </table:table-cell>
        </table:table-row>
        <table:table-row table:style-name="ro1">
          <table:table-cell/>
          <table:table-cell office:value-type="float" office:value="377">
            <text:p>377</text:p>
          </table:table-cell>
          <table:table-cell office:value-type="date" office:date-value="2003-01-01">
            <text:p>01/01/2003</text:p>
          </table:table-cell>
          <table:table-cell table:formula="of:=[.D386]*(1+[.D$9])" office:value-type="currency" office:currency="USD" office:value="1658994.5356572">
            <text:p>$1,658,994.54</text:p>
          </table:table-cell>
          <table:table-cell table:formula="of:=[.E386]*(1+[.E$9])" office:value-type="currency" office:currency="USD" office:value="2336560287.42898">
            <text:p>$2,336,560,287.43</text:p>
          </table:table-cell>
          <table:table-cell table:formula="of:=[.F386]*(1+[.F$9])" office:value-type="currency" office:currency="USD" office:value="2870089428515.58">
            <text:p>$2,870,089,428,515.58</text:p>
          </table:table-cell>
          <table:table-cell table:formula="of:=[.G386]*(1+[.G$9])" office:value-type="currency" office:currency="USD" office:value="3.09030230146592E+015">
            <text:p>$3,090,302,301,465,920.00</text:p>
          </table:table-cell>
          <table:table-cell table:formula="of:=[.H386]*(1+[.H$9])" office:value-type="currency" office:currency="USD" office:value="2.93071943456133E+018">
            <text:p>$2,930,719,434,561,330,000.00</text:p>
          </table:table-cell>
          <table:table-cell table:formula="of:=[.I386]*(1+[.I$9])" office:value-type="currency" office:currency="USD" office:value="2.45914668687458E+021">
            <text:p>$2,459,146,686,874,580,000,000.00</text:p>
          </table:table-cell>
          <table:table-cell table:formula="of:=[.J386]*(1+[.J$9])" office:value-type="currency" office:currency="USD" office:value="1.8335681440206E+024">
            <text:p>$1,833,568,144,020,600,000,000,000.00</text:p>
          </table:table-cell>
        </table:table-row>
        <table:table-row table:style-name="ro1">
          <table:table-cell/>
          <table:table-cell office:value-type="float" office:value="378">
            <text:p>378</text:p>
          </table:table-cell>
          <table:table-cell office:value-type="date" office:date-value="2004-01-01">
            <text:p>01/01/2004</text:p>
          </table:table-cell>
          <table:table-cell table:formula="of:=[.D387]*(1+[.D$9])" office:value-type="currency" office:currency="USD" office:value="1708764.37172691">
            <text:p>$1,708,764.37</text:p>
          </table:table-cell>
          <table:table-cell table:formula="of:=[.E387]*(1+[.E$9])" office:value-type="currency" office:currency="USD" office:value="2453388301.80043">
            <text:p>$2,453,388,301.80</text:p>
          </table:table-cell>
          <table:table-cell table:formula="of:=[.F387]*(1+[.F$9])" office:value-type="currency" office:currency="USD" office:value="3070995688511.67">
            <text:p>$3,070,995,688,511.67</text:p>
          </table:table-cell>
          <table:table-cell table:formula="of:=[.G387]*(1+[.G$9])" office:value-type="currency" office:currency="USD" office:value="3.36842950859785E+015">
            <text:p>$3,368,429,508,597,850.00</text:p>
          </table:table-cell>
          <table:table-cell table:formula="of:=[.H387]*(1+[.H$9])" office:value-type="currency" office:currency="USD" office:value="3.25309857236308E+018">
            <text:p>$3,253,098,572,363,080,000.00</text:p>
          </table:table-cell>
          <table:table-cell table:formula="of:=[.I387]*(1+[.I$9])" office:value-type="currency" office:currency="USD" office:value="2.77883575616828E+021">
            <text:p>$2,778,835,756,168,280,000,000.00</text:p>
          </table:table-cell>
          <table:table-cell table:formula="of:=[.J387]*(1+[.J$9])" office:value-type="currency" office:currency="USD" office:value="2.10860336562369E+024">
            <text:p>$2,108,603,365,623,690,000,000,000.00</text:p>
          </table:table-cell>
        </table:table-row>
        <table:table-row table:style-name="ro1">
          <table:table-cell/>
          <table:table-cell office:value-type="float" office:value="379">
            <text:p>379</text:p>
          </table:table-cell>
          <table:table-cell office:value-type="date" office:date-value="2005-01-01">
            <text:p>01/01/2005</text:p>
          </table:table-cell>
          <table:table-cell table:formula="of:=[.D388]*(1+[.D$9])" office:value-type="currency" office:currency="USD" office:value="1760027.30287872">
            <text:p>$1,760,027.30</text:p>
          </table:table-cell>
          <table:table-cell table:formula="of:=[.E388]*(1+[.E$9])" office:value-type="currency" office:currency="USD" office:value="2576057716.89045">
            <text:p>$2,576,057,716.89</text:p>
          </table:table-cell>
          <table:table-cell table:formula="of:=[.F388]*(1+[.F$9])" office:value-type="currency" office:currency="USD" office:value="3285965386707.48">
            <text:p>$3,285,965,386,707.48</text:p>
          </table:table-cell>
          <table:table-cell table:formula="of:=[.G388]*(1+[.G$9])" office:value-type="currency" office:currency="USD" office:value="3.67158816437166E+015">
            <text:p>$3,671,588,164,371,660.00</text:p>
          </table:table-cell>
          <table:table-cell table:formula="of:=[.H388]*(1+[.H$9])" office:value-type="currency" office:currency="USD" office:value="3.61093941532302E+018">
            <text:p>$3,610,939,415,323,020,000.00</text:p>
          </table:table-cell>
          <table:table-cell table:formula="of:=[.I388]*(1+[.I$9])" office:value-type="currency" office:currency="USD" office:value="3.14008440447016E+021">
            <text:p>$3,140,084,404,470,160,000,000.00</text:p>
          </table:table-cell>
          <table:table-cell table:formula="of:=[.J388]*(1+[.J$9])" office:value-type="currency" office:currency="USD" office:value="2.42489387046725E+024">
            <text:p>$2,424,893,870,467,250,000,000,000.00</text:p>
          </table:table-cell>
        </table:table-row>
        <table:table-row table:style-name="ro1">
          <table:table-cell/>
          <table:table-cell office:value-type="float" office:value="380">
            <text:p>380</text:p>
          </table:table-cell>
          <table:table-cell office:value-type="date" office:date-value="2006-01-01">
            <text:p>01/01/2006</text:p>
          </table:table-cell>
          <table:table-cell table:formula="of:=[.D389]*(1+[.D$9])" office:value-type="currency" office:currency="USD" office:value="1812828.12196508">
            <text:p>$1,812,828.12</text:p>
          </table:table-cell>
          <table:table-cell table:formula="of:=[.E389]*(1+[.E$9])" office:value-type="currency" office:currency="USD" office:value="2704860602.73497">
            <text:p>$2,704,860,602.73</text:p>
          </table:table-cell>
          <table:table-cell table:formula="of:=[.F389]*(1+[.F$9])" office:value-type="currency" office:currency="USD" office:value="3515982963777.01">
            <text:p>$3,515,982,963,777.01</text:p>
          </table:table-cell>
          <table:table-cell table:formula="of:=[.G389]*(1+[.G$9])" office:value-type="currency" office:currency="USD" office:value="4.00203109916511E+015">
            <text:p>$4,002,031,099,165,110.00</text:p>
          </table:table-cell>
          <table:table-cell table:formula="of:=[.H389]*(1+[.H$9])" office:value-type="currency" office:currency="USD" office:value="4.00814275100855E+018">
            <text:p>$4,008,142,751,008,550,000.00</text:p>
          </table:table-cell>
          <table:table-cell table:formula="of:=[.I389]*(1+[.I$9])" office:value-type="currency" office:currency="USD" office:value="3.54829537705128E+021">
            <text:p>$3,548,295,377,051,280,000,000.00</text:p>
          </table:table-cell>
          <table:table-cell table:formula="of:=[.J389]*(1+[.J$9])" office:value-type="currency" office:currency="USD" office:value="2.78862795103733E+024">
            <text:p>$2,788,627,951,037,330,000,000,000.00</text:p>
          </table:table-cell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date" office:date-value="2007-01-01">
            <text:p>01/01/2007</text:p>
          </table:table-cell>
          <table:table-cell table:formula="of:=[.D390]*(1+[.D$9])" office:value-type="currency" office:currency="USD" office:value="1867212.96562404">
            <text:p>$1,867,212.97</text:p>
          </table:table-cell>
          <table:table-cell table:formula="of:=[.E390]*(1+[.E$9])" office:value-type="currency" office:currency="USD" office:value="2840103632.87172">
            <text:p>$2,840,103,632.87</text:p>
          </table:table-cell>
          <table:table-cell table:formula="of:=[.F390]*(1+[.F$9])" office:value-type="currency" office:currency="USD" office:value="3762101771241.4">
            <text:p>$3,762,101,771,241.40</text:p>
          </table:table-cell>
          <table:table-cell table:formula="of:=[.G390]*(1+[.G$9])" office:value-type="currency" office:currency="USD" office:value="4.36221389808997E+015">
            <text:p>$4,362,213,898,089,970.00</text:p>
          </table:table-cell>
          <table:table-cell table:formula="of:=[.H390]*(1+[.H$9])" office:value-type="currency" office:currency="USD" office:value="4.44903845361949E+018">
            <text:p>$4,449,038,453,619,490,000.00</text:p>
          </table:table-cell>
          <table:table-cell table:formula="of:=[.I390]*(1+[.I$9])" office:value-type="currency" office:currency="USD" office:value="4.00957377606794E+021">
            <text:p>$4,009,573,776,067,940,000,000.00</text:p>
          </table:table-cell>
          <table:table-cell table:formula="of:=[.J390]*(1+[.J$9])" office:value-type="currency" office:currency="USD" office:value="3.20692214369293E+024">
            <text:p>$3,206,922,143,692,930,000,000,000.00</text:p>
          </table:table-cell>
        </table:table-row>
        <table:table-row table:style-name="ro1">
          <table:table-cell/>
          <table:table-cell office:value-type="float" office:value="382">
            <text:p>382</text:p>
          </table:table-cell>
          <table:table-cell office:value-type="date" office:date-value="2008-01-01">
            <text:p>01/01/2008</text:p>
          </table:table-cell>
          <table:table-cell table:formula="of:=[.D391]*(1+[.D$9])" office:value-type="currency" office:currency="USD" office:value="1923229.35459276">
            <text:p>$1,923,229.35</text:p>
          </table:table-cell>
          <table:table-cell table:formula="of:=[.E391]*(1+[.E$9])" office:value-type="currency" office:currency="USD" office:value="2982108814.51531">
            <text:p>$2,982,108,814.52</text:p>
          </table:table-cell>
          <table:table-cell table:formula="of:=[.F391]*(1+[.F$9])" office:value-type="currency" office:currency="USD" office:value="4025448895228.3">
            <text:p>$4,025,448,895,228.30</text:p>
          </table:table-cell>
          <table:table-cell table:formula="of:=[.G391]*(1+[.G$9])" office:value-type="currency" office:currency="USD" office:value="4.75481314891807E+015">
            <text:p>$4,754,813,148,918,070.00</text:p>
          </table:table-cell>
          <table:table-cell table:formula="of:=[.H391]*(1+[.H$9])" office:value-type="currency" office:currency="USD" office:value="4.93843268351763E+018">
            <text:p>$4,938,432,683,517,630,000.00</text:p>
          </table:table-cell>
          <table:table-cell table:formula="of:=[.I391]*(1+[.I$9])" office:value-type="currency" office:currency="USD" office:value="4.53081836695677E+021">
            <text:p>$4,530,818,366,956,770,000,000.00</text:p>
          </table:table-cell>
          <table:table-cell table:formula="of:=[.J391]*(1+[.J$9])" office:value-type="currency" office:currency="USD" office:value="3.68796046524687E+024">
            <text:p>$3,687,960,465,246,870,000,000,000.00</text:p>
          </table:table-cell>
        </table:table-row>
        <table:table-row table:style-name="ro1">
          <table:table-cell/>
          <table:table-cell office:value-type="float" office:value="383">
            <text:p>383</text:p>
          </table:table-cell>
          <table:table-cell office:value-type="date" office:date-value="2009-01-01">
            <text:p>01/01/2009</text:p>
          </table:table-cell>
          <table:table-cell table:formula="of:=[.D392]*(1+[.D$9])" office:value-type="currency" office:currency="USD" office:value="1980926.23523054">
            <text:p>$1,980,926.24</text:p>
          </table:table-cell>
          <table:table-cell table:formula="of:=[.E392]*(1+[.E$9])" office:value-type="currency" office:currency="USD" office:value="3131214255.24107">
            <text:p>$3,131,214,255.24</text:p>
          </table:table-cell>
          <table:table-cell table:formula="of:=[.F392]*(1+[.F$9])" office:value-type="currency" office:currency="USD" office:value="4307230317894.28">
            <text:p>$4,307,230,317,894.28</text:p>
          </table:table-cell>
          <table:table-cell table:formula="of:=[.G392]*(1+[.G$9])" office:value-type="currency" office:currency="USD" office:value="5.1827463323207E+015">
            <text:p>$5,182,746,332,320,700.00</text:p>
          </table:table-cell>
          <table:table-cell table:formula="of:=[.H392]*(1+[.H$9])" office:value-type="currency" office:currency="USD" office:value="5.48166027870457E+018">
            <text:p>$5,481,660,278,704,570,000.00</text:p>
          </table:table-cell>
          <table:table-cell table:formula="of:=[.I392]*(1+[.I$9])" office:value-type="currency" office:currency="USD" office:value="5.11982475466115E+021">
            <text:p>$5,119,824,754,661,150,000,000.00</text:p>
          </table:table-cell>
          <table:table-cell table:formula="of:=[.J392]*(1+[.J$9])" office:value-type="currency" office:currency="USD" office:value="4.2411545350339E+024">
            <text:p>$4,241,154,535,033,900,000,000,000.00</text:p>
          </table:table-cell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date" office:date-value="2010-01-01">
            <text:p>01/01/2010</text:p>
          </table:table-cell>
          <table:table-cell table:formula="of:=[.D393]*(1+[.D$9])" office:value-type="currency" office:currency="USD" office:value="2040354.02228746">
            <text:p>$2,040,354.02</text:p>
          </table:table-cell>
          <table:table-cell table:formula="of:=[.E393]*(1+[.E$9])" office:value-type="currency" office:currency="USD" office:value="3287774968.00313">
            <text:p>$3,287,774,968.00</text:p>
          </table:table-cell>
          <table:table-cell table:formula="of:=[.F393]*(1+[.F$9])" office:value-type="currency" office:currency="USD" office:value="4608736440146.88">
            <text:p>$4,608,736,440,146.88</text:p>
          </table:table-cell>
          <table:table-cell table:formula="of:=[.G393]*(1+[.G$9])" office:value-type="currency" office:currency="USD" office:value="5.64919350222956E+015">
            <text:p>$5,649,193,502,229,560.00</text:p>
          </table:table-cell>
          <table:table-cell table:formula="of:=[.H393]*(1+[.H$9])" office:value-type="currency" office:currency="USD" office:value="6.08464290936208E+018">
            <text:p>$6,084,642,909,362,080,000.00</text:p>
          </table:table-cell>
          <table:table-cell table:formula="of:=[.I393]*(1+[.I$9])" office:value-type="currency" office:currency="USD" office:value="5.7854019727671E+021">
            <text:p>$5,785,401,972,767,100,000,000.00</text:p>
          </table:table-cell>
          <table:table-cell table:formula="of:=[.J393]*(1+[.J$9])" office:value-type="currency" office:currency="USD" office:value="4.87732771528899E+024">
            <text:p>$4,877,327,715,288,990,000,000,000.00</text:p>
          </table:table-cell>
        </table:table-row>
        <table:table-row table:style-name="ro1">
          <table:table-cell/>
          <table:table-cell office:value-type="float" office:value="385">
            <text:p>385</text:p>
          </table:table-cell>
          <table:table-cell office:value-type="date" office:date-value="2011-01-01">
            <text:p>01/01/2011</text:p>
          </table:table-cell>
          <table:table-cell table:formula="of:=[.D394]*(1+[.D$9])" office:value-type="currency" office:currency="USD" office:value="2101564.64295608">
            <text:p>$2,101,564.64</text:p>
          </table:table-cell>
          <table:table-cell table:formula="of:=[.E394]*(1+[.E$9])" office:value-type="currency" office:currency="USD" office:value="3452163716.40329">
            <text:p>$3,452,163,716.40</text:p>
          </table:table-cell>
          <table:table-cell table:formula="of:=[.F394]*(1+[.F$9])" office:value-type="currency" office:currency="USD" office:value="4931347990957.16">
            <text:p>$4,931,347,990,957.16</text:p>
          </table:table-cell>
          <table:table-cell table:formula="of:=[.G394]*(1+[.G$9])" office:value-type="currency" office:currency="USD" office:value="6.15762091743022E+015">
            <text:p>$6,157,620,917,430,220.00</text:p>
          </table:table-cell>
          <table:table-cell table:formula="of:=[.H394]*(1+[.H$9])" office:value-type="currency" office:currency="USD" office:value="6.75395362939191E+018">
            <text:p>$6,753,953,629,391,910,000.00</text:p>
          </table:table-cell>
          <table:table-cell table:formula="of:=[.I394]*(1+[.I$9])" office:value-type="currency" office:currency="USD" office:value="6.53750422922683E+021">
            <text:p>$6,537,504,229,226,830,000,000.00</text:p>
          </table:table-cell>
          <table:table-cell table:formula="of:=[.J394]*(1+[.J$9])" office:value-type="currency" office:currency="USD" office:value="5.60892687258234E+024">
            <text:p>$5,608,926,872,582,340,000,000,000.00</text:p>
          </table:table-cell>
        </table:table-row>
        <table:table-row table:style-name="ro1">
          <table:table-cell/>
          <table:table-cell office:value-type="float" office:value="386">
            <text:p>386</text:p>
          </table:table-cell>
          <table:table-cell office:value-type="date" office:date-value="2012-01-01">
            <text:p>01/01/2012</text:p>
          </table:table-cell>
          <table:table-cell table:formula="of:=[.D395]*(1+[.D$9])" office:value-type="currency" office:currency="USD" office:value="2164611.58224476">
            <text:p>$2,164,611.58</text:p>
          </table:table-cell>
          <table:table-cell table:formula="of:=[.E395]*(1+[.E$9])" office:value-type="currency" office:currency="USD" office:value="3624771902.22345">
            <text:p>$3,624,771,902.22</text:p>
          </table:table-cell>
          <table:table-cell table:formula="of:=[.F395]*(1+[.F$9])" office:value-type="currency" office:currency="USD" office:value="5276542350324.16">
            <text:p>$5,276,542,350,324.16</text:p>
          </table:table-cell>
          <table:table-cell table:formula="of:=[.G395]*(1+[.G$9])" office:value-type="currency" office:currency="USD" office:value="6.71180679999894E+015">
            <text:p>$6,711,806,799,998,940.00</text:p>
          </table:table-cell>
          <table:table-cell table:formula="of:=[.H395]*(1+[.H$9])" office:value-type="currency" office:currency="USD" office:value="7.49688852862502E+018">
            <text:p>$7,496,888,528,625,020,000.00</text:p>
          </table:table-cell>
          <table:table-cell table:formula="of:=[.I395]*(1+[.I$9])" office:value-type="currency" office:currency="USD" office:value="7.38737977902631E+021">
            <text:p>$7,387,379,779,026,310,000,000.00</text:p>
          </table:table-cell>
          <table:table-cell table:formula="of:=[.J395]*(1+[.J$9])" office:value-type="currency" office:currency="USD" office:value="6.45026590346969E+024">
            <text:p>$6,450,265,903,469,690,000,000,000.00</text:p>
          </table:table-cell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date" office:date-value="2013-01-01">
            <text:p>01/01/2013</text:p>
          </table:table-cell>
          <table:table-cell table:formula="of:=[.D396]*(1+[.D$9])" office:value-type="currency" office:currency="USD" office:value="2229549.9297121">
            <text:p>$2,229,549.93</text:p>
          </table:table-cell>
          <table:table-cell table:formula="of:=[.E396]*(1+[.E$9])" office:value-type="currency" office:currency="USD" office:value="3806010497.33462">
            <text:p>$3,806,010,497.33</text:p>
          </table:table-cell>
          <table:table-cell table:formula="of:=[.F396]*(1+[.F$9])" office:value-type="currency" office:currency="USD" office:value="5645900314846.85">
            <text:p>$5,645,900,314,846.85</text:p>
          </table:table-cell>
          <table:table-cell table:formula="of:=[.G396]*(1+[.G$9])" office:value-type="currency" office:currency="USD" office:value="7.31586941199885E+015">
            <text:p>$7,315,869,411,998,850.00</text:p>
          </table:table-cell>
          <table:table-cell table:formula="of:=[.H396]*(1+[.H$9])" office:value-type="currency" office:currency="USD" office:value="8.32154626677377E+018">
            <text:p>$8,321,546,266,773,770,000.00</text:p>
          </table:table-cell>
          <table:table-cell table:formula="of:=[.I396]*(1+[.I$9])" office:value-type="currency" office:currency="USD" office:value="8.34773915029973E+021">
            <text:p>$8,347,739,150,299,730,000,000.00</text:p>
          </table:table-cell>
          <table:table-cell table:formula="of:=[.J396]*(1+[.J$9])" office:value-type="currency" office:currency="USD" office:value="7.41780578899014E+024">
            <text:p>$7,417,805,788,990,140,000,000,000.00</text:p>
          </table:table-cell>
        </table:table-row>
        <table:table-row table:style-name="ro1">
          <table:table-cell/>
          <table:table-cell office:value-type="float" office:value="388">
            <text:p>388</text:p>
          </table:table-cell>
          <table:table-cell office:value-type="date" office:date-value="2014-01-01">
            <text:p>01/01/2014</text:p>
          </table:table-cell>
          <table:table-cell table:formula="of:=[.D397]*(1+[.D$9])" office:value-type="currency" office:currency="USD" office:value="2296436.42760347">
            <text:p>$2,296,436.43</text:p>
          </table:table-cell>
          <table:table-cell table:formula="of:=[.E397]*(1+[.E$9])" office:value-type="currency" office:currency="USD" office:value="3996311022.20135">
            <text:p>$3,996,311,022.20</text:p>
          </table:table-cell>
          <table:table-cell table:formula="of:=[.F397]*(1+[.F$9])" office:value-type="currency" office:currency="USD" office:value="6041113336886.13">
            <text:p>$6,041,113,336,886.13</text:p>
          </table:table-cell>
          <table:table-cell table:formula="of:=[.G397]*(1+[.G$9])" office:value-type="currency" office:currency="USD" office:value="7.97429765907874E+015">
            <text:p>$7,974,297,659,078,740.00</text:p>
          </table:table-cell>
          <table:table-cell table:formula="of:=[.H397]*(1+[.H$9])" office:value-type="currency" office:currency="USD" office:value="9.23691635611888E+018">
            <text:p>$9,236,916,356,118,880,000.00</text:p>
          </table:table-cell>
          <table:table-cell table:formula="of:=[.I397]*(1+[.I$9])" office:value-type="currency" office:currency="USD" office:value="9.4329452398387E+021">
            <text:p>$9,432,945,239,838,700,000,000.00</text:p>
          </table:table-cell>
          <table:table-cell table:formula="of:=[.J397]*(1+[.J$9])" office:value-type="currency" office:currency="USD" office:value="8.53047665733866E+024">
            <text:p>$8,530,476,657,338,660,000,000,000.00</text:p>
          </table:table-cell>
        </table:table-row>
        <table:table-row table:style-name="ro1">
          <table:table-cell/>
          <table:table-cell office:value-type="float" office:value="389">
            <text:p>389</text:p>
          </table:table-cell>
          <table:table-cell office:value-type="date" office:date-value="2015-01-01">
            <text:p>01/01/2015</text:p>
          </table:table-cell>
          <table:table-cell table:formula="of:=[.D398]*(1+[.D$9])" office:value-type="currency" office:currency="USD" office:value="2365329.52043157">
            <text:p>$2,365,329.52</text:p>
          </table:table-cell>
          <table:table-cell table:formula="of:=[.E398]*(1+[.E$9])" office:value-type="currency" office:currency="USD" office:value="4196126573.31142">
            <text:p>$4,196,126,573.31</text:p>
          </table:table-cell>
          <table:table-cell table:formula="of:=[.F398]*(1+[.F$9])" office:value-type="currency" office:currency="USD" office:value="6463991270468.16">
            <text:p>$6,463,991,270,468.16</text:p>
          </table:table-cell>
          <table:table-cell table:formula="of:=[.G398]*(1+[.G$9])" office:value-type="currency" office:currency="USD" office:value="8.69198444839583E+015">
            <text:p>$8,691,984,448,395,830.00</text:p>
          </table:table-cell>
          <table:table-cell table:formula="of:=[.H398]*(1+[.H$9])" office:value-type="currency" office:currency="USD" office:value="1.0252977155292E+019">
            <text:p>$10,252,977,155,292,000,000.00</text:p>
          </table:table-cell>
          <table:table-cell table:formula="of:=[.I398]*(1+[.I$9])" office:value-type="currency" office:currency="USD" office:value="1.06592281210177E+022">
            <text:p>$10,659,228,121,017,700,000,000.00</text:p>
          </table:table-cell>
          <table:table-cell table:formula="of:=[.J398]*(1+[.J$9])" office:value-type="currency" office:currency="USD" office:value="9.81004815593946E+024">
            <text:p>$9,810,048,155,939,460,000,000,000.00</text:p>
          </table:table-cell>
        </table:table-row>
        <table:table-row table:style-name="ro1">
          <table:table-cell/>
          <table:table-cell office:value-type="float" office:value="390">
            <text:p>390</text:p>
          </table:table-cell>
          <table:table-cell office:value-type="date" office:date-value="2016-01-01">
            <text:p>01/01/2016</text:p>
          </table:table-cell>
          <table:table-cell table:formula="of:=[.D399]*(1+[.D$9])" office:value-type="currency" office:currency="USD" office:value="2436289.40604452">
            <text:p>$2,436,289.41</text:p>
          </table:table-cell>
          <table:table-cell table:formula="of:=[.E399]*(1+[.E$9])" office:value-type="currency" office:currency="USD" office:value="4405932901.97699">
            <text:p>$4,405,932,901.98</text:p>
          </table:table-cell>
          <table:table-cell table:formula="of:=[.F399]*(1+[.F$9])" office:value-type="currency" office:currency="USD" office:value="6916470659400.93">
            <text:p>$6,916,470,659,400.93</text:p>
          </table:table-cell>
          <table:table-cell table:formula="of:=[.G399]*(1+[.G$9])" office:value-type="currency" office:currency="USD" office:value="9.47426304875146E+015">
            <text:p>$9,474,263,048,751,460.00</text:p>
          </table:table-cell>
          <table:table-cell table:formula="of:=[.H399]*(1+[.H$9])" office:value-type="currency" office:currency="USD" office:value="1.13808046423741E+019">
            <text:p>$11,380,804,642,374,100,000.00</text:p>
          </table:table-cell>
          <table:table-cell table:formula="of:=[.I399]*(1+[.I$9])" office:value-type="currency" office:currency="USD" office:value="1.204492777675E+022">
            <text:p>$12,044,927,776,750,000,000,000.00</text:p>
          </table:table-cell>
          <table:table-cell table:formula="of:=[.J399]*(1+[.J$9])" office:value-type="currency" office:currency="USD" office:value="1.12815553793304E+025">
            <text:p>$11,281,555,379,330,400,000,000,000.00</text:p>
          </table:table-cell>
        </table:table-row>
        <table:table-row table:style-name="ro1">
          <table:table-cell/>
          <table:table-cell office:value-type="float" office:value="391">
            <text:p>391</text:p>
          </table:table-cell>
          <table:table-cell office:value-type="date" office:date-value="2017-01-01">
            <text:p>01/01/2017</text:p>
          </table:table-cell>
          <table:table-cell table:formula="of:=[.D400]*(1+[.D$9])" office:value-type="currency" office:currency="USD" office:value="2509378.08822586">
            <text:p>$2,509,378.09</text:p>
          </table:table-cell>
          <table:table-cell table:formula="of:=[.E400]*(1+[.E$9])" office:value-type="currency" office:currency="USD" office:value="4626229547.07584">
            <text:p>$4,626,229,547.08</text:p>
          </table:table-cell>
          <table:table-cell table:formula="of:=[.F400]*(1+[.F$9])" office:value-type="currency" office:currency="USD" office:value="7400623605559">
            <text:p>$7,400,623,605,559.00</text:p>
          </table:table-cell>
          <table:table-cell table:formula="of:=[.G400]*(1+[.G$9])" office:value-type="currency" office:currency="USD" office:value="1.03269467231391E+016">
            <text:p>$10,326,946,723,139,100.00</text:p>
          </table:table-cell>
          <table:table-cell table:formula="of:=[.H400]*(1+[.H$9])" office:value-type="currency" office:currency="USD" office:value="1.26326931530352E+019">
            <text:p>$12,632,693,153,035,200,000.00</text:p>
          </table:table-cell>
          <table:table-cell table:formula="of:=[.I400]*(1+[.I$9])" office:value-type="currency" office:currency="USD" office:value="1.36107683877275E+022">
            <text:p>$13,610,768,387,727,500,000,000.00</text:p>
          </table:table-cell>
          <table:table-cell table:formula="of:=[.J400]*(1+[.J$9])" office:value-type="currency" office:currency="USD" office:value="1.29737886862299E+025">
            <text:p>$12,973,788,686,229,900,000,000,000.00</text:p>
          </table:table-cell>
        </table:table-row>
        <table:table-row table:style-name="ro1">
          <table:table-cell/>
          <table:table-cell office:value-type="float" office:value="392">
            <text:p>392</text:p>
          </table:table-cell>
          <table:table-cell office:value-type="date" office:date-value="2018-01-01">
            <text:p>01/01/2018</text:p>
          </table:table-cell>
          <table:table-cell table:formula="of:=[.D401]*(1+[.D$9])" office:value-type="currency" office:currency="USD" office:value="2584659.43087263">
            <text:p>$2,584,659.43</text:p>
          </table:table-cell>
          <table:table-cell table:formula="of:=[.E401]*(1+[.E$9])" office:value-type="currency" office:currency="USD" office:value="4857541024.42963">
            <text:p>$4,857,541,024.43</text:p>
          </table:table-cell>
          <table:table-cell table:formula="of:=[.F401]*(1+[.F$9])" office:value-type="currency" office:currency="USD" office:value="7918667257948.13">
            <text:p>$7,918,667,257,948.13</text:p>
          </table:table-cell>
          <table:table-cell table:formula="of:=[.G401]*(1+[.G$9])" office:value-type="currency" office:currency="USD" office:value="1.12563719282216E+016">
            <text:p>$11,256,371,928,221,600.00</text:p>
          </table:table-cell>
          <table:table-cell table:formula="of:=[.H401]*(1+[.H$9])" office:value-type="currency" office:currency="USD" office:value="1.40222893998691E+019">
            <text:p>$14,022,289,399,869,100,000.00</text:p>
          </table:table-cell>
          <table:table-cell table:formula="of:=[.I401]*(1+[.I$9])" office:value-type="currency" office:currency="USD" office:value="1.53801682781321E+022">
            <text:p>$15,380,168,278,132,100,000,000.00</text:p>
          </table:table-cell>
          <table:table-cell table:formula="of:=[.J401]*(1+[.J$9])" office:value-type="currency" office:currency="USD" office:value="1.49198569891644E+025">
            <text:p>$14,919,856,989,164,400,000,000,000.00</text:p>
          </table:table-cell>
        </table:table-row>
        <table:table-row table:style-name="ro1">
          <table:table-cell/>
          <table:table-cell office:value-type="float" office:value="393">
            <text:p>393</text:p>
          </table:table-cell>
          <table:table-cell office:value-type="date" office:date-value="2019-01-01">
            <text:p>01/01/2019</text:p>
          </table:table-cell>
          <table:table-cell table:formula="of:=[.D402]*(1+[.D$9])" office:value-type="currency" office:currency="USD" office:value="2662199.21379881">
            <text:p>$2,662,199.21</text:p>
          </table:table-cell>
          <table:table-cell table:formula="of:=[.E402]*(1+[.E$9])" office:value-type="currency" office:currency="USD" office:value="5100418075.65112">
            <text:p>$5,100,418,075.65</text:p>
          </table:table-cell>
          <table:table-cell table:formula="of:=[.F402]*(1+[.F$9])" office:value-type="currency" office:currency="USD" office:value="8472973966004.5">
            <text:p>$8,472,973,966,004.50</text:p>
          </table:table-cell>
          <table:table-cell table:formula="of:=[.G402]*(1+[.G$9])" office:value-type="currency" office:currency="USD" office:value="1.22694454017616E+016">
            <text:p>$12,269,445,401,761,600.00</text:p>
          </table:table-cell>
          <table:table-cell table:formula="of:=[.H402]*(1+[.H$9])" office:value-type="currency" office:currency="USD" office:value="1.55647412338547E+019">
            <text:p>$15,564,741,233,854,700,000.00</text:p>
          </table:table-cell>
          <table:table-cell table:formula="of:=[.I402]*(1+[.I$9])" office:value-type="currency" office:currency="USD" office:value="1.73795901542893E+022">
            <text:p>$17,379,590,154,289,300,000,000.00</text:p>
          </table:table-cell>
          <table:table-cell table:formula="of:=[.J402]*(1+[.J$9])" office:value-type="currency" office:currency="USD" office:value="1.71578355375391E+025">
            <text:p>$17,157,835,537,539,100,000,000,000.00</text:p>
          </table:table-cell>
        </table:table-row>
        <table:table-row table:style-name="ro1">
          <table:table-cell/>
          <table:table-cell office:value-type="float" office:value="394">
            <text:p>394</text:p>
          </table:table-cell>
          <table:table-cell office:value-type="date" office:date-value="2020-01-01">
            <text:p>01/01/2020</text:p>
          </table:table-cell>
          <table:table-cell table:formula="of:=[.D403]*(1+[.D$9])" office:value-type="currency" office:currency="USD" office:value="2742065.19021277">
            <text:p>$2,742,065.19</text:p>
          </table:table-cell>
          <table:table-cell table:formula="of:=[.E403]*(1+[.E$9])" office:value-type="currency" office:currency="USD" office:value="5355438979.43367">
            <text:p>$5,355,438,979.43</text:p>
          </table:table-cell>
          <table:table-cell table:formula="of:=[.F403]*(1+[.F$9])" office:value-type="currency" office:currency="USD" office:value="9066082143624.82">
            <text:p>$9,066,082,143,624.82</text:p>
          </table:table-cell>
          <table:table-cell table:formula="of:=[.G403]*(1+[.G$9])" office:value-type="currency" office:currency="USD" office:value="1.33736954879201E+016">
            <text:p>$13,373,695,487,920,100.00</text:p>
          </table:table-cell>
          <table:table-cell table:formula="of:=[.H403]*(1+[.H$9])" office:value-type="currency" office:currency="USD" office:value="1.72768627695787E+019">
            <text:p>$17,276,862,769,578,700,000.00</text:p>
          </table:table-cell>
          <table:table-cell table:formula="of:=[.I403]*(1+[.I$9])" office:value-type="currency" office:currency="USD" office:value="1.96389368743469E+022">
            <text:p>$19,638,936,874,346,900,000,000.00</text:p>
          </table:table-cell>
          <table:table-cell table:formula="of:=[.J403]*(1+[.J$9])" office:value-type="currency" office:currency="USD" office:value="1.97315108681699E+025">
            <text:p>$19,731,510,868,169,900,000,000,000.00</text:p>
          </table:table-cell>
        </table:table-row>
        <table:table-row table:style-name="ro1">
          <table:table-cell/>
          <table:table-cell office:value-type="float" office:value="395">
            <text:p>395</text:p>
          </table:table-cell>
          <table:table-cell office:value-type="date" office:date-value="2021-01-01">
            <text:p>01/01/2021</text:p>
          </table:table-cell>
          <table:table-cell table:formula="of:=[.D404]*(1+[.D$9])" office:value-type="currency" office:currency="USD" office:value="2824327.14591916">
            <text:p>$2,824,327.15</text:p>
          </table:table-cell>
          <table:table-cell table:formula="of:=[.E404]*(1+[.E$9])" office:value-type="currency" office:currency="USD" office:value="5623210928.40536">
            <text:p>$5,623,210,928.41</text:p>
          </table:table-cell>
          <table:table-cell table:formula="of:=[.F404]*(1+[.F$9])" office:value-type="currency" office:currency="USD" office:value="9700707893678.56">
            <text:p>$9,700,707,893,678.56</text:p>
          </table:table-cell>
          <table:table-cell table:formula="of:=[.G404]*(1+[.G$9])" office:value-type="currency" office:currency="USD" office:value="1.45773280818329E+016">
            <text:p>$14,577,328,081,832,900.00</text:p>
          </table:table-cell>
          <table:table-cell table:formula="of:=[.H404]*(1+[.H$9])" office:value-type="currency" office:currency="USD" office:value="1.91773176742324E+019">
            <text:p>$19,177,317,674,232,400,000.00</text:p>
          </table:table-cell>
          <table:table-cell table:formula="of:=[.I404]*(1+[.I$9])" office:value-type="currency" office:currency="USD" office:value="2.2191998668012E+022">
            <text:p>$22,191,998,668,012,000,000,000.00</text:p>
          </table:table-cell>
          <table:table-cell table:formula="of:=[.J404]*(1+[.J$9])" office:value-type="currency" office:currency="USD" office:value="2.26912374983954E+025">
            <text:p>$22,691,237,498,395,400,000,000,000.00</text:p>
          </table:table-cell>
        </table:table-row>
        <table:table-row table:style-name="ro1">
          <table:table-cell/>
          <table:table-cell office:value-type="float" office:value="396">
            <text:p>396</text:p>
          </table:table-cell>
          <table:table-cell office:value-type="date" office:date-value="2022-01-01">
            <text:p>01/01/2022</text:p>
          </table:table-cell>
          <table:table-cell table:formula="of:=[.D405]*(1+[.D$9])" office:value-type="currency" office:currency="USD" office:value="2909056.96029673">
            <text:p>$2,909,056.96</text:p>
          </table:table-cell>
          <table:table-cell table:formula="of:=[.E405]*(1+[.E$9])" office:value-type="currency" office:currency="USD" office:value="5904371474.82563">
            <text:p>$5,904,371,474.83</text:p>
          </table:table-cell>
          <table:table-cell table:formula="of:=[.F405]*(1+[.F$9])" office:value-type="currency" office:currency="USD" office:value="10379757446236.1">
            <text:p>$10,379,757,446,236.10</text:p>
          </table:table-cell>
          <table:table-cell table:formula="of:=[.G405]*(1+[.G$9])" office:value-type="currency" office:currency="USD" office:value="1.58892876091979E+016">
            <text:p>$15,889,287,609,197,900.00</text:p>
          </table:table-cell>
          <table:table-cell table:formula="of:=[.H405]*(1+[.H$9])" office:value-type="currency" office:currency="USD" office:value="2.1286822618398E+019">
            <text:p>$21,286,822,618,398,000,000.00</text:p>
          </table:table-cell>
          <table:table-cell table:formula="of:=[.I405]*(1+[.I$9])" office:value-type="currency" office:currency="USD" office:value="2.50769584948535E+022">
            <text:p>$25,076,958,494,853,500,000,000.00</text:p>
          </table:table-cell>
          <table:table-cell table:formula="of:=[.J405]*(1+[.J$9])" office:value-type="currency" office:currency="USD" office:value="2.60949231231547E+025">
            <text:p>$26,094,923,123,154,700,000,000,000.00</text:p>
          </table:table-cell>
        </table:table-row>
        <table:table-row table:style-name="ro1">
          <table:table-cell/>
          <table:table-cell office:value-type="float" office:value="397">
            <text:p>397</text:p>
          </table:table-cell>
          <table:table-cell office:value-type="date" office:date-value="2023-01-01">
            <text:p>01/01/2023</text:p>
          </table:table-cell>
          <table:table-cell table:formula="of:=[.D406]*(1+[.D$9])" office:value-type="currency" office:currency="USD" office:value="2996328.66910563">
            <text:p>$2,996,328.67</text:p>
          </table:table-cell>
          <table:table-cell table:formula="of:=[.E406]*(1+[.E$9])" office:value-type="currency" office:currency="USD" office:value="6199590048.56691">
            <text:p>$6,199,590,048.57</text:p>
          </table:table-cell>
          <table:table-cell table:formula="of:=[.F406]*(1+[.F$9])" office:value-type="currency" office:currency="USD" office:value="11106340467472.6">
            <text:p>$11,106,340,467,472.60</text:p>
          </table:table-cell>
          <table:table-cell table:formula="of:=[.G406]*(1+[.G$9])" office:value-type="currency" office:currency="USD" office:value="1.73193234940257E+016">
            <text:p>$17,319,323,494,025,700.00</text:p>
          </table:table-cell>
          <table:table-cell table:formula="of:=[.H406]*(1+[.H$9])" office:value-type="currency" office:currency="USD" office:value="2.36283731064217E+019">
            <text:p>$23,628,373,106,421,700,000.00</text:p>
          </table:table-cell>
          <table:table-cell table:formula="of:=[.I406]*(1+[.I$9])" office:value-type="currency" office:currency="USD" office:value="2.83369630991845E+022">
            <text:p>$28,336,963,099,184,500,000,000.00</text:p>
          </table:table-cell>
          <table:table-cell table:formula="of:=[.J406]*(1+[.J$9])" office:value-type="currency" office:currency="USD" office:value="3.00091615916279E+025">
            <text:p>$30,009,161,591,627,900,000,000,000.00</text:p>
          </table:table-cell>
        </table:table-row>
        <table:table-row table:style-name="ro1">
          <table:table-cell/>
          <table:table-cell office:value-type="float" office:value="398">
            <text:p>398</text:p>
          </table:table-cell>
          <table:table-cell office:value-type="date" office:date-value="2024-01-01">
            <text:p>01/01/2024</text:p>
          </table:table-cell>
          <table:table-cell table:formula="of:=[.D407]*(1+[.D$9])" office:value-type="currency" office:currency="USD" office:value="3086218.5291788">
            <text:p>$3,086,218.53</text:p>
          </table:table-cell>
          <table:table-cell table:formula="of:=[.E407]*(1+[.E$9])" office:value-type="currency" office:currency="USD" office:value="6509569550.99525">
            <text:p>$6,509,569,551.00</text:p>
          </table:table-cell>
          <table:table-cell table:formula="of:=[.F407]*(1+[.F$9])" office:value-type="currency" office:currency="USD" office:value="11883784300195.7">
            <text:p>$11,883,784,300,195.70</text:p>
          </table:table-cell>
          <table:table-cell table:formula="of:=[.G407]*(1+[.G$9])" office:value-type="currency" office:currency="USD" office:value="1.8878062608488E+016">
            <text:p>$18,878,062,608,488,000.00</text:p>
          </table:table-cell>
          <table:table-cell table:formula="of:=[.H407]*(1+[.H$9])" office:value-type="currency" office:currency="USD" office:value="2.62274941481281E+019">
            <text:p>$26,227,494,148,128,100,000.00</text:p>
          </table:table-cell>
          <table:table-cell table:formula="of:=[.I407]*(1+[.I$9])" office:value-type="currency" office:currency="USD" office:value="3.20207683020785E+022">
            <text:p>$32,020,768,302,078,500,000,000.00</text:p>
          </table:table-cell>
          <table:table-cell table:formula="of:=[.J407]*(1+[.J$9])" office:value-type="currency" office:currency="USD" office:value="3.45105358303721E+025">
            <text:p>$34,510,535,830,372,100,000,000,000.00</text:p>
          </table:table-cell>
        </table:table-row>
        <table:table-row table:style-name="ro1">
          <table:table-cell/>
          <table:table-cell office:value-type="float" office:value="399">
            <text:p>399</text:p>
          </table:table-cell>
          <table:table-cell office:value-type="date" office:date-value="2025-01-01">
            <text:p>01/01/2025</text:p>
          </table:table-cell>
          <table:table-cell table:formula="of:=[.D408]*(1+[.D$9])" office:value-type="currency" office:currency="USD" office:value="3178805.08505417">
            <text:p>$3,178,805.09</text:p>
          </table:table-cell>
          <table:table-cell table:formula="of:=[.E408]*(1+[.E$9])" office:value-type="currency" office:currency="USD" office:value="6835048028.54502">
            <text:p>$6,835,048,028.55</text:p>
          </table:table-cell>
          <table:table-cell table:formula="of:=[.F408]*(1+[.F$9])" office:value-type="currency" office:currency="USD" office:value="12715649201209.4">
            <text:p>$12,715,649,201,209.40</text:p>
          </table:table-cell>
          <table:table-cell table:formula="of:=[.G408]*(1+[.G$9])" office:value-type="currency" office:currency="USD" office:value="2.05770882432519E+016">
            <text:p>$20,577,088,243,251,900.00</text:p>
          </table:table-cell>
          <table:table-cell table:formula="of:=[.H408]*(1+[.H$9])" office:value-type="currency" office:currency="USD" office:value="2.91125185044222E+019">
            <text:p>$29,112,518,504,422,200,000.00</text:p>
          </table:table-cell>
          <table:table-cell table:formula="of:=[.I408]*(1+[.I$9])" office:value-type="currency" office:currency="USD" office:value="3.61834681813487E+022">
            <text:p>$36,183,468,181,348,700,000,000.00</text:p>
          </table:table-cell>
          <table:table-cell table:formula="of:=[.J408]*(1+[.J$9])" office:value-type="currency" office:currency="USD" office:value="3.96871162049279E+025">
            <text:p>$39,687,116,204,927,900,000,000,000.00</text:p>
          </table:table-cell>
        </table:table-row>
        <table:table-row table:style-name="ro1" table:number-rows-repeated="74"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7"/>
        </table:table-row>
      </table:table>
      <table:table table:name="Retirement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7/06/2016</text:date>, <text:time>11:3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6-07-06T10:10:18.77</meta:creation-date>
    <dc:date>2016-07-06T11:38:01.09</dc:date>
    <dc:creator>RCC RCCD</dc:creator>
    <meta:editing-duration>PT1H27M49S</meta:editing-duration>
    <meta:editing-cycles>2</meta:editing-cycles>
    <meta:generator>OpenOffice/4.1.1$Win32 OpenOffice.org_project/411m6$Build-9775</meta:generator>
    <meta:document-statistic meta:table-count="3" meta:cell-count="3613" meta:object-count="0"/>
  </office:meta>
</office:document-meta>
</file>